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1.76cm"/>
    </style:style>
    <style:style style:name="co4" style:family="table-column">
      <style:table-column-properties fo:break-before="auto" style:column-width="4.364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6.461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1.231cm"/>
    </style:style>
    <style:style style:name="co9" style:family="table-column">
      <style:table-column-properties fo:break-before="auto" style:column-width="8.401cm"/>
    </style:style>
    <style:style style:name="co10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6.853cm"/>
    </style:style>
    <style:style style:name="co14" style:family="table-column">
      <style:table-column-properties fo:break-before="auto" style:column-width="1.923cm"/>
    </style:style>
    <style:style style:name="co15" style:family="table-column">
      <style:table-column-properties fo:break-before="auto" style:column-width="3.627cm"/>
    </style:style>
    <style:style style:name="co16" style:family="table-column">
      <style:table-column-properties fo:break-before="auto" style:column-width="2.713cm"/>
    </style:style>
    <style:style style:name="co17" style:family="table-column">
      <style:table-column-properties fo:break-before="auto" style:column-width="5.93cm"/>
    </style:style>
    <style:style style:name="co18" style:family="table-column">
      <style:table-column-properties fo:break-before="auto" style:column-width="3.748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542cm" fo:break-before="auto" style:use-optimal-row-height="false"/>
    </style:style>
    <style:style style:name="ro4" style:family="table-row">
      <style:table-row-properties style:row-height="0.524cm" fo:break-before="auto" style:use-optimal-row-height="false"/>
    </style:style>
    <style:style style:name="ro5" style:family="table-row">
      <style:table-row-properties style:row-height="0.593cm" fo:break-before="auto" style:use-optimal-row-height="false"/>
    </style:style>
    <style:style style:name="ro6" style:family="table-row">
      <style:table-row-properties style:row-height="0.683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76cm" fo:break-before="auto" style:use-optimal-row-height="false"/>
    </style:style>
    <style:style style:name="ro9" style:family="table-row">
      <style:table-row-properties style:row-height="0.683cm" fo:break-before="page" style:use-optimal-row-height="false"/>
    </style:style>
    <style:style style:name="ro10" style:family="table-row">
      <style:table-row-properties style:row-height="0.748cm" fo:break-before="auto" style:use-optimal-row-height="false"/>
    </style:style>
    <style:style style:name="ro11" style:family="table-row">
      <style:table-row-properties style:row-height="0.721cm" fo:break-before="auto" style:use-optimal-row-height="false"/>
    </style:style>
    <style:style style:name="ro12" style:family="table-row">
      <style:table-row-properties style:row-height="0.697cm" fo:break-before="auto" style:use-optimal-row-height="false"/>
    </style:style>
    <style:style style:name="ro13" style:family="table-row">
      <style:table-row-properties style:row-height="0.67cm" fo:break-before="auto" style:use-optimal-row-height="false"/>
    </style:style>
    <style:style style:name="ro14" style:family="table-row">
      <style:table-row-properties style:row-height="0.619cm" fo:break-before="auto" style:use-optimal-row-height="false"/>
    </style:style>
    <style:style style:name="ro15" style:family="table-row">
      <style:table-row-properties style:row-height="0.644cm" fo:break-before="auto" style:use-optimal-row-height="false"/>
    </style:style>
    <style:style style:name="ro16" style:family="table-row">
      <style:table-row-properties style:row-height="0.877cm" fo:break-before="auto" style:use-optimal-row-height="false"/>
    </style:style>
    <style:style style:name="ta1" style:family="table" style:master-page-name="PageStyle_5f_Lista_5f_contatos">
      <style:table-properties table:display="true" style:writing-mode="lr-tb"/>
    </style:style>
    <style:style style:name="ta2" style:family="table" style:master-page-name="PageStyle_5f_Desligad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Normal_5f_Lista_5f_telefones_5f_RH_5f_Ko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Normal_5f_Lista_5f_telefones_5f_RH_5f_Ko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13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Lista_5f_telefones_5f_RH_5f_Ko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8" style:family="table-cell" style:parent-style-name="Normal_5f_Lista_5f_telefones_5f_RH_5f_Ko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4" style:family="table-cell" style:parent-style-name="Normal_5f_Lista_5f_telefones_5f_RH_5f_Ko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5" style:family="table-cell" style:parent-style-name="Normal_5f_Lista_5f_telefones_5f_RH_5f_Kot">
      <style:table-cell-properties fo:padding="0.071cm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Normal_5f_Lista_5f_telefones_5f_RH_5f_Kot">
      <style:table-cell-properties style:glyph-orientation-vertical="0" fo:background-color="#00d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5" style:family="table-cell" style:parent-style-name="Default">
      <style:table-cell-properties fo:background-color="#ffffff"/>
    </style:style>
    <style:style style:name="ce156" style:family="table-cell" style:parent-style-name="Normal_5f_Lista_5f_telefones_5f_RH_5f_Kot">
      <style:table-cell-properties style:glyph-orientation-vertical="0" fo:background-color="#00cc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3" style:family="table-cell" style:parent-style-name="Normal_5f_Lista_5f_telefones_5f_RH_5f_Ko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3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Lista_5f_telefones_5f_RH_5f_Ko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Lista_5f_telefones_5f_RH_5f_Kot">
      <style:table-cell-properties fo:border="0.06pt solid #000000"/>
      <style:text-properties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Normal_5f_Lista_5f_telefones_5f_RH_5f_Kot">
      <style:table-cell-properties fo:background-color="#ffffff" fo:border="0.06pt solid #000000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transparent"/>
    </style:style>
    <style:style style:name="ce228" style:family="table-cell" style:parent-style-name="Normal_5f_Lista_5f_telefones_5f_RH_5f_Ko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2" style:family="table-cell" style:parent-style-name="Normal_5f_Lista_5f_telefones_5f_RH_5f_Ko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value-type" style:repeat-content="false" fo:wrap-option="no-wrap" fo:border="0.9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5" style:family="table-cell" style:parent-style-name="Hyperlink_5f_Lista_5f_telefones_5f_RH_5f_Ko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background-color="#ffffff" fo:wrap-option="wrap" fo:border="0.06pt solid #000000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Normal_5f_Lista_5f_telefones_5f_RH_5f_Ko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31" style:family="table-cell" style:parent-style-name="Normal_5f_Lista_5f_telefones_5f_RH_5f_Ko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33" style:family="table-cell" style:parent-style-name="Normal_5f_Lista_5f_telefones_5f_RH_5f_Ko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border="0.31pt solid #000000" fo:padding="0.071cm" style:rotation-align="none"/>
      <style:paragraph-properties fo:text-align="center" fo:margin-left="0cm"/>
      <style:text-properties fo:font-size="10.5pt" style:font-size-asian="10.5pt" style:font-size-complex="10.5pt"/>
    </style:style>
    <style:style style:name="ce355" style:family="table-cell" style:parent-style-name="Normal_5f_Lista_5f_telefones_5f_RH_5f_Ko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Normal_5f_Lista_5f_telefones_5f_RH_5f_Ko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Normal_5f_Lista_5f_telefones_5f_RH_5f_Kot">
      <style:table-cell-properties style:glyph-orientation-vertical="0" fo:background-color="#00d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font-name="Arial" fo:font-size="10.5pt" style:font-size-asian="10.5pt" style:font-size-complex="10.5pt"/>
    </style:style>
    <style:style style:name="ce39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4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value-type" style:repeat-content="false" fo:wrap-option="no-wrap" fo:border="0.9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41" style:family="table-cell" style:parent-style-name="Normal_5f_Lista_5f_telefones_5f_RH_5f_Kot">
      <style:table-cell-properties fo:padding="0.071cm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429" style:family="table-cell" style:parent-style-name="Normal_5f_Lista_5f_telefones_5f_RH_5f_Ko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Normal_5f_Lista_5f_telefones_5f_RH_5f_Ko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Normal_5f_Lista_5f_telefones_5f_RH_5f_Ko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Lista_5f_telefones_5f_RH_5f_Ko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Normal_5f_Lista_5f_telefones_5f_RH_5f_Ko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52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3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Normal_5f_Lista_5f_telefones_5f_RH_5f_Ko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Normal_5f_Lista_5f_telefones_5f_RH_5f_Kot" style:data-style-name="N127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Normal_5f_Lista_5f_telefones_5f_RH_5f_Ko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9" style:family="table-cell" style:parent-style-name="Normal_5f_Lista_5f_telefones_5f_RH_5f_Ko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" style:family="table-cell" style:parent-style-name="Normal_5f_Lista_5f_telefones_5f_RH_5f_Kot">
      <style:table-cell-properties fo:border="0.06pt solid #000000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72" style:family="table-cell" style:parent-style-name="Normal_5f_Lista_5f_telefones_5f_RH_5f_Kot">
      <style:table-cell-properties style:text-align-source="fix" style:repeat-content="false" fo:border="0.06pt solid #000000"/>
      <style:paragraph-properties fo:text-align="start" fo:margin-left="0cm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7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" style:family="table-cell" style:parent-style-name="Excel_5f_BuiltIn_5f_Hyperlink">
      <style:table-cell-properties fo:background-color="#ffffff" fo:wrap-option="wrap" fo:border="0.06pt solid #000000"/>
      <style:text-properties fo:color="#000000" style:font-name="Arial" fo:font-size="12pt" fo:language="pt" fo:country="BR" style:text-underline-style="none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7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" style:family="table-cell" style:parent-style-name="Hyperlink_5f_Lista_5f_telefones_5f_RH_5f_Ko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5f_BuiltIn_5f_Hyperlink">
      <style:table-cell-properties fo:background-color="#ffffff" fo:wrap-option="wrap" fo:border="0.06pt solid #000000"/>
      <style:text-properties style:font-name="Arial" fo:font-size="12pt" fo:language="pt" fo:country="BR" style:text-underline-style="none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80" style:family="table-cell" style:parent-style-name="Excel_5f_BuiltIn_5f_Hyperlink">
      <style:table-cell-properties fo:wrap-option="wrap" fo:border="0.06pt solid #000000"/>
      <style:text-properties style:font-name="Arial" fo:font-size="12pt" fo:language="pt" fo:country="BR" style:text-underline-style="none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81" style:family="table-cell" style:parent-style-name="Normal_5f_Lista_5f_telefones_5f_RH_5f_Kot">
      <style:table-cell-properties fo:background-color="#ffffff" style:text-align-source="fix" style:repeat-content="false" fo:border="0.06pt solid #000000"/>
      <style:paragraph-properties fo:text-align="start" fo:margin-left="0cm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Excel_5f_BuiltIn_5f_Hyperlink">
      <style:table-cell-properties fo:wrap-option="wrap" fo:border="0.06pt solid #000000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83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" style:family="table-cell" style:parent-style-name="Normal_5f_Lista_5f_telefones_5f_RH_5f_Kot">
      <style:table-cell-properties fo:background-color="#ffffff" fo:border="0.06pt solid #000000"/>
      <style:text-properties style:font-name="Arial" fo:font-size="12pt" fo:language="pt" fo:country="BR" style:text-underline-style="none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0" style:family="table-cell" style:parent-style-name="Normal_5f_Lista_5f_telefones_5f_RH_5f_Ko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3" style:family="table-cell" style:parent-style-name="Normal_5f_Lista_5f_telefones_5f_RH_5f_Ko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4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Normal_5f_Lista_5f_telefones_5f_RH_5f_Kot">
      <style:table-cell-properties fo:background-color="#ffffff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Lista_5f_telefones_5f_RH_5f_Kot">
      <style:table-cell-properties style:glyph-orientation-vertical="0" fo:border-bottom="0.31pt solid #000000" fo:background-color="#969696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4" style:family="table-cell" style:parent-style-name="Normal_5f_Lista_5f_telefones_5f_RH_5f_Ko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Normal_5f_Lista_5f_telefones_5f_RH_5f_Ko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Normal_5f_Lista_5f_telefones_5f_RH_5f_Ko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Normal_5f_Lista_5f_telefones_5f_RH_5f_Ko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Excel_5f_BuiltIn_5f_Hyperlink">
      <style:table-cell-properties fo:wrap-option="wrap" fo:border="0.06pt solid #000000"/>
      <style:text-properties style:font-name="Arial"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Normal_5f_Lista_5f_telefones_5f_RH_5f_Ko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8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0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1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2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4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7" style:family="table-cell" style:parent-style-name="Normal_5f_Lista_5f_telefones_5f_RH_5f_Ko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450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1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3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5" style:family="table-cell" style:parent-style-name="Normal_5f_Lista_5f_telefones_5f_RH_5f_Ko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7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9" style:family="table-cell" style:parent-style-name="Normal_5f_Lista_5f_telefones_5f_RH_5f_Ko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0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1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3" style:family="table-cell" style:parent-style-name="Normal_5f_Lista_5f_telefones_5f_RH_5f_Ko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6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7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8" style:family="table-cell" style:parent-style-name="Normal_5f_Lista_5f_telefones_5f_RH_5f_Ko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1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3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4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5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6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8" style:family="table-cell" style:parent-style-name="Normal_5f_Lista_5f_telefones_5f_RH_5f_Ko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9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481" style:family="table-cell" style:parent-style-name="Normal_5f_Lista_5f_telefones_5f_RH_5f_Ko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2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4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5" style:family="table-cell" style:parent-style-name="Normal_5f_Lista_5f_telefones_5f_RH_5f_Kot">
      <style:table-cell-properties fo:border="0.06pt solid #000000"/>
      <style:text-properties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8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9" style:family="table-cell" style:parent-style-name="Normal_5f_Lista_5f_telefones_5f_RH_5f_Kot">
      <style:table-cell-properties fo:background-color="#ffffff" fo:border="0.06pt solid #000000"/>
      <style:text-properties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90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1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3" style:family="table-cell" style:parent-style-name="Default">
      <style:table-cell-properties style:diagonal-bl-tr="none" style:diagonal-tl-br="none" fo:background-color="transparent" fo:border="0.31pt solid #000000" fo:padding="0.071cm" style:rotation-align="none"/>
      <style:text-properties fo:font-size="9pt" style:font-size-asian="9pt" style:font-size-complex="9pt"/>
    </style:style>
    <style:style style:name="ce494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font-size="9pt" style:font-size-asian="9pt" style:font-size-complex="9pt"/>
    </style:style>
    <style:style style:name="ce495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font-size="9pt" style:font-size-asian="9pt" style:font-size-complex="9pt"/>
    </style:style>
    <style:style style:name="ce496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font-name="Arial" fo:font-size="9pt" style:font-size-asian="9pt" style:font-size-complex="9pt"/>
    </style:style>
    <style:style style:name="ce498" style:family="table-cell" style:parent-style-name="Normal_5f_Lista_5f_telefones_5f_RH_5f_Ko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0" style:family="table-cell" style:parent-style-name="Normal_5f_Lista_5f_telefones_5f_RH_5f_Kot" style:data-style-name="N12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1" style:family="table-cell" style:parent-style-name="Normal_5f_Lista_5f_telefones_5f_RH_5f_Kot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2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3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5" style:family="table-cell" style:parent-style-name="Normal_5f_Lista_5f_telefones_5f_RH_5f_Ko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7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8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9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0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1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2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3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4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5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7" style:family="table-cell" style:parent-style-name="Normal_5f_Lista_5f_telefones_5f_RH_5f_Ko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9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0" style:family="table-cell" style:parent-style-name="Normal_5f_Lista_5f_telefones_5f_RH_5f_Kot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3" style:family="table-cell" style:parent-style-name="Normal_5f_Lista_5f_telefones_5f_RH_5f_Kot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5" style:family="table-cell" style:parent-style-name="Normal_5f_Lista_5f_telefones_5f_RH_5f_Kot">
      <style:table-cell-properties style:text-align-source="fix" style:repeat-content="false" fo:border="0.06pt solid #000000"/>
      <style:paragraph-properties fo:text-align="center" fo:margin-left="0cm"/>
      <style:text-properties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Normal_5f_Lista_5f_telefones_5f_RH_5f_Ko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9" style:family="table-cell" style:parent-style-name="Normal_5f_Lista_5f_telefones_5f_RH_5f_Kot" style:data-style-name="N127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0" style:family="table-cell" style:parent-style-name="Normal_5f_Lista_5f_telefones_5f_RH_5f_Ko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31" style:family="table-cell" style:parent-style-name="Normal_5f_Lista_5f_telefones_5f_RH_5f_Kot">
      <style:table-cell-properties style:text-align-source="fix" style:repeat-content="false"/>
      <style:paragraph-properties fo:text-align="center" fo:margin-left="0cm"/>
      <style:text-properties style:font-name="Arial"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32" style:family="table-cell" style:parent-style-name="Normal_5f_Lista_5f_telefones_5f_RH_5f_Ko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4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9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0" style:family="table-cell" style:parent-style-name="Normal_5f_Lista_5f_telefones_5f_RH_5f_Ko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1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2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3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4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5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6" style:family="table-cell" style:parent-style-name="Normal_5f_Lista_5f_telefones_5f_RH_5f_Ko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8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1" style:family="table-cell" style:parent-style-name="Normal_5f_Lista_5f_telefones_5f_RH_5f_Kot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52" style:family="table-cell" style:parent-style-name="Hyperlink_5f_Lista_5f_telefones_5f_RH_5f_Ko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4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5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7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8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9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62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56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6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9" style:family="table-cell" style:parent-style-name="Excel_5f_BuiltIn_5f_Hyperlink">
      <style:table-cell-properties fo:wrap-option="wrap" fo:border="0.06pt solid #000000"/>
      <style:text-properties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70" style:family="table-cell" style:parent-style-name="Excel_5f_BuiltIn_5f_Hyperlink">
      <style:table-cell-properties fo:wrap-option="wrap"/>
      <style:text-properties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71" style:family="table-cell" style:parent-style-name="Excel_5f_BuiltIn_5f_Hyperlink">
      <style:table-cell-properties fo:wrap-option="wrap" fo:border="0.06pt solid #000000"/>
      <style:text-properties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7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4" style:family="table-cell" style:parent-style-name="Excel_5f_BuiltIn_5f_Hyperlink">
      <style:table-cell-properties fo:wrap-option="wrap" fo:border="0.06pt solid #000000"/>
      <style:text-properties fo:color="#000000"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7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7" style:family="table-cell" style:parent-style-name="Excel_5f_BuiltIn_5f_Hyperlink">
      <style:table-cell-properties fo:background-color="#ffffff" fo:wrap-option="wrap" fo:border="0.06pt solid #000000"/>
      <style:text-properties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79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2" style:family="table-cell" style:parent-style-name="Excel_5f_BuiltIn_5f_Hyperlink">
      <style:table-cell-properties fo:background-color="#ffffff" fo:wrap-option="wrap" fo:border="0.06pt solid #000000"/>
      <style:text-properties fo:color="#000000"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83" style:family="table-cell" style:parent-style-name="Normal_5f_Lista_5f_telefones_5f_RH_5f_Ko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84" style:family="table-cell" style:parent-style-name="Excel_5f_BuiltIn_5f_Hyperlink">
      <style:table-cell-properties fo:wrap-option="wrap" fo:border="0.06pt solid #000000"/>
      <style:text-properties style:font-name="Arial"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85" style:family="table-cell" style:parent-style-name="Excel_5f_BuiltIn_5f_Hyperlink">
      <style:table-cell-properties style:text-align-source="fix" style:repeat-content="false" fo:wrap-option="wrap" fo:border="0.06pt solid #000000"/>
      <style:paragraph-properties fo:text-align="start" fo:margin-left="0cm"/>
      <style:text-properties style:font-name="Arial"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86" style:family="table-cell" style:parent-style-name="Normal_5f_Lista_5f_telefones_5f_RH_5f_Kot">
      <style:table-cell-properties fo:background-color="#969696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Normal_5f_Lista_5f_telefones_5f_RH_5f_Ko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Normal_5f_Lista_5f_telefones_5f_RH_5f_Kot" style:data-style-name="N33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9" style:family="table-cell" style:parent-style-name="Normal_5f_Lista_5f_telefones_5f_RH_5f_Kot" style:data-style-name="N3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0" style:family="table-cell" style:parent-style-name="Normal_5f_Lista_5f_telefones_5f_RH_5f_Ko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Normal_5f_Lista_5f_telefones_5f_RH_5f_Ko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2" style:family="table-cell" style:parent-style-name="Normal_5f_Lista_5f_telefones_5f_RH_5f_Kot" style:data-style-name="N33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3" style:family="table-cell" style:parent-style-name="Normal_5f_Lista_5f_telefones_5f_RH_5f_Kot" style:data-style-name="N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4" style:family="table-cell" style:parent-style-name="Normal_5f_Lista_5f_telefones_5f_RH_5f_Kot" style:data-style-name="N3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5" style:family="table-cell" style:parent-style-name="Normal_5f_Lista_5f_telefones_5f_RH_5f_Ko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6" style:family="table-cell" style:parent-style-name="Normal_5f_Lista_5f_telefones_5f_RH_5f_Kot" style:data-style-name="N3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7" style:family="table-cell" style:parent-style-name="Normal_5f_Lista_5f_telefones_5f_RH_5f_Kot" style:data-style-name="N3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8" style:family="table-cell" style:parent-style-name="Normal_5f_Lista_5f_telefones_5f_RH_5f_Kot" style:data-style-name="N3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9" style:family="table-cell" style:parent-style-name="Normal_5f_Lista_5f_telefones_5f_RH_5f_Kot" style:data-style-name="N3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0" style:family="table-cell" style:parent-style-name="Normal_5f_Lista_5f_telefones_5f_RH_5f_Ko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1" style:family="table-cell" style:parent-style-name="Normal_5f_Lista_5f_telefones_5f_RH_5f_Ko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2" style:family="table-cell" style:parent-style-name="Normal_5f_Lista_5f_telefones_5f_RH_5f_Kot" style:data-style-name="N3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3" style:family="table-cell" style:parent-style-name="Normal_5f_Lista_5f_telefones_5f_RH_5f_Ko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4" style:family="table-cell" style:parent-style-name="Normal_5f_Lista_5f_telefones_5f_RH_5f_Ko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5" style:family="table-cell" style:parent-style-name="Normal_5f_Lista_5f_telefones_5f_RH_5f_Ko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6" style:family="table-cell" style:parent-style-name="Normal_5f_Lista_5f_telefones_5f_RH_5f_Kot">
      <style:table-cell-properties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7" style:family="table-cell" style:parent-style-name="Normal_5f_Lista_5f_telefones_5f_RH_5f_Ko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8" style:family="table-cell" style:parent-style-name="Normal_5f_Lista_5f_telefones_5f_RH_5f_Ko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9" style:family="table-cell" style:parent-style-name="Normal_5f_Lista_5f_telefones_5f_RH_5f_Ko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0" style:family="table-cell" style:parent-style-name="Normal_5f_Lista_5f_telefones_5f_RH_5f_Ko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1" style:family="table-cell" style:parent-style-name="Default">
      <style:text-properties fo:font-size="9pt" style:font-size-asian="9pt" style:font-size-complex="9pt"/>
    </style:style>
    <style:style style:name="ce612" style:family="table-cell" style:parent-style-name="Normal_5f_Lista_5f_telefones_5f_RH_5f_Ko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Normal_5f_Lista_5f_telefones_5f_RH_5f_Ko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7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8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Normal_5f_Lista_5f_telefones_5f_RH_5f_Ko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21" style:family="table-cell" style:parent-style-name="Normal_5f_Lista_5f_telefones_5f_RH_5f_Ko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2" style:family="table-cell" style:parent-style-name="Normal_5f_Lista_5f_telefones_5f_RH_5f_Ko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3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4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5" style:family="table-cell" style:parent-style-name="Normal_5f_Lista_5f_telefones_5f_RH_5f_Kot">
      <style:table-cell-properties style:glyph-orientation-vertical="0" fo:background-color="#00d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6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7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8" style:family="table-cell" style:parent-style-name="Normal_5f_Lista_5f_telefones_5f_RH_5f_Kot">
      <style:table-cell-properties fo:background-color="#ffffff" fo:border="0.06pt solid #000000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0" style:family="table-cell" style:parent-style-name="Default">
      <style:table-cell-properties fo:background-color="#ffffff" fo:wrap-option="wrap" fo:border="0.06pt solid #000000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value-type" style:repeat-content="false" fo:wrap-option="no-wrap" fo:border="0.9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2" style:family="table-cell" style:parent-style-name="Normal_5f_Lista_5f_telefones_5f_RH_5f_Ko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334" style:family="table-cell" style:parent-style-name="Normal_5f_Lista_5f_telefones_5f_RH_5f_Ko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335" style:family="table-cell" style:parent-style-name="Normal_5f_Lista_5f_telefones_5f_RH_5f_Ko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336" style:family="table-cell" style:parent-style-name="Default">
      <style:table-cell-properties fo:background-color="#ffffff" style:diagonal-bl-tr="none" style:diagonal-tl-br="none" style:text-align-source="fix" style:repeat-content="false" fo:border="0.31pt solid #000000" fo:padding="0.071cm" style:rotation-align="none"/>
      <style:paragraph-properties fo:text-align="center" fo:margin-left="0cm"/>
      <style:text-properties fo:font-size="10.5pt" style:font-size-asian="10.5pt" style:font-size-complex="10.5pt"/>
    </style:style>
    <style:style style:name="ce337" style:family="table-cell" style:parent-style-name="Normal_5f_Lista_5f_telefones_5f_RH_5f_Kot">
      <style:table-cell-properties style:glyph-orientation-vertical="0" fo:background-color="#00d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338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font-name="Arial" fo:font-size="10.5pt" style:font-size-asian="10.5pt" style:font-size-complex="10.5pt"/>
    </style:style>
    <style:style style:name="ce339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340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value-type" style:repeat-content="false" fo:wrap-option="no-wrap" fo:border="0.9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341" style:family="table-cell" style:parent-style-name="Normal_5f_Lista_5f_telefones_5f_RH_5f_Kot">
      <style:table-cell-properties fo:padding="0.071cm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342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3" style:family="table-cell" style:parent-style-name="Normal_5f_Lista_5f_telefones_5f_RH_5f_Ko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4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5" style:family="table-cell" style:parent-style-name="Normal_5f_Lista_5f_telefones_5f_RH_5f_Ko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46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7" style:family="table-cell" style:parent-style-name="Normal_5f_Lista_5f_telefones_5f_RH_5f_Ko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Normal_5f_Lista_5f_telefones_5f_RH_5f_Kot" style:data-style-name="N127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2" style:family="table-cell" style:parent-style-name="Normal_5f_Lista_5f_telefones_5f_RH_5f_Ko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3" style:family="table-cell" style:parent-style-name="Normal_5f_Lista_5f_telefones_5f_RH_5f_Ko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4" style:family="table-cell" style:parent-style-name="Normal_5f_Lista_5f_telefones_5f_RH_5f_Ko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6" style:family="table-cell" style:parent-style-name="Hyperlink_5f_Lista_5f_telefones_5f_RH_5f_Ko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9" style:family="table-cell" style:parent-style-name="Hyperlink_5f_Lista_5f_telefones_5f_RH_5f_Ko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0" style:family="table-cell" style:parent-style-name="Normal_5f_Lista_5f_telefones_5f_RH_5f_Kot">
      <style:table-cell-properties fo:border="0.06pt solid #000000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61" style:family="table-cell" style:parent-style-name="Normal_5f_Lista_5f_telefones_5f_RH_5f_Kot">
      <style:table-cell-properties style:text-align-source="fix" style:repeat-content="false" fo:border="0.06pt solid #000000"/>
      <style:paragraph-properties fo:text-align="start" fo:margin-left="0cm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6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3" style:family="table-cell" style:parent-style-name="Excel_5f_BuiltIn_5f_Hyperlink">
      <style:table-cell-properties fo:background-color="#ffffff" fo:wrap-option="wrap" fo:border="0.06pt solid #000000"/>
      <style:text-properties fo:color="#000000" style:font-name="Arial" fo:font-size="12pt" fo:language="pt" fo:country="BR" style:text-underline-style="none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6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5" style:family="table-cell" style:parent-style-name="Excel_5f_BuiltIn_5f_Hyperlink">
      <style:table-cell-properties fo:background-color="#ffffff" fo:wrap-option="wrap" fo:border="0.06pt solid #000000"/>
      <style:text-properties style:font-name="Arial" fo:font-size="12pt" fo:language="pt" fo:country="BR" style:text-underline-style="none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66" style:family="table-cell" style:parent-style-name="Excel_5f_BuiltIn_5f_Hyperlink">
      <style:table-cell-properties fo:wrap-option="wrap" fo:border="0.06pt solid #000000"/>
      <style:text-properties style:font-name="Arial" fo:font-size="12pt" fo:language="pt" fo:country="BR" style:text-underline-style="none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67" style:family="table-cell" style:parent-style-name="Normal_5f_Lista_5f_telefones_5f_RH_5f_Kot">
      <style:table-cell-properties fo:background-color="#ffffff" style:text-align-source="fix" style:repeat-content="false" fo:border="0.06pt solid #000000"/>
      <style:paragraph-properties fo:text-align="start" fo:margin-left="0cm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68" style:family="table-cell" style:parent-style-name="Excel_5f_BuiltIn_5f_Hyperlink">
      <style:table-cell-properties fo:wrap-option="wrap" fo:border="0.06pt solid #000000"/>
      <style:text-properties style:font-name="Arial"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69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0" style:family="table-cell" style:parent-style-name="Normal_5f_Lista_5f_telefones_5f_RH_5f_Kot">
      <style:table-cell-properties fo:background-color="#ffffff" fo:border="0.06pt solid #000000"/>
      <style:text-properties style:font-name="Arial" fo:font-size="12pt" fo:language="pt" fo:country="BR" style:text-underline-style="none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71" style:family="table-cell" style:parent-style-name="Normal_5f_Lista_5f_telefones_5f_RH_5f_Ko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2" style:family="table-cell" style:parent-style-name="Normal_5f_Lista_5f_telefones_5f_RH_5f_Kot">
      <style:table-cell-properties fo:padding="0.071cm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3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4" style:family="table-cell" style:parent-style-name="Normal_5f_Lista_5f_telefones_5f_RH_5f_Ko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5" style:family="table-cell" style:parent-style-name="Normal_5f_Lista_5f_telefones_5f_RH_5f_Ko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6" style:family="table-cell" style:parent-style-name="Normal_5f_Lista_5f_telefones_5f_RH_5f_Ko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7" style:family="table-cell" style:parent-style-name="Normal_5f_Lista_5f_telefones_5f_RH_5f_Kot">
      <style:table-cell-properties fo:background-color="#ffffff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Normal_5f_Lista_5f_telefones_5f_RH_5f_Ko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Normal_5f_Lista_5f_telefones_5f_RH_5f_Ko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Normal_5f_Lista_5f_telefones_5f_RH_5f_Kot">
      <style:table-cell-properties style:glyph-orientation-vertical="0" fo:background-color="#00cc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1" style:family="table-cell" style:parent-style-name="Normal_5f_Lista_5f_telefones_5f_RH_5f_Ko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5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Normal_5f_Lista_5f_telefones_5f_RH_5f_Ko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Normal_5f_Lista_5f_telefones_5f_RH_5f_Kot">
      <style:table-cell-properties fo:border="0.06pt solid #000000"/>
      <style:text-properties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389" style:family="table-cell" style:parent-style-name="Normal_5f_Lista_5f_telefones_5f_RH_5f_Ko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Normal_5f_Lista_5f_telefones_5f_RH_5f_Ko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ackground-color="transparent"/>
    </style:style>
    <style:style style:name="ce392" style:family="table-cell" style:parent-style-name="Default">
      <style:table-cell-properties fo:background-color="#ffffff"/>
    </style:style>
    <style:style style:name="ce393" style:family="table-cell" style:parent-style-name="Normal_5f_Lista_5f_telefones_5f_RH_5f_Ko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Normal_5f_Lista_5f_telefones_5f_RH_5f_Ko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9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0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1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2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3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4" style:family="table-cell" style:parent-style-name="Normal_5f_Lista_5f_telefones_5f_RH_5f_Ko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406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7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8" style:family="table-cell" style:parent-style-name="Normal_5f_Lista_5f_telefones_5f_RH_5f_Ko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9" style:family="table-cell" style:parent-style-name="Normal_5f_Lista_5f_telefones_5f_RH_5f_Kot">
      <style:table-cell-properties style:glyph-orientation-vertical="0" fo:border-bottom="0.31pt solid #000000" fo:background-color="#969696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0" style:family="table-cell" style:parent-style-name="Normal_5f_Lista_5f_telefones_5f_RH_5f_Ko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1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2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3" style:family="table-cell" style:parent-style-name="Normal_5f_Lista_5f_telefones_5f_RH_5f_Ko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4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5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6" style:family="table-cell" style:parent-style-name="Normal_5f_Lista_5f_telefones_5f_RH_5f_Ko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7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8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9" style:family="table-cell" style:parent-style-name="Normal_5f_Lista_5f_telefones_5f_RH_5f_Ko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0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1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2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3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4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5" style:family="table-cell" style:parent-style-name="Normal_5f_Lista_5f_telefones_5f_RH_5f_Ko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6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428" style:family="table-cell" style:parent-style-name="Normal_5f_Lista_5f_telefones_5f_RH_5f_Ko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1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9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3" style:family="table-cell" style:parent-style-name="Normal_5f_Lista_5f_telefones_5f_RH_5f_Kot">
      <style:table-cell-properties fo:border="0.06pt solid #000000"/>
      <style:text-properties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6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9" style:family="table-cell" style:parent-style-name="Normal_5f_Lista_5f_telefones_5f_RH_5f_Kot">
      <style:table-cell-properties fo:background-color="#ffffff" fo:border="0.06pt solid #000000"/>
      <style:text-properties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52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4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8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2" style:family="table-cell" style:parent-style-name="Default">
      <style:table-cell-properties style:diagonal-bl-tr="none" style:diagonal-tl-br="none" fo:background-color="transparent" fo:border="0.31pt solid #000000" fo:padding="0.071cm" style:rotation-align="none"/>
      <style:text-properties fo:font-size="9pt" style:font-size-asian="9pt" style:font-size-complex="9pt"/>
    </style:style>
    <style:style style:name="ce464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font-size="9pt" style:font-size-asian="9pt" style:font-size-complex="9pt"/>
    </style:style>
    <style:style style:name="ce465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font-size="9pt" style:font-size-asian="9pt" style:font-size-complex="9pt"/>
    </style:style>
    <style:style style:name="ce469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font-name="Arial" fo:font-size="9pt" style:font-size-asian="9pt" style:font-size-complex="9pt"/>
    </style:style>
    <style:style style:name="ce470" style:family="table-cell" style:parent-style-name="Normal_5f_Lista_5f_telefones_5f_RH_5f_Ko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2" style:family="table-cell" style:parent-style-name="Normal_5f_Lista_5f_telefones_5f_RH_5f_Ko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7" style:family="table-cell" style:parent-style-name="Normal_5f_Lista_5f_telefones_5f_RH_5f_Ko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7" style:family="table-cell" style:parent-style-name="Normal_5f_Lista_5f_telefones_5f_RH_5f_Kot" style:data-style-name="N12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2" style:family="table-cell" style:parent-style-name="Normal_5f_Lista_5f_telefones_5f_RH_5f_Kot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7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9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4" style:family="table-cell" style:parent-style-name="Normal_5f_Lista_5f_telefones_5f_RH_5f_Ko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6" style:family="table-cell" style:parent-style-name="Normal_5f_Lista_5f_telefones_5f_RH_5f_Ko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6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5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6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7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8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0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4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5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6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8" style:family="table-cell" style:parent-style-name="Normal_5f_Lista_5f_telefones_5f_RH_5f_Ko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4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5" style:family="table-cell" style:parent-style-name="Normal_5f_Lista_5f_telefones_5f_RH_5f_Kot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8" style:family="table-cell" style:parent-style-name="Normal_5f_Lista_5f_telefones_5f_RH_5f_Kot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0" style:family="table-cell" style:parent-style-name="Normal_5f_Lista_5f_telefones_5f_RH_5f_Kot">
      <style:table-cell-properties style:text-align-source="fix" style:repeat-content="false" fo:border="0.06pt solid #000000"/>
      <style:paragraph-properties fo:text-align="center" fo:margin-left="0cm"/>
      <style:text-properties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Normal_5f_Lista_5f_telefones_5f_RH_5f_Ko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4" style:family="table-cell" style:parent-style-name="Normal_5f_Lista_5f_telefones_5f_RH_5f_Kot" style:data-style-name="N127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5" style:family="table-cell" style:parent-style-name="Normal_5f_Lista_5f_telefones_5f_RH_5f_Ko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26" style:family="table-cell" style:parent-style-name="Normal_5f_Lista_5f_telefones_5f_RH_5f_Kot">
      <style:table-cell-properties style:text-align-source="fix" style:repeat-content="false"/>
      <style:paragraph-properties fo:text-align="center" fo:margin-left="0cm"/>
      <style:text-properties style:font-name="Arial"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27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8" style:family="table-cell" style:parent-style-name="Normal_5f_Lista_5f_telefones_5f_RH_5f_Ko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9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0" style:family="table-cell" style:parent-style-name="Normal_5f_Lista_5f_telefones_5f_RH_5f_Ko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1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2" style:family="table-cell" style:parent-style-name="Normal_5f_Lista_5f_telefones_5f_RH_5f_Ko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3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4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5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6" style:family="table-cell" style:parent-style-name="Normal_5f_Lista_5f_telefones_5f_RH_5f_Ko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7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8" style:family="table-cell" style:parent-style-name="Normal_5f_Lista_5f_telefones_5f_RH_5f_Ko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9" style:family="table-cell" style:parent-style-name="Normal_5f_Lista_5f_telefones_5f_RH_5f_Ko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0" style:family="table-cell" style:parent-style-name="Normal_5f_Lista_5f_telefones_5f_RH_5f_Ko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1" style:family="table-cell" style:parent-style-name="Normal_5f_Lista_5f_telefones_5f_RH_5f_Ko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2" style:family="table-cell" style:parent-style-name="Normal_5f_Lista_5f_telefones_5f_RH_5f_Kot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43" style:family="table-cell" style:parent-style-name="Hyperlink_5f_Lista_5f_telefones_5f_RH_5f_Ko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5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8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9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0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53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65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5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7" style:family="table-cell" style:parent-style-name="Excel_5f_BuiltIn_5f_Hyperlink">
      <style:table-cell-properties fo:wrap-option="wrap" fo:border="0.06pt solid #000000"/>
      <style:text-properties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58" style:family="table-cell" style:parent-style-name="Excel_5f_BuiltIn_5f_Hyperlink">
      <style:table-cell-properties fo:wrap-option="wrap"/>
      <style:text-properties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59" style:family="table-cell" style:parent-style-name="Excel_5f_BuiltIn_5f_Hyperlink">
      <style:table-cell-properties fo:wrap-option="wrap" fo:border="0.06pt solid #000000"/>
      <style:text-properties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6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2" style:family="table-cell" style:parent-style-name="Excel_5f_BuiltIn_5f_Hyperlink">
      <style:table-cell-properties fo:wrap-option="wrap" fo:border="0.06pt solid #000000"/>
      <style:text-properties fo:color="#000000"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6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5" style:family="table-cell" style:parent-style-name="Excel_5f_BuiltIn_5f_Hyperlink">
      <style:table-cell-properties fo:background-color="#ffffff" fo:wrap-option="wrap" fo:border="0.06pt solid #000000"/>
      <style:text-properties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66" style:family="table-cell" style:parent-style-name="Normal_5f_Lista_5f_telefones_5f_RH_5f_Ko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9" style:family="table-cell" style:parent-style-name="Excel_5f_BuiltIn_5f_Hyperlink">
      <style:table-cell-properties fo:background-color="#ffffff" fo:wrap-option="wrap" fo:border="0.06pt solid #000000"/>
      <style:text-properties fo:color="#000000"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70" style:family="table-cell" style:parent-style-name="Normal_5f_Lista_5f_telefones_5f_RH_5f_Ko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71" style:family="table-cell" style:parent-style-name="Excel_5f_BuiltIn_5f_Hyperlink">
      <style:table-cell-properties fo:wrap-option="wrap" fo:border="0.06pt solid #000000"/>
      <style:text-properties style:font-name="Arial"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72" style:family="table-cell" style:parent-style-name="Excel_5f_BuiltIn_5f_Hyperlink">
      <style:table-cell-properties style:text-align-source="fix" style:repeat-content="false" fo:wrap-option="wrap" fo:border="0.06pt solid #000000"/>
      <style:paragraph-properties fo:text-align="start" fo:margin-left="0cm"/>
      <style:text-properties style:font-name="Arial" fo:font-size="9pt" fo:language="pt" fo:country="BR" style:text-underline-style="none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73" style:family="table-cell" style:parent-style-name="Excel_5f_BuiltIn_5f_Hyperlink">
      <style:table-cell-properties fo:wrap-option="wrap" fo:border="0.06pt solid #000000"/>
      <style:text-properties style:font-name="Arial" fo:font-size="9pt" fo:language="pt" fo:country="BR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674" style:family="table-cell" style:parent-style-name="Normal_5f_Lista_5f_telefones_5f_RH_5f_Kot">
      <style:table-cell-properties fo:background-color="#969696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5" style:family="table-cell" style:parent-style-name="Normal_5f_Lista_5f_telefones_5f_RH_5f_Ko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6" style:family="table-cell" style:parent-style-name="Normal_5f_Lista_5f_telefones_5f_RH_5f_Kot" style:data-style-name="N33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7" style:family="table-cell" style:parent-style-name="Normal_5f_Lista_5f_telefones_5f_RH_5f_Kot" style:data-style-name="N3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8" style:family="table-cell" style:parent-style-name="Normal_5f_Lista_5f_telefones_5f_RH_5f_Ko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9" style:family="table-cell" style:parent-style-name="Normal_5f_Lista_5f_telefones_5f_RH_5f_Ko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0" style:family="table-cell" style:parent-style-name="Normal_5f_Lista_5f_telefones_5f_RH_5f_Kot" style:data-style-name="N33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1" style:family="table-cell" style:parent-style-name="Normal_5f_Lista_5f_telefones_5f_RH_5f_Kot" style:data-style-name="N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2" style:family="table-cell" style:parent-style-name="Normal_5f_Lista_5f_telefones_5f_RH_5f_Kot" style:data-style-name="N3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3" style:family="table-cell" style:parent-style-name="Normal_5f_Lista_5f_telefones_5f_RH_5f_Ko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4" style:family="table-cell" style:parent-style-name="Normal_5f_Lista_5f_telefones_5f_RH_5f_Kot" style:data-style-name="N3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5" style:family="table-cell" style:parent-style-name="Normal_5f_Lista_5f_telefones_5f_RH_5f_Kot" style:data-style-name="N3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6" style:family="table-cell" style:parent-style-name="Normal_5f_Lista_5f_telefones_5f_RH_5f_Kot" style:data-style-name="N3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7" style:family="table-cell" style:parent-style-name="Normal_5f_Lista_5f_telefones_5f_RH_5f_Kot" style:data-style-name="N3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8" style:family="table-cell" style:parent-style-name="Normal_5f_Lista_5f_telefones_5f_RH_5f_Ko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9" style:family="table-cell" style:parent-style-name="Normal_5f_Lista_5f_telefones_5f_RH_5f_Ko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0" style:family="table-cell" style:parent-style-name="Normal_5f_Lista_5f_telefones_5f_RH_5f_Kot" style:data-style-name="N3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1" style:family="table-cell" style:parent-style-name="Normal_5f_Lista_5f_telefones_5f_RH_5f_Ko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2" style:family="table-cell" style:parent-style-name="Normal_5f_Lista_5f_telefones_5f_RH_5f_Ko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3" style:family="table-cell" style:parent-style-name="Normal_5f_Lista_5f_telefones_5f_RH_5f_Ko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4" style:family="table-cell" style:parent-style-name="Normal_5f_Lista_5f_telefones_5f_RH_5f_Kot">
      <style:table-cell-properties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5" style:family="table-cell" style:parent-style-name="Normal_5f_Lista_5f_telefones_5f_RH_5f_Ko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6" style:family="table-cell" style:parent-style-name="Normal_5f_Lista_5f_telefones_5f_RH_5f_Ko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7" style:family="table-cell" style:parent-style-name="Normal_5f_Lista_5f_telefones_5f_RH_5f_Ko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8" style:family="table-cell" style:parent-style-name="Normal_5f_Lista_5f_telefones_5f_RH_5f_Ko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9" style:family="table-cell" style:parent-style-name="Default">
      <style:text-properties fo:font-size="9pt" style:font-size-asian="9pt" style:font-size-complex="9pt"/>
    </style:style>
    <style:style style:name="ce700" style:family="table-cell" style:parent-style-name="Normal_5f_Lista_5f_telefones_5f_RH_5f_Ko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loext:opacity="100%" style:text-outline="false" style:text-line-through-style="none" style:text-line-through-type="none" style:font-name="Arial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2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none" style:country-asian="none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" fo:font-size="9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loext:opacity="100%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loext:opacity="100%" style:text-outline="false" style:text-line-through-style="none" style:text-line-through-type="none" style:font-name="Arial" fo:font-size="12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style:font-name="Arial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="Arial" style:language-complex="none" style:country-complex="none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ff"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ff" style:font-name="Arial" fo:font-size="9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ff" style:font-name="Arial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ista_contatos" table:style-name="ta1" table:print-ranges="Lista_contatos.B1:Lista_contatos.G114">
        <office:forms form:automatic-focus="false" form:apply-design-mode="false"/>
        <table:table-column table:style-name="co1" table:default-cell-style-name="ce314"/>
        <table:table-column table:style-name="co2" table:default-cell-style-name="ce332"/>
        <table:table-column table:style-name="co3" table:default-cell-style-name="ce341"/>
        <table:table-column table:style-name="co4" table:default-cell-style-name="ce332"/>
        <table:table-column table:style-name="co5" table:default-cell-style-name="ce332"/>
        <table:table-column table:style-name="co6" table:default-cell-style-name="ce372"/>
        <table:table-column table:style-name="co7" table:default-cell-style-name="ce332"/>
        <table:table-column table:style-name="co8" table:default-cell-style-name="ce332"/>
        <table:table-column table:style-name="co9" table:default-cell-style-name="ce332"/>
        <table:table-column table:style-name="co10" table:number-columns-repeated="2" table:default-cell-style-name="ce393"/>
        <table:table-column table:style-name="co10" table:number-columns-repeated="247" table:default-cell-style-name="ce332"/>
        <table:table-column table:style-name="co10" table:number-columns-repeated="765" table:default-cell-style-name="Default"/>
        <table:table-row table:style-name="ro1">
          <table:table-cell/>
          <table:table-cell table:style-name="ce320" office:value-type="string" calcext:value-type="string" table:number-columns-spanned="6" table:number-rows-spanned="1">
            <text:p>Lista de contatos - KOT ENGENHARIA</text:p>
          </table:table-cell>
          <table:covered-table-cell table:style-name="ce333"/>
          <table:covered-table-cell table:number-columns-repeated="3" table:style-name="ce342"/>
          <table:covered-table-cell table:style-name="ce373"/>
          <table:table-cell/>
          <table:table-cell table:style-name="ce321" office:value-type="string" calcext:value-type="string" table:number-columns-spanned="1" table:number-rows-spanned="2">
            <text:p>Relação de grupos de e-mails</text:p>
          </table:table-cell>
          <table:table-cell table:number-columns-repeated="1014"/>
        </table:table-row>
        <table:table-row table:style-name="ro2">
          <table:table-cell/>
          <table:table-cell table:style-name="ce321" office:value-type="string" calcext:value-type="string" table:number-columns-spanned="1" table:number-rows-spanned="2">
            <text:p>Nomes</text:p>
          </table:table-cell>
          <table:table-cell table:style-name="ce334" office:value-type="string" calcext:value-type="string" table:number-columns-spanned="1" table:number-rows-spanned="2">
            <text:p>Siglas</text:p>
          </table:table-cell>
          <table:table-cell table:style-name="ce343" office:value-type="string" calcext:value-type="string" table:number-columns-spanned="2" table:number-rows-spanned="1">
            <text:p>Telefones</text:p>
          </table:table-cell>
          <table:covered-table-cell table:style-name="ce343"/>
          <table:table-cell table:style-name="ce354" office:value-type="string" calcext:value-type="string" table:number-columns-spanned="1" table:number-rows-spanned="2">
            <text:p>E-mail</text:p>
          </table:table-cell>
          <table:table-cell table:style-name="ce374" office:value-type="string" calcext:value-type="string" table:number-columns-spanned="1" table:number-rows-spanned="2">
            <text:p>Data de Aniversário</text:p>
          </table:table-cell>
          <table:table-cell table:style-name="ce377"/>
          <table:covered-table-cell table:style-name="ce321"/>
          <table:table-cell table:number-columns-repeated="1014"/>
        </table:table-row>
        <table:table-row table:style-name="ro3">
          <table:table-cell/>
          <table:covered-table-cell table:style-name="ce321"/>
          <table:covered-table-cell table:style-name="ce334"/>
          <table:table-cell table:style-name="ce343" office:value-type="string" calcext:value-type="string">
            <text:p>Celular</text:p>
          </table:table-cell>
          <table:table-cell table:style-name="ce343" office:value-type="string" calcext:value-type="string">
            <text:p>Residencial</text:p>
          </table:table-cell>
          <table:covered-table-cell table:style-name="ce354"/>
          <table:covered-table-cell table:style-name="ce374"/>
          <table:table-cell table:style-name="ce377"/>
          <table:table-cell table:style-name="ce380" office:value-type="string" calcext:value-type="string">
            <text:p>Administrativo - administrativo@kot.com.br</text:p>
          </table:table-cell>
          <table:table-cell table:number-columns-repeated="1014"/>
        </table:table-row>
        <table:table-row table:style-name="ro4">
          <table:table-cell/>
          <table:table-cell table:style-name="ce322" office:value-type="string" calcext:value-type="string" table:number-columns-spanned="6" table:number-rows-spanned="1">
            <text:p>Diretoria</text:p>
          </table:table-cell>
          <table:covered-table-cell table:style-name="ce335"/>
          <table:covered-table-cell table:number-columns-repeated="4" table:style-name="ce322"/>
          <table:table-cell table:style-name="ce377"/>
          <table:table-cell table:style-name="ce381" office:value-type="string" calcext:value-type="string">
            <text:p>Aender Lucio Barbosa Ferreira</text:p>
          </table:table-cell>
          <table:table-cell table:number-columns-repeated="1014"/>
        </table:table-row>
        <table:table-row table:style-name="ro4">
          <table:table-cell table:style-name="ce315" office:value-type="float" office:value="1" calcext:value-type="float">
            <text:p>1</text:p>
          </table:table-cell>
          <table:table-cell table:style-name="ce323" office:value-type="string" calcext:value-type="string">
            <text:p>Aender Lucio Barbosa Ferreira</text:p>
          </table:table-cell>
          <table:table-cell table:style-name="ce336" office:value-type="string" calcext:value-type="string">
            <text:p>ALF</text:p>
          </table:table-cell>
          <table:table-cell table:style-name="ce344" office:value-type="string" calcext:value-type="string">
            <text:p>99277-3164</text:p>
          </table:table-cell>
          <table:table-cell table:style-name="ce344" office:value-type="string" calcext:value-type="string">
            <text:p>3453-9361</text:p>
          </table:table-cell>
          <table:table-cell table:style-name="ce356" office:value-type="string" calcext:value-type="string">
            <text:p><text:span text:style-name="T9"><text:a xlink:href="mailto:aender@kot.com.br" xlink:type="simple">aender@kot.com.br</text:a></text:span></text:p>
          </table:table-cell>
          <table:table-cell table:style-name="ce375" office:value-type="date" office:date-value="2010-09-29" calcext:value-type="date">
            <text:p>29/set</text:p>
          </table:table-cell>
          <table:table-cell table:style-name="ce377"/>
          <table:table-cell table:style-name="ce381" office:value-type="string" calcext:value-type="string">
            <text:p>João Gabriel Alvares da Silva de Sá</text:p>
          </table:table-cell>
          <table:table-cell table:number-columns-repeated="1014"/>
        </table:table-row>
        <table:table-row table:style-name="ro4">
          <table:table-cell table:style-name="ce315" office:value-type="float" office:value="2" calcext:value-type="float">
            <text:p>2</text:p>
          </table:table-cell>
          <table:table-cell table:style-name="ce323" office:value-type="string" calcext:value-type="string">
            <text:p>Bruno de Freitas Brant</text:p>
          </table:table-cell>
          <table:table-cell table:style-name="ce336" office:value-type="string" calcext:value-type="string">
            <text:p>BFB</text:p>
          </table:table-cell>
          <table:table-cell table:style-name="ce344" office:value-type="string" calcext:value-type="string">
            <text:p>99189-5896</text:p>
          </table:table-cell>
          <table:table-cell table:style-name="ce344" office:value-type="string" calcext:value-type="string">
            <text:p>3243-5225</text:p>
          </table:table-cell>
          <table:table-cell table:style-name="ce358" office:value-type="string" calcext:value-type="string">
            <text:p><text:span text:style-name="T9"><text:a xlink:href="mailto:bruno@kot.com.br" xlink:type="simple">bruno@kot.com.br</text:a></text:span></text:p>
          </table:table-cell>
          <table:table-cell table:style-name="ce375" office:value-type="date" office:date-value="2010-05-20" calcext:value-type="date">
            <text:p>20/mai</text:p>
          </table:table-cell>
          <table:table-cell table:style-name="ce377"/>
          <table:table-cell table:style-name="ce382" office:value-type="string" calcext:value-type="string">
            <text:p>Janine Fátima do Carmo</text:p>
          </table:table-cell>
          <table:table-cell table:number-columns-repeated="1014"/>
        </table:table-row>
        <table:table-row table:style-name="ro4">
          <table:table-cell table:style-name="ce315" office:value-type="float" office:value="3" calcext:value-type="float">
            <text:p>3</text:p>
          </table:table-cell>
          <table:table-cell table:style-name="ce323" office:value-type="string" calcext:value-type="string">
            <text:p>Bruno Miranda Maschtakow</text:p>
          </table:table-cell>
          <table:table-cell table:style-name="ce336" office:value-type="string" calcext:value-type="string">
            <text:p>BMM</text:p>
          </table:table-cell>
          <table:table-cell table:style-name="ce344" office:value-type="string" calcext:value-type="string">
            <text:p>98465-0130</text:p>
          </table:table-cell>
          <table:table-cell table:style-name="ce344" office:value-type="string" calcext:value-type="string">
            <text:p>3785-4191</text:p>
          </table:table-cell>
          <table:table-cell table:style-name="ce358" office:value-type="string" calcext:value-type="string">
            <text:p><text:span text:style-name="T9"><text:a xlink:href="mailto:bruno.miranda@kot.com.br" xlink:type="simple">bruno.miranda@kot.com.br</text:a></text:span></text:p>
          </table:table-cell>
          <table:table-cell table:style-name="ce375" office:value-type="date" office:date-value="2010-08-06" calcext:value-type="date">
            <text:p>06/ago</text:p>
          </table:table-cell>
          <table:table-cell table:style-name="ce377"/>
          <table:table-cell table:style-name="ce381" office:value-type="string" calcext:value-type="string">
            <text:p>Marina Ferreira Lima</text:p>
          </table:table-cell>
          <table:table-cell table:number-columns-repeated="1014"/>
        </table:table-row>
        <table:table-row table:style-name="ro4">
          <table:table-cell table:style-name="ce315" office:value-type="float" office:value="4" calcext:value-type="float">
            <text:p>4</text:p>
          </table:table-cell>
          <table:table-cell table:style-name="ce323" office:value-type="string" calcext:value-type="string">
            <text:p>Frederico Mol Alvares da Silva </text:p>
          </table:table-cell>
          <table:table-cell table:style-name="ce336" office:value-type="string" calcext:value-type="string">
            <text:p>FMA</text:p>
          </table:table-cell>
          <table:table-cell table:style-name="ce344" office:value-type="string" calcext:value-type="string">
            <text:p>99118-1166</text:p>
          </table:table-cell>
          <table:table-cell table:style-name="ce344" office:value-type="string" calcext:value-type="string">
            <text:p>3296-6057</text:p>
          </table:table-cell>
          <table:table-cell table:style-name="ce358" office:value-type="string" calcext:value-type="string">
            <text:p><text:span text:style-name="T9"><text:a xlink:href="mailto:frederico@kot.com.br" xlink:type="simple">frederico@kot.com.br</text:a></text:span></text:p>
          </table:table-cell>
          <table:table-cell table:style-name="ce375" office:value-type="date" office:date-value="2010-04-29" calcext:value-type="date">
            <text:p>29/abr</text:p>
          </table:table-cell>
          <table:table-cell table:style-name="ce377"/>
          <table:table-cell table:style-name="ce383" office:value-type="string" calcext:value-type="string">
            <text:p>Pâmela Letícia Dias dos Santos</text:p>
          </table:table-cell>
          <table:table-cell table:number-columns-repeated="1014"/>
        </table:table-row>
        <table:table-row table:style-name="ro4">
          <table:table-cell table:style-name="ce315" office:value-type="float" office:value="5" calcext:value-type="float">
            <text:p>5</text:p>
          </table:table-cell>
          <table:table-cell table:style-name="ce323" office:value-type="string" calcext:value-type="string">
            <text:p>Ihor Dionísio Kotchergenko</text:p>
          </table:table-cell>
          <table:table-cell table:style-name="ce336" office:value-type="string" calcext:value-type="string">
            <text:p>IDK</text:p>
          </table:table-cell>
          <table:table-cell table:style-name="ce344" office:value-type="string" calcext:value-type="string">
            <text:p>99112-8240 </text:p>
          </table:table-cell>
          <table:table-cell table:style-name="ce344" office:value-type="string" calcext:value-type="string">
            <text:p>(21) 3642-2467</text:p>
          </table:table-cell>
          <table:table-cell table:style-name="ce359" office:value-type="string" calcext:value-type="string">
            <text:p><text:span text:style-name="T9"><text:a xlink:href="mailto:ihor@kot.com.br" xlink:type="simple">ihor@kot.com.br</text:a></text:span></text:p>
          </table:table-cell>
          <table:table-cell table:style-name="ce375" office:value-type="date" office:date-value="2010-09-04" calcext:value-type="date">
            <text:p>04/set</text:p>
          </table:table-cell>
          <table:table-cell table:style-name="ce377"/>
          <table:table-cell table:style-name="ce381" office:value-type="string" calcext:value-type="string">
            <text:p>Rafael dos Reis Ferreira</text:p>
          </table:table-cell>
          <table:table-cell table:style-name="ce377" table:number-columns-repeated="55"/>
          <table:table-cell table:style-name="ce394" table:number-columns-repeated="194"/>
          <table:table-cell table:style-name="ce392" table:number-columns-repeated="765"/>
        </table:table-row>
        <table:table-row table:style-name="ro4">
          <table:table-cell table:style-name="ce315" office:value-type="float" office:value="6" calcext:value-type="float">
            <text:p>6</text:p>
          </table:table-cell>
          <table:table-cell table:style-name="ce323" office:value-type="string" calcext:value-type="string">
            <text:p>João Gabriel Alvares da Silva de Sá</text:p>
          </table:table-cell>
          <table:table-cell table:style-name="ce336" office:value-type="string" calcext:value-type="string">
            <text:p>JGA</text:p>
          </table:table-cell>
          <table:table-cell table:style-name="ce344" office:value-type="string" calcext:value-type="string">
            <text:p>98464-0421</text:p>
          </table:table-cell>
          <table:table-cell table:style-name="ce344" office:value-type="string" calcext:value-type="string">
            <text:p>2535-1630</text:p>
          </table:table-cell>
          <table:table-cell table:style-name="ce356" office:value-type="string" calcext:value-type="string">
            <text:p><text:span text:style-name="T9"><text:a xlink:href="mailto:joao.gabriel@kot.com.br" xlink:type="simple">joao.gabriel@kot.com.br</text:a></text:span></text:p>
          </table:table-cell>
          <table:table-cell table:style-name="ce375" office:value-type="date" office:date-value="2010-11-14" calcext:value-type="date">
            <text:p>14/nov</text:p>
          </table:table-cell>
          <table:table-cell table:style-name="ce377"/>
          <table:table-cell table:style-name="ce384" office:value-type="string" calcext:value-type="string">
            <text:p><text:span text:style-name="T10"><text:a xlink:href="mailto:Comercial@kot.com.br" xlink:type="simple">Comercial - comercial@kot.com.br</text:a></text:span></text:p>
          </table:table-cell>
          <table:table-cell table:number-columns-repeated="1014"/>
        </table:table-row>
        <table:table-row table:style-name="ro4">
          <table:table-cell table:style-name="ce315" office:value-type="float" office:value="7" calcext:value-type="float">
            <text:p>7</text:p>
          </table:table-cell>
          <table:table-cell table:style-name="ce324" office:value-type="string" calcext:value-type="string">
            <text:p>Rafael dos Santos Alves Figueiredo Brasil</text:p>
          </table:table-cell>
          <table:table-cell table:style-name="ce336" office:value-type="string" calcext:value-type="string">
            <text:p>RSB</text:p>
          </table:table-cell>
          <table:table-cell table:style-name="ce344" office:value-type="string" calcext:value-type="string">
            <text:p>99547-5259</text:p>
          </table:table-cell>
          <table:table-cell table:style-name="ce344" office:value-type="string" calcext:value-type="string">
            <text:p>3464-6279</text:p>
          </table:table-cell>
          <table:table-cell table:style-name="ce358" office:value-type="string" calcext:value-type="string">
            <text:p><text:span text:style-name="T9"><text:a xlink:href="mailto:rafaelb@kot.com.br" xlink:type="simple">rafaelb@kot.com.br</text:a></text:span></text:p>
          </table:table-cell>
          <table:table-cell table:style-name="ce375" office:value-type="date" office:date-value="2010-10-11" calcext:value-type="date">
            <text:p>11/out</text:p>
          </table:table-cell>
          <table:table-cell table:style-name="ce377"/>
          <table:table-cell table:style-name="ce381" office:value-type="string" calcext:value-type="string">
            <text:p>Aender Lucio Barbosa Ferreira</text:p>
          </table:table-cell>
          <table:table-cell table:number-columns-repeated="1014"/>
        </table:table-row>
        <table:table-row table:style-name="ro4">
          <table:table-cell table:style-name="ce315"/>
          <table:table-cell table:style-name="ce325" office:value-type="string" calcext:value-type="string" table:number-columns-spanned="6" table:number-rows-spanned="1">
            <text:p>Demais colaboradores</text:p>
          </table:table-cell>
          <table:covered-table-cell table:style-name="ce337"/>
          <table:covered-table-cell table:number-columns-repeated="4" table:style-name="ce325"/>
          <table:table-cell table:style-name="ce377"/>
          <table:table-cell table:style-name="ce381" office:value-type="string" calcext:value-type="string">
            <text:p>João Gabriel Alvares da Silva de Sá</text:p>
          </table:table-cell>
          <table:table-cell table:number-columns-repeated="1014"/>
        </table:table-row>
        <table:table-row table:style-name="ro4">
          <table:table-cell table:style-name="ce316" office:value-type="float" office:value="1" calcext:value-type="float">
            <text:p>1</text:p>
          </table:table-cell>
          <table:table-cell table:style-name="ce326" office:value-type="string" calcext:value-type="string">
            <text:p>Adelino Gil dos Santos Foca</text:p>
          </table:table-cell>
          <table:table-cell table:style-name="ce338" office:value-type="string" calcext:value-type="string">
            <text:p>AGS</text:p>
          </table:table-cell>
          <table:table-cell table:style-name="ce345" office:value-type="string" calcext:value-type="string">
            <text:p>98508-4904 </text:p>
          </table:table-cell>
          <table:table-cell table:style-name="ce326"/>
          <table:table-cell table:style-name="ce360" office:value-type="string" calcext:value-type="string">
            <text:p><text:a xlink:href="mailto:adelino@kot.com.br" xlink:type="simple">adelino@kot.com.br</text:a> </text:p>
          </table:table-cell>
          <table:table-cell table:style-name="ce376" office:value-type="date" office:date-value="2020-09-13" calcext:value-type="date">
            <text:p>13/set</text:p>
          </table:table-cell>
          <table:table-cell table:style-name="ce377"/>
          <table:table-cell table:style-name="ce381" office:value-type="string" calcext:value-type="string">
            <text:p>Fernando Henrique Lisa Caldas</text:p>
          </table:table-cell>
          <table:table-cell table:number-columns-repeated="1014"/>
        </table:table-row>
        <table:table-row table:style-name="ro5">
          <table:table-cell table:style-name="ce317" office:value-type="float" office:value="2" calcext:value-type="float">
            <text:p>2</text:p>
          </table:table-cell>
          <table:table-cell table:style-name="ce326" office:value-type="string" calcext:value-type="string">
            <text:p>Alan Vilela Pereira</text:p>
          </table:table-cell>
          <table:table-cell table:style-name="ce338" office:value-type="string" calcext:value-type="string">
            <text:p>AVP</text:p>
          </table:table-cell>
          <table:table-cell table:style-name="ce345" office:value-type="string" calcext:value-type="string">
            <text:p>99736-0205 </text:p>
          </table:table-cell>
          <table:table-cell table:style-name="ce345"/>
          <table:table-cell table:style-name="ce361" office:value-type="string" calcext:value-type="string">
            <text:p><text:a xlink:href="mailto:alan@kot.com.br" xlink:type="simple">alan@kot.com.br</text:a> </text:p>
          </table:table-cell>
          <table:table-cell table:style-name="ce376" office:value-type="date" office:date-value="2020-09-07" calcext:value-type="date">
            <text:p>07/set</text:p>
          </table:table-cell>
          <table:table-cell table:style-name="ce378"/>
          <table:table-cell table:style-name="ce380" office:value-type="string" calcext:value-type="string">
            <text:p>Diretoria - diretoria@kot.com.br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5">
          <table:table-cell table:style-name="ce316" office:value-type="float" office:value="3" calcext:value-type="float">
            <text:p>3</text:p>
          </table:table-cell>
          <table:table-cell table:style-name="ce326" office:value-type="string" calcext:value-type="string">
            <text:p>Alexandre Padula Novaes</text:p>
          </table:table-cell>
          <table:table-cell table:style-name="ce338" office:value-type="string" calcext:value-type="string">
            <text:p>APN</text:p>
          </table:table-cell>
          <table:table-cell table:style-name="ce345" office:value-type="string" calcext:value-type="string">
            <text:p>(16) 99790-7667</text:p>
          </table:table-cell>
          <table:table-cell table:style-name="ce345"/>
          <table:table-cell table:style-name="ce360" office:value-type="string" calcext:value-type="string">
            <text:p><text:a xlink:href="mailto:alexandre.padula@kot.com.br" xlink:type="simple">alexandre.padula@kot.com.br</text:a> </text:p>
          </table:table-cell>
          <table:table-cell table:style-name="ce376" office:value-type="date" office:date-value="2021-07-06" calcext:value-type="date">
            <text:p>06/jul</text:p>
          </table:table-cell>
          <table:table-cell table:style-name="ce378"/>
          <table:table-cell table:style-name="ce385" office:value-type="string" calcext:value-type="string">
            <text:p>Aender Lucio Barbosa Ferreira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4" calcext:value-type="float">
            <text:p>4</text:p>
          </table:table-cell>
          <table:table-cell table:style-name="ce326" office:value-type="string" calcext:value-type="string">
            <text:p>Alvaro Estanislau Dantas</text:p>
          </table:table-cell>
          <table:table-cell table:style-name="ce338" office:value-type="string" calcext:value-type="string">
            <text:p>AED</text:p>
          </table:table-cell>
          <table:table-cell table:style-name="ce346" office:value-type="string" calcext:value-type="string">
            <text:p>99921-5832 </text:p>
          </table:table-cell>
          <table:table-cell table:style-name="ce346"/>
          <table:table-cell table:style-name="ce362" office:value-type="string" calcext:value-type="string">
            <text:p><text:a xlink:href="mailto:alvaro@kot.com.br" xlink:type="simple">alvaro@kot.com.br</text:a> </text:p>
          </table:table-cell>
          <table:table-cell table:style-name="ce376" office:value-type="date" office:date-value="2017-03-08" calcext:value-type="date">
            <text:p>08/mar</text:p>
          </table:table-cell>
          <table:table-cell table:style-name="ce378"/>
          <table:table-cell table:style-name="ce385" office:value-type="string" calcext:value-type="string">
            <text:p>Bruno de Freitas Brant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5" calcext:value-type="float">
            <text:p>5</text:p>
          </table:table-cell>
          <table:table-cell table:style-name="ce326" office:value-type="string" calcext:value-type="string">
            <text:p>Ana Carolina Castro Barbosa</text:p>
          </table:table-cell>
          <table:table-cell table:style-name="ce338" office:value-type="string" calcext:value-type="string">
            <text:p>ACC</text:p>
          </table:table-cell>
          <table:table-cell table:style-name="ce346" office:value-type="string" calcext:value-type="string">
            <text:p>97314-0661</text:p>
          </table:table-cell>
          <table:table-cell table:style-name="ce346" office:value-type="string" calcext:value-type="string">
            <text:p>-</text:p>
          </table:table-cell>
          <table:table-cell table:style-name="ce362" office:value-type="string" calcext:value-type="string">
            <text:p><text:span text:style-name="T9"><text:a xlink:href="mailto:ana.carolina@kot.com.br" xlink:type="simple">ana.carolina@kot.com.br</text:a></text:span></text:p>
          </table:table-cell>
          <table:table-cell table:style-name="ce376" office:value-type="date" office:date-value="2018-05-11" calcext:value-type="date">
            <text:p>11/mai</text:p>
          </table:table-cell>
          <table:table-cell table:style-name="ce378"/>
          <table:table-cell table:style-name="ce385" office:value-type="string" calcext:value-type="string">
            <text:p>Bruno Miranda Maschtakow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6" calcext:value-type="float">
            <text:p>6</text:p>
          </table:table-cell>
          <table:table-cell table:style-name="ce327" office:value-type="string" calcext:value-type="string">
            <text:p>Arthur Castilho Neves</text:p>
          </table:table-cell>
          <table:table-cell table:style-name="ce338" office:value-type="string" calcext:value-type="string">
            <text:p>ACN</text:p>
          </table:table-cell>
          <table:table-cell table:style-name="ce346" office:value-type="string" calcext:value-type="string">
            <text:p>99256-5396</text:p>
          </table:table-cell>
          <table:table-cell table:style-name="ce346" office:value-type="string" calcext:value-type="string">
            <text:p>3457-4037</text:p>
          </table:table-cell>
          <table:table-cell table:style-name="ce362" office:value-type="string" calcext:value-type="string">
            <text:p><text:span text:style-name="T9"><text:a xlink:href="mailto:arthur.castilho@kot.com.br" xlink:type="simple">arthur.castilho@kot.com.br</text:a></text:span></text:p>
          </table:table-cell>
          <table:table-cell table:style-name="ce376" office:value-type="date" office:date-value="2017-02-28" calcext:value-type="date">
            <text:p>28/fev</text:p>
          </table:table-cell>
          <table:table-cell table:style-name="ce378"/>
          <table:table-cell table:style-name="ce385" office:value-type="string" calcext:value-type="string">
            <text:p>Frederico Mol Alvares da Silva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7" calcext:value-type="float">
            <text:p>7</text:p>
          </table:table-cell>
          <table:table-cell table:style-name="ce328" office:value-type="string" calcext:value-type="string">
            <text:p>Arthur Gabriel Morato Peixoto</text:p>
          </table:table-cell>
          <table:table-cell table:style-name="ce338" office:value-type="string" calcext:value-type="string">
            <text:p>AGP</text:p>
          </table:table-cell>
          <table:table-cell table:style-name="ce347" office:value-type="string" calcext:value-type="string">
            <text:p>99863-6526</text:p>
          </table:table-cell>
          <table:table-cell table:style-name="ce346"/>
          <table:table-cell table:style-name="ce363" office:value-type="string" calcext:value-type="string">
            <text:p><text:a xlink:href="mailto:arthur.gabriel@kot.com.br" xlink:type="simple">arthur.gabriel@kot.com.br</text:a> </text:p>
          </table:table-cell>
          <table:table-cell table:style-name="ce376" office:value-type="date" office:date-value="2018-07-02" calcext:value-type="date">
            <text:p>02/jul</text:p>
          </table:table-cell>
          <table:table-cell table:style-name="ce378"/>
          <table:table-cell table:style-name="ce385" office:value-type="string" calcext:value-type="string">
            <text:p>João Gabriel Alvares da Silva de Sá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8" calcext:value-type="float">
            <text:p>8</text:p>
          </table:table-cell>
          <table:table-cell table:style-name="ce327" office:value-type="string" calcext:value-type="string">
            <text:p>Arthur Sabino Magalhães </text:p>
          </table:table-cell>
          <table:table-cell table:style-name="ce338" office:value-type="string" calcext:value-type="string">
            <text:p>ASM</text:p>
          </table:table-cell>
          <table:table-cell table:style-name="ce346" office:value-type="string" calcext:value-type="string">
            <text:p>98634-8307</text:p>
          </table:table-cell>
          <table:table-cell table:style-name="ce346" office:value-type="string" calcext:value-type="string">
            <text:p>-</text:p>
          </table:table-cell>
          <table:table-cell table:style-name="ce362" office:value-type="string" calcext:value-type="string">
            <text:p><text:span text:style-name="T9"><text:a xlink:href="mailto:arthur.sabino@kot.com.br" xlink:type="simple">arthur.sabino@kot.com.br</text:a></text:span></text:p>
          </table:table-cell>
          <table:table-cell table:style-name="ce376" office:value-type="date" office:date-value="2016-02-22" calcext:value-type="date">
            <text:p>22/fev</text:p>
          </table:table-cell>
          <table:table-cell table:style-name="ce378"/>
          <table:table-cell table:style-name="ce385" office:value-type="string" calcext:value-type="string">
            <text:p>Rafael dos Santos Alves Figueiredo Brasil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9" calcext:value-type="float">
            <text:p>9</text:p>
          </table:table-cell>
          <table:table-cell table:style-name="ce326" office:value-type="string" calcext:value-type="string">
            <text:p>Bernardo Reis de Paula</text:p>
          </table:table-cell>
          <table:table-cell table:style-name="ce338" office:value-type="string" calcext:value-type="string">
            <text:p>BRP</text:p>
          </table:table-cell>
          <table:table-cell table:style-name="ce346" office:value-type="string" calcext:value-type="string">
            <text:p>98466-4480</text:p>
          </table:table-cell>
          <table:table-cell table:style-name="ce346" office:value-type="string" calcext:value-type="string">
            <text:p>3342-2369</text:p>
          </table:table-cell>
          <table:table-cell table:style-name="ce362" office:value-type="string" calcext:value-type="string">
            <text:p>bernardo@kot.com.br</text:p>
          </table:table-cell>
          <table:table-cell table:style-name="ce376" office:value-type="date" office:date-value="2010-12-13" calcext:value-type="date">
            <text:p>13/dez</text:p>
          </table:table-cell>
          <table:table-cell table:style-name="ce378"/>
          <table:table-cell table:style-name="ce380" office:value-type="string" calcext:value-type="string">
            <text:p>Engenharia - eng@kot.com.br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10" calcext:value-type="float">
            <text:p>10</text:p>
          </table:table-cell>
          <table:table-cell table:style-name="ce326" office:value-type="string" calcext:value-type="string">
            <text:p>Breno Guimarães Madeira</text:p>
          </table:table-cell>
          <table:table-cell table:style-name="ce338" office:value-type="string" calcext:value-type="string">
            <text:p>BGM</text:p>
          </table:table-cell>
          <table:table-cell table:style-name="ce346" office:value-type="string" calcext:value-type="string">
            <text:p>99431-1587</text:p>
          </table:table-cell>
          <table:table-cell table:style-name="ce346"/>
          <table:table-cell table:style-name="ce364" office:value-type="string" calcext:value-type="string">
            <text:p><text:span text:style-name="T9"><text:a xlink:href="mailto:breno.guimaraes@kot.com.br" xlink:type="simple">breno.guimaraes@kot.com.br</text:a></text:span></text:p>
          </table:table-cell>
          <table:table-cell table:style-name="ce376" office:value-type="date" office:date-value="2018-08-31" calcext:value-type="date">
            <text:p>31/ago</text:p>
          </table:table-cell>
          <table:table-cell table:style-name="ce378"/>
          <table:table-cell table:style-name="ce385" office:value-type="string" calcext:value-type="string">
            <text:p>Todos os colaboradores da engenharia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11" calcext:value-type="float">
            <text:p>11</text:p>
          </table:table-cell>
          <table:table-cell table:style-name="ce326" office:value-type="string" calcext:value-type="string">
            <text:p>Bruno Lazarini Abreu</text:p>
          </table:table-cell>
          <table:table-cell table:style-name="ce338" office:value-type="string" calcext:value-type="string">
            <text:p>BLA</text:p>
          </table:table-cell>
          <table:table-cell table:style-name="ce346" office:value-type="string" calcext:value-type="string">
            <text:p>98315-0606</text:p>
          </table:table-cell>
          <table:table-cell table:style-name="ce346"/>
          <table:table-cell table:style-name="ce365" office:value-type="string" calcext:value-type="string">
            <text:p><text:a xlink:href="mailto:bruno.lazarini@kot.com.br" xlink:type="simple">bruno.lazarini@kot.com.br</text:a> </text:p>
          </table:table-cell>
          <table:table-cell table:style-name="ce376" office:value-type="date" office:date-value="2019-02-06" calcext:value-type="date">
            <text:p>06/fev</text:p>
          </table:table-cell>
          <table:table-cell table:style-name="ce378"/>
          <table:table-cell table:style-name="ce386" office:value-type="string" calcext:value-type="string">
            <text:p><text:span text:style-name="T11"><text:a xlink:href="mailto:rafaelb@kot.com.br" xlink:type="simple">diretoria@kot.com.br</text:a></text:span>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12" calcext:value-type="float">
            <text:p>12</text:p>
          </table:table-cell>
          <table:table-cell table:style-name="ce326" office:value-type="string" calcext:value-type="string">
            <text:p>Bruno Lopes Barcelos</text:p>
          </table:table-cell>
          <table:table-cell table:style-name="ce338" office:value-type="string" calcext:value-type="string">
            <text:p>BLB</text:p>
          </table:table-cell>
          <table:table-cell table:style-name="ce346" office:value-type="string" calcext:value-type="string">
            <text:p>99188-5417</text:p>
          </table:table-cell>
          <table:table-cell table:style-name="ce346" office:value-type="string" calcext:value-type="string">
            <text:p>3333-0030</text:p>
          </table:table-cell>
          <table:table-cell table:style-name="ce362" office:value-type="string" calcext:value-type="string">
            <text:p><text:span text:style-name="T9"><text:a xlink:href="mailto:bruno.lopes@kot.com.br" xlink:type="simple">bruno.lopes@kot.com.br</text:a></text:span></text:p>
          </table:table-cell>
          <table:table-cell table:style-name="ce376" office:value-type="date" office:date-value="2017-03-16" calcext:value-type="date">
            <text:p>16/mar</text:p>
          </table:table-cell>
          <table:table-cell table:style-name="ce378"/>
          <table:table-cell table:style-name="ce387" office:value-type="string" calcext:value-type="string">
            <text:p>Bernardo Reis de Paula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13" calcext:value-type="float">
            <text:p>13</text:p>
          </table:table-cell>
          <table:table-cell table:style-name="ce326" office:value-type="string" calcext:value-type="string">
            <text:p>Bruno Marques Ferreira Passos</text:p>
          </table:table-cell>
          <table:table-cell table:style-name="ce338" office:value-type="string" calcext:value-type="string">
            <text:p>BMF</text:p>
          </table:table-cell>
          <table:table-cell table:style-name="ce346" office:value-type="string" calcext:value-type="string">
            <text:p>98489-8501</text:p>
          </table:table-cell>
          <table:table-cell table:style-name="ce346"/>
          <table:table-cell table:style-name="ce366" office:value-type="string" calcext:value-type="string">
            <text:p><text:a xlink:href="mailto:bruno.passos@kot.com.br" xlink:type="simple">bruno.passos@kot.com.br</text:a> </text:p>
          </table:table-cell>
          <table:table-cell table:style-name="ce376" office:value-type="date" office:date-value="2020-01-04" calcext:value-type="date">
            <text:p>04/jan</text:p>
          </table:table-cell>
          <table:table-cell table:style-name="ce378"/>
          <table:table-cell table:style-name="ce388" office:value-type="string" calcext:value-type="string">
            <text:p>Gabriela Miranda do Carmo 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14" calcext:value-type="float">
            <text:p>14</text:p>
          </table:table-cell>
          <table:table-cell table:style-name="ce326" office:value-type="string" calcext:value-type="string">
            <text:p>Clayton Zago Vieira</text:p>
          </table:table-cell>
          <table:table-cell table:style-name="ce338" office:value-type="string" calcext:value-type="string">
            <text:p>CZV</text:p>
          </table:table-cell>
          <table:table-cell table:style-name="ce345" office:value-type="string" calcext:value-type="string">
            <text:p>(27) 999971-1708 </text:p>
          </table:table-cell>
          <table:table-cell table:style-name="ce346"/>
          <table:table-cell table:style-name="ce366" office:value-type="string" calcext:value-type="string">
            <text:p><text:a xlink:href="mailto:clayton@kot.com.br" xlink:type="simple">clayton@kot.com.br</text:a> </text:p>
          </table:table-cell>
          <table:table-cell table:style-name="ce376" office:value-type="date" office:date-value="2021-08-17" calcext:value-type="date">
            <text:p>17/ago</text:p>
          </table:table-cell>
          <table:table-cell table:style-name="ce378"/>
          <table:table-cell table:style-name="ce382" office:value-type="string" calcext:value-type="string">
            <text:p>Janine Fátima do Carmo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15" calcext:value-type="float">
            <text:p>15</text:p>
          </table:table-cell>
          <table:table-cell table:style-name="ce326" office:value-type="string" calcext:value-type="string">
            <text:p>Daniel Barbosa Bianchi</text:p>
          </table:table-cell>
          <table:table-cell table:style-name="ce338" office:value-type="string" calcext:value-type="string">
            <text:p>DBB</text:p>
          </table:table-cell>
          <table:table-cell table:style-name="ce346" office:value-type="string" calcext:value-type="string">
            <text:p>99709-5167</text:p>
          </table:table-cell>
          <table:table-cell table:style-name="ce346" office:value-type="string" calcext:value-type="string">
            <text:p>3467-5340</text:p>
          </table:table-cell>
          <table:table-cell table:style-name="ce364" office:value-type="string" calcext:value-type="string">
            <text:p>daniel.barbosa@kot.com.br</text:p>
          </table:table-cell>
          <table:table-cell table:style-name="ce376" office:value-type="date" office:date-value="2016-12-18" calcext:value-type="date">
            <text:p>18/dez</text:p>
          </table:table-cell>
          <table:table-cell table:style-name="ce378"/>
          <table:table-cell table:style-name="ce385" office:value-type="string" calcext:value-type="string">
            <text:p>Marina Ferreira Lima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16" calcext:value-type="float">
            <text:p>16</text:p>
          </table:table-cell>
          <table:table-cell table:style-name="ce326" office:value-type="string" calcext:value-type="string">
            <text:p>Daniel Chagas Ferreira</text:p>
          </table:table-cell>
          <table:table-cell table:style-name="ce338" office:value-type="string" calcext:value-type="string">
            <text:p>DCF</text:p>
          </table:table-cell>
          <table:table-cell table:style-name="ce346" office:value-type="string" calcext:value-type="string">
            <text:p>99789-6370</text:p>
          </table:table-cell>
          <table:table-cell table:style-name="ce346" office:value-type="string" calcext:value-type="string">
            <text:p>-</text:p>
          </table:table-cell>
          <table:table-cell table:style-name="ce364" office:value-type="string" calcext:value-type="string">
            <text:p><text:span text:style-name="T9"><text:a xlink:href="mailto:daniel.chagas@kot.com.br" xlink:type="simple">daniel.chagas@kot.com.br</text:a></text:span></text:p>
          </table:table-cell>
          <table:table-cell table:style-name="ce376" office:value-type="date" office:date-value="2018-06-01" calcext:value-type="date">
            <text:p>01/jun</text:p>
          </table:table-cell>
          <table:table-cell table:style-name="ce378"/>
          <table:table-cell table:style-name="ce385" office:value-type="string" calcext:value-type="string">
            <text:p>Rafael dos Reis Ferreira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17" calcext:value-type="float">
            <text:p>17</text:p>
          </table:table-cell>
          <table:table-cell table:style-name="ce326" office:value-type="string" calcext:value-type="string">
            <text:p>Daniel Henrique Silva Siqueira</text:p>
          </table:table-cell>
          <table:table-cell table:style-name="ce338" office:value-type="string" calcext:value-type="string">
            <text:p>DHS</text:p>
          </table:table-cell>
          <table:table-cell table:style-name="ce346" office:value-type="string" calcext:value-type="string">
            <text:p>99129-2194</text:p>
          </table:table-cell>
          <table:table-cell table:style-name="ce346"/>
          <table:table-cell table:style-name="ce366" office:value-type="string" calcext:value-type="string">
            <text:p><text:a xlink:href="mailto:daniel.henrique@kot.com.br" xlink:type="simple">daniel.henrique@kot.com.br</text:a> </text:p>
          </table:table-cell>
          <table:table-cell table:style-name="ce376" office:value-type="date" office:date-value="2020-11-20" calcext:value-type="date">
            <text:p>20/nov</text:p>
          </table:table-cell>
          <table:table-cell table:style-name="ce378"/>
          <table:table-cell table:style-name="ce380" office:value-type="string" calcext:value-type="string">
            <text:p>Todos - todos@kot.com.br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18" calcext:value-type="float">
            <text:p>18</text:p>
          </table:table-cell>
          <table:table-cell table:style-name="ce326" office:value-type="string" calcext:value-type="string">
            <text:p>David Gonçalves Bonifácio Leite</text:p>
          </table:table-cell>
          <table:table-cell table:style-name="ce338" office:value-type="string" calcext:value-type="string">
            <text:p>DGL</text:p>
          </table:table-cell>
          <table:table-cell table:style-name="ce345" office:value-type="string" calcext:value-type="string">
            <text:p>99348-0399 </text:p>
          </table:table-cell>
          <table:table-cell table:style-name="ce346"/>
          <table:table-cell table:style-name="ce366" office:value-type="string" calcext:value-type="string">
            <text:p><text:a xlink:href="mailto:david.goncalves@kot.com.br" xlink:type="simple">david.goncalves@kot.com.br</text:a> </text:p>
          </table:table-cell>
          <table:table-cell table:style-name="ce376" office:value-type="date" office:date-value="2021-08-26" calcext:value-type="date">
            <text:p>26/ago</text:p>
          </table:table-cell>
          <table:table-cell table:style-name="ce378"/>
          <table:table-cell table:style-name="ce38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19" calcext:value-type="float">
            <text:p>19</text:p>
          </table:table-cell>
          <table:table-cell table:style-name="ce326" office:value-type="string" calcext:value-type="string">
            <text:p>Douglas Gomes Batista</text:p>
          </table:table-cell>
          <table:table-cell table:style-name="ce338" office:value-type="string" calcext:value-type="string">
            <text:p>DGB</text:p>
          </table:table-cell>
          <table:table-cell table:style-name="ce345" office:value-type="string" calcext:value-type="string">
            <text:p>99484-5711 </text:p>
          </table:table-cell>
          <table:table-cell table:style-name="ce346"/>
          <table:table-cell table:style-name="ce366" office:value-type="string" calcext:value-type="string">
            <text:p><text:a xlink:href="mailto:douglas.gomes@kot.com.br" xlink:type="simple">douglas.gomes@kot.com.br</text:a> </text:p>
          </table:table-cell>
          <table:table-cell table:style-name="ce376" office:value-type="date" office:date-value="2021-08-11" calcext:value-type="date">
            <text:p>11/ago</text:p>
          </table:table-cell>
          <table:table-cell table:style-name="ce378"/>
          <table:table-cell table:style-name="ce385" office:value-type="string" calcext:value-type="string">
            <text:p>Todos os colaboradores da KOT Engenharia</text:p>
          </table:table-cell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20" calcext:value-type="float">
            <text:p>20</text:p>
          </table:table-cell>
          <table:table-cell table:style-name="ce329" office:value-type="string" calcext:value-type="string">
            <text:p>Eduardo Alcantara de Campos Louzada</text:p>
          </table:table-cell>
          <table:table-cell table:style-name="ce338" office:value-type="string" calcext:value-type="string">
            <text:p>EAL</text:p>
          </table:table-cell>
          <table:table-cell table:style-name="ce348" office:value-type="string" calcext:value-type="string">
            <text:p>99366-2367</text:p>
          </table:table-cell>
          <table:table-cell table:style-name="ce346"/>
          <table:table-cell table:style-name="ce364" office:value-type="string" calcext:value-type="string">
            <text:p><text:span text:style-name="T9"><text:a xlink:href="mailto:eduardo@kot.com.br" xlink:type="simple">eduardo@kot.com.br</text:a></text:span></text:p>
          </table:table-cell>
          <table:table-cell table:style-name="ce376" office:value-type="date" office:date-value="2018-06-10" calcext:value-type="date">
            <text:p>10/jun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21" calcext:value-type="float">
            <text:p>21</text:p>
          </table:table-cell>
          <table:table-cell table:style-name="ce329" office:value-type="string" calcext:value-type="string">
            <text:p>Fabricio Gregorio Hermont</text:p>
          </table:table-cell>
          <table:table-cell table:style-name="ce338" office:value-type="string" calcext:value-type="string">
            <text:p>FGH</text:p>
          </table:table-cell>
          <table:table-cell table:style-name="ce346" office:value-type="string" calcext:value-type="string">
            <text:p>99956-1486</text:p>
          </table:table-cell>
          <table:table-cell table:style-name="ce346"/>
          <table:table-cell table:style-name="ce362" office:value-type="string" calcext:value-type="string">
            <text:p>fabricio@kot.com.br</text:p>
          </table:table-cell>
          <table:table-cell table:style-name="ce376" office:value-type="date" office:date-value="2020-04-15" calcext:value-type="date">
            <text:p>15/abr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22" calcext:value-type="float">
            <text:p>22</text:p>
          </table:table-cell>
          <table:table-cell table:style-name="ce329" office:value-type="string" calcext:value-type="string">
            <text:p>Felippe Yuri de Oliveira</text:p>
          </table:table-cell>
          <table:table-cell table:style-name="ce338" office:value-type="string" calcext:value-type="string">
            <text:p>FYO</text:p>
          </table:table-cell>
          <table:table-cell table:style-name="ce346" office:value-type="string" calcext:value-type="string">
            <text:p>(32) 99128-2317</text:p>
          </table:table-cell>
          <table:table-cell table:style-name="ce346"/>
          <table:table-cell table:style-name="ce362" office:value-type="string" calcext:value-type="string">
            <text:p>felippe@kot.com.br</text:p>
          </table:table-cell>
          <table:table-cell table:style-name="ce376" office:value-type="date" office:date-value="2020-04-03" calcext:value-type="date">
            <text:p>03/abr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23" calcext:value-type="float">
            <text:p>23</text:p>
          </table:table-cell>
          <table:table-cell table:style-name="ce326" office:value-type="string" calcext:value-type="string">
            <text:p>Fernando Avelar Resende </text:p>
          </table:table-cell>
          <table:table-cell table:style-name="ce338" office:value-type="string" calcext:value-type="string">
            <text:p>FAR</text:p>
          </table:table-cell>
          <table:table-cell table:style-name="ce347" office:value-type="string" calcext:value-type="string">
            <text:p>99327-7374 </text:p>
          </table:table-cell>
          <table:table-cell table:style-name="ce346"/>
          <table:table-cell table:style-name="ce365" office:value-type="string" calcext:value-type="string">
            <text:p><text:a xlink:href="mailto:fernando.avelar@kot.com.br" xlink:type="simple">fernando.avelar@kot.com.br</text:a> </text:p>
          </table:table-cell>
          <table:table-cell table:style-name="ce376" office:value-type="date" office:date-value="2019-01-18" calcext:value-type="date">
            <text:p>18/jan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24" calcext:value-type="float">
            <text:p>24</text:p>
          </table:table-cell>
          <table:table-cell table:style-name="ce326" office:value-type="string" calcext:value-type="string">
            <text:p>Fernando Henrique Lisa Caldas</text:p>
          </table:table-cell>
          <table:table-cell table:style-name="ce338" office:value-type="string" calcext:value-type="string">
            <text:p>FHC</text:p>
          </table:table-cell>
          <table:table-cell table:style-name="ce346" office:value-type="string" calcext:value-type="string">
            <text:p>99477-0522</text:p>
          </table:table-cell>
          <table:table-cell table:style-name="ce346" office:value-type="string" calcext:value-type="string">
            <text:p>3888-9829</text:p>
          </table:table-cell>
          <table:table-cell table:style-name="ce362" office:value-type="string" calcext:value-type="string">
            <text:p>fernando.henrique@kot.com.br</text:p>
          </table:table-cell>
          <table:table-cell table:style-name="ce376" office:value-type="date" office:date-value="2017-11-22" calcext:value-type="date">
            <text:p>22/nov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25" calcext:value-type="float">
            <text:p>25</text:p>
          </table:table-cell>
          <table:table-cell table:style-name="ce326" office:value-type="string" calcext:value-type="string">
            <text:p>Gabriel Cabral Verdan de Souza</text:p>
          </table:table-cell>
          <table:table-cell table:style-name="ce338" office:value-type="string" calcext:value-type="string">
            <text:p>GCV</text:p>
          </table:table-cell>
          <table:table-cell table:style-name="ce346" office:value-type="string" calcext:value-type="string">
            <text:p>98794-2811</text:p>
          </table:table-cell>
          <table:table-cell table:style-name="ce346"/>
          <table:table-cell table:style-name="ce364" office:value-type="string" calcext:value-type="string">
            <text:p><text:a xlink:href="mailto:gabriel.cabral@kot.com.br" xlink:type="simple">gabriel.cabral@kot.com.br</text:a></text:p>
          </table:table-cell>
          <table:table-cell table:style-name="ce376" office:value-type="date" office:date-value="2020-08-01" calcext:value-type="date">
            <text:p>01/ago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26" calcext:value-type="float">
            <text:p>26</text:p>
          </table:table-cell>
          <table:table-cell table:style-name="ce326" office:value-type="string" calcext:value-type="string">
            <text:p>Gabriel Lopes Gontijo de Amorim</text:p>
          </table:table-cell>
          <table:table-cell table:style-name="ce338" office:value-type="string" calcext:value-type="string">
            <text:p>GLG</text:p>
          </table:table-cell>
          <table:table-cell table:style-name="ce345" office:value-type="string" calcext:value-type="string">
            <text:p>98238-6964 </text:p>
          </table:table-cell>
          <table:table-cell table:style-name="ce346"/>
          <table:table-cell table:style-name="ce366" office:value-type="string" calcext:value-type="string">
            <text:p><text:a xlink:href="mailto:gabriel.lopes@kot.com.br" xlink:type="simple">gabriel.lopes@kot.com.br</text:a> </text:p>
          </table:table-cell>
          <table:table-cell table:style-name="ce376" office:value-type="date" office:date-value="2021-10-07" calcext:value-type="date">
            <text:p>07/out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27" calcext:value-type="float">
            <text:p>27</text:p>
          </table:table-cell>
          <table:table-cell table:style-name="ce326" office:value-type="string" calcext:value-type="string">
            <text:p>Gabriel Nóbrega de Azevedo Cortes</text:p>
          </table:table-cell>
          <table:table-cell table:style-name="ce338" office:value-type="string" calcext:value-type="string">
            <text:p>GNA</text:p>
          </table:table-cell>
          <table:table-cell table:style-name="ce346" office:value-type="string" calcext:value-type="string">
            <text:p>(79) 99939-0102</text:p>
          </table:table-cell>
          <table:table-cell table:style-name="ce346"/>
          <table:table-cell table:style-name="ce366" office:value-type="string" calcext:value-type="string">
            <text:p><text:a xlink:href="mailto:gabriel.nobrega@kot.com.br" xlink:type="simple">gabriel.nobrega@kot.com.br</text:a> </text:p>
          </table:table-cell>
          <table:table-cell table:style-name="ce376" office:value-type="date" office:date-value="2020-06-25" calcext:value-type="date">
            <text:p>25/jun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28" calcext:value-type="float">
            <text:p>28</text:p>
          </table:table-cell>
          <table:table-cell table:style-name="ce326" office:value-type="string" calcext:value-type="string">
            <text:p>Gabriel Perinni Gatti</text:p>
          </table:table-cell>
          <table:table-cell table:style-name="ce338" office:value-type="string" calcext:value-type="string">
            <text:p>GPG</text:p>
          </table:table-cell>
          <table:table-cell table:style-name="ce345" office:value-type="string" calcext:value-type="string">
            <text:p>99267-6388 </text:p>
          </table:table-cell>
          <table:table-cell table:style-name="ce346"/>
          <table:table-cell table:style-name="ce366" office:value-type="string" calcext:value-type="string">
            <text:p><text:a xlink:href="mailto:gabriel.perinni@kot.com.br" xlink:type="simple">gabriel.perinni@kot.com.br</text:a> </text:p>
          </table:table-cell>
          <table:table-cell table:style-name="ce376" office:value-type="date" office:date-value="2021-09-06" calcext:value-type="date">
            <text:p>06/set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29" calcext:value-type="float">
            <text:p>29</text:p>
          </table:table-cell>
          <table:table-cell table:style-name="ce328" office:value-type="string" calcext:value-type="string">
            <text:p>Gabriel Sales Pereira</text:p>
          </table:table-cell>
          <table:table-cell table:style-name="ce338" office:value-type="string" calcext:value-type="string">
            <text:p>GSP</text:p>
          </table:table-cell>
          <table:table-cell table:style-name="ce347" office:value-type="string" calcext:value-type="string">
            <text:p>97123-2861</text:p>
          </table:table-cell>
          <table:table-cell table:style-name="ce346"/>
          <table:table-cell table:style-name="ce365" office:value-type="string" calcext:value-type="string">
            <text:p><text:a xlink:href="mailto:gabriel.sales@kot.com.br" xlink:type="simple">gabriel.sales@kot.com.br</text:a></text:p>
          </table:table-cell>
          <table:table-cell table:style-name="ce376" office:value-type="date" office:date-value="2020-01-22" calcext:value-type="date">
            <text:p>22/jan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30" calcext:value-type="float">
            <text:p>30</text:p>
          </table:table-cell>
          <table:table-cell table:style-name="ce328" office:value-type="string" calcext:value-type="string">
            <text:p>Gabriela Miranda do Carmo </text:p>
          </table:table-cell>
          <table:table-cell table:style-name="ce338" office:value-type="string" calcext:value-type="string">
            <text:p>GMC</text:p>
          </table:table-cell>
          <table:table-cell table:style-name="ce347" office:value-type="string" calcext:value-type="string">
            <text:p>99273-3093 </text:p>
          </table:table-cell>
          <table:table-cell table:style-name="ce346"/>
          <table:table-cell table:style-name="ce365" office:value-type="string" calcext:value-type="string">
            <text:p><text:a xlink:href="mailto:gabriela.miranda@kot.com.br" xlink:type="simple">gabriela.miranda@kot.com.br</text:a> </text:p>
          </table:table-cell>
          <table:table-cell table:style-name="ce376" office:value-type="date" office:date-value="2020-02-26" calcext:value-type="date">
            <text:p>26/fev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31" calcext:value-type="float">
            <text:p>31</text:p>
          </table:table-cell>
          <table:table-cell table:style-name="ce328" office:value-type="string" calcext:value-type="string">
            <text:p>Gabriela Pereira Viana</text:p>
          </table:table-cell>
          <table:table-cell table:style-name="ce338" office:value-type="string" calcext:value-type="string">
            <text:p>GPV</text:p>
          </table:table-cell>
          <table:table-cell table:style-name="ce345" office:value-type="string" calcext:value-type="string">
            <text:p>(27) 99238-1911 </text:p>
          </table:table-cell>
          <table:table-cell table:style-name="ce346"/>
          <table:table-cell table:style-name="ce366" office:value-type="string" calcext:value-type="string">
            <text:p><text:a xlink:href="mailto:gabriela.pereira@kot.com.br" xlink:type="simple">gabriela.pereira@kot.com.br</text:a> </text:p>
          </table:table-cell>
          <table:table-cell table:style-name="ce376" office:value-type="date" office:date-value="2021-01-24" calcext:value-type="date">
            <text:p>24/jan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32" calcext:value-type="float">
            <text:p>32</text:p>
          </table:table-cell>
          <table:table-cell table:style-name="ce328" office:value-type="string" calcext:value-type="string">
            <text:p>Geovanne Ronald Airesb de Oliveira Silva</text:p>
          </table:table-cell>
          <table:table-cell table:style-name="ce338" office:value-type="string" calcext:value-type="string">
            <text:p>GRO</text:p>
          </table:table-cell>
          <table:table-cell table:style-name="ce347" office:value-type="string" calcext:value-type="string">
            <text:p>97566-0826</text:p>
          </table:table-cell>
          <table:table-cell table:style-name="ce346"/>
          <table:table-cell table:style-name="ce365" office:value-type="string" calcext:value-type="string">
            <text:p><text:a xlink:href="mailto:geovanne@kot.com.br" xlink:type="simple">geovanne@kot.com.br</text:a></text:p>
          </table:table-cell>
          <table:table-cell table:style-name="ce376" office:value-type="date" office:date-value="2020-12-22" calcext:value-type="date">
            <text:p>22/dez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33" calcext:value-type="float">
            <text:p>33</text:p>
          </table:table-cell>
          <table:table-cell table:style-name="ce326" office:value-type="string" calcext:value-type="string">
            <text:p>Geraldo Lucas Pugialli de Paiva </text:p>
          </table:table-cell>
          <table:table-cell table:style-name="ce338" office:value-type="string" calcext:value-type="string">
            <text:p>GEP</text:p>
          </table:table-cell>
          <table:table-cell table:style-name="ce346" office:value-type="string" calcext:value-type="string">
            <text:p>99208-7389</text:p>
          </table:table-cell>
          <table:table-cell table:style-name="ce346" office:value-type="string" calcext:value-type="string">
            <text:p>-</text:p>
          </table:table-cell>
          <table:table-cell table:style-name="ce364" office:value-type="string" calcext:value-type="string">
            <text:p><text:span text:style-name="T9"><text:a xlink:href="mailto:geraldo@kot.com.br" xlink:type="simple">geraldo@kot.com.br</text:a></text:span></text:p>
          </table:table-cell>
          <table:table-cell table:style-name="ce376" office:value-type="date" office:date-value="2018-07-06" calcext:value-type="date">
            <text:p>06/jul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34" calcext:value-type="float">
            <text:p>34</text:p>
          </table:table-cell>
          <table:table-cell table:style-name="ce326" office:value-type="string" calcext:value-type="string">
            <text:p>Gilson Ferreira</text:p>
          </table:table-cell>
          <table:table-cell table:style-name="ce338" office:value-type="string" calcext:value-type="string">
            <text:p>GF</text:p>
          </table:table-cell>
          <table:table-cell table:style-name="ce346" office:value-type="string" calcext:value-type="string">
            <text:p>99921-9444</text:p>
          </table:table-cell>
          <table:table-cell table:style-name="ce346"/>
          <table:table-cell table:style-name="ce366" office:value-type="string" calcext:value-type="string">
            <text:p><text:a xlink:href="mailto:gilson@kot.com.br" xlink:type="simple">gilson@kot.com.br</text:a> </text:p>
          </table:table-cell>
          <table:table-cell table:style-name="ce376" office:value-type="date" office:date-value="2021-03-30" calcext:value-type="date">
            <text:p>30/ma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35" calcext:value-type="float">
            <text:p>35</text:p>
          </table:table-cell>
          <table:table-cell table:style-name="ce326" office:value-type="string" calcext:value-type="string">
            <text:p>Guilherme Bandeira Moreira Jorge de Moura</text:p>
          </table:table-cell>
          <table:table-cell table:style-name="ce338" office:value-type="string" calcext:value-type="string">
            <text:p>GBM</text:p>
          </table:table-cell>
          <table:table-cell table:style-name="ce346" office:value-type="string" calcext:value-type="string">
            <text:p>(14) 99825-2977</text:p>
          </table:table-cell>
          <table:table-cell table:style-name="ce346"/>
          <table:table-cell table:style-name="ce366" office:value-type="string" calcext:value-type="string">
            <text:p><text:a xlink:href="mailto:guilherme.bandeira@kot.com.br" xlink:type="simple">guilherme.bandeira@kot.com.br</text:a> </text:p>
          </table:table-cell>
          <table:table-cell table:style-name="ce376" office:value-type="date" office:date-value="2020-06-18" calcext:value-type="date">
            <text:p>18/jun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36" calcext:value-type="float">
            <text:p>36</text:p>
          </table:table-cell>
          <table:table-cell table:style-name="ce326" office:value-type="string" calcext:value-type="string">
            <text:p>Guilherme Braggio Borges</text:p>
          </table:table-cell>
          <table:table-cell table:style-name="ce338" office:value-type="string" calcext:value-type="string">
            <text:p>GBB</text:p>
          </table:table-cell>
          <table:table-cell table:style-name="ce345" office:value-type="string" calcext:value-type="string">
            <text:p>(27) 99976-6316 </text:p>
          </table:table-cell>
          <table:table-cell table:style-name="ce346"/>
          <table:table-cell table:style-name="ce366" office:value-type="string" calcext:value-type="string">
            <text:p><text:a xlink:href="mailto:guilherme.braggio@kot.com.br" xlink:type="simple">guilherme.braggio@kot.com.br</text:a> </text:p>
          </table:table-cell>
          <table:table-cell table:style-name="ce376" office:value-type="date" office:date-value="2021-03-26" calcext:value-type="date">
            <text:p>26/ma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37" calcext:value-type="float">
            <text:p>37</text:p>
          </table:table-cell>
          <table:table-cell table:style-name="ce328" office:value-type="string" calcext:value-type="string">
            <text:p>Guilherme Henrique Leite Viana </text:p>
          </table:table-cell>
          <table:table-cell table:style-name="ce338" office:value-type="string" calcext:value-type="string">
            <text:p>GLV</text:p>
          </table:table-cell>
          <table:table-cell table:style-name="ce347" office:value-type="string" calcext:value-type="string">
            <text:p>99486-3997 </text:p>
          </table:table-cell>
          <table:table-cell table:style-name="ce346"/>
          <table:table-cell table:style-name="ce365" office:value-type="string" calcext:value-type="string">
            <text:p><text:a xlink:href="mailto:guilherme.henrique@kot.com.br" xlink:type="simple">guilherme.henrique@kot.com.br</text:a> </text:p>
          </table:table-cell>
          <table:table-cell table:style-name="ce376" office:value-type="date" office:date-value="2019-08-27" calcext:value-type="date">
            <text:p>27/ago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38" calcext:value-type="float">
            <text:p>38</text:p>
          </table:table-cell>
          <table:table-cell table:style-name="ce328" office:value-type="string" calcext:value-type="string">
            <text:p>Guilherme Nogueira de Mello </text:p>
          </table:table-cell>
          <table:table-cell table:style-name="ce338" office:value-type="string" calcext:value-type="string">
            <text:p>GNM</text:p>
          </table:table-cell>
          <table:table-cell table:style-name="ce347" office:value-type="string" calcext:value-type="string">
            <text:p>99467-3737 </text:p>
          </table:table-cell>
          <table:table-cell table:style-name="ce346"/>
          <table:table-cell table:style-name="ce365" office:value-type="string" calcext:value-type="string">
            <text:p><text:a xlink:href="mailto:guilherme.nogueira@kot.com.br" xlink:type="simple">guilherme.nogueira@kot.com.br</text:a> </text:p>
          </table:table-cell>
          <table:table-cell table:style-name="ce376" office:value-type="date" office:date-value="2019-07-21" calcext:value-type="date">
            <text:p>21/jul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39" calcext:value-type="float">
            <text:p>39</text:p>
          </table:table-cell>
          <table:table-cell table:style-name="ce328" office:value-type="string" calcext:value-type="string">
            <text:p>Gustavo Ferreira Rocha Vilela </text:p>
          </table:table-cell>
          <table:table-cell table:style-name="ce338" office:value-type="string" calcext:value-type="string">
            <text:p>GFV</text:p>
          </table:table-cell>
          <table:table-cell table:style-name="ce347" office:value-type="string" calcext:value-type="string">
            <text:p>98960-1957 </text:p>
          </table:table-cell>
          <table:table-cell table:style-name="ce346"/>
          <table:table-cell table:style-name="ce365" office:value-type="string" calcext:value-type="string">
            <text:p><text:a xlink:href="mailto:gustavo.ferreira@kot.com.br" xlink:type="simple">gustavo.ferreira@kot.com.br</text:a> </text:p>
          </table:table-cell>
          <table:table-cell table:style-name="ce376" office:value-type="date" office:date-value="2019-12-17" calcext:value-type="date">
            <text:p>17/dez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40" calcext:value-type="float">
            <text:p>40</text:p>
          </table:table-cell>
          <table:table-cell table:style-name="ce326" office:value-type="string" calcext:value-type="string">
            <text:p>Heitor Sacconi Bonomo</text:p>
          </table:table-cell>
          <table:table-cell table:style-name="ce338" office:value-type="string" calcext:value-type="string">
            <text:p>HSB</text:p>
          </table:table-cell>
          <table:table-cell table:style-name="ce346" office:value-type="string" calcext:value-type="string">
            <text:p>99589-0903</text:p>
          </table:table-cell>
          <table:table-cell table:style-name="ce346" office:value-type="string" calcext:value-type="string">
            <text:p>-</text:p>
          </table:table-cell>
          <table:table-cell table:style-name="ce362" office:value-type="string" calcext:value-type="string">
            <text:p>heitor.bonomo@kot.com.br</text:p>
          </table:table-cell>
          <table:table-cell table:style-name="ce376" office:value-type="date" office:date-value="2017-07-08" calcext:value-type="date">
            <text:p>08/jul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41" calcext:value-type="float">
            <text:p>41</text:p>
          </table:table-cell>
          <table:table-cell table:style-name="ce326" office:value-type="string" calcext:value-type="string">
            <text:p>Henrique Oliveira Dias D’angelo Marsicano</text:p>
          </table:table-cell>
          <table:table-cell table:style-name="ce338" office:value-type="string" calcext:value-type="string">
            <text:p>HOD</text:p>
          </table:table-cell>
          <table:table-cell table:style-name="ce345" office:value-type="string" calcext:value-type="string">
            <text:p>99662-2924 </text:p>
          </table:table-cell>
          <table:table-cell table:style-name="ce346"/>
          <table:table-cell table:style-name="ce366" office:value-type="string" calcext:value-type="string">
            <text:p><text:a xlink:href="mailto:henrique.oliveira@kot.com.br" xlink:type="simple">henrique.oliveira@kot.com.br</text:a> </text:p>
          </table:table-cell>
          <table:table-cell table:style-name="ce376" office:value-type="date" office:date-value="2021-12-29" calcext:value-type="date">
            <text:p>29/dez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3">
          <table:table-cell table:style-name="ce317" office:value-type="float" office:value="42" calcext:value-type="float">
            <text:p>42</text:p>
          </table:table-cell>
          <table:table-cell table:style-name="ce328" office:value-type="string" calcext:value-type="string">
            <text:p>Herlem Xavier da Silva </text:p>
          </table:table-cell>
          <table:table-cell table:style-name="ce338" office:value-type="string" calcext:value-type="string">
            <text:p>HXS</text:p>
          </table:table-cell>
          <table:table-cell table:style-name="ce347" office:value-type="string" calcext:value-type="string">
            <text:p>98541-0475 </text:p>
          </table:table-cell>
          <table:table-cell table:style-name="ce346"/>
          <table:table-cell table:style-name="ce365" office:value-type="string" calcext:value-type="string">
            <text:p><text:a xlink:href="mailto:herlem@kot.com.br" xlink:type="simple">herlem@kot.com.br</text:a> </text:p>
          </table:table-cell>
          <table:table-cell table:style-name="ce376" office:value-type="date" office:date-value="2020-03-03" calcext:value-type="date">
            <text:p>03/ma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43" calcext:value-type="float">
            <text:p>43</text:p>
          </table:table-cell>
          <table:table-cell table:style-name="ce326" office:value-type="string" calcext:value-type="string">
            <text:p>Heyder Francisco da Silva</text:p>
          </table:table-cell>
          <table:table-cell table:style-name="ce338" office:value-type="string" calcext:value-type="string">
            <text:p>HFS</text:p>
          </table:table-cell>
          <table:table-cell table:style-name="ce346" office:value-type="string" calcext:value-type="string">
            <text:p><text:s/>99176-5110</text:p>
          </table:table-cell>
          <table:table-cell table:style-name="ce346" office:value-type="string" calcext:value-type="string">
            <text:p>3445-4433</text:p>
          </table:table-cell>
          <table:table-cell table:style-name="ce362" office:value-type="string" calcext:value-type="string">
            <text:p>heyder@kot.com.br</text:p>
          </table:table-cell>
          <table:table-cell table:style-name="ce376" office:value-type="date" office:date-value="2012-06-16" calcext:value-type="date">
            <text:p>16/jun</text:p>
          </table:table-cell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44" calcext:value-type="float">
            <text:p>44</text:p>
          </table:table-cell>
          <table:table-cell table:style-name="ce326" office:value-type="string" calcext:value-type="string">
            <text:p>Hugo Augusto dos Santos</text:p>
          </table:table-cell>
          <table:table-cell table:style-name="ce338" office:value-type="string" calcext:value-type="string">
            <text:p>HAS</text:p>
          </table:table-cell>
          <table:table-cell table:style-name="ce346" office:value-type="string" calcext:value-type="string">
            <text:p>98716-5277</text:p>
          </table:table-cell>
          <table:table-cell table:style-name="ce346" office:value-type="string" calcext:value-type="string">
            <text:p>3461-8080</text:p>
          </table:table-cell>
          <table:table-cell table:style-name="ce362" office:value-type="string" calcext:value-type="string">
            <text:p><text:span text:style-name="T9"><text:a xlink:href="mailto:hugo.augusto@kot.com.br" xlink:type="simple">hugo.augusto@kot.com.br</text:a></text:span></text:p>
          </table:table-cell>
          <table:table-cell table:style-name="ce376" office:value-type="date" office:date-value="2018-09-06" calcext:value-type="date">
            <text:p>06/set</text:p>
          </table:table-cell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45" calcext:value-type="float">
            <text:p>45</text:p>
          </table:table-cell>
          <table:table-cell table:style-name="ce326" office:value-type="string" calcext:value-type="string">
            <text:p>Hugo Martins Vaz Silva</text:p>
          </table:table-cell>
          <table:table-cell table:style-name="ce338" office:value-type="string" calcext:value-type="string">
            <text:p>HMV</text:p>
          </table:table-cell>
          <table:table-cell table:style-name="ce347" office:value-type="string" calcext:value-type="string">
            <text:p>97557-5898 </text:p>
          </table:table-cell>
          <table:table-cell table:style-name="ce347"/>
          <table:table-cell table:style-name="ce367" office:value-type="string" calcext:value-type="string">
            <text:p><text:a xlink:href="mailto:hugo.martins@kot.com.br" xlink:type="simple">hugo.martins@kot.com.br</text:a> </text:p>
          </table:table-cell>
          <table:table-cell table:style-name="ce376" office:value-type="date" office:date-value="2020-02-25" calcext:value-type="date">
            <text:p>25/fev</text:p>
          </table:table-cell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46" calcext:value-type="float">
            <text:p>46</text:p>
          </table:table-cell>
          <table:table-cell table:style-name="ce326" office:value-type="string" calcext:value-type="string">
            <text:p>Igor Gouvea Favero </text:p>
          </table:table-cell>
          <table:table-cell table:style-name="ce338" office:value-type="string" calcext:value-type="string">
            <text:p>IGF</text:p>
          </table:table-cell>
          <table:table-cell table:style-name="ce346" office:value-type="string" calcext:value-type="string">
            <text:p>99529-2060</text:p>
          </table:table-cell>
          <table:table-cell table:style-name="ce346" office:value-type="string" calcext:value-type="string">
            <text:p>-</text:p>
          </table:table-cell>
          <table:table-cell table:style-name="ce362" office:value-type="string" calcext:value-type="string">
            <text:p>igor.favero@kot.com.br</text:p>
          </table:table-cell>
          <table:table-cell table:style-name="ce376" office:value-type="date" office:date-value="2017-09-14" calcext:value-type="date">
            <text:p>14/set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47" calcext:value-type="float">
            <text:p>47</text:p>
          </table:table-cell>
          <table:table-cell table:style-name="ce326" office:value-type="string" calcext:value-type="string">
            <text:p>Igor Magniezi de Almeida</text:p>
          </table:table-cell>
          <table:table-cell table:style-name="ce338" office:value-type="string" calcext:value-type="string">
            <text:p>IMA</text:p>
          </table:table-cell>
          <table:table-cell table:style-name="ce346" office:value-type="string" calcext:value-type="string">
            <text:p>(24) 99844-6773</text:p>
          </table:table-cell>
          <table:table-cell table:style-name="ce346"/>
          <table:table-cell table:style-name="ce366" office:value-type="string" calcext:value-type="string">
            <text:p><text:a xlink:href="mailto:igor.magniezi@kot.com.br" xlink:type="simple">igor.magniezi@kot.com.br</text:a> </text:p>
          </table:table-cell>
          <table:table-cell table:style-name="ce376" office:value-type="date" office:date-value="2020-03-01" calcext:value-type="date">
            <text:p>01/ma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48" calcext:value-type="float">
            <text:p>48</text:p>
          </table:table-cell>
          <table:table-cell table:style-name="ce326" office:value-type="string" calcext:value-type="string">
            <text:p>Isabella Bertolino</text:p>
          </table:table-cell>
          <table:table-cell table:style-name="ce338" office:value-type="string" calcext:value-type="string">
            <text:p>IB</text:p>
          </table:table-cell>
          <table:table-cell table:style-name="ce346" office:value-type="string" calcext:value-type="string">
            <text:p>(32) 98892-2339</text:p>
          </table:table-cell>
          <table:table-cell table:style-name="ce346"/>
          <table:table-cell table:style-name="ce362" office:value-type="string" calcext:value-type="string">
            <text:p><text:a xlink:href="mailto:isabella@kot.com.br" xlink:type="simple">isabella@kot.com.br</text:a></text:p>
          </table:table-cell>
          <table:table-cell table:style-name="ce376" office:value-type="date" office:date-value="2020-01-24" calcext:value-type="date">
            <text:p>24/jan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49" calcext:value-type="float">
            <text:p>49</text:p>
          </table:table-cell>
          <table:table-cell table:style-name="ce326" office:value-type="string" calcext:value-type="string">
            <text:p>Italo Henrique Machado da Silva</text:p>
          </table:table-cell>
          <table:table-cell table:style-name="ce338" office:value-type="string" calcext:value-type="string">
            <text:p>IHM</text:p>
          </table:table-cell>
          <table:table-cell table:style-name="ce346" office:value-type="string" calcext:value-type="string">
            <text:p>99857-9711</text:p>
          </table:table-cell>
          <table:table-cell table:style-name="ce346"/>
          <table:table-cell table:style-name="ce366" office:value-type="string" calcext:value-type="string">
            <text:p><text:a xlink:href="mailto:italo@kot.com.br" xlink:type="simple">italo@kot.com.br</text:a> </text:p>
          </table:table-cell>
          <table:table-cell table:style-name="ce376" office:value-type="date" office:date-value="2020-06-07" calcext:value-type="date">
            <text:p>07/jun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50" calcext:value-type="float">
            <text:p>50</text:p>
          </table:table-cell>
          <table:table-cell table:style-name="ce326" office:value-type="string" calcext:value-type="string">
            <text:p>Janine Fátima do Carmo</text:p>
          </table:table-cell>
          <table:table-cell table:style-name="ce338" office:value-type="string" calcext:value-type="string">
            <text:p>JFC</text:p>
          </table:table-cell>
          <table:table-cell table:style-name="ce346" table:number-columns-repeated="2"/>
          <table:table-cell table:style-name="ce366" office:value-type="string" calcext:value-type="string">
            <text:p><text:a xlink:href="mailto:janine@kot.com.br" xlink:type="simple">janine@kot.com.br</text:a> </text:p>
          </table:table-cell>
          <table:table-cell table:style-name="ce376" office:value-type="date" office:date-value="2021-02-19" calcext:value-type="date">
            <text:p>19/fev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51" calcext:value-type="float">
            <text:p>51</text:p>
          </table:table-cell>
          <table:table-cell table:style-name="ce326" office:value-type="string" calcext:value-type="string">
            <text:p>Jessé Pereira Junior</text:p>
          </table:table-cell>
          <table:table-cell table:style-name="ce338" office:value-type="string" calcext:value-type="string">
            <text:p>JPJ</text:p>
          </table:table-cell>
          <table:table-cell table:style-name="ce346" office:value-type="string" calcext:value-type="string">
            <text:p>(27) 99767-0316</text:p>
          </table:table-cell>
          <table:table-cell table:style-name="ce346" office:value-type="string" calcext:value-type="string">
            <text:p>(27) 98828-7916</text:p>
          </table:table-cell>
          <table:table-cell table:style-name="ce366" office:value-type="string" calcext:value-type="string">
            <text:p><text:a xlink:href="mailto:jesse@kot.com.br" xlink:type="simple">jesse@kot.com.br</text:a> </text:p>
          </table:table-cell>
          <table:table-cell table:style-name="ce376" office:value-type="date" office:date-value="2020-02-01" calcext:value-type="date">
            <text:p>01/fev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52" calcext:value-type="float">
            <text:p>52</text:p>
          </table:table-cell>
          <table:table-cell table:style-name="ce326" office:value-type="string" calcext:value-type="string">
            <text:p>João Lucas Lopes Evangelista</text:p>
          </table:table-cell>
          <table:table-cell table:style-name="ce338" office:value-type="string" calcext:value-type="string">
            <text:p>JLL</text:p>
          </table:table-cell>
          <table:table-cell table:style-name="ce346" office:value-type="string" calcext:value-type="string">
            <text:p>98203-2259</text:p>
          </table:table-cell>
          <table:table-cell table:style-name="ce346"/>
          <table:table-cell table:style-name="ce366" office:value-type="string" calcext:value-type="string">
            <text:p><text:a xlink:href="mailto:joao.lucas@kot.com.br" xlink:type="simple">joao.lucas@kot.com.br</text:a> </text:p>
          </table:table-cell>
          <table:table-cell table:style-name="ce376" office:value-type="date" office:date-value="2020-11-11" calcext:value-type="date">
            <text:p>11/nov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53" calcext:value-type="float">
            <text:p>53</text:p>
          </table:table-cell>
          <table:table-cell table:style-name="ce328" office:value-type="string" calcext:value-type="string">
            <text:p>João Vitor Gomes Santana Pereira </text:p>
          </table:table-cell>
          <table:table-cell table:style-name="ce338" office:value-type="string" calcext:value-type="string">
            <text:p>JVG</text:p>
          </table:table-cell>
          <table:table-cell table:style-name="ce347" office:value-type="string" calcext:value-type="string">
            <text:p>97542-9608 </text:p>
          </table:table-cell>
          <table:table-cell table:style-name="ce346"/>
          <table:table-cell table:style-name="ce365" office:value-type="string" calcext:value-type="string">
            <text:p><text:a xlink:href="mailto:joao.gomes@kot.com.br" xlink:type="simple">joao.gomes@kot.com.br</text:a></text:p>
          </table:table-cell>
          <table:table-cell table:style-name="ce376" office:value-type="date" office:date-value="2019-04-28" calcext:value-type="date">
            <text:p>28/ab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54" calcext:value-type="float">
            <text:p>54</text:p>
          </table:table-cell>
          <table:table-cell table:style-name="ce326" office:value-type="string" calcext:value-type="string">
            <text:p>Leonardo da Silva Borges Moreira</text:p>
          </table:table-cell>
          <table:table-cell table:style-name="ce338" office:value-type="string" calcext:value-type="string">
            <text:p>LSB</text:p>
          </table:table-cell>
          <table:table-cell table:style-name="ce345" office:value-type="string" calcext:value-type="string">
            <text:p>99922-2624 </text:p>
          </table:table-cell>
          <table:table-cell table:style-name="ce346"/>
          <table:table-cell table:style-name="ce368" office:value-type="string" calcext:value-type="string">
            <text:p><text:a xlink:href="mailto:leonardo.silva@kot.com.br" xlink:type="simple">leonardo.silva@kot.com.br</text:a> </text:p>
          </table:table-cell>
          <table:table-cell table:style-name="ce376" office:value-type="date" office:date-value="2021-04-06" calcext:value-type="date">
            <text:p>06/ab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55" calcext:value-type="float">
            <text:p>55</text:p>
          </table:table-cell>
          <table:table-cell table:style-name="ce326" office:value-type="string" calcext:value-type="string">
            <text:p>Leonardo de Carvalho Ferreira</text:p>
          </table:table-cell>
          <table:table-cell table:style-name="ce338" office:value-type="string" calcext:value-type="string">
            <text:p>LCF</text:p>
          </table:table-cell>
          <table:table-cell table:style-name="ce345" office:value-type="string" calcext:value-type="string">
            <text:p>99913-5929 </text:p>
          </table:table-cell>
          <table:table-cell table:style-name="ce346"/>
          <table:table-cell table:style-name="ce368" office:value-type="string" calcext:value-type="string">
            <text:p><text:a xlink:href="mailto:leonardo.carvalho@kot.com.br" xlink:type="simple">leonardo.carvalho@kot.com.br</text:a> </text:p>
          </table:table-cell>
          <table:table-cell table:style-name="ce376" office:value-type="date" office:date-value="2021-11-25" calcext:value-type="date">
            <text:p>25/nov</text:p>
          </table:table-cell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56" calcext:value-type="float">
            <text:p>56</text:p>
          </table:table-cell>
          <table:table-cell table:style-name="ce326" office:value-type="string" calcext:value-type="string">
            <text:p>Livia Santos Luzia</text:p>
          </table:table-cell>
          <table:table-cell table:style-name="ce338" office:value-type="string" calcext:value-type="string">
            <text:p>LSS</text:p>
          </table:table-cell>
          <table:table-cell table:style-name="ce345" office:value-type="string" calcext:value-type="string">
            <text:p>(98) 98244-7511</text:p>
          </table:table-cell>
          <table:table-cell table:style-name="ce346"/>
          <table:table-cell table:style-name="ce366" office:value-type="string" calcext:value-type="string">
            <text:p><text:a xlink:href="mailto:livia.santos@kot.com.br" xlink:type="simple">livia.santos@kot.com.br</text:a> </text:p>
          </table:table-cell>
          <table:table-cell table:style-name="ce376" office:value-type="date" office:date-value="2021-06-08" calcext:value-type="date">
            <text:p>08/jun</text:p>
          </table:table-cell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57" calcext:value-type="float">
            <text:p>57</text:p>
          </table:table-cell>
          <table:table-cell table:style-name="ce326" office:value-type="string" calcext:value-type="string">
            <text:p>Lorenço Ludgero</text:p>
          </table:table-cell>
          <table:table-cell table:style-name="ce338" office:value-type="string" calcext:value-type="string">
            <text:p>LL</text:p>
          </table:table-cell>
          <table:table-cell table:style-name="ce346" office:value-type="string" calcext:value-type="string">
            <text:p>98745-3541</text:p>
          </table:table-cell>
          <table:table-cell table:style-name="ce346" office:value-type="string" calcext:value-type="string">
            <text:p>-</text:p>
          </table:table-cell>
          <table:table-cell table:style-name="ce362" office:value-type="string" calcext:value-type="string">
            <text:p><text:span text:style-name="T9"><text:a xlink:href="mailto:lorenco@kot.com.br" xlink:type="simple">lorenco@kot.com.br</text:a></text:span></text:p>
          </table:table-cell>
          <table:table-cell table:style-name="ce376" office:value-type="date" office:date-value="2018-09-26" calcext:value-type="date">
            <text:p>26/set</text:p>
          </table:table-cell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58" calcext:value-type="float">
            <text:p>58</text:p>
          </table:table-cell>
          <table:table-cell table:style-name="ce329" office:value-type="string" calcext:value-type="string">
            <text:p>Lucas Ferreira Machado</text:p>
          </table:table-cell>
          <table:table-cell table:style-name="ce338" office:value-type="string" calcext:value-type="string">
            <text:p>LFM</text:p>
          </table:table-cell>
          <table:table-cell table:style-name="ce348" office:value-type="string" calcext:value-type="string">
            <text:p>98208-0208</text:p>
          </table:table-cell>
          <table:table-cell table:style-name="ce346"/>
          <table:table-cell table:style-name="ce365" office:value-type="string" calcext:value-type="string">
            <text:p><text:a xlink:href="mailto:lucas.ferreira@kot.com.br" xlink:type="simple">lucas.ferreira@kot.com.br</text:a></text:p>
          </table:table-cell>
          <table:table-cell table:style-name="ce376" office:value-type="date" office:date-value="2020-09-29" calcext:value-type="date">
            <text:p>29/set</text:p>
          </table:table-cell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59" calcext:value-type="float">
            <text:p>59</text:p>
          </table:table-cell>
          <table:table-cell table:style-name="ce329" office:value-type="string" calcext:value-type="string">
            <text:p>Lucas Minici Dumont Prado</text:p>
          </table:table-cell>
          <table:table-cell table:style-name="ce338" office:value-type="string" calcext:value-type="string">
            <text:p>LMD</text:p>
          </table:table-cell>
          <table:table-cell table:style-name="ce348" office:value-type="string" calcext:value-type="string">
            <text:p>99578-8626 </text:p>
          </table:table-cell>
          <table:table-cell table:style-name="ce346"/>
          <table:table-cell table:style-name="ce366" office:value-type="string" calcext:value-type="string">
            <text:p><text:a xlink:href="mailto:lucas.minici@kot.com.br" xlink:type="simple">lucas.minici@kot.com.br</text:a> </text:p>
          </table:table-cell>
          <table:table-cell table:style-name="ce376" office:value-type="date" office:date-value="2021-07-17" calcext:value-type="date">
            <text:p>17/jul</text:p>
          </table:table-cell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60" calcext:value-type="float">
            <text:p>60</text:p>
          </table:table-cell>
          <table:table-cell table:style-name="ce329" office:value-type="string" calcext:value-type="string">
            <text:p>Lucas Rezende Rosseto</text:p>
          </table:table-cell>
          <table:table-cell table:style-name="ce338" office:value-type="string" calcext:value-type="string">
            <text:p>LRR</text:p>
          </table:table-cell>
          <table:table-cell table:style-name="ce348" office:value-type="string" calcext:value-type="string">
            <text:p>99169-3537 </text:p>
          </table:table-cell>
          <table:table-cell table:style-name="ce346"/>
          <table:table-cell table:style-name="ce366" office:value-type="string" calcext:value-type="string">
            <text:p><text:a xlink:href="mailto:lucas.rezende@kot.com.br" xlink:type="simple">lucas.rezende@kot.com.br</text:a> </text:p>
          </table:table-cell>
          <table:table-cell table:style-name="ce376" office:value-type="date" office:date-value="2021-04-19" calcext:value-type="date">
            <text:p>19/abr</text:p>
          </table:table-cell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61" calcext:value-type="float">
            <text:p>61</text:p>
          </table:table-cell>
          <table:table-cell table:style-name="ce326" office:value-type="string" calcext:value-type="string">
            <text:p>Lucas Santiago Ferreira </text:p>
          </table:table-cell>
          <table:table-cell table:style-name="ce338" office:value-type="string" calcext:value-type="string">
            <text:p>LSF</text:p>
          </table:table-cell>
          <table:table-cell table:style-name="ce348" office:value-type="string" calcext:value-type="string">
            <text:p>99806-3956 </text:p>
          </table:table-cell>
          <table:table-cell table:style-name="ce346"/>
          <table:table-cell table:style-name="ce365" office:value-type="string" calcext:value-type="string">
            <text:p><text:a xlink:href="mailto:lucas.santiago@kot.com.br" xlink:type="simple">lucas.santiago@kot.com.br</text:a> </text:p>
          </table:table-cell>
          <table:table-cell table:style-name="ce376" office:value-type="date" office:date-value="2019-04-14" calcext:value-type="date">
            <text:p>14/abr</text:p>
          </table:table-cell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62" calcext:value-type="float">
            <text:p>62</text:p>
          </table:table-cell>
          <table:table-cell table:style-name="ce328" office:value-type="string" calcext:value-type="string">
            <text:p>Luis Gustavo Firmino Farias </text:p>
          </table:table-cell>
          <table:table-cell table:style-name="ce338" office:value-type="string" calcext:value-type="string">
            <text:p>LGF</text:p>
          </table:table-cell>
          <table:table-cell table:style-name="ce347" office:value-type="string" calcext:value-type="string">
            <text:p>99835-4348 </text:p>
          </table:table-cell>
          <table:table-cell table:style-name="ce346"/>
          <table:table-cell table:style-name="ce365" office:value-type="string" calcext:value-type="string">
            <text:p><text:a xlink:href="mailto:luis.gustavo@kot.com.br" xlink:type="simple">luis.gustavo@kot.com.br</text:a> </text:p>
          </table:table-cell>
          <table:table-cell table:style-name="ce376" office:value-type="date" office:date-value="2019-02-12" calcext:value-type="date">
            <text:p>12/fev</text:p>
          </table:table-cell>
          <table:table-cell table:style-name="ce378" table:number-columns-repeated="2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63" calcext:value-type="float">
            <text:p>63</text:p>
          </table:table-cell>
          <table:table-cell table:style-name="ce326" office:value-type="string" calcext:value-type="string">
            <text:p>Luiz Antônio Callegari Júnior </text:p>
          </table:table-cell>
          <table:table-cell table:style-name="ce338" office:value-type="string" calcext:value-type="string">
            <text:p>LCJ</text:p>
          </table:table-cell>
          <table:table-cell table:style-name="ce346" office:value-type="string" calcext:value-type="string">
            <text:p>99150-9390</text:p>
          </table:table-cell>
          <table:table-cell table:style-name="ce346" office:value-type="string" calcext:value-type="string">
            <text:p>3541-3761</text:p>
          </table:table-cell>
          <table:table-cell table:style-name="ce362" office:value-type="string" calcext:value-type="string">
            <text:p>luiz@kot.com.br</text:p>
          </table:table-cell>
          <table:table-cell table:style-name="ce376" office:value-type="date" office:date-value="2016-01-09" calcext:value-type="date">
            <text:p>09/jan</text:p>
          </table:table-cell>
          <table:table-cell table:style-name="ce378" table:number-columns-repeated="2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64" calcext:value-type="float">
            <text:p>64</text:p>
          </table:table-cell>
          <table:table-cell table:style-name="ce326" office:value-type="string" calcext:value-type="string">
            <text:p>Marcos Pais Barroso Filho</text:p>
          </table:table-cell>
          <table:table-cell table:style-name="ce338" office:value-type="string" calcext:value-type="string">
            <text:p>MPB</text:p>
          </table:table-cell>
          <table:table-cell table:style-name="ce346" office:value-type="string" calcext:value-type="string">
            <text:p>99195-0325 </text:p>
          </table:table-cell>
          <table:table-cell table:style-name="ce346"/>
          <table:table-cell table:style-name="ce326" office:value-type="string" calcext:value-type="string">
            <text:p><text:a xlink:href="mailto:marcos.pais@kot.com.br" xlink:type="simple">marcos.pais@kot.com.br</text:a> </text:p>
          </table:table-cell>
          <table:table-cell table:style-name="ce376" office:value-type="date" office:date-value="2020-09-24" calcext:value-type="date">
            <text:p>24/set</text:p>
          </table:table-cell>
          <table:table-cell table:style-name="ce378" table:number-columns-repeated="2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65" calcext:value-type="float">
            <text:p>65</text:p>
          </table:table-cell>
          <table:table-cell table:style-name="ce326" office:value-type="string" calcext:value-type="string">
            <text:p>Marcos Paulo de Figueiredo Maciel</text:p>
          </table:table-cell>
          <table:table-cell table:style-name="ce338" office:value-type="string" calcext:value-type="string">
            <text:p>MPF</text:p>
          </table:table-cell>
          <table:table-cell table:style-name="ce345" office:value-type="string" calcext:value-type="string">
            <text:p>98440-7244 </text:p>
          </table:table-cell>
          <table:table-cell table:style-name="ce346"/>
          <table:table-cell table:style-name="ce360" office:value-type="string" calcext:value-type="string">
            <text:p><text:a xlink:href="mailto:marcos.paulo@kot.com.br" xlink:type="simple">marcos.paulo@kot.com.br</text:a> </text:p>
          </table:table-cell>
          <table:table-cell table:style-name="ce376" office:value-type="date" office:date-value="2021-07-22" calcext:value-type="date">
            <text:p>22/jul</text:p>
          </table:table-cell>
          <table:table-cell table:style-name="ce378" table:number-columns-repeated="2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66" calcext:value-type="float">
            <text:p>66</text:p>
          </table:table-cell>
          <table:table-cell table:style-name="ce326" office:value-type="string" calcext:value-type="string">
            <text:p>Marcos Paulo Reis Lana Ferreira</text:p>
          </table:table-cell>
          <table:table-cell table:style-name="ce338" office:value-type="string" calcext:value-type="string">
            <text:p>MRL</text:p>
          </table:table-cell>
          <table:table-cell table:style-name="ce347" office:value-type="string" calcext:value-type="string">
            <text:p>93300-3538</text:p>
          </table:table-cell>
          <table:table-cell table:style-name="ce346"/>
          <table:table-cell table:style-name="ce365" office:value-type="string" calcext:value-type="string">
            <text:p><text:a xlink:href="mailto:marcos@kot.com.br" xlink:type="simple">marcos@kot.com.br</text:a> </text:p>
          </table:table-cell>
          <table:table-cell table:style-name="ce376" office:value-type="date" office:date-value="2019-05-18" calcext:value-type="date">
            <text:p>18/mai</text:p>
          </table:table-cell>
          <table:table-cell table:style-name="ce378" table:number-columns-repeated="2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67" calcext:value-type="float">
            <text:p>67</text:p>
          </table:table-cell>
          <table:table-cell table:style-name="ce326" office:value-type="string" calcext:value-type="string">
            <text:p>Marcus Henrique Cardoso de Souza</text:p>
          </table:table-cell>
          <table:table-cell table:style-name="ce338" office:value-type="string" calcext:value-type="string">
            <text:p>MHC</text:p>
          </table:table-cell>
          <table:table-cell table:style-name="ce347" office:value-type="string" calcext:value-type="string">
            <text:p>97503-9111</text:p>
          </table:table-cell>
          <table:table-cell table:style-name="ce346"/>
          <table:table-cell table:style-name="ce365" office:value-type="string" calcext:value-type="string">
            <text:p>marcus@kot.com.br</text:p>
          </table:table-cell>
          <table:table-cell table:style-name="ce376" office:value-type="date" office:date-value="2020-01-11" calcext:value-type="date">
            <text:p>11/jan</text:p>
          </table:table-cell>
          <table:table-cell table:style-name="ce378" table:number-columns-repeated="2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68" calcext:value-type="float">
            <text:p>68</text:p>
          </table:table-cell>
          <table:table-cell table:style-name="ce329" office:value-type="string" calcext:value-type="string">
            <text:p>Mariana Pereira Coelho</text:p>
          </table:table-cell>
          <table:table-cell table:style-name="ce338" office:value-type="string" calcext:value-type="string">
            <text:p>MPC</text:p>
          </table:table-cell>
          <table:table-cell table:style-name="ce348" office:value-type="string" calcext:value-type="string">
            <text:p>99594-2749</text:p>
          </table:table-cell>
          <table:table-cell table:style-name="ce346"/>
          <table:table-cell table:style-name="ce364" office:value-type="string" calcext:value-type="string">
            <text:p><text:span text:style-name="T9"><text:a xlink:href="mailto:mariana.peireira@kot.com.br" xlink:type="simple">mariana.pereira@kot.com.br</text:a></text:span></text:p>
          </table:table-cell>
          <table:table-cell table:style-name="ce376" office:value-type="date" office:date-value="2018-10-02" calcext:value-type="date">
            <text:p>02/out</text:p>
          </table:table-cell>
          <table:table-cell table:style-name="ce378" table:number-columns-repeated="2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69" calcext:value-type="float">
            <text:p>69</text:p>
          </table:table-cell>
          <table:table-cell table:style-name="ce326" office:value-type="string" calcext:value-type="string">
            <text:p>Marina Ferreira Lima</text:p>
          </table:table-cell>
          <table:table-cell table:style-name="ce338" office:value-type="string" calcext:value-type="string">
            <text:p>MFL</text:p>
          </table:table-cell>
          <table:table-cell table:style-name="ce346" office:value-type="string" calcext:value-type="string">
            <text:p>98232-1446</text:p>
          </table:table-cell>
          <table:table-cell table:style-name="ce346" office:value-type="string" calcext:value-type="string">
            <text:p>-</text:p>
          </table:table-cell>
          <table:table-cell table:style-name="ce362" office:value-type="string" calcext:value-type="string">
            <text:p>marina@kot.com.br</text:p>
          </table:table-cell>
          <table:table-cell table:style-name="ce376" office:value-type="date" office:date-value="2012-05-07" calcext:value-type="date">
            <text:p>07/mai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70" calcext:value-type="float">
            <text:p>70</text:p>
          </table:table-cell>
          <table:table-cell table:style-name="ce326" office:value-type="string" calcext:value-type="string">
            <text:p>Matheus de Oliveira Almeida</text:p>
          </table:table-cell>
          <table:table-cell table:style-name="ce338" office:value-type="string" calcext:value-type="string">
            <text:p>MOA</text:p>
          </table:table-cell>
          <table:table-cell table:style-name="ce346" office:value-type="string" calcext:value-type="string">
            <text:p>(98) 98215-6894</text:p>
          </table:table-cell>
          <table:table-cell table:style-name="ce346"/>
          <table:table-cell table:style-name="ce366" office:value-type="string" calcext:value-type="string">
            <text:p><text:a xlink:href="mailto:matheus.almeida@kot.com.br" xlink:type="simple">matheus.almeida@kot.com.br</text:a> </text:p>
          </table:table-cell>
          <table:table-cell table:style-name="ce376" office:value-type="date" office:date-value="2021-01-23" calcext:value-type="date">
            <text:p>23/jan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71" calcext:value-type="float">
            <text:p>71</text:p>
          </table:table-cell>
          <table:table-cell table:style-name="ce326" office:value-type="string" calcext:value-type="string">
            <text:p>Matheus de Souza Cunha</text:p>
          </table:table-cell>
          <table:table-cell table:style-name="ce338" office:value-type="string" calcext:value-type="string">
            <text:p>MSC</text:p>
          </table:table-cell>
          <table:table-cell table:style-name="ce345" office:value-type="string" calcext:value-type="string">
            <text:p>99760-8056 </text:p>
          </table:table-cell>
          <table:table-cell table:style-name="ce346"/>
          <table:table-cell table:style-name="ce366" office:value-type="string" calcext:value-type="string">
            <text:p><text:a xlink:href="mailto:matheus.souza@kot.com.br" xlink:type="simple">matheus.souza@kot.com.br</text:a> </text:p>
          </table:table-cell>
          <table:table-cell table:style-name="ce376" office:value-type="date" office:date-value="2021-11-04" calcext:value-type="date">
            <text:p>04/nov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72" calcext:value-type="float">
            <text:p>72</text:p>
          </table:table-cell>
          <table:table-cell table:style-name="ce326" office:value-type="string" calcext:value-type="string">
            <text:p>Matheus Henrique Ferreira Conde do Carmo</text:p>
          </table:table-cell>
          <table:table-cell table:style-name="ce338" office:value-type="string" calcext:value-type="string">
            <text:p>MHF</text:p>
          </table:table-cell>
          <table:table-cell table:style-name="ce345" office:value-type="string" calcext:value-type="string">
            <text:p>98368-0855</text:p>
          </table:table-cell>
          <table:table-cell table:style-name="ce346"/>
          <table:table-cell table:style-name="ce366" office:value-type="string" calcext:value-type="string">
            <text:p><text:a xlink:href="mailto:matheus.henrique@kot.com.br" xlink:type="simple">matheus.henrique@kot.com.br</text:a> </text:p>
          </table:table-cell>
          <table:table-cell table:style-name="ce376" office:value-type="date" office:date-value="2021-03-07" calcext:value-type="date">
            <text:p>07/ma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73" calcext:value-type="float">
            <text:p>73</text:p>
          </table:table-cell>
          <table:table-cell table:style-name="ce326" office:value-type="string" calcext:value-type="string">
            <text:p>Matheus Lourenço Coelho</text:p>
          </table:table-cell>
          <table:table-cell table:style-name="ce338" office:value-type="string" calcext:value-type="string">
            <text:p>MLC</text:p>
          </table:table-cell>
          <table:table-cell table:style-name="ce345" office:value-type="string" calcext:value-type="string">
            <text:p>98437-3338 </text:p>
          </table:table-cell>
          <table:table-cell table:style-name="ce346"/>
          <table:table-cell table:style-name="ce366" office:value-type="string" calcext:value-type="string">
            <text:p><text:a xlink:href="mailto:matheus.coelho@kot.com.br" xlink:type="simple">matheus.coelho@kot.com.br</text:a> </text:p>
          </table:table-cell>
          <table:table-cell table:style-name="ce376" office:value-type="date" office:date-value="2021-02-28" calcext:value-type="date">
            <text:p>28/fev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74" calcext:value-type="float">
            <text:p>74</text:p>
          </table:table-cell>
          <table:table-cell table:style-name="ce326" office:value-type="string" calcext:value-type="string">
            <text:p>Matheus Lourenço dos Santos Rosa</text:p>
          </table:table-cell>
          <table:table-cell table:style-name="ce338" office:value-type="string" calcext:value-type="string">
            <text:p>MLS</text:p>
          </table:table-cell>
          <table:table-cell table:style-name="ce346" office:value-type="string" calcext:value-type="string">
            <text:p>(12) 99138-3924</text:p>
          </table:table-cell>
          <table:table-cell table:style-name="ce346" office:value-type="string" calcext:value-type="string">
            <text:p>(62) 98316-0991</text:p>
          </table:table-cell>
          <table:table-cell table:style-name="ce362" office:value-type="string" calcext:value-type="string">
            <text:p><text:a xlink:href="mailto:matheus.lourenco@kot.com.br" xlink:type="simple">matheus.lourenco@kot.com.br</text:a></text:p>
          </table:table-cell>
          <table:table-cell table:style-name="ce376" office:value-type="date" office:date-value="2020-06-13" calcext:value-type="date">
            <text:p>13/jun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75" calcext:value-type="float">
            <text:p>75</text:p>
          </table:table-cell>
          <table:table-cell table:style-name="ce326" office:value-type="string" calcext:value-type="string">
            <text:p>Nayara Mendes Lacerda</text:p>
          </table:table-cell>
          <table:table-cell table:style-name="ce338" office:value-type="string" calcext:value-type="string">
            <text:p>NML</text:p>
          </table:table-cell>
          <table:table-cell table:style-name="ce346" office:value-type="string" calcext:value-type="string">
            <text:p>99557-9363</text:p>
          </table:table-cell>
          <table:table-cell table:style-name="ce346"/>
          <table:table-cell table:style-name="ce366" office:value-type="string" calcext:value-type="string">
            <text:p><text:a xlink:href="mailto:nayara@kot.com.br" xlink:type="simple">nayara@kot.com.br</text:a> </text:p>
          </table:table-cell>
          <table:table-cell table:style-name="ce376" office:value-type="date" office:date-value="2020-08-04" calcext:value-type="date">
            <text:p>04/ago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76" calcext:value-type="float">
            <text:p>76</text:p>
          </table:table-cell>
          <table:table-cell table:style-name="ce326" office:value-type="string" calcext:value-type="string">
            <text:p>Neimar Aparecido da Silveira Filho</text:p>
          </table:table-cell>
          <table:table-cell table:style-name="ce338" office:value-type="string" calcext:value-type="string">
            <text:p>NSF</text:p>
          </table:table-cell>
          <table:table-cell table:style-name="ce346" office:value-type="string" calcext:value-type="string">
            <text:p>99744-2359</text:p>
          </table:table-cell>
          <table:table-cell table:style-name="ce346" office:value-type="string" calcext:value-type="string">
            <text:p>-</text:p>
          </table:table-cell>
          <table:table-cell table:style-name="ce362" office:value-type="string" calcext:value-type="string">
            <text:p>neimar@kot.com.br</text:p>
          </table:table-cell>
          <table:table-cell table:style-name="ce376" office:value-type="date" office:date-value="2017-11-28" calcext:value-type="date">
            <text:p>28/nov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77" calcext:value-type="float">
            <text:p>77</text:p>
          </table:table-cell>
          <table:table-cell table:style-name="ce326" office:value-type="string" calcext:value-type="string">
            <text:p>Nikolas Lopes Keuffer Mendonça</text:p>
          </table:table-cell>
          <table:table-cell table:style-name="ce338" office:value-type="string" calcext:value-type="string">
            <text:p>NLK</text:p>
          </table:table-cell>
          <table:table-cell table:style-name="ce346" office:value-type="float" office:value="975032423" calcext:value-type="float">
            <text:p>975032423</text:p>
          </table:table-cell>
          <table:table-cell table:style-name="ce346"/>
          <table:table-cell table:style-name="ce366" office:value-type="string" calcext:value-type="string">
            <text:p><text:a xlink:href="mailto:nikolas@kot.com.br" xlink:type="simple">nikolas@kot.com.br</text:a> </text:p>
          </table:table-cell>
          <table:table-cell table:style-name="ce376" office:value-type="date" office:date-value="2021-10-11" calcext:value-type="date">
            <text:p>11/out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78" calcext:value-type="float">
            <text:p>78</text:p>
          </table:table-cell>
          <table:table-cell table:style-name="ce329" office:value-type="string" calcext:value-type="string">
            <text:p>Pâmela Letícia Dias dos Santos Silva</text:p>
          </table:table-cell>
          <table:table-cell table:style-name="ce338" office:value-type="string" calcext:value-type="string">
            <text:p>PDS</text:p>
          </table:table-cell>
          <table:table-cell table:style-name="ce348" office:value-type="string" calcext:value-type="string">
            <text:p>99215-7572</text:p>
          </table:table-cell>
          <table:table-cell table:style-name="ce346"/>
          <table:table-cell table:style-name="ce364" office:value-type="string" calcext:value-type="string">
            <text:p><text:span text:style-name="T9"><text:a xlink:href="mailto:pamela@kot.com.br" xlink:type="simple">pamela@kot.com.br</text:a></text:span></text:p>
          </table:table-cell>
          <table:table-cell table:style-name="ce376" office:value-type="date" office:date-value="2018-06-22" calcext:value-type="date">
            <text:p>22/jun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79" calcext:value-type="float">
            <text:p>79</text:p>
          </table:table-cell>
          <table:table-cell table:style-name="ce330" office:value-type="string" calcext:value-type="string">
            <text:p>Patrícia Thomes Alves Roberti </text:p>
          </table:table-cell>
          <table:table-cell table:style-name="ce338" office:value-type="string" calcext:value-type="string">
            <text:p>PTA</text:p>
          </table:table-cell>
          <table:table-cell table:style-name="ce348" office:value-type="string" calcext:value-type="string">
            <text:p>(27) 99910-8011 </text:p>
          </table:table-cell>
          <table:table-cell table:style-name="ce346"/>
          <table:table-cell table:style-name="ce365" office:value-type="string" calcext:value-type="string">
            <text:p><text:a xlink:href="mailto:patricia@kot.com.br" xlink:type="simple">patricia@kot.com.br</text:a> </text:p>
          </table:table-cell>
          <table:table-cell table:style-name="ce376" office:value-type="date" office:date-value="2020-07-02" calcext:value-type="date">
            <text:p>02/jul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80" calcext:value-type="float">
            <text:p>80</text:p>
          </table:table-cell>
          <table:table-cell table:style-name="ce326" office:value-type="string" calcext:value-type="string">
            <text:p>Rafael dos Reis Ferreira</text:p>
          </table:table-cell>
          <table:table-cell table:style-name="ce338" office:value-type="string" calcext:value-type="string">
            <text:p>RRF</text:p>
          </table:table-cell>
          <table:table-cell table:style-name="ce346" office:value-type="string" calcext:value-type="string">
            <text:p>99616-5727</text:p>
          </table:table-cell>
          <table:table-cell table:style-name="ce346" office:value-type="string" calcext:value-type="string">
            <text:p>3390-1048</text:p>
          </table:table-cell>
          <table:table-cell table:style-name="ce362" office:value-type="string" calcext:value-type="string">
            <text:p>rafael.ferreira@kot.com.br</text:p>
          </table:table-cell>
          <table:table-cell table:style-name="ce376" office:value-type="date" office:date-value="2012-03-13" calcext:value-type="date">
            <text:p>13/ma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81" calcext:value-type="float">
            <text:p>81</text:p>
          </table:table-cell>
          <table:table-cell table:style-name="ce326" office:value-type="string" calcext:value-type="string">
            <text:p>Rafael Matos Santos</text:p>
          </table:table-cell>
          <table:table-cell table:style-name="ce338" office:value-type="string" calcext:value-type="string">
            <text:p>RMS</text:p>
          </table:table-cell>
          <table:table-cell table:style-name="ce346" office:value-type="string" calcext:value-type="string">
            <text:p>98503-6520</text:p>
          </table:table-cell>
          <table:table-cell table:style-name="ce346" office:value-type="string" calcext:value-type="string">
            <text:p>3223-2007</text:p>
          </table:table-cell>
          <table:table-cell table:style-name="ce362" office:value-type="string" calcext:value-type="string">
            <text:p><text:span text:style-name="T9"><text:a xlink:href="mailto:arthur.castilho@kot.com.br" xlink:type="simple">rafael.santos@kot.com.br</text:a></text:span></text:p>
          </table:table-cell>
          <table:table-cell table:style-name="ce376" office:value-type="date" office:date-value="2014-09-05" calcext:value-type="date">
            <text:p>05/set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82" calcext:value-type="float">
            <text:p>82</text:p>
          </table:table-cell>
          <table:table-cell table:style-name="ce326" office:value-type="string" calcext:value-type="string">
            <text:p>Rafael Houry Nogueira da Gama</text:p>
          </table:table-cell>
          <table:table-cell table:style-name="ce338" office:value-type="string" calcext:value-type="string">
            <text:p>RHN</text:p>
          </table:table-cell>
          <table:table-cell table:style-name="ce346" office:value-type="string" calcext:value-type="string">
            <text:p>98780-8594</text:p>
          </table:table-cell>
          <table:table-cell table:style-name="ce346"/>
          <table:table-cell table:style-name="ce366" office:value-type="string" calcext:value-type="string">
            <text:p><text:a xlink:href="mailto:rafael.houry@kot.com.br" xlink:type="simple">rafael.houry@kot.com.br</text:a> </text:p>
          </table:table-cell>
          <table:table-cell table:style-name="ce376" office:value-type="date" office:date-value="2020-03-18" calcext:value-type="date">
            <text:p>18/ma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83" calcext:value-type="float">
            <text:p>83</text:p>
          </table:table-cell>
          <table:table-cell table:style-name="ce328" office:value-type="string" calcext:value-type="string">
            <text:p>Renato Junio Freitas de Araújo </text:p>
          </table:table-cell>
          <table:table-cell table:style-name="ce338" office:value-type="string" calcext:value-type="string">
            <text:p>REA</text:p>
          </table:table-cell>
          <table:table-cell table:style-name="ce347" office:value-type="string" calcext:value-type="string">
            <text:p>99840-9683 </text:p>
          </table:table-cell>
          <table:table-cell table:style-name="ce346"/>
          <table:table-cell table:style-name="ce365" office:value-type="string" calcext:value-type="string">
            <text:p><text:a xlink:href="mailto:renato@kot.com.br" xlink:type="simple">renato@kot.com.br</text:a> </text:p>
          </table:table-cell>
          <table:table-cell table:style-name="ce376" office:value-type="date" office:date-value="2019-03-04" calcext:value-type="date">
            <text:p>04/ma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84" calcext:value-type="float">
            <text:p>84</text:p>
          </table:table-cell>
          <table:table-cell table:style-name="ce328" office:value-type="string" calcext:value-type="string">
            <text:p>Rangel Ávila Barroso</text:p>
          </table:table-cell>
          <table:table-cell table:style-name="ce338" office:value-type="string" calcext:value-type="string">
            <text:p>RAB</text:p>
          </table:table-cell>
          <table:table-cell table:style-name="ce345" office:value-type="string" calcext:value-type="string">
            <text:p>98772-9221 </text:p>
          </table:table-cell>
          <table:table-cell table:style-name="ce346"/>
          <table:table-cell table:style-name="ce366" office:value-type="string" calcext:value-type="string">
            <text:p><text:a xlink:href="mailto:rangel@kot.com.br" xlink:type="simple">rangel@kot.com.br</text:a> </text:p>
          </table:table-cell>
          <table:table-cell table:style-name="ce376" office:value-type="date" office:date-value="2021-11-23" calcext:value-type="date">
            <text:p>23/nov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85" calcext:value-type="float">
            <text:p>85</text:p>
          </table:table-cell>
          <table:table-cell table:style-name="ce328" office:value-type="string" calcext:value-type="string">
            <text:p>Rodrigo Henrique de Almeida Silva </text:p>
          </table:table-cell>
          <table:table-cell table:style-name="ce338" office:value-type="string" calcext:value-type="string">
            <text:p>RHA</text:p>
          </table:table-cell>
          <table:table-cell table:style-name="ce347" office:value-type="string" calcext:value-type="string">
            <text:p>97505-4708 </text:p>
          </table:table-cell>
          <table:table-cell table:style-name="ce346"/>
          <table:table-cell table:style-name="ce365" office:value-type="string" calcext:value-type="string">
            <text:p><text:a xlink:href="mailto:rodrigo.henrique@kot.com.br" xlink:type="simple">rodrigo.henrique@kot.com.br</text:a> </text:p>
          </table:table-cell>
          <table:table-cell table:style-name="ce376" office:value-type="date" office:date-value="2019-03-21" calcext:value-type="date">
            <text:p>21/ma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86" calcext:value-type="float">
            <text:p>86</text:p>
          </table:table-cell>
          <table:table-cell table:style-name="ce326" office:value-type="string" calcext:value-type="string">
            <text:p>Rodrigo Pessoa Linhares Oliveira</text:p>
          </table:table-cell>
          <table:table-cell table:style-name="ce338" office:value-type="string" calcext:value-type="string">
            <text:p>RPL</text:p>
          </table:table-cell>
          <table:table-cell table:style-name="ce346" office:value-type="string" calcext:value-type="string">
            <text:p>99651-0898</text:p>
          </table:table-cell>
          <table:table-cell table:style-name="ce346" office:value-type="string" calcext:value-type="string">
            <text:p>-</text:p>
          </table:table-cell>
          <table:table-cell table:style-name="ce362" office:value-type="string" calcext:value-type="string">
            <text:p><text:span text:style-name="T9"><text:a xlink:href="mailto:rodrigo.pessoa@kot.com.br" xlink:type="simple">rodrigo.pessoa@kot.com.br</text:a></text:span></text:p>
          </table:table-cell>
          <table:table-cell table:style-name="ce376" office:value-type="date" office:date-value="2018-02-10" calcext:value-type="date">
            <text:p>10/fev</text:p>
          </table:table-cell>
          <table:table-cell table:style-name="ce378" table:number-columns-repeated="2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87" calcext:value-type="float">
            <text:p>87</text:p>
          </table:table-cell>
          <table:table-cell table:style-name="ce326" office:value-type="string" calcext:value-type="string">
            <text:p>Rodrigo Pimentel Faria</text:p>
          </table:table-cell>
          <table:table-cell table:style-name="ce338" office:value-type="string" calcext:value-type="string">
            <text:p>RPF</text:p>
          </table:table-cell>
          <table:table-cell table:style-name="ce345" office:value-type="string" calcext:value-type="string">
            <text:p>(16) 98219-0183 </text:p>
          </table:table-cell>
          <table:table-cell table:style-name="ce346"/>
          <table:table-cell table:style-name="ce368" office:value-type="string" calcext:value-type="string">
            <text:p><text:a xlink:href="mailto:rodrigo.pimentel@kot.com.br" xlink:type="simple">rodrigo.pimentel@kot.com.br</text:a> </text:p>
          </table:table-cell>
          <table:table-cell table:style-name="ce376" office:value-type="date" office:date-value="2021-04-14" calcext:value-type="date">
            <text:p>14/ab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88" calcext:value-type="float">
            <text:p>88</text:p>
          </table:table-cell>
          <table:table-cell table:style-name="ce326" office:value-type="string" calcext:value-type="string">
            <text:p>Rosilene de Brito</text:p>
          </table:table-cell>
          <table:table-cell table:style-name="ce339"/>
          <table:table-cell table:style-name="ce346" office:value-type="string" calcext:value-type="string">
            <text:p>97543-8662</text:p>
          </table:table-cell>
          <table:table-cell table:style-name="ce346" office:value-type="string" calcext:value-type="string">
            <text:p>-</text:p>
          </table:table-cell>
          <table:table-cell table:style-name="ce369" office:value-type="string" calcext:value-type="string">
            <text:p><text:a xlink:href="mailto:rosilene@kot.com.br" xlink:type="simple">rosilene@kot.com.br</text:a></text:p>
          </table:table-cell>
          <table:table-cell table:style-name="ce376" office:value-type="date" office:date-value="2017-10-04" calcext:value-type="date">
            <text:p>04/out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89" calcext:value-type="float">
            <text:p>89</text:p>
          </table:table-cell>
          <table:table-cell table:style-name="ce328" office:value-type="string" calcext:value-type="string">
            <text:p>Ruan Gustavo Rezende Silva </text:p>
          </table:table-cell>
          <table:table-cell table:style-name="ce338" office:value-type="string" calcext:value-type="string">
            <text:p>RGR</text:p>
          </table:table-cell>
          <table:table-cell table:style-name="ce347" office:value-type="string" calcext:value-type="string">
            <text:p>99567-8697 </text:p>
          </table:table-cell>
          <table:table-cell table:style-name="ce346"/>
          <table:table-cell table:style-name="ce370" office:value-type="string" calcext:value-type="string">
            <text:p><text:a xlink:href="mailto:ruan@kot.com.br" xlink:type="simple">ruan@kot.com.br</text:a> </text:p>
          </table:table-cell>
          <table:table-cell table:style-name="ce376" office:value-type="date" office:date-value="2019-01-23" calcext:value-type="date">
            <text:p>23/jan</text:p>
          </table:table-cell>
          <table:table-cell table:style-name="ce378"/>
          <table:table-cell table:style-name="ce390"/>
          <table:table-cell table:style-name="ce392" table:number-columns-repeated="5"/>
          <table:table-cell table:style-name="ce378" table:number-columns-repeated="1009"/>
        </table:table-row>
        <table:table-row table:style-name="ro4">
          <table:table-cell table:style-name="ce317" office:value-type="float" office:value="90" calcext:value-type="float">
            <text:p>90</text:p>
          </table:table-cell>
          <table:table-cell table:style-name="ce326" office:value-type="string" calcext:value-type="string">
            <text:p>Sidney Inácio dos Santos</text:p>
          </table:table-cell>
          <table:table-cell table:style-name="ce338" office:value-type="string" calcext:value-type="string">
            <text:p>SIS</text:p>
          </table:table-cell>
          <table:table-cell table:style-name="ce347" office:value-type="string" calcext:value-type="string">
            <text:p>99522-4958</text:p>
          </table:table-cell>
          <table:table-cell table:style-name="ce346"/>
          <table:table-cell table:style-name="ce369" office:value-type="string" calcext:value-type="string">
            <text:p><text:a xlink:href="mailto:sidney@kot.com.br" xlink:type="simple">sidney@kot.com.br</text:a></text:p>
          </table:table-cell>
          <table:table-cell table:style-name="ce376" office:value-type="date" office:date-value="2018-08-21" calcext:value-type="date">
            <text:p>21/ago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91" calcext:value-type="float">
            <text:p>91</text:p>
          </table:table-cell>
          <table:table-cell table:style-name="ce326" office:value-type="string" calcext:value-type="string">
            <text:p>Tarcisio Gonçalves da Silva Filho</text:p>
          </table:table-cell>
          <table:table-cell table:style-name="ce338" office:value-type="string" calcext:value-type="string">
            <text:p>TGS</text:p>
          </table:table-cell>
          <table:table-cell table:style-name="ce346" office:value-type="string" calcext:value-type="string">
            <text:p>97324-9452</text:p>
          </table:table-cell>
          <table:table-cell table:style-name="ce346"/>
          <table:table-cell table:style-name="ce362" office:value-type="string" calcext:value-type="string">
            <text:p><text:span text:style-name="T9"><text:a xlink:href="mailto:tarcisio@kot.com.br" xlink:type="simple">tarcisio@kot.com.br</text:a></text:span></text:p>
          </table:table-cell>
          <table:table-cell table:style-name="ce376" office:value-type="date" office:date-value="2018-07-01" calcext:value-type="date">
            <text:p>01/jul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92" calcext:value-type="float">
            <text:p>92</text:p>
          </table:table-cell>
          <table:table-cell table:style-name="ce326" office:value-type="string" calcext:value-type="string">
            <text:p>Thales Anício de Souza Alves</text:p>
          </table:table-cell>
          <table:table-cell table:style-name="ce338" office:value-type="string" calcext:value-type="string">
            <text:p>TAS</text:p>
          </table:table-cell>
          <table:table-cell table:style-name="ce346" office:value-type="string" calcext:value-type="string">
            <text:p>99131-1144</text:p>
          </table:table-cell>
          <table:table-cell table:style-name="ce346"/>
          <table:table-cell table:style-name="ce362" office:value-type="string" calcext:value-type="string">
            <text:p>thales@kot.com.br</text:p>
          </table:table-cell>
          <table:table-cell table:style-name="ce376" office:value-type="date" office:date-value="2021-10-05" calcext:value-type="date">
            <text:p>05/out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93" calcext:value-type="float">
            <text:p>93</text:p>
          </table:table-cell>
          <table:table-cell table:style-name="ce328" office:value-type="string" calcext:value-type="string">
            <text:p>Tiago Coelho Dornellas</text:p>
          </table:table-cell>
          <table:table-cell table:style-name="ce338" office:value-type="string" calcext:value-type="string">
            <text:p>TCD</text:p>
          </table:table-cell>
          <table:table-cell table:style-name="ce346" office:value-type="string" calcext:value-type="string">
            <text:p>98378-8187</text:p>
          </table:table-cell>
          <table:table-cell table:style-name="ce346"/>
          <table:table-cell table:style-name="ce366" office:value-type="string" calcext:value-type="string">
            <text:p><text:a xlink:href="mailto:tiago.coelho@kot.com.br" xlink:type="simple">tiago.coelho@kot.com.br</text:a> </text:p>
          </table:table-cell>
          <table:table-cell table:style-name="ce376" office:value-type="date" office:date-value="2020-08-30" calcext:value-type="date">
            <text:p>30/ago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94" calcext:value-type="float">
            <text:p>94</text:p>
          </table:table-cell>
          <table:table-cell table:style-name="ce328" office:value-type="string" calcext:value-type="string">
            <text:p>Victor Emanoel Vianna Zaia de Almeira</text:p>
          </table:table-cell>
          <table:table-cell table:style-name="ce338" office:value-type="string" calcext:value-type="string">
            <text:p>VEV</text:p>
          </table:table-cell>
          <table:table-cell table:style-name="ce346" office:value-type="string" calcext:value-type="string">
            <text:p>98860-6017</text:p>
          </table:table-cell>
          <table:table-cell table:style-name="ce346"/>
          <table:table-cell table:style-name="ce362" office:value-type="string" calcext:value-type="string">
            <text:p><text:a xlink:href="mailto:victor.emanoel@kot.com.br" xlink:type="simple">victor.emanoel@kot.com.br</text:a></text:p>
          </table:table-cell>
          <table:table-cell table:style-name="ce376" office:value-type="date" office:date-value="2020-11-25" calcext:value-type="date">
            <text:p>25/nov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95" calcext:value-type="float">
            <text:p>95</text:p>
          </table:table-cell>
          <table:table-cell table:style-name="ce328" office:value-type="string" calcext:value-type="string">
            <text:p>Victor Moura Caldeira Alves </text:p>
          </table:table-cell>
          <table:table-cell table:style-name="ce338" office:value-type="string" calcext:value-type="string">
            <text:p>VMC</text:p>
          </table:table-cell>
          <table:table-cell table:style-name="ce347" office:value-type="string" calcext:value-type="string">
            <text:p>99792-9547 </text:p>
          </table:table-cell>
          <table:table-cell table:style-name="ce346"/>
          <table:table-cell table:style-name="ce363" office:value-type="string" calcext:value-type="string">
            <text:p><text:a xlink:href="mailto:victor.moura@kot.com.br" xlink:type="simple">victor.moura@kot.com.br</text:a> </text:p>
          </table:table-cell>
          <table:table-cell table:style-name="ce376" office:value-type="date" office:date-value="2019-03-15" calcext:value-type="date">
            <text:p>15/mar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7" office:value-type="float" office:value="96" calcext:value-type="float">
            <text:p>96</text:p>
          </table:table-cell>
          <table:table-cell table:style-name="ce329" office:value-type="string" calcext:value-type="string">
            <text:p>Victor Ribeiro Seabra</text:p>
          </table:table-cell>
          <table:table-cell table:style-name="ce338" office:value-type="string" calcext:value-type="string">
            <text:p>VRS</text:p>
          </table:table-cell>
          <table:table-cell table:style-name="ce348" office:value-type="string" calcext:value-type="string">
            <text:p>98412-2550</text:p>
          </table:table-cell>
          <table:table-cell table:style-name="ce346"/>
          <table:table-cell table:style-name="ce364" office:value-type="string" calcext:value-type="string">
            <text:p><text:span text:style-name="T9"><text:a xlink:href="mailto:victor@kot.com.br" xlink:type="simple">victor@kot.com.br</text:a></text:span></text:p>
          </table:table-cell>
          <table:table-cell table:style-name="ce376" office:value-type="date" office:date-value="2018-06-23" calcext:value-type="date">
            <text:p>23/jun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6" office:value-type="float" office:value="97" calcext:value-type="float">
            <text:p>97</text:p>
          </table:table-cell>
          <table:table-cell table:style-name="ce329" office:value-type="string" calcext:value-type="string">
            <text:p>Vinicius Paolinelli Macedo Guimarães </text:p>
          </table:table-cell>
          <table:table-cell table:style-name="ce338" office:value-type="string" calcext:value-type="string">
            <text:p>VPM</text:p>
          </table:table-cell>
          <table:table-cell table:style-name="ce349" office:value-type="string" calcext:value-type="string">
            <text:p>97570-0746 </text:p>
          </table:table-cell>
          <table:table-cell table:style-name="ce346"/>
          <table:table-cell table:style-name="ce366" office:value-type="string" calcext:value-type="string">
            <text:p><text:a xlink:href="mailto:vinicius@kot.com.br" xlink:type="simple">vinicius@kot.com.br</text:a> </text:p>
          </table:table-cell>
          <table:table-cell table:style-name="ce376" office:value-type="date" office:date-value="2020-04-24" calcext:value-type="date">
            <text:p>24/abr</text:p>
          </table:table-cell>
          <table:table-cell table:style-name="ce378"/>
          <table:table-cell table:style-name="ce390"/>
          <table:table-cell table:style-name="ce391" table:number-columns-repeated="2"/>
          <table:table-cell table:style-name="Default" table:number-columns-repeated="2"/>
          <table:table-cell table:style-name="ce390" table:number-columns-repeated="1010"/>
        </table:table-row>
        <table:table-row table:style-name="ro4">
          <table:table-cell table:style-name="ce317" office:value-type="float" office:value="98" calcext:value-type="float">
            <text:p>98</text:p>
          </table:table-cell>
          <table:table-cell table:style-name="ce329" office:value-type="string" calcext:value-type="string">
            <text:p>Vinicius Silvestre Cordeiro Lopes</text:p>
          </table:table-cell>
          <table:table-cell table:style-name="ce338" office:value-type="string" calcext:value-type="string">
            <text:p>VSC</text:p>
          </table:table-cell>
          <table:table-cell table:style-name="ce350" office:value-type="string" calcext:value-type="string">
            <text:p>99229-1848</text:p>
          </table:table-cell>
          <table:table-cell table:style-name="ce346"/>
          <table:table-cell table:style-name="ce366" office:value-type="string" calcext:value-type="string">
            <text:p><text:a xlink:href="mailto:vinicius.silvestre@kot.com.br" xlink:type="simple">vinicius.silvestre@kot.com.br</text:a> </text:p>
          </table:table-cell>
          <table:table-cell table:style-name="ce376" office:value-type="date" office:date-value="2021-12-31" calcext:value-type="date">
            <text:p>31/dez</text:p>
          </table:table-cell>
          <table:table-cell table:style-name="ce378"/>
          <table:table-cell table:style-name="ce390"/>
          <table:table-cell table:style-name="ce391" table:number-columns-repeated="2"/>
          <table:table-cell table:style-name="Default" table:number-columns-repeated="2"/>
          <table:table-cell table:style-name="ce390" table:number-columns-repeated="1010"/>
        </table:table-row>
        <table:table-row table:style-name="ro4">
          <table:table-cell table:style-name="ce316" office:value-type="float" office:value="99" calcext:value-type="float">
            <text:p>99</text:p>
          </table:table-cell>
          <table:table-cell table:style-name="ce330" office:value-type="string" calcext:value-type="string">
            <text:p>Vinícius Teixeira Tofani Machado Ribeiro</text:p>
          </table:table-cell>
          <table:table-cell table:style-name="ce338" office:value-type="string" calcext:value-type="string">
            <text:p>VTT</text:p>
          </table:table-cell>
          <table:table-cell table:style-name="ce349" office:value-type="string" calcext:value-type="string">
            <text:p>99800-1997</text:p>
          </table:table-cell>
          <table:table-cell table:style-name="ce346"/>
          <table:table-cell table:style-name="ce365" office:value-type="string" calcext:value-type="string">
            <text:p><text:a xlink:href="mailto:vinicius.teixeira@kot.com.br" xlink:type="simple">vinicius.teixeira@kot.com.br</text:a> </text:p>
          </table:table-cell>
          <table:table-cell table:style-name="ce376" office:value-type="date" office:date-value="2020-01-17" calcext:value-type="date">
            <text:p>17/jan</text:p>
          </table:table-cell>
          <table:table-cell table:style-name="ce378"/>
          <table:table-cell table:style-name="ce390"/>
          <table:table-cell table:style-name="ce391" table:number-columns-repeated="2"/>
          <table:table-cell table:style-name="Default" table:number-columns-repeated="2"/>
          <table:table-cell table:style-name="ce390" table:number-columns-repeated="1010"/>
        </table:table-row>
        <table:table-row table:style-name="ro4">
          <table:table-cell table:style-name="ce317" office:value-type="float" office:value="100" calcext:value-type="float">
            <text:p>100</text:p>
          </table:table-cell>
          <table:table-cell table:style-name="ce326" office:value-type="string" calcext:value-type="string">
            <text:p>Wandrey Cabidele Haagensen</text:p>
          </table:table-cell>
          <table:table-cell table:style-name="ce338" office:value-type="string" calcext:value-type="string">
            <text:p>WCH</text:p>
          </table:table-cell>
          <table:table-cell table:style-name="ce351" office:value-type="string" calcext:value-type="string">
            <text:p>(27) 99718-1021</text:p>
          </table:table-cell>
          <table:table-cell table:style-name="ce346"/>
          <table:table-cell table:style-name="ce366" office:value-type="string" calcext:value-type="string">
            <text:p><text:a xlink:href="mailto:wandrey@kot.com.br" xlink:type="simple">wandrey@kot.com.br</text:a> </text:p>
          </table:table-cell>
          <table:table-cell table:style-name="ce376" office:value-type="date" office:date-value="2020-09-06" calcext:value-type="date">
            <text:p>06/set</text:p>
          </table:table-cell>
          <table:table-cell table:style-name="ce378"/>
          <table:table-cell table:style-name="ce390"/>
          <table:table-cell table:style-name="ce391" table:number-columns-repeated="2"/>
          <table:table-cell table:style-name="Default" table:number-columns-repeated="2"/>
          <table:table-cell table:style-name="ce390" table:number-columns-repeated="1010"/>
        </table:table-row>
        <table:table-row table:style-name="ro4">
          <table:table-cell table:style-name="ce316" office:value-type="float" office:value="101" calcext:value-type="float">
            <text:p>101</text:p>
          </table:table-cell>
          <table:table-cell table:style-name="ce329" office:value-type="string" calcext:value-type="string">
            <text:p>Willer Douglas Henrique de Lima</text:p>
          </table:table-cell>
          <table:table-cell table:style-name="ce338" office:value-type="string" calcext:value-type="string">
            <text:p>WDL</text:p>
          </table:table-cell>
          <table:table-cell table:style-name="ce348" office:value-type="string" calcext:value-type="string">
            <text:p>98309-7282</text:p>
          </table:table-cell>
          <table:table-cell table:style-name="ce348" office:value-type="string" calcext:value-type="string">
            <text:p>99223-7108</text:p>
          </table:table-cell>
          <table:table-cell table:style-name="ce364" office:value-type="string" calcext:value-type="string">
            <text:p><text:span text:style-name="T9"><text:a xlink:href="mailto:willer@kot.com.br" xlink:type="simple">willer@kot.com.br</text:a></text:span></text:p>
          </table:table-cell>
          <table:table-cell table:style-name="ce376" office:value-type="date" office:date-value="2017-10-29" calcext:value-type="date">
            <text:p>29/out</text:p>
          </table:table-cell>
          <table:table-cell table:style-name="ce378"/>
          <table:table-cell table:style-name="ce390"/>
          <table:table-cell table:style-name="ce391" table:number-columns-repeated="2"/>
          <table:table-cell table:style-name="Default" table:number-columns-repeated="2"/>
          <table:table-cell table:style-name="ce390" table:number-columns-repeated="1010"/>
        </table:table-row>
        <table:table-row table:style-name="ro4">
          <table:table-cell table:style-name="ce317" office:value-type="float" office:value="102" calcext:value-type="float">
            <text:p>102</text:p>
          </table:table-cell>
          <table:table-cell table:style-name="ce329" office:value-type="string" calcext:value-type="string">
            <text:p>Yan Duani Soares Pereira</text:p>
          </table:table-cell>
          <table:table-cell table:style-name="ce338" office:value-type="string" calcext:value-type="string">
            <text:p>YDS</text:p>
          </table:table-cell>
          <table:table-cell table:style-name="ce348" office:value-type="string" calcext:value-type="string">
            <text:p>99780-2722</text:p>
          </table:table-cell>
          <table:table-cell table:style-name="ce348"/>
          <table:table-cell table:style-name="ce364" office:value-type="string" calcext:value-type="string">
            <text:p><text:a xlink:href="mailto:yan@kot.com.br" xlink:type="simple">yan@kot.com.br</text:a></text:p>
          </table:table-cell>
          <table:table-cell table:style-name="ce376" office:value-type="date" office:date-value="2020-04-24" calcext:value-type="date">
            <text:p>24/abr</text:p>
          </table:table-cell>
          <table:table-cell table:style-name="ce378" table:number-columns-repeated="2"/>
          <table:table-cell table:style-name="ce391" table:number-columns-repeated="2"/>
          <table:table-cell table:style-name="Default" table:number-columns-repeated="2"/>
          <table:table-cell table:style-name="ce390" table:number-columns-repeated="1010"/>
        </table:table-row>
        <table:table-row table:style-name="ro4">
          <table:table-cell table:style-name="ce318"/>
          <table:table-cell table:style-name="ce331" office:value-type="string" calcext:value-type="string">
            <text:p>Última atualização: Pâmela (22/07/2021)</text:p>
          </table:table-cell>
          <table:table-cell table:style-name="ce340"/>
          <table:table-cell table:style-name="ce352"/>
          <table:table-cell table:style-name="ce353"/>
          <table:table-cell table:style-name="ce371"/>
          <table:table-cell table:style-name="ce353"/>
          <table:table-cell table:style-name="ce378" table:number-columns-repeated="2"/>
          <table:table-cell table:style-name="ce391" table:number-columns-repeated="2"/>
          <table:table-cell table:style-name="Default" table:number-columns-repeated="2"/>
          <table:table-cell table:style-name="ce390" table:number-columns-repeated="1010"/>
        </table:table-row>
        <table:table-row table:style-name="ro4" table:number-rows-repeated="2">
          <table:table-cell table:style-name="ce318"/>
          <table:table-cell table:number-columns-repeated="6"/>
          <table:table-cell table:style-name="ce378" table:number-columns-repeated="2"/>
          <table:table-cell table:style-name="ce391" table:number-columns-repeated="2"/>
          <table:table-cell table:style-name="Default" table:number-columns-repeated="2"/>
          <table:table-cell table:style-name="ce390" table:number-columns-repeated="1010"/>
        </table:table-row>
        <table:table-row table:style-name="ro4" table:number-rows-repeated="4">
          <table:table-cell table:style-name="ce318"/>
          <table:table-cell table:number-columns-repeated="6"/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8"/>
          <table:table-cell table:number-columns-repeated="6"/>
          <table:table-cell table:style-name="ce378" table:number-columns-repeated="2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9" office:value-type="string" calcext:value-type="string">
            <text:p><text:s/></text:p>
          </table:table-cell>
          <table:table-cell table:number-columns-repeated="6"/>
          <table:table-cell table:style-name="ce378" table:number-columns-repeated="2"/>
          <table:table-cell table:style-name="ce379" table:number-columns-repeated="2"/>
          <table:table-cell table:style-name="ce390" table:number-columns-repeated="1012"/>
        </table:table-row>
        <table:table-row table:style-name="ro4" table:number-rows-repeated="3">
          <table:table-cell table:style-name="ce319"/>
          <table:table-cell table:number-columns-repeated="6"/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style-name="ce319"/>
          <table:table-cell table:number-columns-repeated="6"/>
          <table:table-cell table:style-name="ce378"/>
          <table:table-cell table:style-name="ce379" table:number-columns-repeated="3"/>
          <table:table-cell table:style-name="ce390" table:number-columns-repeated="1012"/>
        </table:table-row>
        <table:table-row table:style-name="ro4">
          <table:table-cell table:style-name="ce319"/>
          <table:table-cell table:number-columns-repeated="6"/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 table:number-rows-repeated="3">
          <table:table-cell table:number-columns-repeated="7"/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number-columns-repeated="7"/>
          <table:table-cell table:style-name="ce378"/>
          <table:table-cell table:style-name="ce391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number-columns-repeated="7"/>
          <table:table-cell table:style-name="ce378"/>
          <table:table-cell table:style-name="Default"/>
          <table:table-cell table:style-name="ce378" table:number-columns-repeated="1014"/>
        </table:table-row>
        <table:table-row table:style-name="ro4" table:number-rows-repeated="2">
          <table:table-cell table:number-columns-repeated="7"/>
          <table:table-cell table:style-name="ce378"/>
          <table:table-cell table:style-name="ce392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number-columns-repeated="7"/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number-columns-repeated="7"/>
          <table:table-cell table:style-name="ce378"/>
          <table:table-cell table:style-name="Default"/>
          <table:table-cell table:style-name="ce378" table:number-columns-repeated="1014"/>
        </table:table-row>
        <table:table-row table:style-name="ro4" table:number-rows-repeated="5">
          <table:table-cell table:number-columns-repeated="7"/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 table:number-rows-repeated="3">
          <table:table-cell table:number-columns-repeated="7"/>
          <table:table-cell table:style-name="ce379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>
          <table:table-cell table:number-columns-repeated="7"/>
          <table:table-cell table:style-name="ce378"/>
          <table:table-cell table:style-name="Default"/>
          <table:table-cell table:style-name="ce378" table:number-columns-repeated="1014"/>
        </table:table-row>
        <table:table-row table:style-name="ro4" table:number-rows-repeated="30">
          <table:table-cell table:number-columns-repeated="7"/>
          <table:table-cell table:style-name="ce378"/>
          <table:table-cell table:style-name="Default"/>
          <table:table-cell table:style-name="ce379" table:number-columns-repeated="2"/>
          <table:table-cell table:style-name="ce390" table:number-columns-repeated="1012"/>
        </table:table-row>
        <table:table-row table:style-name="ro4" table:number-rows-repeated="21">
          <table:table-cell table:number-columns-repeated="7"/>
          <table:table-cell table:style-name="ce378"/>
          <table:table-cell/>
          <table:table-cell table:style-name="ce379" table:number-columns-repeated="2"/>
          <table:table-cell table:style-name="ce390" table:number-columns-repeated="1012"/>
        </table:table-row>
        <table:table-row table:style-name="ro6">
          <table:table-cell table:number-columns-repeated="7"/>
          <table:table-cell table:style-name="ce378"/>
          <table:table-cell table:number-columns-repeated="1015"/>
        </table:table-row>
        <table:table-row table:style-name="ro6" table:number-rows-repeated="1048377">
          <table:table-cell table:number-columns-repeated="1023"/>
        </table:table-row>
        <table:table-row table:style-name="ro6">
          <table:table-cell table:number-columns-repeated="1023"/>
        </table:table-row>
        <table:named-expressions>
          <table:named-range table:name="Excel_BuiltIn_Print_Area" table:base-cell-address="$Lista_contatos.$A$1" table:cell-range-address="$Lista_contatos.$B$1:.$G$114" table:range-usable-as="print-range"/>
        </table:named-expressions>
      </table:table>
      <table:table table:name="Desligados" table:style-name="ta2" table:print-ranges="Desligados.A1:Desligados.H125">
        <table:table-column table:style-name="co12" table:default-cell-style-name="ce314"/>
        <table:table-column table:style-name="co13" table:default-cell-style-name="ce332"/>
        <table:table-column table:style-name="co14" table:default-cell-style-name="ce332"/>
        <table:table-column table:style-name="co15" table:default-cell-style-name="ce332"/>
        <table:table-column table:style-name="co16" table:default-cell-style-name="ce332"/>
        <table:table-column table:style-name="co17" table:default-cell-style-name="ce332"/>
        <table:table-column table:style-name="co18" table:default-cell-style-name="ce332"/>
        <table:table-column table:style-name="co10" table:number-columns-repeated="57" table:default-cell-style-name="ce332"/>
        <table:table-column table:style-name="co10" table:number-columns-repeated="194" table:default-cell-style-name="ce701"/>
        <table:table-column table:style-name="co10" table:number-columns-repeated="766" table:default-cell-style-name="Default"/>
        <table:table-row table:style-name="ro7">
          <table:table-cell/>
          <table:table-cell table:style-name="ce409" table:number-columns-spanned="5" table:number-rows-spanned="1"/>
          <table:covered-table-cell table:number-columns-repeated="4" table:style-name="ce409"/>
          <table:table-cell table:style-name="ce674"/>
          <table:table-cell table:number-columns-repeated="1017"/>
        </table:table-row>
        <table:table-row table:style-name="ro7">
          <table:table-cell/>
          <table:table-cell table:style-name="ce321" table:number-columns-spanned="1" table:number-rows-spanned="2"/>
          <table:table-cell table:style-name="ce321" office:value-type="string" calcext:value-type="string" table:number-columns-spanned="1" table:number-rows-spanned="2">
            <text:p>Siglas</text:p>
          </table:table-cell>
          <table:table-cell table:style-name="ce470" office:value-type="string" calcext:value-type="string" table:number-columns-spanned="2" table:number-rows-spanned="1">
            <text:p>Telefones</text:p>
          </table:table-cell>
          <table:covered-table-cell table:style-name="ce470"/>
          <table:table-cell table:style-name="ce641" office:value-type="string" calcext:value-type="string" table:number-columns-spanned="1" table:number-rows-spanned="2">
            <text:p>Email</text:p>
          </table:table-cell>
          <table:table-cell table:style-name="ce374" office:value-type="string" calcext:value-type="string" table:number-columns-spanned="1" table:number-rows-spanned="2">
            <text:p>Data de Aniversário</text:p>
          </table:table-cell>
          <table:table-cell table:number-columns-repeated="1017"/>
        </table:table-row>
        <table:table-row table:style-name="ro7">
          <table:table-cell/>
          <table:covered-table-cell table:number-columns-repeated="2" table:style-name="ce321"/>
          <table:table-cell table:style-name="ce472" office:value-type="string" calcext:value-type="string">
            <text:p>Celular</text:p>
          </table:table-cell>
          <table:table-cell table:style-name="ce628" office:value-type="string" calcext:value-type="string">
            <text:p>Residencial</text:p>
          </table:table-cell>
          <table:covered-table-cell table:style-name="ce641"/>
          <table:covered-table-cell table:style-name="ce374"/>
          <table:table-cell table:number-columns-repeated="1017"/>
        </table:table-row>
        <table:table-row table:style-name="ro8">
          <table:table-cell table:style-name="ce319"/>
          <table:table-cell table:style-name="ce410" office:value-type="string" calcext:value-type="string">
            <text:p>KOTCHERGENKO - Administração</text:p>
          </table:table-cell>
          <table:table-cell table:style-name="ce410"/>
          <table:table-cell table:style-name="ce477" office:value-type="string" calcext:value-type="string" table:number-columns-spanned="2" table:number-rows-spanned="1">
            <text:p>3213-2295 / 8462-6882</text:p>
          </table:table-cell>
          <table:covered-table-cell table:style-name="ce477"/>
          <table:table-cell table:style-name="ce642" office:value-type="string" calcext:value-type="string">
            <text:p>Rua:Guajajaras, 410 16º andar - Centro-Bh CEP: <text:s/>30180-912</text:p>
          </table:table-cell>
          <table:table-cell table:style-name="ce675"/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1" calcext:value-type="float">
            <text:p>1</text:p>
          </table:table-cell>
          <table:table-cell table:style-name="ce411" office:value-type="string" calcext:value-type="string">
            <text:p>Marcelle Vasconcelos Belisário</text:p>
          </table:table-cell>
          <table:table-cell table:style-name="ce411"/>
          <table:table-cell table:style-name="ce487" office:value-type="string" calcext:value-type="string">
            <text:p><text:s/>9249-5339</text:p>
          </table:table-cell>
          <table:table-cell table:style-name="ce538" office:value-type="string" calcext:value-type="string">
            <text:p>3278-2824</text:p>
          </table:table-cell>
          <table:table-cell table:style-name="ce643" office:value-type="string" calcext:value-type="string">
            <text:p><text:span text:style-name="T13"><text:a xlink:href="mailto:marcelle@kot.com.br" xlink:type="simple">marcelle@kot.com.br</text:a></text:span></text:p>
          </table:table-cell>
          <table:table-cell table:style-name="ce676" office:value-type="date" office:date-value="2010-08-15" calcext:value-type="date">
            <text:p>15/ago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6">
          <table:table-cell table:style-name="ce395" office:value-type="float" office:value="2" calcext:value-type="float">
            <text:p>2</text:p>
          </table:table-cell>
          <table:table-cell table:style-name="ce411" office:value-type="string" calcext:value-type="string">
            <text:p>Priscila Zavagli Suarez</text:p>
          </table:table-cell>
          <table:table-cell table:style-name="ce411"/>
          <table:table-cell table:style-name="ce492" office:value-type="string" calcext:value-type="string">
            <text:p>9496-7377</text:p>
          </table:table-cell>
          <table:table-cell table:style-name="ce399" office:value-type="string" calcext:value-type="string">
            <text:p>3646 - 6224</text:p>
          </table:table-cell>
          <table:table-cell table:style-name="ce644" office:value-type="string" calcext:value-type="string">
            <text:p><text:span text:style-name="T13"><text:a xlink:href="mailto:priscila@kot.com.br" xlink:type="simple">priscila@kot.com.br</text:a></text:span></text:p>
          </table:table-cell>
          <table:table-cell table:style-name="ce676" office:value-type="date" office:date-value="2012-11-21" calcext:value-type="date">
            <text:p>21/nov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6">
          <table:table-cell table:style-name="ce395" office:value-type="float" office:value="3" calcext:value-type="float">
            <text:p>3</text:p>
          </table:table-cell>
          <table:table-cell table:style-name="ce412" office:value-type="string" calcext:value-type="string">
            <text:p>Bruna Martins de Andrade</text:p>
          </table:table-cell>
          <table:table-cell table:style-name="ce412"/>
          <table:table-cell table:style-name="ce497" office:value-type="string" calcext:value-type="string">
            <text:p>-</text:p>
          </table:table-cell>
          <table:table-cell table:style-name="ce497" office:value-type="string" calcext:value-type="string">
            <text:p>8858-9379</text:p>
          </table:table-cell>
          <table:table-cell table:style-name="ce644" office:value-type="string" calcext:value-type="string">
            <text:p><text:span text:style-name="T13"><text:a xlink:href="mailto:bruna.andrade@kot.com.br" xlink:type="simple">bruna.andrade@kot.com.br</text:a></text:span></text:p>
          </table:table-cell>
          <table:table-cell table:style-name="ce677" office:value-type="date" office:date-value="2013-11-13" calcext:value-type="date">
            <text:p>13/nov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6">
          <table:table-cell table:style-name="ce395" office:value-type="float" office:value="4" calcext:value-type="float">
            <text:p>4</text:p>
          </table:table-cell>
          <table:table-cell table:style-name="ce411" office:value-type="string" calcext:value-type="string">
            <text:p>Bárbara Rodrigues de Oliveira</text:p>
          </table:table-cell>
          <table:table-cell table:style-name="ce411"/>
          <table:table-cell table:style-name="ce499" office:value-type="string" calcext:value-type="string">
            <text:p>99961-3825</text:p>
          </table:table-cell>
          <table:table-cell table:style-name="ce399" office:value-type="string" calcext:value-type="string">
            <text:p>2531-4959</text:p>
          </table:table-cell>
          <table:table-cell table:style-name="ce645" office:value-type="string" calcext:value-type="string">
            <text:p>barbara.rodrigues@kot.com.br</text:p>
          </table:table-cell>
          <table:table-cell table:style-name="ce677" office:value-type="date" office:date-value="2013-07-27" calcext:value-type="date">
            <text:p>27/jul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6">
          <table:table-cell table:style-name="ce395" office:value-type="float" office:value="5" calcext:value-type="float">
            <text:p>5</text:p>
          </table:table-cell>
          <table:table-cell table:style-name="ce411" office:value-type="string" calcext:value-type="string">
            <text:p>Sílvia Nascimento Bernardes</text:p>
          </table:table-cell>
          <table:table-cell table:style-name="ce411"/>
          <table:table-cell table:style-name="ce492" office:value-type="string" calcext:value-type="string">
            <text:p>98896-4734</text:p>
          </table:table-cell>
          <table:table-cell table:style-name="ce399" office:value-type="string" calcext:value-type="string">
            <text:p>-</text:p>
          </table:table-cell>
          <table:table-cell table:style-name="ce644" office:value-type="string" calcext:value-type="string">
            <text:p>silvia.bernardes@kot.com.br</text:p>
          </table:table-cell>
          <table:table-cell table:style-name="ce677" office:value-type="date" office:date-value="2012-10-28" calcext:value-type="date">
            <text:p>28/out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/>
          <table:table-cell table:style-name="ce413" office:value-type="string" calcext:value-type="string">
            <text:p>KOTCHERGENKO </text:p>
          </table:table-cell>
          <table:table-cell table:style-name="ce413"/>
          <table:table-cell table:style-name="ce504" office:value-type="string" calcext:value-type="string" table:number-columns-spanned="2" table:number-rows-spanned="1">
            <text:p>3213-2295 / 8462-6882</text:p>
          </table:table-cell>
          <table:covered-table-cell table:style-name="ce504"/>
          <table:table-cell table:style-name="ce642" office:value-type="string" calcext:value-type="string">
            <text:p>Rua:Guajajaras, 410 16º andar - Centro-Bh CEP: <text:s/>30180-912</text:p>
          </table:table-cell>
          <table:table-cell table:style-name="ce678"/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6" calcext:value-type="float">
            <text:p>6</text:p>
          </table:table-cell>
          <table:table-cell table:style-name="ce412" office:value-type="string" calcext:value-type="string">
            <text:p>Pedro Henrique Lucio Marriel</text:p>
          </table:table-cell>
          <table:table-cell table:style-name="ce412"/>
          <table:table-cell table:style-name="ce506" office:value-type="string" calcext:value-type="string">
            <text:p>9169-8651</text:p>
          </table:table-cell>
          <table:table-cell table:style-name="ce506" office:value-type="string" calcext:value-type="string">
            <text:p>2512-5564</text:p>
          </table:table-cell>
          <table:table-cell table:style-name="ce645" office:value-type="string" calcext:value-type="string">
            <text:p><text:span text:style-name="T13"><text:a xlink:href="mailto:pedro@kot.com.br" xlink:type="simple">pedro@kot.com.br</text:a></text:span></text:p>
          </table:table-cell>
          <table:table-cell table:style-name="ce676" office:value-type="date" office:date-value="2012-05-27" calcext:value-type="date">
            <text:p>27/mai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7" calcext:value-type="float">
            <text:p>7</text:p>
          </table:table-cell>
          <table:table-cell table:style-name="ce412" office:value-type="string" calcext:value-type="string">
            <text:p>Marcela Rosa Pires</text:p>
          </table:table-cell>
          <table:table-cell table:style-name="ce412"/>
          <table:table-cell table:style-name="ce516" office:value-type="string" calcext:value-type="string">
            <text:p>(37) 9908-1133</text:p>
          </table:table-cell>
          <table:table-cell table:style-name="ce497" office:value-type="string" calcext:value-type="string">
            <text:p>3327-7163</text:p>
          </table:table-cell>
          <table:table-cell table:style-name="ce646" office:value-type="string" calcext:value-type="string">
            <text:p>marcela@kot.com.br</text:p>
          </table:table-cell>
          <table:table-cell table:style-name="ce677" office:value-type="date" office:date-value="2011-04-03" calcext:value-type="date">
            <text:p>03/abr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8" calcext:value-type="float">
            <text:p>8</text:p>
          </table:table-cell>
          <table:table-cell table:style-name="ce411" office:value-type="string" calcext:value-type="string">
            <text:p>Gustavo Henrique Sette Camara Braz</text:p>
          </table:table-cell>
          <table:table-cell table:style-name="ce411"/>
          <table:table-cell table:style-name="ce399" office:value-type="string" calcext:value-type="string">
            <text:p>9737-7893</text:p>
          </table:table-cell>
          <table:table-cell table:style-name="ce399" office:value-type="string" calcext:value-type="string">
            <text:p>3221-1141</text:p>
          </table:table-cell>
          <table:table-cell table:style-name="ce645" office:value-type="string" calcext:value-type="string">
            <text:p><text:span text:style-name="T13"><text:a xlink:href="mailto:gustavo.braz@kot.com.br" xlink:type="simple">gustavo.braz@kot.com.br</text:a></text:span></text:p>
          </table:table-cell>
          <table:table-cell table:style-name="ce677" office:value-type="date" office:date-value="2012-12-26" calcext:value-type="date">
            <text:p>26/dez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9" calcext:value-type="float">
            <text:p>9</text:p>
          </table:table-cell>
          <table:table-cell table:style-name="ce412" office:value-type="string" calcext:value-type="string">
            <text:p>Tiago Antônio Martins Luiz </text:p>
          </table:table-cell>
          <table:table-cell table:style-name="ce412"/>
          <table:table-cell table:style-name="ce499" office:value-type="string" calcext:value-type="string">
            <text:p>8595-5487</text:p>
          </table:table-cell>
          <table:table-cell table:style-name="ce399" office:value-type="string" calcext:value-type="string">
            <text:p>3372-4081</text:p>
          </table:table-cell>
          <table:table-cell table:style-name="ce645" office:value-type="string" calcext:value-type="string">
            <text:p><text:span text:style-name="T13"><text:a xlink:href="mailto:tiago@kot.com.br" xlink:type="simple">tiago@kot.com.br </text:a></text:span></text:p>
          </table:table-cell>
          <table:table-cell table:style-name="ce677" office:value-type="date" office:date-value="2012-10-06" calcext:value-type="date">
            <text:p>06/out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10" calcext:value-type="float">
            <text:p>10</text:p>
          </table:table-cell>
          <table:table-cell table:style-name="ce412" office:value-type="string" calcext:value-type="string">
            <text:p>Camila Helen Ferreira</text:p>
          </table:table-cell>
          <table:table-cell table:style-name="ce412"/>
          <table:table-cell table:style-name="ce497" office:value-type="string" calcext:value-type="string">
            <text:p>9608-9484</text:p>
          </table:table-cell>
          <table:table-cell table:style-name="ce400" office:value-type="string" calcext:value-type="string">
            <text:p>3327-2581</text:p>
          </table:table-cell>
          <table:table-cell table:style-name="ce645" office:value-type="string" calcext:value-type="string">
            <text:p><text:span text:style-name="T13"><text:a xlink:href="mailto:camila@kot.com.br" xlink:type="simple">camila@kot.com.br</text:a></text:span></text:p>
          </table:table-cell>
          <table:table-cell table:style-name="ce677" office:value-type="date" office:date-value="2011-06-08" calcext:value-type="date">
            <text:p>08/jun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11" calcext:value-type="float">
            <text:p>11</text:p>
          </table:table-cell>
          <table:table-cell table:style-name="ce412" office:value-type="string" calcext:value-type="string">
            <text:p>Larissa Villela Morais Almeida</text:p>
          </table:table-cell>
          <table:table-cell table:style-name="ce412"/>
          <table:table-cell table:style-name="ce516" office:value-type="string" calcext:value-type="string">
            <text:p>9748-2013</text:p>
          </table:table-cell>
          <table:table-cell table:style-name="ce497" office:value-type="string" calcext:value-type="string">
            <text:p>3653-3563</text:p>
          </table:table-cell>
          <table:table-cell table:style-name="ce645" office:value-type="string" calcext:value-type="string">
            <text:p><text:span text:style-name="T13"><text:a xlink:href="mailto:larissa@kot.com.br" xlink:type="simple">larissa@kot.com.br</text:a></text:span></text:p>
          </table:table-cell>
          <table:table-cell table:style-name="ce677" office:value-type="date" office:date-value="2011-05-15" calcext:value-type="date">
            <text:p>15/mai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12" calcext:value-type="float">
            <text:p>12</text:p>
          </table:table-cell>
          <table:table-cell table:style-name="ce414" office:value-type="string" calcext:value-type="string">
            <text:p>Daniel Francisco Braga Lopes B. Silva</text:p>
          </table:table-cell>
          <table:table-cell table:style-name="ce414"/>
          <table:table-cell table:style-name="ce535" office:value-type="string" calcext:value-type="string">
            <text:p>8787-3281</text:p>
          </table:table-cell>
          <table:table-cell table:style-name="ce629" office:value-type="string" calcext:value-type="string">
            <text:p>3281-5241</text:p>
          </table:table-cell>
          <table:table-cell table:style-name="ce647" office:value-type="string" calcext:value-type="string">
            <text:p><text:span text:style-name="T13"><text:a xlink:href="mailto:daniel@kot.com.br" xlink:type="simple">daniel@kot.com.br</text:a></text:span></text:p>
          </table:table-cell>
          <table:table-cell table:style-name="ce677" office:value-type="date" office:date-value="1989-06-08" calcext:value-type="date">
            <text:p>08/jun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13" calcext:value-type="float">
            <text:p>13</text:p>
          </table:table-cell>
          <table:table-cell table:style-name="ce414" office:value-type="string" calcext:value-type="string">
            <text:p>Estevão Magalhães Fonseca</text:p>
          </table:table-cell>
          <table:table-cell table:style-name="ce414"/>
          <table:table-cell table:style-name="ce535" office:value-type="string" calcext:value-type="string">
            <text:p>9289-0162</text:p>
          </table:table-cell>
          <table:table-cell table:style-name="ce629"/>
          <table:table-cell table:style-name="ce647" office:value-type="string" calcext:value-type="string">
            <text:p><text:span text:style-name="T13"><text:a xlink:href="mailto:estevao@kot.com.br" xlink:type="simple">estevao@kot.com.br</text:a></text:span></text:p>
          </table:table-cell>
          <table:table-cell table:style-name="ce677" office:value-type="date" office:date-value="2011-03-03" calcext:value-type="date">
            <text:p>03/mar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14" calcext:value-type="float">
            <text:p>14</text:p>
          </table:table-cell>
          <table:table-cell table:style-name="ce414" office:value-type="string" calcext:value-type="string">
            <text:p>Ivone Passos Ferreira</text:p>
          </table:table-cell>
          <table:table-cell table:style-name="ce414"/>
          <table:table-cell table:style-name="ce536" office:value-type="string" calcext:value-type="string">
            <text:p><text:span text:style-name="T12"><text:a xlink:href="tel:31%2084116034" xlink:type="simple">8411-6034</text:a></text:span></text:p>
          </table:table-cell>
          <table:table-cell table:style-name="ce535" office:value-type="string" calcext:value-type="string">
            <text:p>2515-9022</text:p>
          </table:table-cell>
          <table:table-cell table:style-name="ce647" office:value-type="string" calcext:value-type="string">
            <text:p><text:span text:style-name="T13"><text:a xlink:href="mailto:ivone@kot.com.br" xlink:type="simple">ivone@kot.com.br</text:a></text:span></text:p>
          </table:table-cell>
          <table:table-cell table:style-name="ce677" office:value-type="date" office:date-value="2011-07-05" calcext:value-type="date">
            <text:p>05/jul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15" calcext:value-type="float">
            <text:p>15</text:p>
          </table:table-cell>
          <table:table-cell table:style-name="ce414" office:value-type="string" calcext:value-type="string">
            <text:p>Matheus Rezende Vieira Rapalo</text:p>
          </table:table-cell>
          <table:table-cell table:style-name="ce414"/>
          <table:table-cell table:style-name="ce537" office:value-type="string" calcext:value-type="string">
            <text:p>8432-3314</text:p>
          </table:table-cell>
          <table:table-cell table:style-name="ce537" office:value-type="string" calcext:value-type="string">
            <text:p>3267-6776</text:p>
          </table:table-cell>
          <table:table-cell table:style-name="ce647" office:value-type="string" calcext:value-type="string">
            <text:p><text:span text:style-name="T13"><text:a xlink:href="mailto:matheus.rezende@kot.com.br" xlink:type="simple">matheus.rezende@kot.com.br</text:a></text:span></text:p>
          </table:table-cell>
          <table:table-cell table:style-name="ce676" office:value-type="date" office:date-value="1990-12-26" calcext:value-type="date">
            <text:p>26/dez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16" calcext:value-type="float">
            <text:p>16</text:p>
          </table:table-cell>
          <table:table-cell table:style-name="ce414" office:value-type="string" calcext:value-type="string">
            <text:p>Maurício de Souza Morais</text:p>
          </table:table-cell>
          <table:table-cell table:style-name="ce414"/>
          <table:table-cell table:style-name="ce537" office:value-type="string" calcext:value-type="string">
            <text:p>(35) 8836-5594</text:p>
          </table:table-cell>
          <table:table-cell table:style-name="ce537" office:value-type="string" calcext:value-type="string">
            <text:p>-</text:p>
          </table:table-cell>
          <table:table-cell table:style-name="ce647" office:value-type="string" calcext:value-type="string">
            <text:p><text:span text:style-name="T13"><text:a xlink:href="mailto:mauricio@kot.com.br" xlink:type="simple">mauricio@kot.com.br</text:a></text:span></text:p>
          </table:table-cell>
          <table:table-cell table:style-name="ce676" office:value-type="date" office:date-value="2012-03-11" calcext:value-type="date">
            <text:p>11/mar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17" calcext:value-type="float">
            <text:p>17</text:p>
          </table:table-cell>
          <table:table-cell table:style-name="ce414" office:value-type="string" calcext:value-type="string">
            <text:p>Fabíola Gonçalves Ribeiro</text:p>
          </table:table-cell>
          <table:table-cell table:style-name="ce414"/>
          <table:table-cell table:style-name="ce535" office:value-type="string" calcext:value-type="string">
            <text:p>8371-3121</text:p>
          </table:table-cell>
          <table:table-cell table:style-name="ce629" office:value-type="string" calcext:value-type="string">
            <text:p>3383-1130</text:p>
          </table:table-cell>
          <table:table-cell table:style-name="ce647" office:value-type="string" calcext:value-type="string">
            <text:p><text:span text:style-name="T13"><text:a xlink:href="mailto:fabiola.ribeiro@kot.com.br" xlink:type="simple">fabiola.ribeiro@kot.com.br</text:a></text:span></text:p>
          </table:table-cell>
          <table:table-cell table:style-name="ce679" office:value-type="date" office:date-value="2013-12-16" calcext:value-type="date">
            <text:p>16/dez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18" calcext:value-type="float">
            <text:p>18</text:p>
          </table:table-cell>
          <table:table-cell table:style-name="ce414" office:value-type="string" calcext:value-type="string">
            <text:p>Gabriela de Souza Mesquita </text:p>
          </table:table-cell>
          <table:table-cell table:style-name="ce414"/>
          <table:table-cell table:style-name="ce535" office:value-type="string" calcext:value-type="string">
            <text:p>(37) 9112-8154</text:p>
          </table:table-cell>
          <table:table-cell table:style-name="ce535" office:value-type="string" calcext:value-type="string">
            <text:p>-</text:p>
          </table:table-cell>
          <table:table-cell table:style-name="ce647" office:value-type="string" calcext:value-type="string">
            <text:p><text:span text:style-name="T13"><text:a xlink:href="mailto:gabriela@kot.com.br" xlink:type="simple">gabriela@kot.com.br</text:a></text:span></text:p>
          </table:table-cell>
          <table:table-cell table:style-name="ce680" office:value-type="date" office:date-value="1990-05-21" calcext:value-type="date">
            <text:p>21/mai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19" calcext:value-type="float">
            <text:p>19</text:p>
          </table:table-cell>
          <table:table-cell table:style-name="ce411" office:value-type="string" calcext:value-type="string">
            <text:p>Isadora Botelho Oliveira</text:p>
          </table:table-cell>
          <table:table-cell table:style-name="ce411"/>
          <table:table-cell table:style-name="ce499" office:value-type="string" calcext:value-type="string">
            <text:p>9793-0794</text:p>
          </table:table-cell>
          <table:table-cell table:style-name="ce399" office:value-type="string" calcext:value-type="string">
            <text:p>3344-8195</text:p>
          </table:table-cell>
          <table:table-cell table:style-name="ce645" office:value-type="string" calcext:value-type="string">
            <text:p><text:span text:style-name="T13"><text:a xlink:href="mailto:isadora.oliveira@kot.com.br" xlink:type="simple">isadora.oliveira@kot.com.br</text:a></text:span></text:p>
          </table:table-cell>
          <table:table-cell table:style-name="ce677" office:value-type="date" office:date-value="2013-10-01" calcext:value-type="date">
            <text:p>01/out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20" calcext:value-type="float">
            <text:p>20</text:p>
          </table:table-cell>
          <table:table-cell table:style-name="ce415" office:value-type="string" calcext:value-type="string">
            <text:p>Bruno Daniel Pignolati</text:p>
          </table:table-cell>
          <table:table-cell table:style-name="ce415"/>
          <table:table-cell table:style-name="ce538" office:value-type="string" calcext:value-type="string">
            <text:p>8897-7216</text:p>
          </table:table-cell>
          <table:table-cell table:style-name="ce538" office:value-type="string" calcext:value-type="string">
            <text:p>3413-2235</text:p>
          </table:table-cell>
          <table:table-cell table:style-name="ce645" office:value-type="string" calcext:value-type="string">
            <text:p><text:span text:style-name="T13"><text:a xlink:href="mailto:brunod@kot.com.br" xlink:type="simple">brunod@kot.com.br</text:a></text:span></text:p>
          </table:table-cell>
          <table:table-cell table:style-name="ce676" office:value-type="date" office:date-value="2010-01-20" calcext:value-type="date">
            <text:p>20/jan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21" calcext:value-type="float">
            <text:p>21</text:p>
          </table:table-cell>
          <table:table-cell table:style-name="ce412" office:value-type="string" calcext:value-type="string">
            <text:p>Pedro Ivo Tostes Fonseca</text:p>
          </table:table-cell>
          <table:table-cell table:style-name="ce412"/>
          <table:table-cell table:style-name="ce506" office:value-type="string" calcext:value-type="string">
            <text:p>9283-3311</text:p>
          </table:table-cell>
          <table:table-cell table:style-name="ce506" office:value-type="string" calcext:value-type="string">
            <text:p>-</text:p>
          </table:table-cell>
          <table:table-cell table:style-name="ce645" office:value-type="string" calcext:value-type="string">
            <text:p><text:span text:style-name="T13"><text:a xlink:href="mailto:pedro.fonseca@kot.com.br" xlink:type="simple">pedro.fonseca@kot.com.br</text:a></text:span></text:p>
          </table:table-cell>
          <table:table-cell table:style-name="ce676" office:value-type="date" office:date-value="2012-05-22" calcext:value-type="date">
            <text:p>22/mai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22" calcext:value-type="float">
            <text:p>22</text:p>
          </table:table-cell>
          <table:table-cell table:style-name="ce411" office:value-type="string" calcext:value-type="string">
            <text:p>Gustavo Queiroz Freitas Oliveira</text:p>
          </table:table-cell>
          <table:table-cell table:style-name="ce411"/>
          <table:table-cell table:style-name="ce499" office:value-type="string" calcext:value-type="string">
            <text:p>9120-5873</text:p>
          </table:table-cell>
          <table:table-cell table:style-name="ce399" office:value-type="string" calcext:value-type="string">
            <text:p>3481-4301</text:p>
          </table:table-cell>
          <table:table-cell table:style-name="ce645" office:value-type="string" calcext:value-type="string">
            <text:p><text:span text:style-name="T13"><text:a xlink:href="mailto:gustavo.queiroz@kot.com.br" xlink:type="simple">gustavo.queiroz@kot.com.br</text:a></text:span></text:p>
          </table:table-cell>
          <table:table-cell table:style-name="ce677" office:value-type="date" office:date-value="2012-03-11" calcext:value-type="date">
            <text:p>11/mar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23" calcext:value-type="float">
            <text:p>23</text:p>
          </table:table-cell>
          <table:table-cell table:style-name="ce411" office:value-type="string" calcext:value-type="string">
            <text:p>Heyder Francisco da Silva</text:p>
          </table:table-cell>
          <table:table-cell table:style-name="ce411"/>
          <table:table-cell table:style-name="ce499" office:value-type="string" calcext:value-type="string">
            <text:p>8756-5110</text:p>
          </table:table-cell>
          <table:table-cell table:style-name="ce399" office:value-type="string" calcext:value-type="string">
            <text:p>3445-4433</text:p>
          </table:table-cell>
          <table:table-cell table:style-name="ce645" office:value-type="string" calcext:value-type="string">
            <text:p><text:span text:style-name="T13"><text:a xlink:href="mailto:heyder@kot.com.br" xlink:type="simple">heyder@kot.com.br</text:a></text:span></text:p>
          </table:table-cell>
          <table:table-cell table:style-name="ce677" office:value-type="date" office:date-value="2012-06-16" calcext:value-type="date">
            <text:p>16/jun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24" calcext:value-type="float">
            <text:p>24</text:p>
          </table:table-cell>
          <table:table-cell table:style-name="ce412" office:value-type="string" calcext:value-type="string">
            <text:p>Jonas Paulo Costa Silveira</text:p>
          </table:table-cell>
          <table:table-cell table:style-name="ce412"/>
          <table:table-cell table:style-name="ce516" office:value-type="string" calcext:value-type="string">
            <text:p>9265-6384</text:p>
          </table:table-cell>
          <table:table-cell table:style-name="ce497" office:value-type="string" calcext:value-type="string">
            <text:p>-</text:p>
          </table:table-cell>
          <table:table-cell table:style-name="ce645" office:value-type="string" calcext:value-type="string">
            <text:p><text:span text:style-name="T13"><text:a xlink:href="mailto:jonas@kot.com.br" xlink:type="simple">jonas@kot.com.br</text:a></text:span></text:p>
          </table:table-cell>
          <table:table-cell table:style-name="ce677" office:value-type="date" office:date-value="2012-03-02" calcext:value-type="date">
            <text:p>02/mar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25" calcext:value-type="float">
            <text:p>25</text:p>
          </table:table-cell>
          <table:table-cell table:style-name="ce412" office:value-type="string" calcext:value-type="string">
            <text:p>Flávio Pacelli Ziviani de Oliveira</text:p>
          </table:table-cell>
          <table:table-cell table:style-name="ce412"/>
          <table:table-cell table:style-name="ce550" office:value-type="string" calcext:value-type="string">
            <text:p>8453-4962</text:p>
          </table:table-cell>
          <table:table-cell table:style-name="ce630" office:value-type="string" calcext:value-type="string">
            <text:p>3497-6127</text:p>
          </table:table-cell>
          <table:table-cell table:style-name="ce645" office:value-type="string" calcext:value-type="string">
            <text:p><text:span text:style-name="T13"><text:a xlink:href="mailto:flavio@kot.com.br" xlink:type="simple">flavio@kot.com.br</text:a></text:span></text:p>
          </table:table-cell>
          <table:table-cell table:style-name="ce680" office:value-type="date" office:date-value="2012-11-15" calcext:value-type="date">
            <text:p>15/nov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26" calcext:value-type="float">
            <text:p>26</text:p>
          </table:table-cell>
          <table:table-cell table:style-name="ce412" office:value-type="string" calcext:value-type="string">
            <text:p>Sílvia <text:s/>Pedrosa Alves</text:p>
          </table:table-cell>
          <table:table-cell table:style-name="ce412"/>
          <table:table-cell table:style-name="ce516" office:value-type="string" calcext:value-type="string">
            <text:p>8888-6453</text:p>
          </table:table-cell>
          <table:table-cell table:style-name="ce497" office:value-type="string" calcext:value-type="string">
            <text:p>-</text:p>
          </table:table-cell>
          <table:table-cell table:style-name="ce645" office:value-type="string" calcext:value-type="string">
            <text:p><text:span text:style-name="T13"><text:a xlink:href="mailto:silvia@kot.com.br" xlink:type="simple">silvia@kot.com.br</text:a></text:span></text:p>
          </table:table-cell>
          <table:table-cell table:style-name="ce681" office:value-type="date" office:date-value="2012-10-23" calcext:value-type="date">
            <text:p>23/out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27" calcext:value-type="float">
            <text:p>27</text:p>
          </table:table-cell>
          <table:table-cell table:style-name="ce412" office:value-type="string" calcext:value-type="string">
            <text:p>Caio de Medeiros Viana</text:p>
          </table:table-cell>
          <table:table-cell table:style-name="ce412"/>
          <table:table-cell table:style-name="ce506" office:value-type="string" calcext:value-type="string">
            <text:p>8723-4407</text:p>
          </table:table-cell>
          <table:table-cell table:style-name="ce631" office:value-type="string" calcext:value-type="string">
            <text:p>3201-5270</text:p>
          </table:table-cell>
          <table:table-cell table:style-name="ce645" office:value-type="string" calcext:value-type="string">
            <text:p><text:span text:style-name="T13"><text:a xlink:href="mailto:caio@kot.com.br" xlink:type="simple">caio@kot.com.br</text:a></text:span></text:p>
          </table:table-cell>
          <table:table-cell table:style-name="ce676" office:value-type="date" office:date-value="2012-10-25" calcext:value-type="date">
            <text:p>25/out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28" calcext:value-type="float">
            <text:p>28</text:p>
          </table:table-cell>
          <table:table-cell table:style-name="ce412" office:value-type="string" calcext:value-type="string">
            <text:p>Thiago Maldonado Martins</text:p>
          </table:table-cell>
          <table:table-cell table:style-name="ce412"/>
          <table:table-cell table:style-name="ce499" office:value-type="string" calcext:value-type="string">
            <text:p>9796-9199</text:p>
          </table:table-cell>
          <table:table-cell table:style-name="ce399" office:value-type="string" calcext:value-type="string">
            <text:p>3297-9199</text:p>
          </table:table-cell>
          <table:table-cell table:style-name="ce645" office:value-type="string" calcext:value-type="string">
            <text:p><text:span text:style-name="T13"><text:a xlink:href="mailto:thiago.maldonado@kot.com.br" xlink:type="simple">thiago.maldonado@kot.com.br</text:a></text:span></text:p>
          </table:table-cell>
          <table:table-cell table:style-name="ce677" office:value-type="date" office:date-value="2013-04-20" calcext:value-type="date">
            <text:p>20/abr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29" calcext:value-type="float">
            <text:p>29</text:p>
          </table:table-cell>
          <table:table-cell table:style-name="ce412" office:value-type="string" calcext:value-type="string">
            <text:p>Emílio Cordeiro Maciel</text:p>
          </table:table-cell>
          <table:table-cell table:style-name="ce412"/>
          <table:table-cell table:style-name="ce516" office:value-type="string" calcext:value-type="string">
            <text:p>9105-5230</text:p>
          </table:table-cell>
          <table:table-cell table:style-name="ce497" office:value-type="string" calcext:value-type="string">
            <text:p>-</text:p>
          </table:table-cell>
          <table:table-cell table:style-name="ce645" office:value-type="string" calcext:value-type="string">
            <text:p><text:span text:style-name="T13"><text:a xlink:href="mailto:emilio@kot.com.br" xlink:type="simple">emilio@kot.com.br</text:a></text:span></text:p>
          </table:table-cell>
          <table:table-cell table:style-name="ce679" office:value-type="date" office:date-value="2011-11-30" calcext:value-type="date">
            <text:p>30/nov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30" calcext:value-type="float">
            <text:p>30</text:p>
          </table:table-cell>
          <table:table-cell table:style-name="ce412" office:value-type="string" calcext:value-type="string">
            <text:p>Tamires da Mata Nunes</text:p>
          </table:table-cell>
          <table:table-cell table:style-name="ce412"/>
          <table:table-cell table:style-name="ce499" office:value-type="string" calcext:value-type="string">
            <text:p>9242-6795</text:p>
          </table:table-cell>
          <table:table-cell table:style-name="ce399" office:value-type="string" calcext:value-type="string">
            <text:p>3851-0231</text:p>
          </table:table-cell>
          <table:table-cell table:style-name="ce645" office:value-type="string" calcext:value-type="string">
            <text:p><text:span text:style-name="T13"><text:a xlink:href="mailto:tamires@kot.com.br" xlink:type="simple">tamires@kot.com.br</text:a></text:span></text:p>
          </table:table-cell>
          <table:table-cell table:style-name="ce677" office:value-type="date" office:date-value="2011-12-06" calcext:value-type="date">
            <text:p>06/dez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31" calcext:value-type="float">
            <text:p>31</text:p>
          </table:table-cell>
          <table:table-cell table:style-name="ce412" office:value-type="string" calcext:value-type="string">
            <text:p>Rogério de Souza</text:p>
          </table:table-cell>
          <table:table-cell table:style-name="ce412"/>
          <table:table-cell table:style-name="ce499" office:value-type="string" calcext:value-type="string">
            <text:p>9151-5454</text:p>
          </table:table-cell>
          <table:table-cell table:style-name="ce399" office:value-type="string" calcext:value-type="string">
            <text:p>2565-6054</text:p>
          </table:table-cell>
          <table:table-cell table:style-name="ce645" office:value-type="string" calcext:value-type="string">
            <text:p><text:span text:style-name="T13"><text:a xlink:href="mailto:rogerio.souza@kot.com.br" xlink:type="simple">rogerio.souza@kot.com.br</text:a></text:span></text:p>
          </table:table-cell>
          <table:table-cell table:style-name="ce677" office:value-type="date" office:date-value="2012-07-23" calcext:value-type="date">
            <text:p>23/jul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32" calcext:value-type="float">
            <text:p>32</text:p>
          </table:table-cell>
          <table:table-cell table:style-name="ce414" office:value-type="string" calcext:value-type="string">
            <text:p>Leandro Seles Dorneles</text:p>
          </table:table-cell>
          <table:table-cell table:style-name="ce414"/>
          <table:table-cell table:style-name="ce535" office:value-type="string" calcext:value-type="string">
            <text:p>9127-9372</text:p>
          </table:table-cell>
          <table:table-cell table:style-name="ce535" office:value-type="string" calcext:value-type="string">
            <text:p>3443-1016</text:p>
          </table:table-cell>
          <table:table-cell table:style-name="ce647" office:value-type="string" calcext:value-type="string">
            <text:p><text:span text:style-name="T13"><text:a xlink:href="mailto:leandro.seles@kot.com.br" xlink:type="simple">leandro.seles@kot.com.br</text:a></text:span></text:p>
          </table:table-cell>
          <table:table-cell table:style-name="ce682" office:value-type="date" office:date-value="2012-07-10" calcext:value-type="date">
            <text:p>10/jul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33" calcext:value-type="float">
            <text:p>33</text:p>
          </table:table-cell>
          <table:table-cell table:style-name="ce414" office:value-type="string" calcext:value-type="string">
            <text:p>Renan Igor Bodevan</text:p>
          </table:table-cell>
          <table:table-cell table:style-name="ce414"/>
          <table:table-cell table:style-name="ce535" office:value-type="string" calcext:value-type="string">
            <text:p>9107-9178</text:p>
          </table:table-cell>
          <table:table-cell table:style-name="ce535" office:value-type="string" calcext:value-type="string">
            <text:p>3387-1994</text:p>
          </table:table-cell>
          <table:table-cell table:style-name="ce647" office:value-type="string" calcext:value-type="string">
            <text:p><text:span text:style-name="T13"><text:a xlink:href="mailto:renan.bodevan@kot.com.br" xlink:type="simple">renan.bodevan@kot.com.br</text:a></text:span></text:p>
          </table:table-cell>
          <table:table-cell table:style-name="ce683" office:value-type="date" office:date-value="2010-11-23" calcext:value-type="date">
            <text:p>23/nov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34" calcext:value-type="float">
            <text:p>34</text:p>
          </table:table-cell>
          <table:table-cell table:style-name="ce414" office:value-type="string" calcext:value-type="string">
            <text:p>Lucas Eliel Silva Pimentel</text:p>
          </table:table-cell>
          <table:table-cell table:style-name="ce414"/>
          <table:table-cell table:style-name="ce535" office:value-type="string" calcext:value-type="string">
            <text:p>9300-7359</text:p>
          </table:table-cell>
          <table:table-cell table:style-name="ce535" office:value-type="string" calcext:value-type="string">
            <text:p>2531-0549</text:p>
          </table:table-cell>
          <table:table-cell table:style-name="ce647" office:value-type="string" calcext:value-type="string">
            <text:p>lucas.eliel@kot.com.br</text:p>
          </table:table-cell>
          <table:table-cell table:style-name="ce682" office:value-type="date" office:date-value="2012-12-08" calcext:value-type="date">
            <text:p>08/dez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35" calcext:value-type="float">
            <text:p>35</text:p>
          </table:table-cell>
          <table:table-cell table:style-name="ce414" office:value-type="string" calcext:value-type="string">
            <text:p>Alexandre da Silva Scari</text:p>
          </table:table-cell>
          <table:table-cell table:style-name="ce414"/>
          <table:table-cell table:style-name="ce535" office:value-type="string" calcext:value-type="string">
            <text:p>8484-7380</text:p>
          </table:table-cell>
          <table:table-cell table:style-name="ce535" office:value-type="string" calcext:value-type="string">
            <text:p>-</text:p>
          </table:table-cell>
          <table:table-cell table:style-name="ce647" office:value-type="string" calcext:value-type="string">
            <text:p><text:span text:style-name="T13"><text:a xlink:href="mailto:alexandre.scari@kot.com.br" xlink:type="simple">alexandre.scari@kot.com.br</text:a></text:span></text:p>
          </table:table-cell>
          <table:table-cell table:style-name="ce683" office:value-type="date" office:date-value="1978-01-12" calcext:value-type="date">
            <text:p>12/jan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36" calcext:value-type="float">
            <text:p>36</text:p>
          </table:table-cell>
          <table:table-cell table:style-name="ce414" office:value-type="string" calcext:value-type="string">
            <text:p>Rodrigo Rebello Horta Borja </text:p>
          </table:table-cell>
          <table:table-cell table:style-name="ce414"/>
          <table:table-cell table:style-name="ce537" office:value-type="string" calcext:value-type="string">
            <text:p>9741-3388</text:p>
          </table:table-cell>
          <table:table-cell table:style-name="ce537" office:value-type="string" calcext:value-type="string">
            <text:p>-</text:p>
          </table:table-cell>
          <table:table-cell table:style-name="ce647" office:value-type="string" calcext:value-type="string">
            <text:p>rodrigo.borja@kot.com.br</text:p>
          </table:table-cell>
          <table:table-cell table:style-name="ce682" office:value-type="date" office:date-value="2012-04-17" calcext:value-type="date">
            <text:p>17/abr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37" calcext:value-type="float">
            <text:p>37</text:p>
          </table:table-cell>
          <table:table-cell table:style-name="ce414" office:value-type="string" calcext:value-type="string">
            <text:p>Tiago Dutra de Araújo</text:p>
          </table:table-cell>
          <table:table-cell table:style-name="ce414"/>
          <table:table-cell table:style-name="ce537" office:value-type="string" calcext:value-type="string">
            <text:p>9388-9476</text:p>
          </table:table-cell>
          <table:table-cell table:style-name="ce537" office:value-type="string" calcext:value-type="string">
            <text:p>3455-6923</text:p>
          </table:table-cell>
          <table:table-cell table:style-name="ce647" office:value-type="string" calcext:value-type="string">
            <text:p>tiago.dutra@kot.com.br</text:p>
          </table:table-cell>
          <table:table-cell table:style-name="ce682" office:value-type="date" office:date-value="1987-04-04" calcext:value-type="date">
            <text:p>04/abr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38" calcext:value-type="float">
            <text:p>38</text:p>
          </table:table-cell>
          <table:table-cell table:style-name="ce414" office:value-type="string" calcext:value-type="string">
            <text:p>Túlio Brasil Martins de Souza</text:p>
          </table:table-cell>
          <table:table-cell table:style-name="ce414"/>
          <table:table-cell table:style-name="ce537" office:value-type="string" calcext:value-type="string">
            <text:p>8812-9966</text:p>
          </table:table-cell>
          <table:table-cell table:style-name="ce537" office:value-type="string" calcext:value-type="string">
            <text:p>3462-0871</text:p>
          </table:table-cell>
          <table:table-cell table:style-name="ce648" office:value-type="string" calcext:value-type="string">
            <text:p>tulio@kot.com.br</text:p>
          </table:table-cell>
          <table:table-cell table:style-name="ce682" office:value-type="date" office:date-value="2013-07-03" calcext:value-type="date">
            <text:p>03/jul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39" calcext:value-type="float">
            <text:p>39</text:p>
          </table:table-cell>
          <table:table-cell table:style-name="ce414" office:value-type="string" calcext:value-type="string">
            <text:p>Caio Mitsuo Yamamoto</text:p>
          </table:table-cell>
          <table:table-cell table:style-name="ce414"/>
          <table:table-cell table:style-name="ce535" office:value-type="string" calcext:value-type="string">
            <text:p>9358-0530</text:p>
          </table:table-cell>
          <table:table-cell table:style-name="ce629" office:value-type="string" calcext:value-type="string">
            <text:p>3411-7171</text:p>
          </table:table-cell>
          <table:table-cell table:style-name="ce647" office:value-type="string" calcext:value-type="string">
            <text:p>caio.yamamoto@kot.com.br</text:p>
          </table:table-cell>
          <table:table-cell table:style-name="ce682" office:value-type="date" office:date-value="2013-04-19" calcext:value-type="date">
            <text:p>19/abr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40" calcext:value-type="float">
            <text:p>40</text:p>
          </table:table-cell>
          <table:table-cell table:style-name="ce414" office:value-type="string" calcext:value-type="string">
            <text:p>Edmilson Charles Nogueira</text:p>
          </table:table-cell>
          <table:table-cell table:style-name="ce414"/>
          <table:table-cell table:style-name="ce535" office:value-type="string" calcext:value-type="string">
            <text:p>8741-4540</text:p>
          </table:table-cell>
          <table:table-cell table:style-name="ce629" office:value-type="string" calcext:value-type="string">
            <text:p>-</text:p>
          </table:table-cell>
          <table:table-cell table:style-name="ce647" office:value-type="string" calcext:value-type="string">
            <text:p>edmilson@kot.com.br</text:p>
          </table:table-cell>
          <table:table-cell table:style-name="ce682" office:value-type="date" office:date-value="2011-10-01" calcext:value-type="date">
            <text:p>01/out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41" calcext:value-type="float">
            <text:p>41</text:p>
          </table:table-cell>
          <table:table-cell table:style-name="ce414" office:value-type="string" calcext:value-type="string">
            <text:p>Sidney Inácio dos Santos</text:p>
          </table:table-cell>
          <table:table-cell table:style-name="ce414"/>
          <table:table-cell table:style-name="ce535" office:value-type="string" calcext:value-type="string">
            <text:p>8863-3690</text:p>
          </table:table-cell>
          <table:table-cell table:style-name="ce535" office:value-type="string" calcext:value-type="string">
            <text:p>3453-0527</text:p>
          </table:table-cell>
          <table:table-cell table:style-name="ce647" office:value-type="string" calcext:value-type="string">
            <text:p>sidney@kot.com.br</text:p>
          </table:table-cell>
          <table:table-cell table:style-name="ce683" office:value-type="date" office:date-value="2012-08-21" calcext:value-type="date">
            <text:p>21/ago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42" calcext:value-type="float">
            <text:p>42</text:p>
          </table:table-cell>
          <table:table-cell table:style-name="ce414" office:value-type="string" calcext:value-type="string">
            <text:p>Lucas Andrade Militão</text:p>
          </table:table-cell>
          <table:table-cell table:style-name="ce414"/>
          <table:table-cell table:style-name="ce535" office:value-type="string" calcext:value-type="string">
            <text:p>9947-8555</text:p>
          </table:table-cell>
          <table:table-cell table:style-name="ce535" office:value-type="string" calcext:value-type="string">
            <text:p>3547-3866</text:p>
          </table:table-cell>
          <table:table-cell table:style-name="ce647" office:value-type="string" calcext:value-type="string">
            <text:p>lucas.andrade@kot.com.br</text:p>
          </table:table-cell>
          <table:table-cell table:style-name="ce682" office:value-type="date" office:date-value="2013-01-07" calcext:value-type="date">
            <text:p>07/jan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43" calcext:value-type="float">
            <text:p>43</text:p>
          </table:table-cell>
          <table:table-cell table:style-name="ce415" office:value-type="string" calcext:value-type="string">
            <text:p>Bruno dos Santos Rocha</text:p>
          </table:table-cell>
          <table:table-cell table:style-name="ce415"/>
          <table:table-cell table:style-name="ce538" office:value-type="string" calcext:value-type="string">
            <text:p>8834-1998</text:p>
          </table:table-cell>
          <table:table-cell table:style-name="ce538" office:value-type="string" calcext:value-type="string">
            <text:p>3372-1165</text:p>
          </table:table-cell>
          <table:table-cell table:style-name="ce645" office:value-type="string" calcext:value-type="string">
            <text:p><text:span text:style-name="T13"><text:a xlink:href="mailto:vitor.jardim@kot.com.br" xlink:type="simple">bruno.rocha@kot.com.br</text:a></text:span></text:p>
          </table:table-cell>
          <table:table-cell table:style-name="ce676" office:value-type="date" office:date-value="2013-03-19" calcext:value-type="date">
            <text:p>19/mar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8">
          <table:table-cell table:style-name="ce395" office:value-type="float" office:value="44" calcext:value-type="float">
            <text:p>44</text:p>
          </table:table-cell>
          <table:table-cell table:style-name="ce416" office:value-type="string" calcext:value-type="string">
            <text:p>Lucas José Rodrigues</text:p>
          </table:table-cell>
          <table:table-cell table:style-name="ce416"/>
          <table:table-cell table:style-name="ce506" office:value-type="string" calcext:value-type="string">
            <text:p>8414-4506</text:p>
          </table:table-cell>
          <table:table-cell table:style-name="ce632" office:value-type="string" calcext:value-type="string">
            <text:p>3592-6111</text:p>
          </table:table-cell>
          <table:table-cell table:style-name="ce645" office:value-type="string" calcext:value-type="string">
            <text:p><text:span text:style-name="T13"><text:a xlink:href="mailto:lucas.rodrigues@kot.com.br" xlink:type="simple">lucas.rodrigues@kot.com.br</text:a></text:span></text:p>
          </table:table-cell>
          <table:table-cell table:style-name="ce676" office:value-type="date" office:date-value="2014-06-30" calcext:value-type="date">
            <text:p>30/jun</text:p>
          </table:table-cell>
          <table:table-cell table:style-name="ce390" table:number-columns-repeated="251"/>
          <table:table-cell table:style-name="ce702" table:number-columns-repeated="766"/>
        </table:table-row>
        <table:table-row table:style-name="ro6">
          <table:table-cell table:style-name="ce395" office:value-type="float" office:value="45" calcext:value-type="float">
            <text:p>45</text:p>
          </table:table-cell>
          <table:table-cell table:style-name="ce412" office:value-type="string" calcext:value-type="string">
            <text:p>Guilherme Policarpo Rezende</text:p>
          </table:table-cell>
          <table:table-cell table:style-name="ce412"/>
          <table:table-cell table:style-name="ce497" office:value-type="string" calcext:value-type="string">
            <text:p>9173-6957</text:p>
          </table:table-cell>
          <table:table-cell table:style-name="ce497" office:value-type="string" calcext:value-type="string">
            <text:p>2535-1831</text:p>
          </table:table-cell>
          <table:table-cell table:style-name="ce644" office:value-type="string" calcext:value-type="string">
            <text:p>guilherme.rezende@kot.com.br</text:p>
          </table:table-cell>
          <table:table-cell table:style-name="ce677" office:value-type="date" office:date-value="2013-10-17" calcext:value-type="date">
            <text:p>17/out</text:p>
          </table:table-cell>
          <table:table-cell table:number-columns-repeated="1017"/>
        </table:table-row>
        <table:table-row table:style-name="ro6">
          <table:table-cell table:style-name="ce395" office:value-type="float" office:value="46" calcext:value-type="float">
            <text:p>46</text:p>
          </table:table-cell>
          <table:table-cell table:style-name="ce412" office:value-type="string" calcext:value-type="string">
            <text:p>Vitor Ribeiro Jardim</text:p>
          </table:table-cell>
          <table:table-cell table:style-name="ce412"/>
          <table:table-cell table:style-name="ce499" office:value-type="string" calcext:value-type="string">
            <text:p>9977-7463</text:p>
          </table:table-cell>
          <table:table-cell table:style-name="ce399" office:value-type="string" calcext:value-type="string">
            <text:p>3373-6750</text:p>
          </table:table-cell>
          <table:table-cell table:style-name="ce649" office:value-type="string" calcext:value-type="string">
            <text:p>vitor.jardim@kot.com.br</text:p>
          </table:table-cell>
          <table:table-cell table:style-name="ce677" office:value-type="date" office:date-value="2013-03-28" calcext:value-type="date">
            <text:p>28/mar</text:p>
          </table:table-cell>
          <table:table-cell table:number-columns-repeated="1017"/>
        </table:table-row>
        <table:table-row table:style-name="ro6">
          <table:table-cell table:style-name="ce395" office:value-type="float" office:value="47" calcext:value-type="float">
            <text:p>47</text:p>
          </table:table-cell>
          <table:table-cell table:style-name="ce412" office:value-type="string" calcext:value-type="string">
            <text:p>Leonardo França Gomes</text:p>
          </table:table-cell>
          <table:table-cell table:style-name="ce412"/>
          <table:table-cell table:style-name="ce497" office:value-type="string" calcext:value-type="string">
            <text:p>8820-8791</text:p>
          </table:table-cell>
          <table:table-cell table:style-name="ce506" office:value-type="string" calcext:value-type="string">
            <text:p>3423-1951</text:p>
          </table:table-cell>
          <table:table-cell table:style-name="ce645" office:value-type="string" calcext:value-type="string">
            <text:p>leonardo@kot.com.br</text:p>
          </table:table-cell>
          <table:table-cell table:style-name="ce677" office:value-type="date" office:date-value="2012-05-15" calcext:value-type="date">
            <text:p>15/mai</text:p>
          </table:table-cell>
          <table:table-cell table:number-columns-repeated="1017"/>
        </table:table-row>
        <table:table-row table:style-name="ro6">
          <table:table-cell table:style-name="ce395" office:value-type="float" office:value="48" calcext:value-type="float">
            <text:p>48</text:p>
          </table:table-cell>
          <table:table-cell table:style-name="ce411" office:value-type="string" calcext:value-type="string">
            <text:p>Alexandre Vecchia Rodrigues Lelis</text:p>
          </table:table-cell>
          <table:table-cell table:style-name="ce411"/>
          <table:table-cell table:style-name="ce564" office:value-type="string" calcext:value-type="string">
            <text:p>9215-5347</text:p>
          </table:table-cell>
          <table:table-cell table:style-name="ce399" office:value-type="string" calcext:value-type="string">
            <text:p>3361-1280</text:p>
          </table:table-cell>
          <table:table-cell table:style-name="ce644" office:value-type="string" calcext:value-type="string">
            <text:p><text:span text:style-name="T13"><text:a xlink:href="mailto:alexandre@kot.com.br" xlink:type="simple">alexandre@kot.com.br</text:a></text:span></text:p>
          </table:table-cell>
          <table:table-cell table:style-name="ce684" office:value-type="date" office:date-value="2012-03-04" calcext:value-type="date">
            <text:p>04/mar</text:p>
          </table:table-cell>
          <table:table-cell table:number-columns-repeated="1017"/>
        </table:table-row>
        <table:table-row table:style-name="ro6">
          <table:table-cell table:style-name="ce395" office:value-type="float" office:value="49" calcext:value-type="float">
            <text:p>49</text:p>
          </table:table-cell>
          <table:table-cell table:style-name="ce416" office:value-type="string" calcext:value-type="string">
            <text:p>Marco Túlio Cherulli Borges</text:p>
          </table:table-cell>
          <table:table-cell table:style-name="ce416"/>
          <table:table-cell table:style-name="ce506" office:value-type="string" calcext:value-type="string">
            <text:p>9972-6882</text:p>
          </table:table-cell>
          <table:table-cell table:style-name="ce506" office:value-type="string" calcext:value-type="string">
            <text:p>-</text:p>
          </table:table-cell>
          <table:table-cell table:style-name="ce645" office:value-type="string" calcext:value-type="string">
            <text:p><text:span text:style-name="T13"><text:a xlink:href="mailto:marco@kot.com.br" xlink:type="simple">marco@kot.com.br</text:a></text:span></text:p>
          </table:table-cell>
          <table:table-cell table:style-name="ce676" office:value-type="date" office:date-value="2014-09-27" calcext:value-type="date">
            <text:p>27/set</text:p>
          </table:table-cell>
          <table:table-cell table:number-columns-repeated="1017"/>
        </table:table-row>
        <table:table-row table:style-name="ro9">
          <table:table-cell table:style-name="ce395" office:value-type="float" office:value="50" calcext:value-type="float">
            <text:p>50</text:p>
          </table:table-cell>
          <table:table-cell table:style-name="ce412" office:value-type="string" calcext:value-type="string">
            <text:p>Daniel Leite Oliveira</text:p>
          </table:table-cell>
          <table:table-cell table:style-name="ce412"/>
          <table:table-cell table:style-name="ce497" office:value-type="string" calcext:value-type="string">
            <text:p>9581-7820</text:p>
          </table:table-cell>
          <table:table-cell table:style-name="ce400" office:value-type="string" calcext:value-type="string">
            <text:p>3504-7820</text:p>
          </table:table-cell>
          <table:table-cell table:style-name="ce644" office:value-type="string" calcext:value-type="string">
            <text:p>daniel.oliveira@kot.com.br</text:p>
          </table:table-cell>
          <table:table-cell table:style-name="ce677" office:value-type="date" office:date-value="2013-10-22" calcext:value-type="date">
            <text:p>22/out</text:p>
          </table:table-cell>
          <table:table-cell table:number-columns-repeated="1017"/>
        </table:table-row>
        <table:table-row table:style-name="ro6">
          <table:table-cell table:style-name="ce395" office:value-type="float" office:value="51" calcext:value-type="float">
            <text:p>51</text:p>
          </table:table-cell>
          <table:table-cell table:style-name="ce411" office:value-type="string" calcext:value-type="string">
            <text:p>Gustavo Greco Freitas</text:p>
          </table:table-cell>
          <table:table-cell table:style-name="ce411"/>
          <table:table-cell table:style-name="ce399" office:value-type="string" calcext:value-type="string">
            <text:p>(37) 9962-1077</text:p>
          </table:table-cell>
          <table:table-cell table:style-name="ce399" office:value-type="string" calcext:value-type="string">
            <text:p>-</text:p>
          </table:table-cell>
          <table:table-cell table:style-name="ce645" office:value-type="string" calcext:value-type="string">
            <text:p><text:span text:style-name="T13"><text:a xlink:href="mailto:gustavo.freitas@kot.com.br" xlink:type="simple">gustavo.freitas@kot.com.br</text:a></text:span></text:p>
          </table:table-cell>
          <table:table-cell table:style-name="ce676" office:value-type="date" office:date-value="2014-08-21" calcext:value-type="date">
            <text:p>21/ago</text:p>
          </table:table-cell>
          <table:table-cell table:number-columns-repeated="1017"/>
        </table:table-row>
        <table:table-row table:style-name="ro6">
          <table:table-cell table:style-name="ce395" office:value-type="float" office:value="52" calcext:value-type="float">
            <text:p>52</text:p>
          </table:table-cell>
          <table:table-cell table:style-name="ce412" office:value-type="string" calcext:value-type="string">
            <text:p>Mariana Viana Dias</text:p>
          </table:table-cell>
          <table:table-cell table:style-name="ce412"/>
          <table:table-cell table:style-name="ce497" office:value-type="string" calcext:value-type="string">
            <text:p>9284-5172</text:p>
          </table:table-cell>
          <table:table-cell table:style-name="ce633" office:value-type="string" calcext:value-type="string">
            <text:p>9284-5172</text:p>
          </table:table-cell>
          <table:table-cell table:style-name="ce644" office:value-type="string" calcext:value-type="string">
            <text:p>mariana@kot.com.br</text:p>
          </table:table-cell>
          <table:table-cell table:style-name="ce677" office:value-type="date" office:date-value="2013-02-03" calcext:value-type="date">
            <text:p>03/fev</text:p>
          </table:table-cell>
          <table:table-cell table:number-columns-repeated="1017"/>
        </table:table-row>
        <table:table-row table:style-name="ro6">
          <table:table-cell table:style-name="ce395" office:value-type="float" office:value="53" calcext:value-type="float">
            <text:p>53</text:p>
          </table:table-cell>
          <table:table-cell table:style-name="ce417" office:value-type="string" calcext:value-type="string">
            <text:p>Ana Flávia Macedo Teixeira</text:p>
          </table:table-cell>
          <table:table-cell table:style-name="ce417"/>
          <table:table-cell table:style-name="ce550" office:value-type="string" calcext:value-type="string">
            <text:p>8778-6446</text:p>
          </table:table-cell>
          <table:table-cell table:style-name="ce565" office:value-type="string" calcext:value-type="string">
            <text:p>3213-3895</text:p>
          </table:table-cell>
          <table:table-cell table:style-name="ce645" office:value-type="string" calcext:value-type="string">
            <text:p><text:span text:style-name="T13"><text:a xlink:href="mailto:ana.macedo@kot.com.br" xlink:type="simple">ana.macedo@kot.com.br</text:a></text:span></text:p>
          </table:table-cell>
          <table:table-cell table:style-name="ce685" office:value-type="date" office:date-value="2010-05-20" calcext:value-type="date">
            <text:p>20/mai</text:p>
          </table:table-cell>
          <table:table-cell table:number-columns-repeated="1017"/>
        </table:table-row>
        <table:table-row table:style-name="ro6">
          <table:table-cell table:style-name="ce395" office:value-type="float" office:value="54" calcext:value-type="float">
            <text:p>54</text:p>
          </table:table-cell>
          <table:table-cell table:style-name="ce417" office:value-type="string" calcext:value-type="string">
            <text:p>Adriano Cassim Paulino de Miranda</text:p>
          </table:table-cell>
          <table:table-cell table:style-name="ce417"/>
          <table:table-cell table:style-name="ce565" office:value-type="string" calcext:value-type="string">
            <text:p>9202-9448</text:p>
          </table:table-cell>
          <table:table-cell table:style-name="ce565" office:value-type="string" calcext:value-type="string">
            <text:p>3352-2214</text:p>
          </table:table-cell>
          <table:table-cell table:style-name="ce650" office:value-type="string" calcext:value-type="string">
            <text:p><text:span text:style-name="T13"><text:a xlink:href="mailto:adriano@kot.com.br" xlink:type="simple">adriano@kot.com.br</text:a></text:span></text:p>
          </table:table-cell>
          <table:table-cell table:style-name="ce685" office:value-type="date" office:date-value="2012-07-24" calcext:value-type="date">
            <text:p>24/jul</text:p>
          </table:table-cell>
          <table:table-cell table:number-columns-repeated="1017"/>
        </table:table-row>
        <table:table-row table:style-name="ro6">
          <table:table-cell table:style-name="ce395" office:value-type="float" office:value="55" calcext:value-type="float">
            <text:p>55</text:p>
          </table:table-cell>
          <table:table-cell table:style-name="ce412" office:value-type="string" calcext:value-type="string">
            <text:p>Douglas dos Anjos</text:p>
          </table:table-cell>
          <table:table-cell table:style-name="ce412"/>
          <table:table-cell table:style-name="ce497" office:value-type="string" calcext:value-type="string">
            <text:p>9521-7750</text:p>
          </table:table-cell>
          <table:table-cell table:style-name="ce497" office:value-type="string" calcext:value-type="string">
            <text:p>3267-6076</text:p>
          </table:table-cell>
          <table:table-cell table:style-name="ce645" office:value-type="string" calcext:value-type="string">
            <text:p>douglas@kot.com.br</text:p>
          </table:table-cell>
          <table:table-cell table:style-name="ce677" office:value-type="date" office:date-value="1989-02-05" calcext:value-type="date">
            <text:p>05/fev</text:p>
          </table:table-cell>
          <table:table-cell table:number-columns-repeated="1017"/>
        </table:table-row>
        <table:table-row table:style-name="ro6">
          <table:table-cell table:style-name="ce395" office:value-type="float" office:value="56" calcext:value-type="float">
            <text:p>56</text:p>
          </table:table-cell>
          <table:table-cell table:style-name="ce418" office:value-type="string" calcext:value-type="string">
            <text:p>Enrile de Oliveira e Silva</text:p>
          </table:table-cell>
          <table:table-cell table:style-name="ce418"/>
          <table:table-cell table:style-name="ce506" office:value-type="string" calcext:value-type="string">
            <text:p>8558-4176</text:p>
          </table:table-cell>
          <table:table-cell table:style-name="ce634" office:value-type="string" calcext:value-type="string">
            <text:p>3213-0575</text:p>
          </table:table-cell>
          <table:table-cell table:style-name="ce645" office:value-type="string" calcext:value-type="string">
            <text:p>enrile@kot.com.br</text:p>
          </table:table-cell>
          <table:table-cell table:style-name="ce681" office:value-type="date" office:date-value="2012-08-01" calcext:value-type="date">
            <text:p>01/ago</text:p>
          </table:table-cell>
          <table:table-cell table:number-columns-repeated="1017"/>
        </table:table-row>
        <table:table-row table:style-name="ro6">
          <table:table-cell table:style-name="ce395" office:value-type="float" office:value="57" calcext:value-type="float">
            <text:p>57</text:p>
          </table:table-cell>
          <table:table-cell table:style-name="ce419" office:value-type="string" calcext:value-type="string">
            <text:p>Bruno Shigueo Yamamoto</text:p>
          </table:table-cell>
          <table:table-cell table:style-name="ce419"/>
          <table:table-cell table:style-name="ce506" office:value-type="string" calcext:value-type="string">
            <text:p>9121-8308</text:p>
          </table:table-cell>
          <table:table-cell table:style-name="ce631" office:value-type="string" calcext:value-type="string">
            <text:p>3411-7171</text:p>
          </table:table-cell>
          <table:table-cell table:style-name="ce645" office:value-type="string" calcext:value-type="string">
            <text:p>bruno.yamamoto@kot.com.br</text:p>
          </table:table-cell>
          <table:table-cell table:style-name="ce676" office:value-type="date" office:date-value="2012-03-28" calcext:value-type="date">
            <text:p>28/mar</text:p>
          </table:table-cell>
          <table:table-cell table:number-columns-repeated="1017"/>
        </table:table-row>
        <table:table-row table:style-name="ro6">
          <table:table-cell table:style-name="ce395" office:value-type="float" office:value="58" calcext:value-type="float">
            <text:p>58</text:p>
          </table:table-cell>
          <table:table-cell table:style-name="ce412" office:value-type="string" calcext:value-type="string">
            <text:p>Fernando Júnior Resende Mascarenhas</text:p>
          </table:table-cell>
          <table:table-cell table:style-name="ce412"/>
          <table:table-cell table:style-name="ce497" office:value-type="string" calcext:value-type="string">
            <text:p>9778-7237</text:p>
          </table:table-cell>
          <table:table-cell table:style-name="ce400" office:value-type="string" calcext:value-type="string">
            <text:p>3476-3421</text:p>
          </table:table-cell>
          <table:table-cell table:style-name="ce644" office:value-type="string" calcext:value-type="string">
            <text:p><text:span text:style-name="T13"><text:a xlink:href="mailto:fernando.mascarenhas@kot.com.br" xlink:type="simple">fernando.mascarenhas@kot.com.br</text:a></text:span></text:p>
          </table:table-cell>
          <table:table-cell table:style-name="ce677" office:value-type="date" office:date-value="2015-10-03" calcext:value-type="date">
            <text:p>03/out</text:p>
          </table:table-cell>
          <table:table-cell table:number-columns-repeated="1017"/>
        </table:table-row>
        <table:table-row table:style-name="ro6">
          <table:table-cell table:style-name="ce395" office:value-type="float" office:value="59" calcext:value-type="float">
            <text:p>59</text:p>
          </table:table-cell>
          <table:table-cell table:style-name="ce412" office:value-type="string" calcext:value-type="string">
            <text:p>David de Oliveira Faria</text:p>
          </table:table-cell>
          <table:table-cell table:style-name="ce412"/>
          <table:table-cell table:style-name="ce497" office:value-type="string" calcext:value-type="string">
            <text:p>9719-7655</text:p>
          </table:table-cell>
          <table:table-cell table:style-name="ce613" office:value-type="string" calcext:value-type="string">
            <text:p>3646-9303</text:p>
          </table:table-cell>
          <table:table-cell table:style-name="ce644" office:value-type="string" calcext:value-type="string">
            <text:p>david.faria@kot.com.br</text:p>
          </table:table-cell>
          <table:table-cell table:style-name="ce677" office:value-type="date" office:date-value="2013-03-20" calcext:value-type="date">
            <text:p>20/mar</text:p>
          </table:table-cell>
          <table:table-cell table:number-columns-repeated="1017"/>
        </table:table-row>
        <table:table-row table:style-name="ro6">
          <table:table-cell table:style-name="ce395" office:value-type="float" office:value="60" calcext:value-type="float">
            <text:p>60</text:p>
          </table:table-cell>
          <table:table-cell table:style-name="ce412" office:value-type="string" calcext:value-type="string">
            <text:p>Bruno Rossi de Meneses Vargas</text:p>
          </table:table-cell>
          <table:table-cell table:style-name="ce412"/>
          <table:table-cell table:style-name="ce497" office:value-type="string" calcext:value-type="string">
            <text:p>9695-1585</text:p>
          </table:table-cell>
          <table:table-cell table:style-name="ce400" office:value-type="string" calcext:value-type="string">
            <text:p>-</text:p>
          </table:table-cell>
          <table:table-cell table:style-name="ce644" office:value-type="string" calcext:value-type="string">
            <text:p>bruno.rossi@kot.com.br</text:p>
          </table:table-cell>
          <table:table-cell table:style-name="ce677" office:value-type="date" office:date-value="2011-08-14" calcext:value-type="date">
            <text:p>14/ago</text:p>
          </table:table-cell>
          <table:table-cell table:number-columns-repeated="1017"/>
        </table:table-row>
        <table:table-row table:style-name="ro6">
          <table:table-cell table:style-name="ce395" office:value-type="float" office:value="61" calcext:value-type="float">
            <text:p>61</text:p>
          </table:table-cell>
          <table:table-cell table:style-name="ce411" office:value-type="string" calcext:value-type="string">
            <text:p>Guilherme Barbosa Lima</text:p>
          </table:table-cell>
          <table:table-cell table:style-name="ce411"/>
          <table:table-cell table:style-name="ce516" office:value-type="string" calcext:value-type="string">
            <text:p>9814-6741</text:p>
          </table:table-cell>
          <table:table-cell table:style-name="ce564" office:value-type="string" calcext:value-type="string">
            <text:p>3334-2827</text:p>
          </table:table-cell>
          <table:table-cell table:style-name="ce644" office:value-type="string" calcext:value-type="string">
            <text:p>guilherme.lima@kot.com.br</text:p>
          </table:table-cell>
          <table:table-cell table:style-name="ce686" office:value-type="date" office:date-value="2013-04-18" calcext:value-type="date">
            <text:p>18/abr</text:p>
          </table:table-cell>
          <table:table-cell table:number-columns-repeated="1017"/>
        </table:table-row>
        <table:table-row table:style-name="ro6">
          <table:table-cell table:style-name="ce395" office:value-type="float" office:value="62" calcext:value-type="float">
            <text:p>62</text:p>
          </table:table-cell>
          <table:table-cell table:style-name="ce411" office:value-type="string" calcext:value-type="string">
            <text:p>Humberto Carelos Sanna</text:p>
          </table:table-cell>
          <table:table-cell table:style-name="ce411"/>
          <table:table-cell table:style-name="ce499" office:value-type="float" office:value="92341798" calcext:value-type="float">
            <text:p>92341798</text:p>
          </table:table-cell>
          <table:table-cell table:style-name="ce635" office:value-type="string" calcext:value-type="string">
            <text:p>3309-1585</text:p>
          </table:table-cell>
          <table:table-cell table:style-name="ce645" office:value-type="string" calcext:value-type="string">
            <text:p>humberto@kot.com.br</text:p>
          </table:table-cell>
          <table:table-cell table:style-name="ce687" office:value-type="date" office:date-value="2013-12-02" calcext:value-type="date">
            <text:p>02/dez</text:p>
          </table:table-cell>
          <table:table-cell table:number-columns-repeated="1017"/>
        </table:table-row>
        <table:table-row table:style-name="ro6">
          <table:table-cell table:style-name="ce395" office:value-type="float" office:value="63" calcext:value-type="float">
            <text:p>63</text:p>
          </table:table-cell>
          <table:table-cell table:style-name="ce412" office:value-type="string" calcext:value-type="string">
            <text:p>Matheus Braz Carneiro</text:p>
          </table:table-cell>
          <table:table-cell table:style-name="ce412"/>
          <table:table-cell table:style-name="ce566" office:value-type="string" calcext:value-type="string">
            <text:p>9257-6710</text:p>
          </table:table-cell>
          <table:table-cell table:style-name="ce497" office:value-type="string" calcext:value-type="string">
            <text:p>2127-1618</text:p>
          </table:table-cell>
          <table:table-cell table:style-name="ce644" office:value-type="string" calcext:value-type="string">
            <text:p>matheus.braz@kot.com.br</text:p>
          </table:table-cell>
          <table:table-cell table:style-name="ce677" office:value-type="date" office:date-value="1988-11-25" calcext:value-type="date">
            <text:p>25/nov</text:p>
          </table:table-cell>
          <table:table-cell table:number-columns-repeated="1017"/>
        </table:table-row>
        <table:table-row table:style-name="ro6">
          <table:table-cell table:style-name="ce395" office:value-type="float" office:value="64" calcext:value-type="float">
            <text:p>64</text:p>
          </table:table-cell>
          <table:table-cell table:style-name="ce416" office:value-type="string" calcext:value-type="string">
            <text:p>João Luiz Rodrigues Tarabal</text:p>
          </table:table-cell>
          <table:table-cell table:style-name="ce416"/>
          <table:table-cell table:style-name="ce578" office:value-type="string" calcext:value-type="string">
            <text:p>9155-8400</text:p>
          </table:table-cell>
          <table:table-cell table:style-name="ce506" office:value-type="string" calcext:value-type="string">
            <text:p>3375-7600</text:p>
          </table:table-cell>
          <table:table-cell table:style-name="ce645" office:value-type="string" calcext:value-type="string">
            <text:p><text:span text:style-name="T13"><text:a xlink:href="mailto:joao.luiz@kot.com.br" xlink:type="simple">joao.luiz@kot.com.br</text:a></text:span></text:p>
          </table:table-cell>
          <table:table-cell table:style-name="ce676" office:value-type="date" office:date-value="2014-07-14" calcext:value-type="date">
            <text:p>14/jul</text:p>
          </table:table-cell>
          <table:table-cell table:number-columns-repeated="1017"/>
        </table:table-row>
        <table:table-row table:style-name="ro6">
          <table:table-cell table:style-name="ce395" office:value-type="float" office:value="65" calcext:value-type="float">
            <text:p>65</text:p>
          </table:table-cell>
          <table:table-cell table:style-name="ce412" office:value-type="string" calcext:value-type="string">
            <text:p>Maria Izabel Oliveira Fialho</text:p>
          </table:table-cell>
          <table:table-cell table:style-name="ce412"/>
          <table:table-cell table:style-name="ce497" office:value-type="string" calcext:value-type="string">
            <text:p>9611-5521</text:p>
          </table:table-cell>
          <table:table-cell table:style-name="ce497" office:value-type="string" calcext:value-type="string">
            <text:p>2512-5726</text:p>
          </table:table-cell>
          <table:table-cell table:style-name="ce644" office:value-type="string" calcext:value-type="string">
            <text:p><text:span text:style-name="T13"><text:a xlink:href="mailto:maria@kot.com.br" xlink:type="simple">maria@kot.com.br</text:a></text:span></text:p>
          </table:table-cell>
          <table:table-cell table:style-name="ce677" office:value-type="date" office:date-value="2015-05-17" calcext:value-type="date">
            <text:p>17/mai</text:p>
          </table:table-cell>
          <table:table-cell table:number-columns-repeated="1017"/>
        </table:table-row>
        <table:table-row table:style-name="ro6">
          <table:table-cell table:style-name="ce395" office:value-type="float" office:value="66" calcext:value-type="float">
            <text:p>66</text:p>
          </table:table-cell>
          <table:table-cell table:style-name="ce412" office:value-type="string" calcext:value-type="string">
            <text:p>Ricardo de Magalhães Oliveira</text:p>
          </table:table-cell>
          <table:table-cell table:style-name="ce412"/>
          <table:table-cell table:style-name="ce399" office:value-type="string" calcext:value-type="string">
            <text:p>9806-0016</text:p>
          </table:table-cell>
          <table:table-cell table:style-name="ce399" office:value-type="string" calcext:value-type="string">
            <text:p>3454-1485</text:p>
          </table:table-cell>
          <table:table-cell table:style-name="ce644" office:value-type="string" calcext:value-type="string">
            <text:p><text:span text:style-name="T13"><text:a xlink:href="mailto:ricardo@kot.com.br" xlink:type="simple">ricardo@kot.com.br</text:a></text:span></text:p>
          </table:table-cell>
          <table:table-cell table:style-name="ce677" office:value-type="date" office:date-value="2015-08-14" calcext:value-type="date">
            <text:p>14/ago</text:p>
          </table:table-cell>
          <table:table-cell table:number-columns-repeated="1017"/>
        </table:table-row>
        <table:table-row table:style-name="ro6">
          <table:table-cell table:style-name="ce395" office:value-type="float" office:value="67" calcext:value-type="float">
            <text:p>67</text:p>
          </table:table-cell>
          <table:table-cell table:style-name="ce420" office:value-type="string" calcext:value-type="string">
            <text:p>Alexsander Ricardo da Silva</text:p>
          </table:table-cell>
          <table:table-cell table:style-name="ce420"/>
          <table:table-cell table:style-name="ce537" office:value-type="string" calcext:value-type="string">
            <text:p>9352-7298</text:p>
          </table:table-cell>
          <table:table-cell table:style-name="ce537" office:value-type="string" calcext:value-type="string">
            <text:p>3384-0436</text:p>
          </table:table-cell>
          <table:table-cell table:style-name="ce647" office:value-type="string" calcext:value-type="string">
            <text:p><text:span text:style-name="T13"><text:a xlink:href="mailto:alexsander@kot.com.br" xlink:type="simple">alexsander@kot.com.br</text:a></text:span></text:p>
          </table:table-cell>
          <table:table-cell table:style-name="ce683" office:value-type="date" office:date-value="2014-03-21" calcext:value-type="date">
            <text:p>21/mar</text:p>
          </table:table-cell>
          <table:table-cell table:number-columns-repeated="1017"/>
        </table:table-row>
        <table:table-row table:style-name="ro6">
          <table:table-cell table:style-name="ce395" office:value-type="float" office:value="68" calcext:value-type="float">
            <text:p>68</text:p>
          </table:table-cell>
          <table:table-cell table:style-name="ce414" office:value-type="string" calcext:value-type="string">
            <text:p>Lucas Viana Souza</text:p>
          </table:table-cell>
          <table:table-cell table:style-name="ce414"/>
          <table:table-cell table:style-name="ce535" office:value-type="string" calcext:value-type="string">
            <text:p>98849-7895</text:p>
          </table:table-cell>
          <table:table-cell table:style-name="ce535" office:value-type="string" calcext:value-type="string">
            <text:p>-</text:p>
          </table:table-cell>
          <table:table-cell table:style-name="ce647" office:value-type="string" calcext:value-type="string">
            <text:p><text:span text:style-name="T13"><text:a xlink:href="mailto:lucas.souza@kot.com.br" xlink:type="simple">lucas.souza@kot.com.br</text:a></text:span></text:p>
          </table:table-cell>
          <table:table-cell table:style-name="ce682" office:value-type="date" office:date-value="2014-08-21" calcext:value-type="date">
            <text:p>21/ago</text:p>
          </table:table-cell>
          <table:table-cell table:number-columns-repeated="1017"/>
        </table:table-row>
        <table:table-row table:style-name="ro6">
          <table:table-cell table:style-name="ce395" office:value-type="float" office:value="69" calcext:value-type="float">
            <text:p>69</text:p>
          </table:table-cell>
          <table:table-cell table:style-name="ce420" office:value-type="string" calcext:value-type="string">
            <text:p>Izabella Melo Kuchenbecker</text:p>
          </table:table-cell>
          <table:table-cell table:style-name="ce420"/>
          <table:table-cell table:style-name="ce537" office:value-type="string" calcext:value-type="string">
            <text:p>99515-3939</text:p>
          </table:table-cell>
          <table:table-cell table:style-name="ce537" office:value-type="string" calcext:value-type="string">
            <text:p>3789-3991</text:p>
          </table:table-cell>
          <table:table-cell table:style-name="ce647" office:value-type="string" calcext:value-type="string">
            <text:p><text:span text:style-name="T13"><text:a xlink:href="mailto:izabella@kot.com.br" xlink:type="simple">izabella@kot.com.br</text:a></text:span></text:p>
          </table:table-cell>
          <table:table-cell table:style-name="ce682" office:value-type="date" office:date-value="2015-01-19" calcext:value-type="date">
            <text:p>19/jan</text:p>
          </table:table-cell>
          <table:table-cell table:number-columns-repeated="1017"/>
        </table:table-row>
        <table:table-row table:style-name="ro6">
          <table:table-cell table:style-name="ce395" office:value-type="float" office:value="70" calcext:value-type="float">
            <text:p>70</text:p>
          </table:table-cell>
          <table:table-cell table:style-name="ce420" office:value-type="string" calcext:value-type="string">
            <text:p>Igor Silva Ferreira</text:p>
          </table:table-cell>
          <table:table-cell table:style-name="ce420"/>
          <table:table-cell table:style-name="ce537" office:value-type="string" calcext:value-type="string">
            <text:p>99392-1198</text:p>
          </table:table-cell>
          <table:table-cell table:style-name="ce537" office:value-type="string" calcext:value-type="string">
            <text:p>3397-5369</text:p>
          </table:table-cell>
          <table:table-cell table:style-name="ce647" office:value-type="string" calcext:value-type="string">
            <text:p>igor@kot.com.br</text:p>
          </table:table-cell>
          <table:table-cell table:style-name="ce682" office:value-type="date" office:date-value="2012-07-31" calcext:value-type="date">
            <text:p>31/jul</text:p>
          </table:table-cell>
          <table:table-cell table:number-columns-repeated="1017"/>
        </table:table-row>
        <table:table-row table:style-name="ro6">
          <table:table-cell table:style-name="ce395" office:value-type="float" office:value="71" calcext:value-type="float">
            <text:p>71</text:p>
          </table:table-cell>
          <table:table-cell table:style-name="ce414" office:value-type="string" calcext:value-type="string">
            <text:p>Luciana Angrisano</text:p>
          </table:table-cell>
          <table:table-cell table:style-name="ce414"/>
          <table:table-cell table:style-name="ce535" office:value-type="string" calcext:value-type="string">
            <text:p>99404-1662</text:p>
          </table:table-cell>
          <table:table-cell table:style-name="ce535" office:value-type="string" calcext:value-type="string">
            <text:p>3267-0548</text:p>
          </table:table-cell>
          <table:table-cell table:style-name="ce647" office:value-type="string" calcext:value-type="string">
            <text:p>luciana@kot.com.br</text:p>
          </table:table-cell>
          <table:table-cell table:style-name="ce682" office:value-type="date" office:date-value="2013-07-11" calcext:value-type="date">
            <text:p>11/jul</text:p>
          </table:table-cell>
          <table:table-cell table:number-columns-repeated="1017"/>
        </table:table-row>
        <table:table-row table:style-name="ro6">
          <table:table-cell table:style-name="ce395" office:value-type="float" office:value="72" calcext:value-type="float">
            <text:p>72</text:p>
          </table:table-cell>
          <table:table-cell table:style-name="ce420" office:value-type="string" calcext:value-type="string">
            <text:p>Guilherme Bandeira Moreira J. de Moura</text:p>
          </table:table-cell>
          <table:table-cell table:style-name="ce420"/>
          <table:table-cell table:style-name="ce535" office:value-type="string" calcext:value-type="string">
            <text:p>98218-5335</text:p>
          </table:table-cell>
          <table:table-cell table:style-name="ce537" office:value-type="string" calcext:value-type="string">
            <text:p>-</text:p>
          </table:table-cell>
          <table:table-cell table:style-name="ce647" office:value-type="string" calcext:value-type="string">
            <text:p>guilherme.bandeira@kot.com.br</text:p>
          </table:table-cell>
          <table:table-cell table:style-name="ce682" office:value-type="date" office:date-value="2012-06-18" calcext:value-type="date">
            <text:p>18/jun</text:p>
          </table:table-cell>
          <table:table-cell table:number-columns-repeated="1017"/>
        </table:table-row>
        <table:table-row table:style-name="ro6">
          <table:table-cell table:style-name="ce395" office:value-type="float" office:value="73" calcext:value-type="float">
            <text:p>73</text:p>
          </table:table-cell>
          <table:table-cell table:style-name="ce420" office:value-type="string" calcext:value-type="string">
            <text:p>Jaqueline dos Santos</text:p>
          </table:table-cell>
          <table:table-cell table:style-name="ce420"/>
          <table:table-cell table:style-name="ce537" office:value-type="string" calcext:value-type="string">
            <text:p>99154-2667</text:p>
          </table:table-cell>
          <table:table-cell table:style-name="ce537" office:value-type="string" calcext:value-type="string">
            <text:p>-</text:p>
          </table:table-cell>
          <table:table-cell table:style-name="ce647" office:value-type="string" calcext:value-type="string">
            <text:p><text:span text:style-name="T13"><text:a xlink:href="mailto:jaqueline@kot.com.br" xlink:type="simple">jaqueline@kot.com.br</text:a></text:span></text:p>
          </table:table-cell>
          <table:table-cell table:style-name="ce682" office:value-type="date" office:date-value="2014-12-12" calcext:value-type="date">
            <text:p>12/dez</text:p>
          </table:table-cell>
          <table:table-cell table:number-columns-repeated="1017"/>
        </table:table-row>
        <table:table-row table:style-name="ro6">
          <table:table-cell table:style-name="ce395" office:value-type="float" office:value="74" calcext:value-type="float">
            <text:p>74</text:p>
          </table:table-cell>
          <table:table-cell table:style-name="ce414" office:value-type="string" calcext:value-type="string">
            <text:p>Fernando Avelar Resende</text:p>
          </table:table-cell>
          <table:table-cell table:style-name="ce414"/>
          <table:table-cell table:style-name="ce535" office:value-type="string" calcext:value-type="string">
            <text:p>99327-7374</text:p>
          </table:table-cell>
          <table:table-cell table:style-name="ce629" office:value-type="string" calcext:value-type="string">
            <text:p>3334-1518</text:p>
          </table:table-cell>
          <table:table-cell table:style-name="ce647" office:value-type="string" calcext:value-type="string">
            <text:p>fernando.avelar@kot.com.br</text:p>
          </table:table-cell>
          <table:table-cell table:style-name="ce682" office:value-type="date" office:date-value="2013-01-18" calcext:value-type="date">
            <text:p>18/jan</text:p>
          </table:table-cell>
          <table:table-cell table:number-columns-repeated="1017"/>
        </table:table-row>
        <table:table-row table:style-name="ro6">
          <table:table-cell table:style-name="ce395" office:value-type="float" office:value="75" calcext:value-type="float">
            <text:p>75</text:p>
          </table:table-cell>
          <table:table-cell table:style-name="ce414" office:value-type="string" calcext:value-type="string">
            <text:p>João Henrique Duttas Santos</text:p>
          </table:table-cell>
          <table:table-cell table:style-name="ce414"/>
          <table:table-cell table:style-name="ce535" office:value-type="string" calcext:value-type="string">
            <text:p>99766-7125</text:p>
          </table:table-cell>
          <table:table-cell table:style-name="ce535" office:value-type="string" calcext:value-type="string">
            <text:p>3373-9399</text:p>
          </table:table-cell>
          <table:table-cell table:style-name="ce647" office:value-type="string" calcext:value-type="string">
            <text:p>joao.henrique@kot.com.br</text:p>
          </table:table-cell>
          <table:table-cell table:style-name="ce682" office:value-type="date" office:date-value="2012-04-21" calcext:value-type="date">
            <text:p>21/abr</text:p>
          </table:table-cell>
          <table:table-cell table:number-columns-repeated="1017"/>
        </table:table-row>
        <table:table-row table:style-name="ro6">
          <table:table-cell table:style-name="ce395" office:value-type="float" office:value="76" calcext:value-type="float">
            <text:p>76</text:p>
          </table:table-cell>
          <table:table-cell table:style-name="ce414" office:value-type="string" calcext:value-type="string">
            <text:p>Leonardo Lopes de Moura</text:p>
          </table:table-cell>
          <table:table-cell table:style-name="ce414"/>
          <table:table-cell table:style-name="ce535" office:value-type="string" calcext:value-type="string">
            <text:p>98457-5378</text:p>
          </table:table-cell>
          <table:table-cell table:style-name="ce535" office:value-type="string" calcext:value-type="string">
            <text:p>3234-2666</text:p>
          </table:table-cell>
          <table:table-cell table:style-name="ce647" office:value-type="string" calcext:value-type="string">
            <text:p><text:span text:style-name="T13"><text:a xlink:href="mailto:leonardo.lopes@kot.com.br" xlink:type="simple">leonardo.lopes@kot.com.br</text:a></text:span></text:p>
          </table:table-cell>
          <table:table-cell table:style-name="ce688" office:value-type="date" office:date-value="2015-08-20" calcext:value-type="date">
            <text:p>20/ago</text:p>
          </table:table-cell>
          <table:table-cell table:number-columns-repeated="1017"/>
        </table:table-row>
        <table:table-row table:style-name="ro6">
          <table:table-cell table:style-name="ce395" office:value-type="float" office:value="77" calcext:value-type="float">
            <text:p>77</text:p>
          </table:table-cell>
          <table:table-cell table:style-name="ce412" office:value-type="string" calcext:value-type="string">
            <text:p>Flávio Henrique Dias Lasmar</text:p>
          </table:table-cell>
          <table:table-cell table:style-name="ce412"/>
          <table:table-cell table:style-name="ce550" office:value-type="string" calcext:value-type="string">
            <text:p>99894-6315</text:p>
          </table:table-cell>
          <table:table-cell table:style-name="ce636" office:value-type="string" calcext:value-type="string">
            <text:p>3427-3823</text:p>
          </table:table-cell>
          <table:table-cell table:style-name="ce644" office:value-type="string" calcext:value-type="string">
            <text:p>flavio.henrique@kot.com.br</text:p>
          </table:table-cell>
          <table:table-cell table:style-name="ce677" office:value-type="date" office:date-value="2013-06-21" calcext:value-type="date">
            <text:p>21/jun</text:p>
          </table:table-cell>
          <table:table-cell table:number-columns-repeated="1017"/>
        </table:table-row>
        <table:table-row table:style-name="ro6">
          <table:table-cell table:style-name="ce395" office:value-type="float" office:value="78" calcext:value-type="float">
            <text:p>78</text:p>
          </table:table-cell>
          <table:table-cell table:style-name="ce411" office:value-type="string" calcext:value-type="string">
            <text:p>Thomaz Cotta Badaró</text:p>
          </table:table-cell>
          <table:table-cell table:style-name="ce411"/>
          <table:table-cell table:style-name="ce492" office:value-type="string" calcext:value-type="string">
            <text:p>98930-5181</text:p>
          </table:table-cell>
          <table:table-cell table:style-name="ce399" office:value-type="string" calcext:value-type="string">
            <text:p>3284-1903</text:p>
          </table:table-cell>
          <table:table-cell table:style-name="ce644" office:value-type="string" calcext:value-type="string">
            <text:p><text:span text:style-name="T13"><text:a xlink:href="mailto:thomaz@kot.com.br" xlink:type="simple">thomaz@kot.com.br</text:a></text:span></text:p>
          </table:table-cell>
          <table:table-cell table:style-name="ce677" office:value-type="date" office:date-value="2016-03-22" calcext:value-type="date">
            <text:p>22/mar</text:p>
          </table:table-cell>
          <table:table-cell table:number-columns-repeated="1017"/>
        </table:table-row>
        <table:table-row table:style-name="ro6">
          <table:table-cell table:style-name="ce395" office:value-type="float" office:value="79" calcext:value-type="float">
            <text:p>79</text:p>
          </table:table-cell>
          <table:table-cell table:style-name="ce414" office:value-type="string" calcext:value-type="string">
            <text:p>Felipe Barbosa Gomes</text:p>
          </table:table-cell>
          <table:table-cell table:style-name="ce414"/>
          <table:table-cell table:style-name="ce535" office:value-type="string" calcext:value-type="string">
            <text:p>98747-2989</text:p>
          </table:table-cell>
          <table:table-cell table:style-name="ce535" office:value-type="string" calcext:value-type="string">
            <text:p>-</text:p>
          </table:table-cell>
          <table:table-cell table:style-name="ce647" office:value-type="string" calcext:value-type="string">
            <text:p><text:span text:style-name="T13"><text:a xlink:href="mailto:felipe.gomes@kot.com.br" xlink:type="simple">felipe.gomes@kot.com.br</text:a></text:span></text:p>
          </table:table-cell>
          <table:table-cell table:style-name="ce682" office:value-type="date" office:date-value="2016-11-06" calcext:value-type="date">
            <text:p>06/nov</text:p>
          </table:table-cell>
          <table:table-cell table:number-columns-repeated="1017"/>
        </table:table-row>
        <table:table-row table:style-name="ro6">
          <table:table-cell table:style-name="ce395" office:value-type="float" office:value="80" calcext:value-type="float">
            <text:p>80</text:p>
          </table:table-cell>
          <table:table-cell table:style-name="ce414" office:value-type="string" calcext:value-type="string">
            <text:p>Arthur Augusto da Silva Turetta</text:p>
          </table:table-cell>
          <table:table-cell table:style-name="ce414"/>
          <table:table-cell table:style-name="ce535" office:value-type="string" calcext:value-type="string">
            <text:p>(32) 99952-3397</text:p>
          </table:table-cell>
          <table:table-cell table:style-name="ce535"/>
          <table:table-cell table:style-name="ce647" office:value-type="string" calcext:value-type="string">
            <text:p><text:span text:style-name="T13"><text:a xlink:href="mailto:a_turetta@yahoo.co.uk" xlink:type="simple">a_turetta@yahoo.co.uk</text:a></text:span></text:p>
          </table:table-cell>
          <table:table-cell table:style-name="ce682"/>
          <table:table-cell table:number-columns-repeated="1017"/>
        </table:table-row>
        <table:table-row table:style-name="ro6">
          <table:table-cell table:style-name="ce395" office:value-type="float" office:value="81" calcext:value-type="float">
            <text:p>81</text:p>
          </table:table-cell>
          <table:table-cell table:style-name="ce414" office:value-type="string" calcext:value-type="string">
            <text:p>Saulo Gonçalves da Silva</text:p>
          </table:table-cell>
          <table:table-cell table:style-name="ce414"/>
          <table:table-cell table:style-name="ce537" office:value-type="string" calcext:value-type="string">
            <text:p>99725-8190</text:p>
          </table:table-cell>
          <table:table-cell table:style-name="ce537" office:value-type="string" calcext:value-type="string">
            <text:p>3236-2569</text:p>
          </table:table-cell>
          <table:table-cell table:style-name="ce647" office:value-type="string" calcext:value-type="string">
            <text:p>saulo@kot.com.br</text:p>
          </table:table-cell>
          <table:table-cell table:style-name="ce682" office:value-type="date" office:date-value="1989-01-16" calcext:value-type="date">
            <text:p>16/jan</text:p>
          </table:table-cell>
          <table:table-cell table:number-columns-repeated="1017"/>
        </table:table-row>
        <table:table-row table:style-name="ro6">
          <table:table-cell table:style-name="ce395" office:value-type="float" office:value="82" calcext:value-type="float">
            <text:p>82</text:p>
          </table:table-cell>
          <table:table-cell table:style-name="ce414" office:value-type="string" calcext:value-type="string">
            <text:p>Laura Tameirão Sampaio Rodrigues</text:p>
          </table:table-cell>
          <table:table-cell table:style-name="ce414"/>
          <table:table-cell table:style-name="ce535" office:value-type="string" calcext:value-type="string">
            <text:p>99516-3001</text:p>
          </table:table-cell>
          <table:table-cell table:style-name="ce535" office:value-type="string" calcext:value-type="string">
            <text:p>-</text:p>
          </table:table-cell>
          <table:table-cell table:style-name="ce647" office:value-type="string" calcext:value-type="string">
            <text:p><text:span text:style-name="T13"><text:a xlink:href="mailto:laura@kot.com.br" xlink:type="simple">laura@kot.com.br</text:a></text:span></text:p>
          </table:table-cell>
          <table:table-cell table:style-name="ce682" office:value-type="date" office:date-value="2015-01-30" calcext:value-type="date">
            <text:p>30/jan</text:p>
          </table:table-cell>
          <table:table-cell table:number-columns-repeated="1017"/>
        </table:table-row>
        <table:table-row table:style-name="ro6">
          <table:table-cell table:style-name="ce395" office:value-type="float" office:value="83" calcext:value-type="float">
            <text:p>83</text:p>
          </table:table-cell>
          <table:table-cell table:style-name="ce420" office:value-type="string" calcext:value-type="string">
            <text:p>Jean Ariel Chaves Mercês</text:p>
          </table:table-cell>
          <table:table-cell table:style-name="ce420"/>
          <table:table-cell table:style-name="ce537" office:value-type="string" calcext:value-type="string">
            <text:p>99477-3889</text:p>
          </table:table-cell>
          <table:table-cell table:style-name="ce537" office:value-type="string" calcext:value-type="string">
            <text:p>3568-2145</text:p>
          </table:table-cell>
          <table:table-cell table:style-name="ce647" office:value-type="string" calcext:value-type="string">
            <text:p><text:span text:style-name="T13"><text:a xlink:href="mailto:jean@kot.com.br" xlink:type="simple">jean@kot.com.br</text:a></text:span></text:p>
          </table:table-cell>
          <table:table-cell table:style-name="ce682" office:value-type="date" office:date-value="2015-09-27" calcext:value-type="date">
            <text:p>27/set</text:p>
          </table:table-cell>
          <table:table-cell table:number-columns-repeated="1017"/>
        </table:table-row>
        <table:table-row table:style-name="ro6">
          <table:table-cell table:style-name="ce395" office:value-type="float" office:value="84" calcext:value-type="float">
            <text:p>84</text:p>
          </table:table-cell>
          <table:table-cell table:style-name="ce414" office:value-type="string" calcext:value-type="string">
            <text:p>Gustavo Drumond da Silveira</text:p>
          </table:table-cell>
          <table:table-cell table:style-name="ce414"/>
          <table:table-cell table:style-name="ce535" office:value-type="string" calcext:value-type="string">
            <text:p>99465-7559</text:p>
          </table:table-cell>
          <table:table-cell table:style-name="ce535" office:value-type="string" calcext:value-type="string">
            <text:p>3352-2757</text:p>
          </table:table-cell>
          <table:table-cell table:style-name="ce647" office:value-type="string" calcext:value-type="string">
            <text:p><text:span text:style-name="T13"><text:a xlink:href="mailto:gustavo@kot.com.br" xlink:type="simple">gustavo@kot.com.br</text:a></text:span></text:p>
          </table:table-cell>
          <table:table-cell table:style-name="ce682" office:value-type="date" office:date-value="2016-04-03" calcext:value-type="date">
            <text:p>03/abr</text:p>
          </table:table-cell>
          <table:table-cell table:number-columns-repeated="1017"/>
        </table:table-row>
        <table:table-row table:style-name="ro6">
          <table:table-cell table:style-name="ce395" office:value-type="float" office:value="85" calcext:value-type="float">
            <text:p>85</text:p>
          </table:table-cell>
          <table:table-cell table:style-name="ce414" office:value-type="string" calcext:value-type="string">
            <text:p>Enrile de Oliveira e Silva </text:p>
          </table:table-cell>
          <table:table-cell table:style-name="ce414"/>
          <table:table-cell table:style-name="ce535" office:value-type="string" calcext:value-type="string">
            <text:p>98558-4176</text:p>
          </table:table-cell>
          <table:table-cell table:style-name="ce629" office:value-type="string" calcext:value-type="string">
            <text:p>3213-0575</text:p>
          </table:table-cell>
          <table:table-cell table:style-name="ce647" office:value-type="string" calcext:value-type="string">
            <text:p><text:span text:style-name="T13"><text:a xlink:href="mailto:enrile@kot.com.br" xlink:type="simple">enrile@kot.com.br</text:a></text:span></text:p>
          </table:table-cell>
          <table:table-cell table:style-name="ce682" office:value-type="date" office:date-value="2016-08-01" calcext:value-type="date">
            <text:p>01/ago</text:p>
          </table:table-cell>
          <table:table-cell table:number-columns-repeated="1017"/>
        </table:table-row>
        <table:table-row table:style-name="ro6">
          <table:table-cell table:style-name="ce395" office:value-type="float" office:value="86" calcext:value-type="float">
            <text:p>86</text:p>
          </table:table-cell>
          <table:table-cell table:style-name="ce412" office:value-type="string" calcext:value-type="string">
            <text:p>Gabriel Bernardes Duarte</text:p>
          </table:table-cell>
          <table:table-cell table:style-name="ce412"/>
          <table:table-cell table:style-name="ce550" office:value-type="string" calcext:value-type="string">
            <text:p>99930-3307</text:p>
          </table:table-cell>
          <table:table-cell table:style-name="ce565" office:value-type="string" calcext:value-type="string">
            <text:p>3426-3307</text:p>
          </table:table-cell>
          <table:table-cell table:style-name="ce650" office:value-type="string" calcext:value-type="string">
            <text:p><text:span text:style-name="T13"><text:a xlink:href="mailto:gabriel@kot.com.br" xlink:type="simple">gabriel@kot.com.br</text:a></text:span></text:p>
          </table:table-cell>
          <table:table-cell table:style-name="ce680" office:value-type="date" office:date-value="2015-08-29" calcext:value-type="date">
            <text:p>29/ago</text:p>
          </table:table-cell>
          <table:table-cell table:number-columns-repeated="1017"/>
        </table:table-row>
        <table:table-row table:style-name="ro6">
          <table:table-cell table:style-name="ce395" office:value-type="float" office:value="87" calcext:value-type="float">
            <text:p>87</text:p>
          </table:table-cell>
          <table:table-cell table:style-name="ce411" office:value-type="string" calcext:value-type="string">
            <text:p>Henrique Diniz Mello</text:p>
          </table:table-cell>
          <table:table-cell table:style-name="ce411"/>
          <table:table-cell table:style-name="ce399" office:value-type="string" calcext:value-type="string">
            <text:p>99296-1250</text:p>
          </table:table-cell>
          <table:table-cell table:style-name="ce399" office:value-type="string" calcext:value-type="string">
            <text:p>3443-6068</text:p>
          </table:table-cell>
          <table:table-cell table:style-name="ce645" office:value-type="string" calcext:value-type="string">
            <text:p>henrique@kot.com.br</text:p>
          </table:table-cell>
          <table:table-cell table:style-name="ce677" office:value-type="date" office:date-value="2012-05-16" calcext:value-type="date">
            <text:p>16/mai</text:p>
          </table:table-cell>
          <table:table-cell table:number-columns-repeated="1017"/>
        </table:table-row>
        <table:table-row table:style-name="ro6">
          <table:table-cell table:style-name="ce395" office:value-type="float" office:value="88" calcext:value-type="float">
            <text:p>88</text:p>
          </table:table-cell>
          <table:table-cell table:style-name="ce412" office:value-type="string" calcext:value-type="string">
            <text:p>Guilherme Garcia Botelho</text:p>
          </table:table-cell>
          <table:table-cell table:style-name="ce412"/>
          <table:table-cell table:style-name="ce516" office:value-type="string" calcext:value-type="string">
            <text:p>99805-3367</text:p>
          </table:table-cell>
          <table:table-cell table:style-name="ce497" office:value-type="string" calcext:value-type="string">
            <text:p>3482-3100</text:p>
          </table:table-cell>
          <table:table-cell table:style-name="ce645" office:value-type="string" calcext:value-type="string">
            <text:p>guilherme.botelho@kot.com.br</text:p>
          </table:table-cell>
          <table:table-cell table:style-name="ce677" office:value-type="date" office:date-value="2011-08-30" calcext:value-type="date">
            <text:p>30/ago</text:p>
          </table:table-cell>
          <table:table-cell table:number-columns-repeated="1017"/>
        </table:table-row>
        <table:table-row table:style-name="ro6">
          <table:table-cell table:style-name="ce395" office:value-type="float" office:value="89" calcext:value-type="float">
            <text:p>89</text:p>
          </table:table-cell>
          <table:table-cell table:style-name="ce412" office:value-type="string" calcext:value-type="string">
            <text:p>Larissa Henriques de Oliveira Silva</text:p>
          </table:table-cell>
          <table:table-cell table:style-name="ce412"/>
          <table:table-cell table:style-name="ce516" office:value-type="string" calcext:value-type="string">
            <text:p>99290-2526</text:p>
          </table:table-cell>
          <table:table-cell table:style-name="ce497" office:value-type="string" calcext:value-type="string">
            <text:p>3324-8347</text:p>
          </table:table-cell>
          <table:table-cell table:style-name="ce645" office:value-type="string" calcext:value-type="string">
            <text:p><text:span text:style-name="T13"><text:a xlink:href="mailto:larissa.oliveira@kot.com.br" xlink:type="simple">larissa.oliveira@kot.com.br</text:a></text:span></text:p>
          </table:table-cell>
          <table:table-cell table:style-name="ce677" office:value-type="date" office:date-value="2016-10-22" calcext:value-type="date">
            <text:p>22/out</text:p>
          </table:table-cell>
          <table:table-cell table:number-columns-repeated="1017"/>
        </table:table-row>
        <table:table-row table:style-name="ro4">
          <table:table-cell table:style-name="ce395" office:value-type="float" office:value="90" calcext:value-type="float">
            <text:p>90</text:p>
          </table:table-cell>
          <table:table-cell table:style-name="ce421" office:value-type="string" calcext:value-type="string">
            <text:p>Matheus Oliveira Castro</text:p>
          </table:table-cell>
          <table:table-cell table:style-name="ce421"/>
          <table:table-cell table:style-name="ce613" office:value-type="string" calcext:value-type="string">
            <text:p>99253-5252</text:p>
          </table:table-cell>
          <table:table-cell table:style-name="ce637"/>
          <table:table-cell table:style-name="ce645" office:value-type="string" calcext:value-type="string">
            <text:p><text:span text:style-name="T13"><text:a xlink:href="mailto:matheus.oliveira@kot.com.br" xlink:type="simple">matheus.oliveira@kot.com.br</text:a></text:span></text:p>
          </table:table-cell>
          <table:table-cell table:style-name="ce681" office:value-type="date" office:date-value="2017-06-12" calcext:value-type="date">
            <text:p>12/jun</text:p>
          </table:table-cell>
          <table:table-cell table:style-name="ce378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6">
          <table:table-cell table:style-name="ce395" office:value-type="float" office:value="91" calcext:value-type="float">
            <text:p>91</text:p>
          </table:table-cell>
          <table:table-cell table:style-name="ce412" office:value-type="string" calcext:value-type="string">
            <text:p>Pedro Henrique Mundim Tana</text:p>
          </table:table-cell>
          <table:table-cell table:style-name="ce412"/>
          <table:table-cell table:style-name="ce516" office:value-type="string" calcext:value-type="string">
            <text:p>(34)98418-0612</text:p>
          </table:table-cell>
          <table:table-cell table:style-name="ce633"/>
          <table:table-cell table:style-name="ce644" office:value-type="string" calcext:value-type="string">
            <text:p><text:span text:style-name="T13"><text:a xlink:href="mailto:pedro_h_mt@hotmail.com" xlink:type="simple">pedro_h_mt@hotmail.com</text:a></text:span></text:p>
          </table:table-cell>
          <table:table-cell table:style-name="ce686" office:value-type="date" office:date-value="2017-12-18" calcext:value-type="date">
            <text:p>18/dez</text:p>
          </table:table-cell>
          <table:table-cell table:number-columns-repeated="1017"/>
        </table:table-row>
        <table:table-row table:style-name="ro6">
          <table:table-cell table:style-name="ce395" office:value-type="float" office:value="92" calcext:value-type="float">
            <text:p>92</text:p>
          </table:table-cell>
          <table:table-cell table:style-name="ce416" office:value-type="string" calcext:value-type="string">
            <text:p>Samuel Faria Arantes</text:p>
          </table:table-cell>
          <table:table-cell table:style-name="ce416"/>
          <table:table-cell table:style-name="ce578" office:value-type="string" calcext:value-type="string">
            <text:p>99988-0787</text:p>
          </table:table-cell>
          <table:table-cell table:style-name="ce632" office:value-type="string" calcext:value-type="string">
            <text:p>3332-5943</text:p>
          </table:table-cell>
          <table:table-cell table:style-name="ce645" office:value-type="string" calcext:value-type="string">
            <text:p><text:span text:style-name="T13"><text:a xlink:href="mailto:samuel@kot.com.br" xlink:type="simple">samuel@kot.com.br</text:a></text:span></text:p>
          </table:table-cell>
          <table:table-cell table:style-name="ce687" office:value-type="date" office:date-value="2015-12-13" calcext:value-type="date">
            <text:p>13/dez</text:p>
          </table:table-cell>
          <table:table-cell table:number-columns-repeated="1017"/>
        </table:table-row>
        <table:table-row table:style-name="ro6">
          <table:table-cell table:style-name="ce395" office:value-type="float" office:value="93" calcext:value-type="float">
            <text:p>93</text:p>
          </table:table-cell>
          <table:table-cell table:style-name="ce412" office:value-type="string" calcext:value-type="string">
            <text:p>Anderson Geraldo Ferreira</text:p>
          </table:table-cell>
          <table:table-cell table:style-name="ce412"/>
          <table:table-cell table:style-name="ce497" office:value-type="string" calcext:value-type="string">
            <text:p>97528-6796</text:p>
          </table:table-cell>
          <table:table-cell table:style-name="ce497"/>
          <table:table-cell table:style-name="ce644" office:value-type="string" calcext:value-type="string">
            <text:p><text:span text:style-name="T13"><text:a xlink:href="mailto:anderson@kot.com.br" xlink:type="simple">anderson@kot.com.br</text:a></text:span></text:p>
          </table:table-cell>
          <table:table-cell table:style-name="ce677" office:value-type="date" office:date-value="2017-04-30" calcext:value-type="date">
            <text:p>30/abr</text:p>
          </table:table-cell>
          <table:table-cell table:number-columns-repeated="1017"/>
        </table:table-row>
        <table:table-row table:style-name="ro6">
          <table:table-cell table:style-name="ce395" office:value-type="float" office:value="94" calcext:value-type="float">
            <text:p>94</text:p>
          </table:table-cell>
          <table:table-cell table:style-name="ce411" office:value-type="string" calcext:value-type="string">
            <text:p>Caio César Caetano Silva</text:p>
          </table:table-cell>
          <table:table-cell table:style-name="ce411"/>
          <table:table-cell table:style-name="ce400" office:value-type="string" calcext:value-type="string">
            <text:p>98440-5656</text:p>
          </table:table-cell>
          <table:table-cell table:style-name="ce400" office:value-type="string" calcext:value-type="string">
            <text:p>3789-3579</text:p>
          </table:table-cell>
          <table:table-cell table:style-name="ce644" office:value-type="string" calcext:value-type="string">
            <text:p>caio.cesar@kot.com.br</text:p>
          </table:table-cell>
          <table:table-cell table:style-name="ce677" office:value-type="date" office:date-value="2015-07-03" calcext:value-type="date">
            <text:p>03/jul</text:p>
          </table:table-cell>
          <table:table-cell table:number-columns-repeated="1017"/>
        </table:table-row>
        <table:table-row table:style-name="ro6">
          <table:table-cell table:style-name="ce395" office:value-type="float" office:value="95" calcext:value-type="float">
            <text:p>95</text:p>
          </table:table-cell>
          <table:table-cell table:style-name="ce411" office:value-type="string" calcext:value-type="string">
            <text:p>Caio Ladeia Costa Alves</text:p>
          </table:table-cell>
          <table:table-cell table:style-name="ce411"/>
          <table:table-cell table:style-name="ce400" office:value-type="string" calcext:value-type="string">
            <text:p>98485-2235</text:p>
          </table:table-cell>
          <table:table-cell table:style-name="ce400" office:value-type="string" calcext:value-type="string">
            <text:p>3267-3775</text:p>
          </table:table-cell>
          <table:table-cell table:style-name="ce644" office:value-type="string" calcext:value-type="string">
            <text:p>caio.ladeia@kot.com.br</text:p>
          </table:table-cell>
          <table:table-cell table:style-name="ce677" office:value-type="date" office:date-value="2016-11-09" calcext:value-type="date">
            <text:p>09/nov</text:p>
          </table:table-cell>
          <table:table-cell table:number-columns-repeated="1017"/>
        </table:table-row>
        <table:table-row table:style-name="ro6">
          <table:table-cell table:style-name="ce395" office:value-type="float" office:value="96" calcext:value-type="float">
            <text:p>96</text:p>
          </table:table-cell>
          <table:table-cell table:style-name="ce411" office:value-type="string" calcext:value-type="string">
            <text:p>Lucas Andrade Queiroga Pinho</text:p>
          </table:table-cell>
          <table:table-cell table:style-name="ce411"/>
          <table:table-cell table:style-name="ce497" office:value-type="string" calcext:value-type="string">
            <text:p>97515-1934</text:p>
          </table:table-cell>
          <table:table-cell table:style-name="ce497" office:value-type="float" office:value="975151934" calcext:value-type="float">
            <text:p>975151934</text:p>
          </table:table-cell>
          <table:table-cell table:style-name="ce644" office:value-type="string" calcext:value-type="string">
            <text:p>lucas.queiroga@kot.com.br</text:p>
          </table:table-cell>
          <table:table-cell table:style-name="ce689" office:value-type="date" office:date-value="2017-10-12" calcext:value-type="date">
            <text:p>12/out</text:p>
          </table:table-cell>
          <table:table-cell table:number-columns-repeated="1017"/>
        </table:table-row>
        <table:table-row table:style-name="ro6">
          <table:table-cell table:style-name="ce395" office:value-type="float" office:value="97" calcext:value-type="float">
            <text:p>97</text:p>
          </table:table-cell>
          <table:table-cell table:style-name="ce412" office:value-type="string" calcext:value-type="string">
            <text:p>Bruno Reis</text:p>
          </table:table-cell>
          <table:table-cell table:style-name="ce412"/>
          <table:table-cell table:style-name="ce497" office:value-type="string" calcext:value-type="string">
            <text:p>97519-7878</text:p>
          </table:table-cell>
          <table:table-cell table:style-name="ce497"/>
          <table:table-cell table:style-name="ce651" office:value-type="string" calcext:value-type="string">
            <text:p><text:span text:style-name="T13"><text:a xlink:href="mailto:bruno.reis@kot.com.br" xlink:type="simple">bruno.reis@kot.com.br</text:a></text:span></text:p>
          </table:table-cell>
          <table:table-cell table:style-name="ce677" office:value-type="date" office:date-value="2017-08-07" calcext:value-type="date">
            <text:p>07/ago</text:p>
          </table:table-cell>
          <table:table-cell table:number-columns-repeated="1017"/>
        </table:table-row>
        <table:table-row table:style-name="ro6">
          <table:table-cell table:style-name="ce395" office:value-type="float" office:value="98" calcext:value-type="float">
            <text:p>98</text:p>
          </table:table-cell>
          <table:table-cell table:style-name="ce412" office:value-type="string" calcext:value-type="string">
            <text:p>Filipe José Viana Ribeiro</text:p>
          </table:table-cell>
          <table:table-cell table:style-name="ce412"/>
          <table:table-cell table:style-name="ce497" office:value-type="string" calcext:value-type="string">
            <text:p>(37) 99931-9524</text:p>
          </table:table-cell>
          <table:table-cell table:style-name="ce497"/>
          <table:table-cell table:style-name="ce652" office:value-type="string" calcext:value-type="string">
            <text:p><text:span text:style-name="T14"><text:a xlink:href="mailto:filipe@kot.com.br" xlink:type="simple">filipe@kot.com.br</text:a></text:span></text:p>
          </table:table-cell>
          <table:table-cell table:style-name="ce677" office:value-type="date" office:date-value="2017-09-19" calcext:value-type="date">
            <text:p>19/set</text:p>
          </table:table-cell>
          <table:table-cell table:number-columns-repeated="1017"/>
        </table:table-row>
        <table:table-row table:style-name="ro6">
          <table:table-cell table:style-name="ce396" office:value-type="float" office:value="99" calcext:value-type="float">
            <text:p>99</text:p>
          </table:table-cell>
          <table:table-cell table:style-name="ce416" office:value-type="string" calcext:value-type="string">
            <text:p>Pedro André Aguiar da Silveira</text:p>
          </table:table-cell>
          <table:table-cell table:style-name="ce416"/>
          <table:table-cell table:style-name="ce506" office:value-type="string" calcext:value-type="string">
            <text:p>97599-6025</text:p>
          </table:table-cell>
          <table:table-cell table:style-name="ce506"/>
          <table:table-cell table:style-name="ce653" office:value-type="string" calcext:value-type="string">
            <text:p><text:span text:style-name="T14"><text:a xlink:href="mailto:pedro.andre@kot.com.br" xlink:type="simple">pedro.andre@kot.com.br</text:a></text:span></text:p>
          </table:table-cell>
          <table:table-cell table:style-name="ce676" office:value-type="date" office:date-value="2017-01-31" calcext:value-type="date">
            <text:p>31/jan</text:p>
          </table:table-cell>
          <table:table-cell table:number-columns-repeated="1017"/>
        </table:table-row>
        <table:table-row table:style-name="ro7">
          <table:table-cell table:style-name="ce397" office:value-type="float" office:value="100" calcext:value-type="float">
            <text:p>100</text:p>
          </table:table-cell>
          <table:table-cell table:style-name="ce422" office:value-type="string" calcext:value-type="string">
            <text:p>Ana Rodrigues dos Santos</text:p>
          </table:table-cell>
          <table:table-cell table:style-name="ce422"/>
          <table:table-cell table:style-name="ce614" office:value-type="string" calcext:value-type="string">
            <text:p>99523-3368</text:p>
          </table:table-cell>
          <table:table-cell table:style-name="ce638"/>
          <table:table-cell table:style-name="ce652"/>
          <table:table-cell table:style-name="ce690" office:value-type="date" office:date-value="2017-03-04" calcext:value-type="date">
            <text:p>04/mar</text:p>
          </table:table-cell>
          <table:table-cell table:number-columns-repeated="1017"/>
        </table:table-row>
        <table:table-row table:style-name="ro6">
          <table:table-cell table:style-name="ce397" office:value-type="float" office:value="101" calcext:value-type="float">
            <text:p>101</text:p>
          </table:table-cell>
          <table:table-cell table:style-name="ce423" office:value-type="string" calcext:value-type="string">
            <text:p>Diogo Viana Faria </text:p>
          </table:table-cell>
          <table:table-cell table:style-name="ce423"/>
          <table:table-cell table:style-name="ce497" office:value-type="string" calcext:value-type="string">
            <text:p>98484-1272</text:p>
          </table:table-cell>
          <table:table-cell table:style-name="ce400" office:value-type="string" calcext:value-type="string">
            <text:p>-</text:p>
          </table:table-cell>
          <table:table-cell table:style-name="ce644" office:value-type="string" calcext:value-type="string">
            <text:p>diogo@kot.com.br</text:p>
          </table:table-cell>
          <table:table-cell table:style-name="ce677" office:value-type="date" office:date-value="2016-02-22" calcext:value-type="date">
            <text:p>22/fev</text:p>
          </table:table-cell>
          <table:table-cell table:number-columns-repeated="1017"/>
        </table:table-row>
        <table:table-row table:style-name="ro6">
          <table:table-cell table:style-name="ce397" office:value-type="float" office:value="102" calcext:value-type="float">
            <text:p>102</text:p>
          </table:table-cell>
          <table:table-cell table:style-name="ce423" office:value-type="string" calcext:value-type="string">
            <text:p>Pedro Henrique Lúcio Marriel</text:p>
          </table:table-cell>
          <table:table-cell table:style-name="ce423"/>
          <table:table-cell table:style-name="ce497" office:value-type="string" calcext:value-type="string">
            <text:p>97523-7985</text:p>
          </table:table-cell>
          <table:table-cell table:style-name="ce497" office:value-type="string" calcext:value-type="string">
            <text:p>2512-5564</text:p>
          </table:table-cell>
          <table:table-cell table:style-name="ce644" office:value-type="string" calcext:value-type="string">
            <text:p>pedro.lucio@kot.com.br</text:p>
          </table:table-cell>
          <table:table-cell table:style-name="ce677" office:value-type="date" office:date-value="2016-05-27" calcext:value-type="date">
            <text:p>27/mai</text:p>
          </table:table-cell>
          <table:table-cell table:number-columns-repeated="1017"/>
        </table:table-row>
        <table:table-row table:style-name="ro6">
          <table:table-cell table:style-name="ce397" office:value-type="float" office:value="103" calcext:value-type="float">
            <text:p>103</text:p>
          </table:table-cell>
          <table:table-cell table:style-name="ce423" office:value-type="string" calcext:value-type="string">
            <text:p>Wagner Otoni Carvalho Júnior</text:p>
          </table:table-cell>
          <table:table-cell table:style-name="ce423"/>
          <table:table-cell table:style-name="ce492" office:value-type="string" calcext:value-type="string">
            <text:p>98472-9835</text:p>
          </table:table-cell>
          <table:table-cell table:style-name="ce399" office:value-type="string" calcext:value-type="string">
            <text:p>-</text:p>
          </table:table-cell>
          <table:table-cell table:style-name="ce644" office:value-type="string" calcext:value-type="string">
            <text:p>wagner@kot.com.br</text:p>
          </table:table-cell>
          <table:table-cell table:style-name="ce679" office:value-type="date" office:date-value="2017-03-26" calcext:value-type="date">
            <text:p>26/mar</text:p>
          </table:table-cell>
          <table:table-cell table:number-columns-repeated="1017"/>
        </table:table-row>
        <table:table-row table:style-name="ro6">
          <table:table-cell table:style-name="ce397" office:value-type="float" office:value="104" calcext:value-type="float">
            <text:p>104</text:p>
          </table:table-cell>
          <table:table-cell table:style-name="ce423" office:value-type="string" calcext:value-type="string">
            <text:p>Derrick Guy Lorenzato</text:p>
          </table:table-cell>
          <table:table-cell table:style-name="ce423"/>
          <table:table-cell table:style-name="ce492" office:value-type="string" calcext:value-type="string">
            <text:p>99708-1736</text:p>
          </table:table-cell>
          <table:table-cell table:style-name="ce399"/>
          <table:table-cell table:style-name="ce654" office:value-type="string" calcext:value-type="string">
            <text:p><text:span text:style-name="T14"><text:a xlink:href="mailto:derrick@kot.com.br" xlink:type="simple">derrick@kot.com.br</text:a></text:span></text:p>
          </table:table-cell>
          <table:table-cell table:style-name="ce679" office:value-type="date" office:date-value="2018-04-12" calcext:value-type="date">
            <text:p>12/abr</text:p>
          </table:table-cell>
          <table:table-cell table:number-columns-repeated="1017"/>
        </table:table-row>
        <table:table-row table:style-name="ro6">
          <table:table-cell table:style-name="ce397" office:value-type="float" office:value="105" calcext:value-type="float">
            <text:p>105</text:p>
          </table:table-cell>
          <table:table-cell table:style-name="ce423" office:value-type="string" calcext:value-type="string">
            <text:p>Cícero Vilela Ribeiro Bastos</text:p>
          </table:table-cell>
          <table:table-cell table:style-name="ce423"/>
          <table:table-cell table:style-name="ce492" office:value-type="string" calcext:value-type="string">
            <text:p>97502-3484</text:p>
          </table:table-cell>
          <table:table-cell table:style-name="ce399"/>
          <table:table-cell table:style-name="ce654" office:value-type="string" calcext:value-type="string">
            <text:p><text:span text:style-name="T14"><text:a xlink:href="mailto:cicero@kot.com.br" xlink:type="simple">cicero@kot.com.br</text:a></text:span></text:p>
          </table:table-cell>
          <table:table-cell table:style-name="ce679" office:value-type="date" office:date-value="2018-03-22" calcext:value-type="date">
            <text:p>22/mar</text:p>
          </table:table-cell>
          <table:table-cell table:number-columns-repeated="1017"/>
        </table:table-row>
        <table:table-row table:style-name="ro6">
          <table:table-cell table:style-name="ce398" office:value-type="float" office:value="106" calcext:value-type="float">
            <text:p>106</text:p>
          </table:table-cell>
          <table:table-cell table:style-name="ce424" office:value-type="string" calcext:value-type="string">
            <text:p>Laura Tameira Sampaio Rodrigues</text:p>
          </table:table-cell>
          <table:table-cell table:style-name="ce424"/>
          <table:table-cell table:style-name="ce506" office:value-type="string" calcext:value-type="string">
            <text:p>99516-3001</text:p>
          </table:table-cell>
          <table:table-cell table:style-name="ce506" office:value-type="string" calcext:value-type="string">
            <text:p>-</text:p>
          </table:table-cell>
          <table:table-cell table:style-name="ce645" office:value-type="string" calcext:value-type="string">
            <text:p><text:span text:style-name="T13"><text:a xlink:href="mailto:laura@kot.com.br" xlink:type="simple">laura@kot.com.br</text:a></text:span></text:p>
          </table:table-cell>
          <table:table-cell table:style-name="ce676" office:value-type="date" office:date-value="2017-01-30" calcext:value-type="date">
            <text:p>30/jan</text:p>
          </table:table-cell>
          <table:table-cell table:style-name="ce693"/>
          <table:table-cell table:number-columns-repeated="1016"/>
        </table:table-row>
        <table:table-row table:style-name="ro6">
          <table:table-cell table:style-name="ce399" office:value-type="float" office:value="107" calcext:value-type="float">
            <text:p>107</text:p>
          </table:table-cell>
          <table:table-cell table:style-name="ce423" office:value-type="string" calcext:value-type="string">
            <text:p>MaízaSouza Conrado</text:p>
          </table:table-cell>
          <table:table-cell table:style-name="ce423"/>
          <table:table-cell table:style-name="ce399" office:value-type="string" calcext:value-type="string">
            <text:p>98246-6019</text:p>
          </table:table-cell>
          <table:table-cell table:style-name="ce399"/>
          <table:table-cell table:style-name="ce654" office:value-type="string" calcext:value-type="string">
            <text:p><text:span text:style-name="T14"><text:a xlink:href="mailto:maiza@kot.com.br" xlink:type="simple">maiza@kot.com.br</text:a></text:span></text:p>
          </table:table-cell>
          <table:table-cell table:style-name="ce679" office:value-type="date" office:date-value="2018-07-29" calcext:value-type="date">
            <text:p>29/jul</text:p>
          </table:table-cell>
          <table:table-cell table:style-name="ce694"/>
          <table:table-cell table:number-columns-repeated="1016"/>
        </table:table-row>
        <table:table-row table:style-name="ro6">
          <table:table-cell table:style-name="ce398" office:value-type="float" office:value="108" calcext:value-type="float">
            <text:p>108</text:p>
          </table:table-cell>
          <table:table-cell table:style-name="ce424" office:value-type="string" calcext:value-type="string">
            <text:p>Guilherme Teotônio Ferreira</text:p>
          </table:table-cell>
          <table:table-cell table:style-name="ce424"/>
          <table:table-cell table:style-name="ce506" office:value-type="string" calcext:value-type="string">
            <text:p>97303-9735</text:p>
          </table:table-cell>
          <table:table-cell table:style-name="ce506" office:value-type="string" calcext:value-type="string">
            <text:p>3357-4984</text:p>
          </table:table-cell>
          <table:table-cell table:style-name="ce645" office:value-type="string" calcext:value-type="string">
            <text:p>guilherme.ferreira@kot.com.br</text:p>
          </table:table-cell>
          <table:table-cell table:style-name="ce676" office:value-type="date" office:date-value="2016-01-17" calcext:value-type="date">
            <text:p>17/jan</text:p>
          </table:table-cell>
          <table:table-cell table:style-name="ce693"/>
          <table:table-cell table:number-columns-repeated="1016"/>
        </table:table-row>
        <table:table-row table:style-name="ro6">
          <table:table-cell table:style-name="ce400" office:value-type="float" office:value="109" calcext:value-type="float">
            <text:p>109</text:p>
          </table:table-cell>
          <table:table-cell table:style-name="ce423" office:value-type="string" calcext:value-type="string">
            <text:p>Bárbara Pires Ramos</text:p>
          </table:table-cell>
          <table:table-cell table:style-name="ce423"/>
          <table:table-cell table:style-name="ce497" office:value-type="string" calcext:value-type="string">
            <text:p>98462-7210</text:p>
          </table:table-cell>
          <table:table-cell table:style-name="ce497" office:value-type="string" calcext:value-type="string">
            <text:p>3317-3288</text:p>
          </table:table-cell>
          <table:table-cell table:style-name="ce654" office:value-type="string" calcext:value-type="string">
            <text:p><text:span text:style-name="T14"><text:a xlink:href="mailto:barbara.pires@kot.com.br" xlink:type="simple">barbara.pires@kot.com.br</text:a></text:span></text:p>
          </table:table-cell>
          <table:table-cell table:style-name="ce677" office:value-type="date" office:date-value="2018-09-10" calcext:value-type="date">
            <text:p>10/set</text:p>
          </table:table-cell>
          <table:table-cell table:style-name="ce693"/>
          <table:table-cell table:number-columns-repeated="1016"/>
        </table:table-row>
        <table:table-row table:style-name="ro6">
          <table:table-cell table:style-name="ce398" office:value-type="float" office:value="110" calcext:value-type="float">
            <text:p>110</text:p>
          </table:table-cell>
          <table:table-cell table:style-name="ce424" office:value-type="string" calcext:value-type="string">
            <text:p>Rogério Gonçalves Ribeiro Júnior</text:p>
          </table:table-cell>
          <table:table-cell table:style-name="ce424"/>
          <table:table-cell table:style-name="ce538" office:value-type="string" calcext:value-type="string">
            <text:p>99773-3407</text:p>
          </table:table-cell>
          <table:table-cell table:style-name="ce639" office:value-type="string" calcext:value-type="string">
            <text:p>-</text:p>
          </table:table-cell>
          <table:table-cell table:style-name="ce645" office:value-type="string" calcext:value-type="string">
            <text:p><text:span text:style-name="T13"><text:a xlink:href="mailto:rogerio.goncalves@kot.com.br" xlink:type="simple">rogerio.goncalves@kot.com.br</text:a></text:span></text:p>
          </table:table-cell>
          <table:table-cell table:style-name="ce681" office:value-type="date" office:date-value="2018-08-30" calcext:value-type="date">
            <text:p>30/ago</text:p>
          </table:table-cell>
          <table:table-cell table:style-name="ce693"/>
          <table:table-cell table:number-columns-repeated="1016"/>
        </table:table-row>
        <table:table-row table:style-name="ro6">
          <table:table-cell table:style-name="ce399" office:value-type="float" office:value="111" calcext:value-type="float">
            <text:p>111</text:p>
          </table:table-cell>
          <table:table-cell table:style-name="ce423" office:value-type="string" calcext:value-type="string">
            <text:p>Weber Ferreira Veloso</text:p>
          </table:table-cell>
          <table:table-cell table:style-name="ce423"/>
          <table:table-cell table:style-name="ce399" office:value-type="string" calcext:value-type="string">
            <text:p>3491-7057</text:p>
          </table:table-cell>
          <table:table-cell table:style-name="ce492" office:value-type="string" calcext:value-type="string">
            <text:p>99216-7766</text:p>
          </table:table-cell>
          <table:table-cell table:style-name="ce644" office:value-type="string" calcext:value-type="string">
            <text:p>weber@kot.com.br</text:p>
          </table:table-cell>
          <table:table-cell table:style-name="ce679" office:value-type="date" office:date-value="2003-11-02" calcext:value-type="date">
            <text:p>02/nov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9" office:value-type="float" office:value="112" calcext:value-type="float">
            <text:p>112</text:p>
          </table:table-cell>
          <table:table-cell table:style-name="ce423" office:value-type="string" calcext:value-type="string">
            <text:p>Felipe Resende Martins da Costa </text:p>
          </table:table-cell>
          <table:table-cell table:style-name="ce423"/>
          <table:table-cell table:style-name="ce399" office:value-type="string" calcext:value-type="string">
            <text:p>99773-0209</text:p>
          </table:table-cell>
          <table:table-cell table:style-name="ce399" office:value-type="string" calcext:value-type="string">
            <text:p>3293-4193</text:p>
          </table:table-cell>
          <table:table-cell table:style-name="ce644" office:value-type="string" calcext:value-type="string">
            <text:p>felipe.resende@kot.com.br</text:p>
          </table:table-cell>
          <table:table-cell table:style-name="ce679" office:value-type="date" office:date-value="2017-09-02" calcext:value-type="date">
            <text:p>02/set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9" office:value-type="float" office:value="113" calcext:value-type="float">
            <text:p>113</text:p>
          </table:table-cell>
          <table:table-cell table:style-name="ce425" office:value-type="string" calcext:value-type="string">
            <text:p>Tiago Teixeira Silva</text:p>
          </table:table-cell>
          <table:table-cell table:style-name="ce425"/>
          <table:table-cell table:style-name="ce399" office:value-type="string" calcext:value-type="string">
            <text:p>99368-8557</text:p>
          </table:table-cell>
          <table:table-cell table:style-name="ce399" office:value-type="string" calcext:value-type="string">
            <text:p>3347-9241</text:p>
          </table:table-cell>
          <table:table-cell table:style-name="ce644" office:value-type="string" calcext:value-type="string">
            <text:p>tiago.teixeira@kot.com.br</text:p>
          </table:table-cell>
          <table:table-cell table:style-name="ce679" office:value-type="date" office:date-value="2016-06-09" calcext:value-type="date">
            <text:p>09/jun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9" office:value-type="float" office:value="114" calcext:value-type="float">
            <text:p>114</text:p>
          </table:table-cell>
          <table:table-cell table:style-name="ce425" office:value-type="string" calcext:value-type="string">
            <text:p>Gustavo Mota de Castro</text:p>
          </table:table-cell>
          <table:table-cell table:style-name="ce425"/>
          <table:table-cell table:style-name="ce399" office:value-type="string" calcext:value-type="string">
            <text:p>99497-3352</text:p>
          </table:table-cell>
          <table:table-cell table:style-name="ce399"/>
          <table:table-cell table:style-name="ce654" office:value-type="string" calcext:value-type="string">
            <text:p><text:span text:style-name="T14"><text:a xlink:href="mailto:gustavo.mota@kot.com.br" xlink:type="simple">gustavo.mota@kot.com.br</text:a></text:span></text:p>
          </table:table-cell>
          <table:table-cell table:style-name="ce679" office:value-type="date" office:date-value="2018-11-09" calcext:value-type="date">
            <text:p>09/nov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9" office:value-type="float" office:value="115" calcext:value-type="float">
            <text:p>115</text:p>
          </table:table-cell>
          <table:table-cell table:style-name="ce425" office:value-type="string" calcext:value-type="string">
            <text:p>Pedro Henrique Oliveira Faria</text:p>
          </table:table-cell>
          <table:table-cell table:style-name="ce425"/>
          <table:table-cell table:style-name="ce399" office:value-type="string" calcext:value-type="string">
            <text:p>99134-0749</text:p>
          </table:table-cell>
          <table:table-cell table:style-name="ce399"/>
          <table:table-cell table:style-name="ce654" office:value-type="string" calcext:value-type="string">
            <text:p><text:span text:style-name="T14"><text:a xlink:href="mailto:pedro.faria@kot.com.br" xlink:type="simple">pedro.faria@kot.com.br</text:a></text:span></text:p>
          </table:table-cell>
          <table:table-cell table:style-name="ce679" office:value-type="date" office:date-value="2018-01-10" calcext:value-type="date">
            <text:p>10/jan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9" office:value-type="float" office:value="116" calcext:value-type="float">
            <text:p>116</text:p>
          </table:table-cell>
          <table:table-cell table:style-name="ce426" office:value-type="string" calcext:value-type="string">
            <text:p>Ulisses Carvalho de Elian Saffar</text:p>
          </table:table-cell>
          <table:table-cell table:style-name="ce426"/>
          <table:table-cell table:style-name="ce615" office:value-type="string" calcext:value-type="string">
            <text:p>99292-6884</text:p>
          </table:table-cell>
          <table:table-cell table:style-name="ce640" office:value-type="string" calcext:value-type="string">
            <text:p>-</text:p>
          </table:table-cell>
          <table:table-cell table:style-name="ce655" office:value-type="string" calcext:value-type="string">
            <text:p>ulisses@kot.com.br</text:p>
          </table:table-cell>
          <table:table-cell table:style-name="ce691" office:value-type="date" office:date-value="2016-05-18" calcext:value-type="date">
            <text:p>18/mai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9" office:value-type="float" office:value="117" calcext:value-type="float">
            <text:p>117</text:p>
          </table:table-cell>
          <table:table-cell table:style-name="ce426" office:value-type="string" calcext:value-type="string">
            <text:p>João Vitor Raimundo Silva e Silva</text:p>
          </table:table-cell>
          <table:table-cell table:style-name="ce426"/>
          <table:table-cell table:style-name="ce615" office:value-type="string" calcext:value-type="string">
            <text:p>32- 98440-8943</text:p>
          </table:table-cell>
          <table:table-cell table:style-name="ce640"/>
          <table:table-cell table:style-name="ce654" office:value-type="string" calcext:value-type="string">
            <text:p><text:span text:style-name="T14"><text:a xlink:href="mailto:joao.vitor@kot.com.br" xlink:type="simple">joao.vitor@kot.com.br</text:a></text:span></text:p>
          </table:table-cell>
          <table:table-cell table:style-name="ce691" office:value-type="date" office:date-value="2018-08-21" calcext:value-type="date">
            <text:p>21/ago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401" office:value-type="float" office:value="118" calcext:value-type="float">
            <text:p>118</text:p>
          </table:table-cell>
          <table:table-cell table:style-name="ce427" office:value-type="string" calcext:value-type="string">
            <text:p>Akira Ribeiral Okamoto</text:p>
          </table:table-cell>
          <table:table-cell table:style-name="ce427"/>
          <table:table-cell table:style-name="ce616" office:value-type="string" calcext:value-type="string">
            <text:p>(32) 99986-5912</text:p>
          </table:table-cell>
          <table:table-cell table:style-name="ce616"/>
          <table:table-cell table:style-name="ce427" office:value-type="string" calcext:value-type="string">
            <text:p><text:a xlink:href="mailto:akira@kot.com.br" xlink:type="simple">akira@kot.com.br</text:a></text:p>
          </table:table-cell>
          <table:table-cell table:style-name="ce683" office:value-type="date" office:date-value="2018-07-07" calcext:value-type="date">
            <text:p>07/jul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402" office:value-type="float" office:value="119" calcext:value-type="float">
            <text:p>119</text:p>
          </table:table-cell>
          <table:table-cell table:style-name="ce428" office:value-type="string" calcext:value-type="string">
            <text:p>Augusto Coutinho de Freitas </text:p>
          </table:table-cell>
          <table:table-cell table:style-name="ce428"/>
          <table:table-cell table:style-name="ce537" office:value-type="string" calcext:value-type="string">
            <text:p>99238-1585</text:p>
          </table:table-cell>
          <table:table-cell table:style-name="ce537" office:value-type="string" calcext:value-type="string">
            <text:p>-</text:p>
          </table:table-cell>
          <table:table-cell table:style-name="ce647" office:value-type="string" calcext:value-type="string">
            <text:p>augusto@kot.com.br</text:p>
          </table:table-cell>
          <table:table-cell table:style-name="ce683" office:value-type="date" office:date-value="2017-01-19" calcext:value-type="date">
            <text:p>19/jan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8" office:value-type="float" office:value="120" calcext:value-type="float">
            <text:p>120</text:p>
          </table:table-cell>
          <table:table-cell table:style-name="ce420" office:value-type="string" calcext:value-type="string">
            <text:p>Ivan Medeiros Moura</text:p>
          </table:table-cell>
          <table:table-cell table:style-name="ce420"/>
          <table:table-cell table:style-name="ce537" office:value-type="string" calcext:value-type="string">
            <text:p>98106-0743</text:p>
          </table:table-cell>
          <table:table-cell table:style-name="ce537" office:value-type="string" calcext:value-type="string">
            <text:p>-</text:p>
          </table:table-cell>
          <table:table-cell table:style-name="ce647" office:value-type="string" calcext:value-type="string">
            <text:p>ivan@kot.com.br</text:p>
          </table:table-cell>
          <table:table-cell table:style-name="ce683" office:value-type="date" office:date-value="2017-07-09" calcext:value-type="date">
            <text:p>09/jul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403" office:value-type="float" office:value="121" calcext:value-type="float">
            <text:p>121</text:p>
          </table:table-cell>
          <table:table-cell table:style-name="ce431" office:value-type="string" calcext:value-type="string">
            <text:p>Arthur Dumbá Ferreira Gomes</text:p>
          </table:table-cell>
          <table:table-cell table:style-name="ce431"/>
          <table:table-cell table:style-name="ce617" office:value-type="string" calcext:value-type="string">
            <text:p>98813-7654</text:p>
          </table:table-cell>
          <table:table-cell table:style-name="ce537"/>
          <table:table-cell table:style-name="ce656" office:value-type="string" calcext:value-type="string">
            <text:p><text:span text:style-name="T15"><text:a xlink:href="mailto:arthur.dumba@kot.com.br" xlink:type="simple">arthur.dumba@kot.com.br</text:a></text:span></text:p>
          </table:table-cell>
          <table:table-cell table:style-name="ce683" office:value-type="date" office:date-value="2018-05-31" calcext:value-type="date">
            <text:p>31/mai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404" office:value-type="float" office:value="122" calcext:value-type="float">
            <text:p>122</text:p>
          </table:table-cell>
          <table:table-cell table:style-name="ce420" office:value-type="string" calcext:value-type="string">
            <text:p>Hugo Gatti Ladeia Costa</text:p>
          </table:table-cell>
          <table:table-cell table:style-name="ce420"/>
          <table:table-cell table:style-name="ce537" office:value-type="float" office:value="981055076" calcext:value-type="float">
            <text:p>981055076</text:p>
          </table:table-cell>
          <table:table-cell table:style-name="ce537" office:value-type="string" calcext:value-type="string">
            <text:p>3373-3327</text:p>
          </table:table-cell>
          <table:table-cell table:style-name="ce647" office:value-type="string" calcext:value-type="string">
            <text:p>hugo@kot.com.br</text:p>
          </table:table-cell>
          <table:table-cell table:style-name="ce683" office:value-type="date" office:date-value="2011-05-14" calcext:value-type="date">
            <text:p>14/mai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8" office:value-type="float" office:value="123" calcext:value-type="float">
            <text:p>123</text:p>
          </table:table-cell>
          <table:table-cell table:style-name="ce420" office:value-type="string" calcext:value-type="string">
            <text:p>Diego Correia Martins</text:p>
          </table:table-cell>
          <table:table-cell table:style-name="ce420"/>
          <table:table-cell table:style-name="ce537" office:value-type="string" calcext:value-type="string">
            <text:p>99146-2556</text:p>
          </table:table-cell>
          <table:table-cell table:style-name="ce537" office:value-type="string" calcext:value-type="string">
            <text:p>3657-7088</text:p>
          </table:table-cell>
          <table:table-cell table:style-name="ce647" office:value-type="string" calcext:value-type="string">
            <text:p>diego@kot.com.br</text:p>
          </table:table-cell>
          <table:table-cell table:style-name="ce683" office:value-type="date" office:date-value="2012-06-10" calcext:value-type="date">
            <text:p>10/jun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8" office:value-type="float" office:value="124" calcext:value-type="float">
            <text:p>124</text:p>
          </table:table-cell>
          <table:table-cell table:style-name="ce420" office:value-type="string" calcext:value-type="string">
            <text:p>Renee Ferreira de Andrade</text:p>
          </table:table-cell>
          <table:table-cell table:style-name="ce420"/>
          <table:table-cell table:style-name="ce537" office:value-type="string" calcext:value-type="string">
            <text:p>98269-5775</text:p>
          </table:table-cell>
          <table:table-cell table:style-name="ce537" office:value-type="string" calcext:value-type="string">
            <text:p>3245-6747</text:p>
          </table:table-cell>
          <table:table-cell table:style-name="ce647" office:value-type="string" calcext:value-type="string">
            <text:p>renee@kot.com.br</text:p>
          </table:table-cell>
          <table:table-cell table:style-name="ce683" office:value-type="date" office:date-value="2011-07-23" calcext:value-type="date">
            <text:p>23/jul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8" office:value-type="float" office:value="125" calcext:value-type="float">
            <text:p>125</text:p>
          </table:table-cell>
          <table:table-cell table:style-name="ce420" office:value-type="string" calcext:value-type="string">
            <text:p>Ronaldo Lelis Santos</text:p>
          </table:table-cell>
          <table:table-cell table:style-name="ce420"/>
          <table:table-cell table:style-name="ce537" office:value-type="string" calcext:value-type="string">
            <text:p>98877-9840</text:p>
          </table:table-cell>
          <table:table-cell table:style-name="ce537" office:value-type="string" calcext:value-type="string">
            <text:p>-</text:p>
          </table:table-cell>
          <table:table-cell table:style-name="ce656" office:value-type="string" calcext:value-type="string">
            <text:p>ronaldo@kot.com.br</text:p>
          </table:table-cell>
          <table:table-cell table:style-name="ce683" office:value-type="date" office:date-value="2016-04-16" calcext:value-type="date">
            <text:p>16/abr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8" office:value-type="float" office:value="126" calcext:value-type="float">
            <text:p>126</text:p>
          </table:table-cell>
          <table:table-cell table:style-name="ce420" office:value-type="string" calcext:value-type="string">
            <text:p>Frederico Henrique dos Santos Luzia</text:p>
          </table:table-cell>
          <table:table-cell table:style-name="ce420"/>
          <table:table-cell table:style-name="ce537" office:value-type="string" calcext:value-type="string">
            <text:p>(98) 98170-4045</text:p>
          </table:table-cell>
          <table:table-cell table:style-name="ce537"/>
          <table:table-cell table:style-name="ce656" office:value-type="string" calcext:value-type="string">
            <text:p><text:a xlink:href="mailto:frederico.henrique@kot.com.br" xlink:type="simple">frederico.henrique@kot.com.br</text:a></text:p>
          </table:table-cell>
          <table:table-cell table:style-name="ce683" office:value-type="date" office:date-value="2018-02-16" calcext:value-type="date">
            <text:p>16/fev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8" office:value-type="float" office:value="127" calcext:value-type="float">
            <text:p>127</text:p>
          </table:table-cell>
          <table:table-cell table:style-name="ce420" office:value-type="string" calcext:value-type="string">
            <text:p>Gustavo Coelho Fialho</text:p>
          </table:table-cell>
          <table:table-cell table:style-name="ce420"/>
          <table:table-cell table:style-name="ce537" office:value-type="string" calcext:value-type="string">
            <text:p>99650-9850</text:p>
          </table:table-cell>
          <table:table-cell table:style-name="ce537" office:value-type="string" calcext:value-type="string">
            <text:p>-</text:p>
          </table:table-cell>
          <table:table-cell table:style-name="ce647" office:value-type="string" calcext:value-type="string">
            <text:p><text:span text:style-name="T15"><text:a xlink:href="mailto:gustavo.coelho@kot.com.br" xlink:type="simple">gustavo.coelho@kot.com.br</text:a></text:span></text:p>
          </table:table-cell>
          <table:table-cell table:style-name="ce683" office:value-type="date" office:date-value="2018-09-19" calcext:value-type="date">
            <text:p>19/set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8" office:value-type="float" office:value="128" calcext:value-type="float">
            <text:p>128</text:p>
          </table:table-cell>
          <table:table-cell table:style-name="ce420" office:value-type="string" calcext:value-type="string">
            <text:p>Pedro Sá do Amaral </text:p>
          </table:table-cell>
          <table:table-cell table:style-name="ce420"/>
          <table:table-cell table:style-name="ce537" office:value-type="string" calcext:value-type="string">
            <text:p>99338-8893</text:p>
          </table:table-cell>
          <table:table-cell table:style-name="ce537" office:value-type="string" calcext:value-type="string">
            <text:p>-</text:p>
          </table:table-cell>
          <table:table-cell table:style-name="ce647" office:value-type="string" calcext:value-type="string">
            <text:p>pedro.sa@kot.com.br</text:p>
          </table:table-cell>
          <table:table-cell table:style-name="ce683" office:value-type="date" office:date-value="2017-10-29" calcext:value-type="date">
            <text:p>29/out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8" office:value-type="float" office:value="129" calcext:value-type="float">
            <text:p>129</text:p>
          </table:table-cell>
          <table:table-cell table:style-name="ce420" office:value-type="string" calcext:value-type="string">
            <text:p>Vitória Lima Martins Pereira</text:p>
          </table:table-cell>
          <table:table-cell table:style-name="ce420"/>
          <table:table-cell table:style-name="ce618" office:value-type="string" calcext:value-type="string">
            <text:p>98595-8494</text:p>
          </table:table-cell>
          <table:table-cell table:style-name="ce537" office:value-type="string" calcext:value-type="string">
            <text:p>-</text:p>
          </table:table-cell>
          <table:table-cell table:style-name="ce647" office:value-type="string" calcext:value-type="string">
            <text:p>vitoria@kot.com.br</text:p>
          </table:table-cell>
          <table:table-cell table:style-name="ce683" office:value-type="date" office:date-value="2017-07-12" calcext:value-type="date">
            <text:p>12/jul</text:p>
          </table:table-cell>
          <table:table-cell table:style-name="ce695"/>
          <table:table-cell table:number-columns-repeated="1016"/>
        </table:table-row>
        <table:table-row table:style-name="ro6">
          <table:table-cell table:style-name="ce398" office:value-type="float" office:value="130" calcext:value-type="float">
            <text:p>130</text:p>
          </table:table-cell>
          <table:table-cell table:style-name="ce420" office:value-type="string" calcext:value-type="string">
            <text:p>Lucas Bernardes Duarte</text:p>
          </table:table-cell>
          <table:table-cell table:style-name="ce420"/>
          <table:table-cell table:style-name="ce537" office:value-type="string" calcext:value-type="string">
            <text:p>99981-3307</text:p>
          </table:table-cell>
          <table:table-cell table:style-name="ce537" office:value-type="string" calcext:value-type="string">
            <text:p>3426-3307</text:p>
          </table:table-cell>
          <table:table-cell table:style-name="ce647" office:value-type="string" calcext:value-type="string">
            <text:p>lucas.bernardes@kot.com.br</text:p>
          </table:table-cell>
          <table:table-cell table:style-name="ce683" office:value-type="date" office:date-value="2015-11-28" calcext:value-type="date">
            <text:p>28/nov</text:p>
          </table:table-cell>
          <table:table-cell table:style-name="ce696"/>
          <table:table-cell table:style-name="ce393" table:number-columns-repeated="3"/>
          <table:table-cell table:number-columns-repeated="1013"/>
        </table:table-row>
        <table:table-row table:style-name="ro10">
          <table:table-cell table:style-name="ce398" office:value-type="float" office:value="131" calcext:value-type="float">
            <text:p>131</text:p>
          </table:table-cell>
          <table:table-cell table:style-name="ce420" office:value-type="string" calcext:value-type="string">
            <text:p>Heitor Nascimento Flores</text:p>
          </table:table-cell>
          <table:table-cell table:style-name="ce420"/>
          <table:table-cell table:style-name="ce537" office:value-type="string" calcext:value-type="string">
            <text:p>99939-8304</text:p>
          </table:table-cell>
          <table:table-cell table:style-name="ce537" office:value-type="string" calcext:value-type="string">
            <text:p>-</text:p>
          </table:table-cell>
          <table:table-cell table:style-name="ce647" office:value-type="string" calcext:value-type="string">
            <text:p>heitor.nascimento@kot.com.br</text:p>
          </table:table-cell>
          <table:table-cell table:style-name="ce683" office:value-type="date" office:date-value="2017-02-23" calcext:value-type="date">
            <text:p>23/fev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1">
          <table:table-cell table:style-name="ce398" office:value-type="float" office:value="132" calcext:value-type="float">
            <text:p>132</text:p>
          </table:table-cell>
          <table:table-cell table:style-name="ce432" office:value-type="string" calcext:value-type="string">
            <text:p>Matthews Martins do Carmo</text:p>
          </table:table-cell>
          <table:table-cell table:style-name="ce432"/>
          <table:table-cell table:style-name="ce537" office:value-type="string" calcext:value-type="string">
            <text:p>99871-9344</text:p>
          </table:table-cell>
          <table:table-cell table:style-name="ce537" office:value-type="string" calcext:value-type="string">
            <text:p>-</text:p>
          </table:table-cell>
          <table:table-cell table:style-name="ce647" office:value-type="string" calcext:value-type="string">
            <text:p><text:span text:style-name="T15"><text:a xlink:href="mailto:matthews@kot.com.br" xlink:type="simple">matthews@kot.com.br</text:a></text:span></text:p>
          </table:table-cell>
          <table:table-cell table:style-name="ce683" office:value-type="date" office:date-value="2018-04-09" calcext:value-type="date">
            <text:p>09/abr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2">
          <table:table-cell table:style-name="ce398" office:value-type="float" office:value="133" calcext:value-type="float">
            <text:p>133</text:p>
          </table:table-cell>
          <table:table-cell table:style-name="ce439" office:value-type="string" calcext:value-type="string">
            <text:p>Júlia de Araújo Nunes Duarte</text:p>
          </table:table-cell>
          <table:table-cell table:style-name="ce439"/>
          <table:table-cell table:style-name="ce619" office:value-type="string" calcext:value-type="string">
            <text:p>98885-7851</text:p>
          </table:table-cell>
          <table:table-cell table:style-name="ce537"/>
          <table:table-cell table:style-name="ce656" office:value-type="string" calcext:value-type="string">
            <text:p><text:span text:style-name="T15"><text:a xlink:href="mailto:julia@kot.com.br" xlink:type="simple">julia@kot.com.br</text:a></text:span></text:p>
          </table:table-cell>
          <table:table-cell table:style-name="ce683" office:value-type="date" office:date-value="2018-12-22" calcext:value-type="date">
            <text:p>22/dez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34" calcext:value-type="float">
            <text:p>134</text:p>
          </table:table-cell>
          <table:table-cell table:style-name="ce443" office:value-type="string" calcext:value-type="string">
            <text:p>Henrique José Agrizzi Altoé </text:p>
          </table:table-cell>
          <table:table-cell table:style-name="ce443"/>
          <table:table-cell table:style-name="ce620" office:value-type="string" calcext:value-type="string">
            <text:p>99908-8566 </text:p>
          </table:table-cell>
          <table:table-cell table:style-name="ce537"/>
          <table:table-cell table:style-name="ce657" office:value-type="string" calcext:value-type="string">
            <text:p><text:a xlink:href="mailto:henrique.jose@kot.com.br" xlink:type="simple">henrique.jose@kot.com.br</text:a> </text:p>
          </table:table-cell>
          <table:table-cell table:style-name="ce683" office:value-type="date" office:date-value="2019-08-22" calcext:value-type="date">
            <text:p>22/ago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35" calcext:value-type="float">
            <text:p>135</text:p>
          </table:table-cell>
          <table:table-cell table:style-name="ce420" office:value-type="string" calcext:value-type="string">
            <text:p>Vinícius Paolinelli Macedo Guimarães</text:p>
          </table:table-cell>
          <table:table-cell table:style-name="ce420"/>
          <table:table-cell table:style-name="ce618" office:value-type="string" calcext:value-type="string">
            <text:p>99440-4007</text:p>
          </table:table-cell>
          <table:table-cell table:style-name="ce537" office:value-type="string" calcext:value-type="string">
            <text:p>-</text:p>
          </table:table-cell>
          <table:table-cell table:style-name="ce647" office:value-type="string" calcext:value-type="string">
            <text:p><text:span text:style-name="T15"><text:a xlink:href="mailto:vinicius@kot.com.br" xlink:type="simple">vinicius@kot.com.br</text:a></text:span></text:p>
          </table:table-cell>
          <table:table-cell table:style-name="ce683" office:value-type="date" office:date-value="2018-04-20" calcext:value-type="date">
            <text:p>20/abr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36" calcext:value-type="float">
            <text:p>136</text:p>
          </table:table-cell>
          <table:table-cell table:style-name="ce439" office:value-type="string" calcext:value-type="string">
            <text:p>Filipe Bastos Vargas</text:p>
          </table:table-cell>
          <table:table-cell table:style-name="ce439"/>
          <table:table-cell table:style-name="ce619" office:value-type="string" calcext:value-type="string">
            <text:p>(32) 98809-3904</text:p>
          </table:table-cell>
          <table:table-cell table:style-name="ce537"/>
          <table:table-cell table:style-name="ce656" office:value-type="string" calcext:value-type="string">
            <text:p><text:span text:style-name="T15"><text:a xlink:href="mailto:filipe.bastos@kot.com.br" xlink:type="simple">filipe.bastos@kot.com.br</text:a></text:span></text:p>
          </table:table-cell>
          <table:table-cell table:style-name="ce683" office:value-type="date" office:date-value="2018-11-01" calcext:value-type="date">
            <text:p>01/nov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37" calcext:value-type="float">
            <text:p>137</text:p>
          </table:table-cell>
          <table:table-cell table:style-name="ce414" office:value-type="string" calcext:value-type="string">
            <text:p>Gabriel Sales Pereira</text:p>
          </table:table-cell>
          <table:table-cell table:style-name="ce462" office:value-type="string" calcext:value-type="string">
            <text:p>GSP</text:p>
          </table:table-cell>
          <table:table-cell table:style-name="ce537" office:value-type="string" calcext:value-type="string">
            <text:p>99745-6958</text:p>
          </table:table-cell>
          <table:table-cell table:style-name="ce537" office:value-type="string" calcext:value-type="string">
            <text:p>-</text:p>
          </table:table-cell>
          <table:table-cell table:style-name="ce656" office:value-type="string" calcext:value-type="string">
            <text:p>gabriel.sales@kot.com.br</text:p>
          </table:table-cell>
          <table:table-cell table:style-name="ce683" office:value-type="date" office:date-value="2017-01-22" calcext:value-type="date">
            <text:p>22/jan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38" calcext:value-type="float">
            <text:p>138</text:p>
          </table:table-cell>
          <table:table-cell table:style-name="ce443" office:value-type="string" calcext:value-type="string">
            <text:p>Juliano Emerson de Souza Ferreira </text:p>
          </table:table-cell>
          <table:table-cell table:style-name="ce462" office:value-type="string" calcext:value-type="string">
            <text:p>JES</text:p>
          </table:table-cell>
          <table:table-cell table:style-name="ce620" office:value-type="string" calcext:value-type="string">
            <text:p>98589-7184 </text:p>
          </table:table-cell>
          <table:table-cell table:style-name="ce537"/>
          <table:table-cell table:style-name="ce658" office:value-type="string" calcext:value-type="string">
            <text:p><text:a xlink:href="mailto:juliano@kot.com.br" xlink:type="simple">juliano@kot.com.br</text:a> </text:p>
          </table:table-cell>
          <table:table-cell table:style-name="ce683" office:value-type="date" office:date-value="2019-06-06" calcext:value-type="date">
            <text:p>06/jun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39" calcext:value-type="float">
            <text:p>139</text:p>
          </table:table-cell>
          <table:table-cell table:style-name="ce443" office:value-type="string" calcext:value-type="string">
            <text:p>Paulo Henrique Vilaça Hanke Lemos </text:p>
          </table:table-cell>
          <table:table-cell table:style-name="ce462" office:value-type="string" calcext:value-type="string">
            <text:p>PHV</text:p>
          </table:table-cell>
          <table:table-cell table:style-name="ce620" office:value-type="string" calcext:value-type="string">
            <text:p>99804-8074 </text:p>
          </table:table-cell>
          <table:table-cell table:style-name="ce537"/>
          <table:table-cell table:style-name="ce659" office:value-type="string" calcext:value-type="string">
            <text:p><text:a xlink:href="mailto:paulo@kot.com.br" xlink:type="simple">paulo@kot.com.br</text:a> </text:p>
          </table:table-cell>
          <table:table-cell table:style-name="ce683" office:value-type="date" office:date-value="2019-08-31" calcext:value-type="date">
            <text:p>31/ago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40" calcext:value-type="float">
            <text:p>140</text:p>
          </table:table-cell>
          <table:table-cell table:style-name="ce445" office:value-type="string" calcext:value-type="string">
            <text:p>Rogério Heleno Pedrosa Júnior</text:p>
          </table:table-cell>
          <table:table-cell table:style-name="ce464" office:value-type="string" calcext:value-type="string">
            <text:p>RHJ</text:p>
          </table:table-cell>
          <table:table-cell table:style-name="ce619" office:value-type="string" calcext:value-type="string">
            <text:p>(37) 99938-9995</text:p>
          </table:table-cell>
          <table:table-cell table:style-name="ce537"/>
          <table:table-cell table:style-name="ce660" office:value-type="string" calcext:value-type="string">
            <text:p><text:span text:style-name="T15"><text:a xlink:href="mailto:rogerio.heleno@kot.com.br" xlink:type="simple">rogerio.heleno@kot.com.br</text:a></text:span></text:p>
          </table:table-cell>
          <table:table-cell table:style-name="ce683" office:value-type="date" office:date-value="2019-05-13" calcext:value-type="date">
            <text:p>13/mai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41" calcext:value-type="float">
            <text:p>141</text:p>
          </table:table-cell>
          <table:table-cell table:style-name="ce414" office:value-type="string" calcext:value-type="string">
            <text:p>Breno Cotta Badaró</text:p>
          </table:table-cell>
          <table:table-cell table:style-name="ce464" office:value-type="string" calcext:value-type="string">
            <text:p>BCB</text:p>
          </table:table-cell>
          <table:table-cell table:style-name="ce537" office:value-type="string" calcext:value-type="string">
            <text:p>98653-9125</text:p>
          </table:table-cell>
          <table:table-cell table:style-name="ce537" office:value-type="string" calcext:value-type="string">
            <text:p>-</text:p>
          </table:table-cell>
          <table:table-cell table:style-name="ce661" office:value-type="string" calcext:value-type="string">
            <text:p><text:span text:style-name="T15"><text:a xlink:href="mailto:breno@kot.com.br" xlink:type="simple">breno@kot.com.br</text:a></text:span></text:p>
          </table:table-cell>
          <table:table-cell table:style-name="ce683" office:value-type="date" office:date-value="2018-05-19" calcext:value-type="date">
            <text:p>19/mai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405" office:value-type="float" office:value="142" calcext:value-type="float">
            <text:p>142</text:p>
          </table:table-cell>
          <table:table-cell table:style-name="ce414" office:value-type="string" calcext:value-type="string">
            <text:p>Igor Assis Torres</text:p>
          </table:table-cell>
          <table:table-cell table:style-name="ce464" office:value-type="string" calcext:value-type="string">
            <text:p>IAT</text:p>
          </table:table-cell>
          <table:table-cell table:style-name="ce537" office:value-type="float" office:value="987601545" calcext:value-type="float">
            <text:p>987601545</text:p>
          </table:table-cell>
          <table:table-cell table:style-name="ce427"/>
          <table:table-cell table:style-name="ce661" office:value-type="string" calcext:value-type="string">
            <text:p><text:a xlink:href="mailto:igor.assis@kot.com.br" xlink:type="simple">igor.assis@kot.com.br</text:a> </text:p>
          </table:table-cell>
          <table:table-cell table:style-name="ce683" office:value-type="date" office:date-value="2017-01-24" calcext:value-type="date">
            <text:p>24/jan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43" calcext:value-type="float">
            <text:p>143</text:p>
          </table:table-cell>
          <table:table-cell table:style-name="ce414" office:value-type="string" calcext:value-type="string">
            <text:p>Jacqueline Oliveira Almeida Gurgel de Souza</text:p>
          </table:table-cell>
          <table:table-cell table:style-name="ce464" office:value-type="string" calcext:value-type="string">
            <text:p>JOG</text:p>
          </table:table-cell>
          <table:table-cell table:style-name="ce537" office:value-type="string" calcext:value-type="string">
            <text:p>99404-3406</text:p>
          </table:table-cell>
          <table:table-cell table:style-name="ce537" office:value-type="string" calcext:value-type="string">
            <text:p>-</text:p>
          </table:table-cell>
          <table:table-cell table:style-name="ce661" office:value-type="string" calcext:value-type="string">
            <text:p>jacqueline@kot.com.br</text:p>
          </table:table-cell>
          <table:table-cell table:style-name="ce683" office:value-type="date" office:date-value="2017-05-28" calcext:value-type="date">
            <text:p>28/mai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44" calcext:value-type="float">
            <text:p>144</text:p>
          </table:table-cell>
          <table:table-cell table:style-name="ce420" office:value-type="string" calcext:value-type="string">
            <text:p>Rafael Miranda Maschtakow</text:p>
          </table:table-cell>
          <table:table-cell table:style-name="ce464" office:value-type="string" calcext:value-type="string">
            <text:p>RMM</text:p>
          </table:table-cell>
          <table:table-cell table:style-name="ce537" office:value-type="string" calcext:value-type="string">
            <text:p>98475-6727</text:p>
          </table:table-cell>
          <table:table-cell table:style-name="ce537" office:value-type="string" calcext:value-type="string">
            <text:p>-</text:p>
          </table:table-cell>
          <table:table-cell table:style-name="ce661" office:value-type="string" calcext:value-type="string">
            <text:p>rafaelm@kot.com.br</text:p>
          </table:table-cell>
          <table:table-cell table:style-name="ce683" office:value-type="date" office:date-value="2010-03-31" calcext:value-type="date">
            <text:p>31/mar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45" calcext:value-type="float">
            <text:p>145</text:p>
          </table:table-cell>
          <table:table-cell table:style-name="ce443" office:value-type="string" calcext:value-type="string">
            <text:p>Luís Otávio Silva Delfino </text:p>
          </table:table-cell>
          <table:table-cell table:style-name="ce464" office:value-type="string" calcext:value-type="string">
            <text:p>LOD</text:p>
          </table:table-cell>
          <table:table-cell table:style-name="ce620" office:value-type="string" calcext:value-type="string">
            <text:p>99411-9756 </text:p>
          </table:table-cell>
          <table:table-cell table:style-name="ce537"/>
          <table:table-cell table:style-name="ce662" office:value-type="string" calcext:value-type="string">
            <text:p><text:a xlink:href="mailto:luis@kot.com.br" xlink:type="simple">luis@kot.com.br</text:a> </text:p>
          </table:table-cell>
          <table:table-cell table:style-name="ce683" office:value-type="date" office:date-value="2019-07-16" calcext:value-type="date">
            <text:p>16/jul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46" calcext:value-type="float">
            <text:p>146</text:p>
          </table:table-cell>
          <table:table-cell table:style-name="ce414" office:value-type="string" calcext:value-type="string">
            <text:p>Gabriel Henrique Silva Thereza</text:p>
          </table:table-cell>
          <table:table-cell table:style-name="ce464" office:value-type="string" calcext:value-type="string">
            <text:p>GHT</text:p>
          </table:table-cell>
          <table:table-cell table:style-name="ce537" office:value-type="string" calcext:value-type="string">
            <text:p>99827-8065</text:p>
          </table:table-cell>
          <table:table-cell table:style-name="ce537" office:value-type="string" calcext:value-type="string">
            <text:p>-</text:p>
          </table:table-cell>
          <table:table-cell table:style-name="ce660" office:value-type="string" calcext:value-type="string">
            <text:p>gabriel.henrique@kot.com.br</text:p>
          </table:table-cell>
          <table:table-cell table:style-name="ce683" office:value-type="date" office:date-value="2017-06-27" calcext:value-type="date">
            <text:p>27/jun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47" calcext:value-type="float">
            <text:p>147</text:p>
          </table:table-cell>
          <table:table-cell table:style-name="ce443" office:value-type="string" calcext:value-type="string">
            <text:p>Livia Ramos Santos Pereira </text:p>
          </table:table-cell>
          <table:table-cell table:style-name="ce464" office:value-type="string" calcext:value-type="string">
            <text:p>LRS</text:p>
          </table:table-cell>
          <table:table-cell table:style-name="ce620" office:value-type="string" calcext:value-type="string">
            <text:p>(37) 99117-5565 </text:p>
          </table:table-cell>
          <table:table-cell table:style-name="ce537"/>
          <table:table-cell table:style-name="ce659" office:value-type="string" calcext:value-type="string">
            <text:p><text:a xlink:href="mailto:livia@kot.com.br" xlink:type="simple">livia@kot.com.br</text:a> </text:p>
          </table:table-cell>
          <table:table-cell table:style-name="ce683" office:value-type="date" office:date-value="2019-01-18" calcext:value-type="date">
            <text:p>18/jan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48" calcext:value-type="float">
            <text:p>148</text:p>
          </table:table-cell>
          <table:table-cell table:style-name="ce443" office:value-type="string" calcext:value-type="string">
            <text:p>Natália São José da Fonseca Barbosa </text:p>
          </table:table-cell>
          <table:table-cell table:style-name="ce464" office:value-type="string" calcext:value-type="string">
            <text:p>NSB</text:p>
          </table:table-cell>
          <table:table-cell table:style-name="ce620" office:value-type="string" calcext:value-type="string">
            <text:p>(32) 98496-7124 </text:p>
          </table:table-cell>
          <table:table-cell table:style-name="ce537"/>
          <table:table-cell table:style-name="ce659" office:value-type="string" calcext:value-type="string">
            <text:p><text:a xlink:href="mailto:natalia@kot.com.br" xlink:type="simple">natalia@kot.com.br</text:a> </text:p>
          </table:table-cell>
          <table:table-cell table:style-name="ce683" office:value-type="date" office:date-value="2019-09-25" calcext:value-type="date">
            <text:p>25/set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49" calcext:value-type="float">
            <text:p>149</text:p>
          </table:table-cell>
          <table:table-cell table:style-name="ce431" office:value-type="string" calcext:value-type="string">
            <text:p>Vitor Simonetti</text:p>
          </table:table-cell>
          <table:table-cell table:style-name="ce464" office:value-type="string" calcext:value-type="string">
            <text:p>VS</text:p>
          </table:table-cell>
          <table:table-cell table:style-name="ce621" office:value-type="string" calcext:value-type="string">
            <text:p>99258-0040</text:p>
          </table:table-cell>
          <table:table-cell table:style-name="ce537"/>
          <table:table-cell table:style-name="ce660" office:value-type="string" calcext:value-type="string">
            <text:p><text:a xlink:href="mailto:vitor@kot.com.br" xlink:type="simple">vitor@kot.com.br</text:a></text:p>
          </table:table-cell>
          <table:table-cell table:style-name="ce683" office:value-type="date" office:date-value="2018-09-11" calcext:value-type="date">
            <text:p>11/set</text:p>
          </table:table-cell>
          <table:table-cell table:style-name="ce379" table:number-columns-repeated="4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50" calcext:value-type="float">
            <text:p>150</text:p>
          </table:table-cell>
          <table:table-cell table:style-name="ce446" office:value-type="string" calcext:value-type="string">
            <text:p>Heitor Augusto Ivo de Oliveira</text:p>
          </table:table-cell>
          <table:table-cell table:style-name="ce464" office:value-type="string" calcext:value-type="string">
            <text:p>HIO</text:p>
          </table:table-cell>
          <table:table-cell table:style-name="ce617" office:value-type="string" calcext:value-type="string">
            <text:p>99389-9152</text:p>
          </table:table-cell>
          <table:table-cell table:style-name="ce420"/>
          <table:table-cell table:style-name="ce663" office:value-type="string" calcext:value-type="string">
            <text:p><text:span text:style-name="T15"><text:a xlink:href="mailto:heitor.augusto@kot.com.br" xlink:type="simple">heitor.augusto@kot.com.br</text:a></text:span></text:p>
          </table:table-cell>
          <table:table-cell table:style-name="ce683" office:value-type="date" office:date-value="2018-07-10" calcext:value-type="date">
            <text:p>10/jul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51" calcext:value-type="float">
            <text:p>151</text:p>
          </table:table-cell>
          <table:table-cell table:style-name="ce443" office:value-type="string" calcext:value-type="string">
            <text:p>João Vitor Migliorini Cardoso </text:p>
          </table:table-cell>
          <table:table-cell table:style-name="ce464" office:value-type="string" calcext:value-type="string">
            <text:p>JVM</text:p>
          </table:table-cell>
          <table:table-cell table:style-name="ce620" office:value-type="string" calcext:value-type="string">
            <text:p>99215-9175 </text:p>
          </table:table-cell>
          <table:table-cell table:style-name="ce537"/>
          <table:table-cell table:style-name="ce659" office:value-type="string" calcext:value-type="string">
            <text:p><text:a xlink:href="mailto:joao.migliorini@kot.com.br" xlink:type="simple">joao.migliorini@kot.com.br</text:a> </text:p>
          </table:table-cell>
          <table:table-cell table:style-name="ce683" office:value-type="date" office:date-value="2019-10-06" calcext:value-type="date">
            <text:p>06/out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52" calcext:value-type="float">
            <text:p>152</text:p>
          </table:table-cell>
          <table:table-cell table:style-name="ce443" office:value-type="string" calcext:value-type="string">
            <text:p>Rafael Gollner Bayão </text:p>
          </table:table-cell>
          <table:table-cell table:style-name="ce464" office:value-type="string" calcext:value-type="string">
            <text:p>RGB</text:p>
          </table:table-cell>
          <table:table-cell table:style-name="ce620" office:value-type="string" calcext:value-type="string">
            <text:p>99581-1958 </text:p>
          </table:table-cell>
          <table:table-cell table:style-name="ce537"/>
          <table:table-cell table:style-name="ce659" office:value-type="string" calcext:value-type="string">
            <text:p><text:a xlink:href="mailto:rafael.gollner@kot.com.br" xlink:type="simple">rafael.gollner@kot.com.br</text:a> </text:p>
          </table:table-cell>
          <table:table-cell table:style-name="ce683" office:value-type="date" office:date-value="2019-08-28" calcext:value-type="date">
            <text:p>28/ago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53" calcext:value-type="float">
            <text:p>153</text:p>
          </table:table-cell>
          <table:table-cell table:style-name="ce443" office:value-type="string" calcext:value-type="string">
            <text:p>Matheus Felicetti de Azevedo Roland </text:p>
          </table:table-cell>
          <table:table-cell table:style-name="ce464" office:value-type="string" calcext:value-type="string">
            <text:p>MFR</text:p>
          </table:table-cell>
          <table:table-cell table:style-name="ce620" office:value-type="string" calcext:value-type="string">
            <text:p>98852-7649 </text:p>
          </table:table-cell>
          <table:table-cell table:style-name="ce537"/>
          <table:table-cell table:style-name="ce659" office:value-type="string" calcext:value-type="string">
            <text:p><text:a xlink:href="mailto:matheus.azevedo@kot.com.br" xlink:type="simple">matheus.azevedo@kot.com.br</text:a> </text:p>
          </table:table-cell>
          <table:table-cell table:style-name="ce683" office:value-type="date" office:date-value="2019-09-05" calcext:value-type="date">
            <text:p>05/set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54" calcext:value-type="float">
            <text:p>154</text:p>
          </table:table-cell>
          <table:table-cell table:style-name="ce449" office:value-type="string" calcext:value-type="string">
            <text:p>Gabriel Cabral Verdan de Souza</text:p>
          </table:table-cell>
          <table:table-cell table:style-name="ce464" office:value-type="string" calcext:value-type="string">
            <text:p>GCV</text:p>
          </table:table-cell>
          <table:table-cell table:style-name="ce620" office:value-type="string" calcext:value-type="string">
            <text:p>98794-2811</text:p>
          </table:table-cell>
          <table:table-cell table:style-name="ce537"/>
          <table:table-cell table:style-name="ce659" office:value-type="string" calcext:value-type="string">
            <text:p><text:a xlink:href="mailto:gabriel.cabral@kot.com.br" xlink:type="simple">gabriel.cabral@kot.com.br</text:a> </text:p>
          </table:table-cell>
          <table:table-cell table:style-name="ce683" office:value-type="date" office:date-value="2017-08-01" calcext:value-type="date">
            <text:p>01/ago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55" calcext:value-type="float">
            <text:p>155</text:p>
          </table:table-cell>
          <table:table-cell table:style-name="ce420" office:value-type="string" calcext:value-type="string">
            <text:p>Thiago Ladeira Boechat Lemos</text:p>
          </table:table-cell>
          <table:table-cell table:style-name="ce464" office:value-type="string" calcext:value-type="string">
            <text:p>TLB</text:p>
          </table:table-cell>
          <table:table-cell table:style-name="ce620" office:value-type="string" calcext:value-type="string">
            <text:p>98399-6592 </text:p>
          </table:table-cell>
          <table:table-cell table:style-name="ce537"/>
          <table:table-cell table:style-name="ce659" office:value-type="string" calcext:value-type="string">
            <text:p><text:a xlink:href="mailto:thiago.ladeira@kot.com.br" xlink:type="simple">thiago.ladeira@kot.com.br</text:a> </text:p>
          </table:table-cell>
          <table:table-cell table:style-name="ce683" office:value-type="date" office:date-value="2019-06-09" calcext:value-type="date">
            <text:p>09/jun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56" calcext:value-type="float">
            <text:p>156</text:p>
          </table:table-cell>
          <table:table-cell table:style-name="ce439" office:value-type="string" calcext:value-type="string">
            <text:p>Lucas Minici Dumont Prado</text:p>
          </table:table-cell>
          <table:table-cell table:style-name="ce464" office:value-type="string" calcext:value-type="string">
            <text:p>LMD</text:p>
          </table:table-cell>
          <table:table-cell table:style-name="ce619" office:value-type="string" calcext:value-type="string">
            <text:p>99578-8626</text:p>
          </table:table-cell>
          <table:table-cell table:style-name="ce537"/>
          <table:table-cell table:style-name="ce659" office:value-type="string" calcext:value-type="string">
            <text:p><text:a xlink:href="mailto:lucas.minici@kot.com.br" xlink:type="simple">lucas.minici@kot.com.br</text:a> </text:p>
          </table:table-cell>
          <table:table-cell table:style-name="ce683" office:value-type="date" office:date-value="2017-07-17" calcext:value-type="date">
            <text:p>17/jul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57" calcext:value-type="float">
            <text:p>157</text:p>
          </table:table-cell>
          <table:table-cell table:style-name="ce420" office:value-type="string" calcext:value-type="string">
            <text:p>Rodrigo Cesar Marques Sabino</text:p>
          </table:table-cell>
          <table:table-cell table:style-name="ce464" office:value-type="string" calcext:value-type="string">
            <text:p>RCM</text:p>
          </table:table-cell>
          <table:table-cell table:style-name="ce537" office:value-type="string" calcext:value-type="string">
            <text:p>98881-0633</text:p>
          </table:table-cell>
          <table:table-cell table:style-name="ce537" office:value-type="string" calcext:value-type="string">
            <text:p>-</text:p>
          </table:table-cell>
          <table:table-cell table:style-name="ce661" office:value-type="string" calcext:value-type="string">
            <text:p>rodrigo.sabino@kot.com.br</text:p>
          </table:table-cell>
          <table:table-cell table:style-name="ce683" office:value-type="date" office:date-value="2017-12-17" calcext:value-type="date">
            <text:p>17/dez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58" calcext:value-type="float">
            <text:p>158</text:p>
          </table:table-cell>
          <table:table-cell table:style-name="ce443" office:value-type="string" calcext:value-type="string">
            <text:p>Rafael Marinho Ferreira </text:p>
          </table:table-cell>
          <table:table-cell table:style-name="ce464" office:value-type="string" calcext:value-type="string">
            <text:p>RMF</text:p>
          </table:table-cell>
          <table:table-cell table:style-name="ce620" office:value-type="string" calcext:value-type="string">
            <text:p>98843-3834 </text:p>
          </table:table-cell>
          <table:table-cell table:style-name="ce537"/>
          <table:table-cell table:style-name="ce659" office:value-type="string" calcext:value-type="string">
            <text:p><text:a xlink:href="mailto:rafael.marinho@kot.com.br" xlink:type="simple">rafael.marinho@kot.com.br</text:a> </text:p>
          </table:table-cell>
          <table:table-cell table:style-name="ce683" office:value-type="date" office:date-value="2019-03-20" calcext:value-type="date">
            <text:p>20/mar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59" calcext:value-type="float">
            <text:p>159</text:p>
          </table:table-cell>
          <table:table-cell table:style-name="ce443" office:value-type="string" calcext:value-type="string">
            <text:p>Ideir Tadeu Carvalho Júnior </text:p>
          </table:table-cell>
          <table:table-cell table:style-name="ce464" office:value-type="string" calcext:value-type="string">
            <text:p>ITC</text:p>
          </table:table-cell>
          <table:table-cell table:style-name="ce620" office:value-type="string" calcext:value-type="string">
            <text:p>99793-3418 </text:p>
          </table:table-cell>
          <table:table-cell table:style-name="ce537"/>
          <table:table-cell table:style-name="ce659" office:value-type="string" calcext:value-type="string">
            <text:p><text:a xlink:href="mailto:ideir@kot.com.br" xlink:type="simple">ideir@kot.com.br</text:a> </text:p>
          </table:table-cell>
          <table:table-cell table:style-name="ce683" office:value-type="date" office:date-value="2019-06-08" calcext:value-type="date">
            <text:p>08/jun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60" calcext:value-type="float">
            <text:p>160</text:p>
          </table:table-cell>
          <table:table-cell table:style-name="ce414" office:value-type="string" calcext:value-type="string">
            <text:p>Bruno de Castro Cambraia</text:p>
          </table:table-cell>
          <table:table-cell table:style-name="ce464" office:value-type="string" calcext:value-type="string">
            <text:p>BCC</text:p>
          </table:table-cell>
          <table:table-cell table:style-name="ce537" office:value-type="string" calcext:value-type="string">
            <text:p>99232-4916</text:p>
          </table:table-cell>
          <table:table-cell table:style-name="ce537"/>
          <table:table-cell table:style-name="ce660" office:value-type="string" calcext:value-type="string">
            <text:p><text:span text:style-name="T15"><text:a xlink:href="mailto:bruno.castro@kot.com.br" xlink:type="simple">bruno.castro@kot.com.br</text:a></text:span></text:p>
          </table:table-cell>
          <table:table-cell table:style-name="ce683" office:value-type="date" office:date-value="2018-11-07" calcext:value-type="date">
            <text:p>07/nov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61" calcext:value-type="float">
            <text:p>161</text:p>
          </table:table-cell>
          <table:table-cell table:style-name="ce420" office:value-type="string" calcext:value-type="string">
            <text:p>Patrik Rodrigues de Oliveira</text:p>
          </table:table-cell>
          <table:table-cell table:style-name="ce464" office:value-type="string" calcext:value-type="string">
            <text:p>PRO</text:p>
          </table:table-cell>
          <table:table-cell table:style-name="ce537" office:value-type="string" calcext:value-type="string">
            <text:p>99806-8050</text:p>
          </table:table-cell>
          <table:table-cell table:style-name="ce537" office:value-type="string" calcext:value-type="string">
            <text:p>3441-1883</text:p>
          </table:table-cell>
          <table:table-cell table:style-name="ce661" office:value-type="string" calcext:value-type="string">
            <text:p>patrik@kot.com.br</text:p>
          </table:table-cell>
          <table:table-cell table:style-name="ce683" office:value-type="date" office:date-value="2012-10-03" calcext:value-type="date">
            <text:p>03/out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62" calcext:value-type="float">
            <text:p>162</text:p>
          </table:table-cell>
          <table:table-cell table:style-name="ce443" office:value-type="string" calcext:value-type="string">
            <text:p>Helena Librelon Pereira </text:p>
          </table:table-cell>
          <table:table-cell table:style-name="ce464" office:value-type="string" calcext:value-type="string">
            <text:p>HLP</text:p>
          </table:table-cell>
          <table:table-cell table:style-name="ce620" office:value-type="string" calcext:value-type="string">
            <text:p>99315-7150 </text:p>
          </table:table-cell>
          <table:table-cell table:style-name="ce537"/>
          <table:table-cell table:style-name="ce659" office:value-type="string" calcext:value-type="string">
            <text:p><text:a xlink:href="mailto:helena@kot.com.br" xlink:type="simple">helena@kot.com.br</text:a>    </text:p>
          </table:table-cell>
          <table:table-cell table:style-name="ce683" office:value-type="date" office:date-value="2019-06-06" calcext:value-type="date">
            <text:p>06/jun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63" calcext:value-type="float">
            <text:p>163</text:p>
          </table:table-cell>
          <table:table-cell table:style-name="ce428" office:value-type="string" calcext:value-type="string">
            <text:p>Mariângela Aparecida Teixeira de Souza</text:p>
          </table:table-cell>
          <table:table-cell table:style-name="ce464" office:value-type="string" calcext:value-type="string">
            <text:p>MAT</text:p>
          </table:table-cell>
          <table:table-cell table:style-name="ce537" office:value-type="string" calcext:value-type="string">
            <text:p>99436-9461</text:p>
          </table:table-cell>
          <table:table-cell table:style-name="ce537" office:value-type="string" calcext:value-type="string">
            <text:p>-</text:p>
          </table:table-cell>
          <table:table-cell table:style-name="ce661" office:value-type="string" calcext:value-type="string">
            <text:p>mariangela@kot.com.br</text:p>
          </table:table-cell>
          <table:table-cell table:style-name="ce683" office:value-type="date" office:date-value="2017-07-28" calcext:value-type="date">
            <text:p>28/jul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64" calcext:value-type="float">
            <text:p>164</text:p>
          </table:table-cell>
          <table:table-cell table:style-name="ce414" office:value-type="string" calcext:value-type="string">
            <text:p>Deyvitt Maylon Cutrim Santos</text:p>
          </table:table-cell>
          <table:table-cell table:style-name="ce464" office:value-type="string" calcext:value-type="string">
            <text:p>DMC</text:p>
          </table:table-cell>
          <table:table-cell table:style-name="ce537" office:value-type="string" calcext:value-type="string">
            <text:p>(98) 98774-8581</text:p>
          </table:table-cell>
          <table:table-cell table:style-name="ce537"/>
          <table:table-cell table:style-name="ce660" office:value-type="string" calcext:value-type="string">
            <text:p><text:a xlink:href="mailto:deyvitt@kot.com.br" xlink:type="simple">deyvitt@kot.com.br</text:a></text:p>
          </table:table-cell>
          <table:table-cell table:style-name="ce683" office:value-type="date" office:date-value="2019-06-22" calcext:value-type="date">
            <text:p>22/jun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65" calcext:value-type="float">
            <text:p>165</text:p>
          </table:table-cell>
          <table:table-cell table:style-name="ce414" office:value-type="string" calcext:value-type="string">
            <text:p>Cícero Vilela Ribeiro Bastos</text:p>
          </table:table-cell>
          <table:table-cell table:style-name="ce465" office:value-type="string" calcext:value-type="string">
            <text:p>CVB</text:p>
          </table:table-cell>
          <table:table-cell table:style-name="ce535" office:value-type="string" calcext:value-type="string">
            <text:p>97502-3484</text:p>
          </table:table-cell>
          <table:table-cell table:style-name="ce537"/>
          <table:table-cell table:style-name="ce661" office:value-type="string" calcext:value-type="string">
            <text:p><text:a xlink:href="mailto:cicero@kot.com.br" xlink:type="simple">cicero@kot.com.br</text:a></text:p>
          </table:table-cell>
          <table:table-cell table:style-name="ce683" office:value-type="date" office:date-value="2019-03-22" calcext:value-type="date">
            <text:p>22/mar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66" calcext:value-type="float">
            <text:p>166</text:p>
          </table:table-cell>
          <table:table-cell table:style-name="ce414" office:value-type="string" calcext:value-type="string">
            <text:p>Marcelo Gonçalves Costa Munhoz</text:p>
          </table:table-cell>
          <table:table-cell table:style-name="ce465" office:value-type="string" calcext:value-type="string">
            <text:p>MGM</text:p>
          </table:table-cell>
          <table:table-cell table:style-name="ce535" office:value-type="string" calcext:value-type="string">
            <text:p>98664-3475</text:p>
          </table:table-cell>
          <table:table-cell table:style-name="ce537" office:value-type="string" calcext:value-type="string">
            <text:p>3337-2268</text:p>
          </table:table-cell>
          <table:table-cell table:style-name="ce661" office:value-type="string" calcext:value-type="string">
            <text:p><text:span text:style-name="T9"><text:a xlink:href="mailto:weber@kot.com.br" xlink:type="simple">marcelo@kot.com.br</text:a></text:span></text:p>
          </table:table-cell>
          <table:table-cell table:style-name="ce683" office:value-type="date" office:date-value="2014-01-07" calcext:value-type="date">
            <text:p>07/jan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67" calcext:value-type="float">
            <text:p>167</text:p>
          </table:table-cell>
          <table:table-cell table:style-name="ce414" office:value-type="string" calcext:value-type="string">
            <text:p>Gabriel Bernardes Duarte</text:p>
          </table:table-cell>
          <table:table-cell table:style-name="ce465" office:value-type="string" calcext:value-type="string">
            <text:p>GBD</text:p>
          </table:table-cell>
          <table:table-cell table:style-name="ce535" office:value-type="string" calcext:value-type="string">
            <text:p>99930-3307</text:p>
          </table:table-cell>
          <table:table-cell table:style-name="ce537" office:value-type="string" calcext:value-type="string">
            <text:p>-</text:p>
          </table:table-cell>
          <table:table-cell table:style-name="ce664" office:value-type="string" calcext:value-type="string">
            <text:p><text:span text:style-name="T9"><text:a xlink:href="mailto:gabriel@kot.com.br" xlink:type="simple">gabriel@kot.com.br</text:a></text:span></text:p>
          </table:table-cell>
          <table:table-cell table:style-name="ce683" office:value-type="date" office:date-value="2017-08-29" calcext:value-type="date">
            <text:p>29/ago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68" calcext:value-type="float">
            <text:p>168</text:p>
          </table:table-cell>
          <table:table-cell table:style-name="ce449" office:value-type="string" calcext:value-type="string">
            <text:p>Arthur Furquim Werneck Grillo </text:p>
          </table:table-cell>
          <table:table-cell table:style-name="ce465" office:value-type="string" calcext:value-type="string">
            <text:p>AFW</text:p>
          </table:table-cell>
          <table:table-cell table:style-name="ce622" office:value-type="string" calcext:value-type="string">
            <text:p>98553-2992 </text:p>
          </table:table-cell>
          <table:table-cell table:style-name="ce535"/>
          <table:table-cell table:style-name="ce665" office:value-type="string" calcext:value-type="string">
            <text:p><text:a xlink:href="mailto:arthur.furquim@kot.com.br" xlink:type="simple">arthur.furquim@kot.com.br</text:a> </text:p>
          </table:table-cell>
          <table:table-cell table:style-name="ce688" office:value-type="date" office:date-value="2020-11-02" calcext:value-type="date">
            <text:p>02/nov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69" calcext:value-type="float">
            <text:p>169</text:p>
          </table:table-cell>
          <table:table-cell table:style-name="ce414" office:value-type="string" calcext:value-type="string">
            <text:p>Tales Ramalho Junior</text:p>
          </table:table-cell>
          <table:table-cell table:style-name="ce465" office:value-type="string" calcext:value-type="string">
            <text:p>TRJ</text:p>
          </table:table-cell>
          <table:table-cell table:style-name="ce622" office:value-type="string" calcext:value-type="string">
            <text:p>99570-8877</text:p>
          </table:table-cell>
          <table:table-cell table:style-name="ce535"/>
          <table:table-cell table:style-name="ce666" office:value-type="string" calcext:value-type="string">
            <text:p>tales@kot.com.br</text:p>
          </table:table-cell>
          <table:table-cell table:style-name="ce688" office:value-type="string" calcext:value-type="string">
            <text:p>10/abri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70" calcext:value-type="float">
            <text:p>170</text:p>
          </table:table-cell>
          <table:table-cell table:style-name="ce449" office:value-type="string" calcext:value-type="string">
            <text:p>Brenda Nunes Sousa </text:p>
          </table:table-cell>
          <table:table-cell table:style-name="ce465" office:value-type="string" calcext:value-type="string">
            <text:p>BNS</text:p>
          </table:table-cell>
          <table:table-cell table:style-name="ce622" office:value-type="string" calcext:value-type="string">
            <text:p>99323-4528 </text:p>
          </table:table-cell>
          <table:table-cell table:style-name="ce535"/>
          <table:table-cell table:style-name="ce667" office:value-type="string" calcext:value-type="string">
            <text:p><text:a xlink:href="mailto:brenda@kot.com.br" xlink:type="simple">brenda@kot.com.br</text:a></text:p>
          </table:table-cell>
          <table:table-cell table:style-name="ce688" office:value-type="date" office:date-value="2020-05-23" calcext:value-type="date">
            <text:p>23/mai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398" office:value-type="float" office:value="171" calcext:value-type="float">
            <text:p>171</text:p>
          </table:table-cell>
          <table:table-cell table:style-name="ce414" office:value-type="string" calcext:value-type="string">
            <text:p>André de Jesus Loreto de Carvalho</text:p>
          </table:table-cell>
          <table:table-cell table:style-name="ce465" office:value-type="string" calcext:value-type="string">
            <text:p>AJL</text:p>
          </table:table-cell>
          <table:table-cell table:style-name="ce535" office:value-type="string" calcext:value-type="string">
            <text:p>(98) 98199-6810</text:p>
          </table:table-cell>
          <table:table-cell table:style-name="ce535"/>
          <table:table-cell table:style-name="ce658" office:value-type="string" calcext:value-type="string">
            <text:p><text:a xlink:href="mailto:andre@kot.com.br" xlink:type="simple">andre@kot.com.br</text:a> </text:p>
          </table:table-cell>
          <table:table-cell table:style-name="ce688" office:value-type="date" office:date-value="2020-06-21" calcext:value-type="date">
            <text:p>21/jun</text:p>
          </table:table-cell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3">
          <table:table-cell table:style-name="ce406" office:value-type="float" office:value="172" calcext:value-type="float">
            <text:p>172</text:p>
          </table:table-cell>
          <table:table-cell table:style-name="ce439" office:value-type="string" calcext:value-type="string">
            <text:p>Patrick Garcia Vilela</text:p>
          </table:table-cell>
          <table:table-cell table:style-name="ce465" office:value-type="string" calcext:value-type="string">
            <text:p>PGV</text:p>
          </table:table-cell>
          <table:table-cell table:style-name="ce623" office:value-type="string" calcext:value-type="string">
            <text:p>99275-7176</text:p>
          </table:table-cell>
          <table:table-cell table:style-name="ce535"/>
          <table:table-cell table:style-name="ce668" office:value-type="string" calcext:value-type="string">
            <text:p><text:a xlink:href="mailto:patrick@kot.com.br" xlink:type="simple">patrick@kot.com.br</text:a></text:p>
          </table:table-cell>
          <table:table-cell table:style-name="ce688" office:value-type="date" office:date-value="2019-03-22" calcext:value-type="date">
            <text:p>22/mar</text:p>
          </table:table-cell>
          <table:table-cell table:style-name="ce378"/>
          <table:table-cell table:style-name="ce389"/>
          <table:table-cell table:style-name="ce379" table:number-columns-repeated="2"/>
          <table:table-cell table:style-name="ce390" table:number-columns-repeated="247"/>
          <table:table-cell table:style-name="ce702" table:number-columns-repeated="765"/>
          <table:table-cell/>
        </table:table-row>
        <table:table-row table:style-name="ro14">
          <table:table-cell table:style-name="ce406" office:value-type="float" office:value="173" calcext:value-type="float">
            <text:p>173</text:p>
          </table:table-cell>
          <table:table-cell table:style-name="ce414" office:value-type="string" calcext:value-type="string">
            <text:p>Luan Silva Martins</text:p>
          </table:table-cell>
          <table:table-cell table:style-name="ce465" office:value-type="string" calcext:value-type="string">
            <text:p>LSM</text:p>
          </table:table-cell>
          <table:table-cell table:style-name="ce535" office:value-type="string" calcext:value-type="string">
            <text:p>99915-3018</text:p>
          </table:table-cell>
          <table:table-cell table:style-name="ce535"/>
          <table:table-cell table:style-name="ce667" office:value-type="string" calcext:value-type="string">
            <text:p><text:a xlink:href="mailto:luan@kot.com.br" xlink:type="simple">luan@kot.com.br</text:a></text:p>
          </table:table-cell>
          <table:table-cell table:style-name="ce688" office:value-type="date" office:date-value="2019-12-13" calcext:value-type="date">
            <text:p>13/dez</text:p>
          </table:table-cell>
          <table:table-cell table:style-name="ce378"/>
          <table:table-cell table:style-name="ce390"/>
          <table:table-cell table:style-name="ce379" table:number-columns-repeated="2"/>
          <table:table-cell table:style-name="ce390" table:number-columns-repeated="247"/>
          <table:table-cell table:style-name="ce702" table:number-columns-repeated="765"/>
          <table:table-cell/>
        </table:table-row>
        <table:table-row table:style-name="ro14">
          <table:table-cell table:style-name="ce406" office:value-type="float" office:value="174" calcext:value-type="float">
            <text:p>174</text:p>
          </table:table-cell>
          <table:table-cell table:style-name="ce414" office:value-type="string" calcext:value-type="string">
            <text:p>Walner Alves da Costa Teixeira</text:p>
          </table:table-cell>
          <table:table-cell table:style-name="ce465" office:value-type="string" calcext:value-type="string">
            <text:p>WAT</text:p>
          </table:table-cell>
          <table:table-cell table:style-name="ce624" office:value-type="string" calcext:value-type="string">
            <text:p>99851-1335</text:p>
          </table:table-cell>
          <table:table-cell table:style-name="ce535"/>
          <table:table-cell table:style-name="ce667" office:value-type="string" calcext:value-type="string">
            <text:p><text:span text:style-name="T9"><text:a xlink:href="mailto:walner@kot.com.br" xlink:type="simple">walner@kot.com.br</text:a></text:span></text:p>
          </table:table-cell>
          <table:table-cell table:style-name="ce688" office:value-type="date" office:date-value="2018-02-17" calcext:value-type="date">
            <text:p>17/fev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5">
          <table:table-cell table:style-name="ce406" office:value-type="float" office:value="175" calcext:value-type="float">
            <text:p>175</text:p>
          </table:table-cell>
          <table:table-cell table:style-name="ce449" office:value-type="string" calcext:value-type="string">
            <text:p>Gabriel Fernandes da Silva</text:p>
          </table:table-cell>
          <table:table-cell table:style-name="ce465" office:value-type="string" calcext:value-type="string">
            <text:p>GFS</text:p>
          </table:table-cell>
          <table:table-cell table:style-name="ce622" office:value-type="string" calcext:value-type="string">
            <text:p>97361-3696 </text:p>
          </table:table-cell>
          <table:table-cell table:style-name="ce535"/>
          <table:table-cell table:style-name="ce665" office:value-type="string" calcext:value-type="string">
            <text:p><text:a xlink:href="mailto:gabriel.fernandes@kot.com.br" xlink:type="simple">gabriel.fernandes@kot.com.br</text:a> </text:p>
          </table:table-cell>
          <table:table-cell table:style-name="ce688" office:value-type="date" office:date-value="2019-04-20" calcext:value-type="date">
            <text:p>20/abr</text:p>
          </table:table-cell>
          <table:table-cell table:style-name="ce698"/>
          <table:table-cell table:style-name="ce700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76" calcext:value-type="float">
            <text:p>176</text:p>
          </table:table-cell>
          <table:table-cell table:style-name="ce414" office:value-type="string" calcext:value-type="string">
            <text:p>Rodrigo Moraes da Silva </text:p>
          </table:table-cell>
          <table:table-cell table:style-name="ce465" office:value-type="string" calcext:value-type="string">
            <text:p>ROM</text:p>
          </table:table-cell>
          <table:table-cell table:style-name="ce535" office:value-type="string" calcext:value-type="string">
            <text:p>97336-1255</text:p>
          </table:table-cell>
          <table:table-cell table:style-name="ce535" office:value-type="string" calcext:value-type="string">
            <text:p>-</text:p>
          </table:table-cell>
          <table:table-cell table:style-name="ce667" office:value-type="string" calcext:value-type="string">
            <text:p><text:span text:style-name="T9"><text:a xlink:href="mailto:rodrigo.moraes@kot.com.br" xlink:type="simple">rodrigo.moraes@kot.com.br</text:a></text:span></text:p>
          </table:table-cell>
          <table:table-cell table:style-name="ce688" office:value-type="date" office:date-value="2018-05-03" calcext:value-type="date">
            <text:p>03/mai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77" calcext:value-type="float">
            <text:p>177</text:p>
          </table:table-cell>
          <table:table-cell table:style-name="ce414" office:value-type="string" calcext:value-type="string">
            <text:p>Antônio Zavagli Suarez</text:p>
          </table:table-cell>
          <table:table-cell table:style-name="ce465" office:value-type="string" calcext:value-type="string">
            <text:p>AZS</text:p>
          </table:table-cell>
          <table:table-cell table:style-name="ce535" office:value-type="string" calcext:value-type="string">
            <text:p>(35) 98807-3994</text:p>
          </table:table-cell>
          <table:table-cell table:style-name="ce535"/>
          <table:table-cell table:style-name="ce667" office:value-type="string" calcext:value-type="string">
            <text:p><text:a xlink:href="mailto:antonio@kot.com.br" xlink:type="simple">antonio@kot.com.br</text:a></text:p>
          </table:table-cell>
          <table:table-cell table:style-name="ce688" office:value-type="date" office:date-value="2020-03-28" calcext:value-type="date">
            <text:p>28/mar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78" calcext:value-type="float">
            <text:p>178</text:p>
          </table:table-cell>
          <table:table-cell table:style-name="ce452" office:value-type="string" calcext:value-type="string">
            <text:p>Bárbara Gomes Beneli</text:p>
          </table:table-cell>
          <table:table-cell table:style-name="ce465" office:value-type="string" calcext:value-type="string">
            <text:p>BGB</text:p>
          </table:table-cell>
          <table:table-cell table:style-name="ce535" office:value-type="string" calcext:value-type="string">
            <text:p>99992-1712</text:p>
          </table:table-cell>
          <table:table-cell table:style-name="ce535"/>
          <table:table-cell table:style-name="ce667" office:value-type="string" calcext:value-type="string">
            <text:p><text:a xlink:href="mailto:barbara.gomes@kot.com.br" xlink:type="simple">barbara.gomes@kot.com.br</text:a></text:p>
          </table:table-cell>
          <table:table-cell table:style-name="ce688" office:value-type="date" office:date-value="2020-03-31" calcext:value-type="date">
            <text:p>31/mar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79" calcext:value-type="float">
            <text:p>179</text:p>
          </table:table-cell>
          <table:table-cell table:style-name="ce414" office:value-type="string" calcext:value-type="string">
            <text:p>Jonas Paulo Costa Silveira</text:p>
          </table:table-cell>
          <table:table-cell table:style-name="ce465" office:value-type="string" calcext:value-type="string">
            <text:p>JPS</text:p>
          </table:table-cell>
          <table:table-cell table:style-name="ce535" office:value-type="string" calcext:value-type="string">
            <text:p>99154-9071</text:p>
          </table:table-cell>
          <table:table-cell table:style-name="ce535" office:value-type="string" calcext:value-type="string">
            <text:p>-</text:p>
          </table:table-cell>
          <table:table-cell table:style-name="ce665" office:value-type="string" calcext:value-type="string">
            <text:p><text:a xlink:href="mailto:anderson@kot.com.br" xlink:type="simple">jonas@kot.com.br</text:a> </text:p>
          </table:table-cell>
          <table:table-cell table:style-name="ce688" office:value-type="date" office:date-value="2015-03-02" calcext:value-type="date">
            <text:p>02/mar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80" calcext:value-type="float">
            <text:p>180</text:p>
          </table:table-cell>
          <table:table-cell table:style-name="ce414" office:value-type="string" calcext:value-type="string">
            <text:p>Lucas Bruno Santos Figueira</text:p>
          </table:table-cell>
          <table:table-cell table:style-name="ce465" office:value-type="string" calcext:value-type="string">
            <text:p>LBS</text:p>
          </table:table-cell>
          <table:table-cell table:style-name="ce535" office:value-type="string" calcext:value-type="string">
            <text:p>99475-9759</text:p>
          </table:table-cell>
          <table:table-cell table:style-name="ce535"/>
          <table:table-cell table:style-name="ce667" office:value-type="string" calcext:value-type="string">
            <text:p><text:a xlink:href="mailto:lucas.bruno@kot.com.br" xlink:type="simple">lucas.bruno@kot.com.br</text:a></text:p>
          </table:table-cell>
          <table:table-cell table:style-name="ce688" office:value-type="date" office:date-value="2020-08-08" calcext:value-type="date">
            <text:p>08/ago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81" calcext:value-type="float">
            <text:p>181</text:p>
          </table:table-cell>
          <table:table-cell table:style-name="ce414" office:value-type="string" calcext:value-type="string">
            <text:p>Matheus do Espírito Santo e Heronville </text:p>
          </table:table-cell>
          <table:table-cell table:style-name="ce465" office:value-type="string" calcext:value-type="string">
            <text:p>MSH</text:p>
          </table:table-cell>
          <table:table-cell table:style-name="ce535" office:value-type="string" calcext:value-type="string">
            <text:p>98492-0256</text:p>
          </table:table-cell>
          <table:table-cell table:style-name="ce535" office:value-type="string" calcext:value-type="string">
            <text:p>-</text:p>
          </table:table-cell>
          <table:table-cell table:style-name="ce667" office:value-type="string" calcext:value-type="string">
            <text:p>matheus.espirito@kot.com.br</text:p>
          </table:table-cell>
          <table:table-cell table:style-name="ce688" office:value-type="date" office:date-value="2017-09-11" calcext:value-type="date">
            <text:p>11/set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82" calcext:value-type="float">
            <text:p>182</text:p>
          </table:table-cell>
          <table:table-cell table:style-name="ce414" office:value-type="string" calcext:value-type="string">
            <text:p>Otávio Amaral de Oliveira</text:p>
          </table:table-cell>
          <table:table-cell table:style-name="ce465" office:value-type="string" calcext:value-type="string">
            <text:p>OAO</text:p>
          </table:table-cell>
          <table:table-cell table:style-name="ce535" office:value-type="string" calcext:value-type="string">
            <text:p>(37) 99993-9787</text:p>
          </table:table-cell>
          <table:table-cell table:style-name="ce535"/>
          <table:table-cell table:style-name="ce667" office:value-type="string" calcext:value-type="string">
            <text:p><text:a xlink:href="mailto:otavio@kot.com.br" xlink:type="simple">otavio@kot.com.br</text:a></text:p>
          </table:table-cell>
          <table:table-cell table:style-name="ce688" office:value-type="date" office:date-value="2020-12-29" calcext:value-type="date">
            <text:p>29/dez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83" calcext:value-type="float">
            <text:p>183</text:p>
          </table:table-cell>
          <table:table-cell table:style-name="ce414" office:value-type="string" calcext:value-type="string">
            <text:p>Victor Henrique Lage Santos</text:p>
          </table:table-cell>
          <table:table-cell table:style-name="ce465" office:value-type="string" calcext:value-type="string">
            <text:p>VHL</text:p>
          </table:table-cell>
          <table:table-cell table:style-name="ce535" office:value-type="string" calcext:value-type="string">
            <text:p>98783-5443</text:p>
          </table:table-cell>
          <table:table-cell table:style-name="ce535"/>
          <table:table-cell table:style-name="ce667" office:value-type="string" calcext:value-type="string">
            <text:p><text:a xlink:href="mailto:victor.henrique@kot.com.br" xlink:type="simple">victor.henrique@kot.com.br</text:a></text:p>
          </table:table-cell>
          <table:table-cell table:style-name="ce688" office:value-type="date" office:date-value="2020-01-07" calcext:value-type="date">
            <text:p>07/jan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84" calcext:value-type="float">
            <text:p>184</text:p>
          </table:table-cell>
          <table:table-cell table:style-name="ce414" office:value-type="string" calcext:value-type="string">
            <text:p>Weslei Silva Diniz</text:p>
          </table:table-cell>
          <table:table-cell table:style-name="ce465" office:value-type="string" calcext:value-type="string">
            <text:p>WSD</text:p>
          </table:table-cell>
          <table:table-cell table:style-name="ce624" office:value-type="string" calcext:value-type="string">
            <text:p>(38) 99995-8043</text:p>
          </table:table-cell>
          <table:table-cell table:style-name="ce535"/>
          <table:table-cell table:style-name="ce667" office:value-type="string" calcext:value-type="string">
            <text:p><text:a xlink:href="mailto:weslei@kot.com.br" xlink:type="simple">weslei@kot.com.br</text:a></text:p>
          </table:table-cell>
          <table:table-cell table:style-name="ce688" office:value-type="date" office:date-value="2020-04-28" calcext:value-type="date">
            <text:p>28/abr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85" calcext:value-type="float">
            <text:p>185</text:p>
          </table:table-cell>
          <table:table-cell table:style-name="ce449" office:value-type="string" calcext:value-type="string">
            <text:p>Arthur Mazzini da Mata</text:p>
          </table:table-cell>
          <table:table-cell table:style-name="ce465" office:value-type="string" calcext:value-type="string">
            <text:p>AMM</text:p>
          </table:table-cell>
          <table:table-cell table:style-name="ce622" office:value-type="string" calcext:value-type="string">
            <text:p>98823-9952</text:p>
          </table:table-cell>
          <table:table-cell table:style-name="ce535"/>
          <table:table-cell table:style-name="ce669" office:value-type="string" calcext:value-type="string">
            <text:p><text:a xlink:href="mailto:arthur.mazzini@kot.com.br" xlink:type="simple">arthur.mazzini@kot.com.br</text:a></text:p>
          </table:table-cell>
          <table:table-cell table:style-name="ce688" office:value-type="date" office:date-value="2020-06-05" calcext:value-type="date">
            <text:p>05/jun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86" calcext:value-type="float">
            <text:p>186</text:p>
          </table:table-cell>
          <table:table-cell table:style-name="ce439" office:value-type="string" calcext:value-type="string">
            <text:p>Lucas Caetano Costa</text:p>
          </table:table-cell>
          <table:table-cell table:style-name="ce465" office:value-type="string" calcext:value-type="string">
            <text:p>LCC</text:p>
          </table:table-cell>
          <table:table-cell table:style-name="ce623" office:value-type="string" calcext:value-type="string">
            <text:p>99440-4447</text:p>
          </table:table-cell>
          <table:table-cell table:style-name="ce535"/>
          <table:table-cell table:style-name="ce668" office:value-type="string" calcext:value-type="string">
            <text:p><text:span text:style-name="T9"><text:a xlink:href="mailto:lucas.caetano@kot.com.br" xlink:type="simple">lucas.caetano@kot.com.br</text:a></text:span></text:p>
          </table:table-cell>
          <table:table-cell table:style-name="ce688" office:value-type="date" office:date-value="2019-04-23" calcext:value-type="date">
            <text:p>23/abr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187" calcext:value-type="float">
            <text:p>187</text:p>
          </table:table-cell>
          <table:table-cell table:style-name="ce414" office:value-type="string" calcext:value-type="string">
            <text:p>Bruno Daniel Pignolati</text:p>
          </table:table-cell>
          <table:table-cell table:style-name="ce465" office:value-type="string" calcext:value-type="string">
            <text:p>BDP</text:p>
          </table:table-cell>
          <table:table-cell table:style-name="ce620" office:value-type="string" calcext:value-type="string">
            <text:p>98897-7216 </text:p>
          </table:table-cell>
          <table:table-cell table:style-name="ce535"/>
          <table:table-cell table:style-name="ce659" office:value-type="string" calcext:value-type="string">
            <text:p><text:a xlink:href="mailto:bruno.daniel@kot.com.br" xlink:type="simple">bruno.daniel@kot.com.br</text:a> </text:p>
          </table:table-cell>
          <table:table-cell table:style-name="ce688" office:value-type="date" office:date-value="2020-01-20" calcext:value-type="date">
            <text:p>20/jan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188" calcext:value-type="float">
            <text:p>188</text:p>
          </table:table-cell>
          <table:table-cell table:style-name="ce449" office:value-type="string" calcext:value-type="string">
            <text:p>Jhonatas Marques Luna </text:p>
          </table:table-cell>
          <table:table-cell table:style-name="ce465" office:value-type="string" calcext:value-type="string">
            <text:p>JML</text:p>
          </table:table-cell>
          <table:table-cell table:style-name="ce535" office:value-type="string" calcext:value-type="string">
            <text:p>98539-2360</text:p>
          </table:table-cell>
          <table:table-cell table:style-name="ce535" office:value-type="string" calcext:value-type="string">
            <text:p>(21) 99580-6292</text:p>
          </table:table-cell>
          <table:table-cell table:style-name="ce659" office:value-type="string" calcext:value-type="string">
            <text:p><text:a xlink:href="mailto:jhonatas@kot.com.br" xlink:type="simple">jhonatas@kot.com.br</text:a> </text:p>
          </table:table-cell>
          <table:table-cell table:style-name="ce688" office:value-type="date" office:date-value="2020-08-05" calcext:value-type="date">
            <text:p>05/ago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89" calcext:value-type="float">
            <text:p>189</text:p>
          </table:table-cell>
          <table:table-cell table:style-name="ce439" office:value-type="string" calcext:value-type="string">
            <text:p>Pedro Paulo Mendes Filho</text:p>
          </table:table-cell>
          <table:table-cell table:style-name="ce465" office:value-type="string" calcext:value-type="string">
            <text:p>PPM</text:p>
          </table:table-cell>
          <table:table-cell table:style-name="ce623" office:value-type="string" calcext:value-type="string">
            <text:p>(21) 96499-4527</text:p>
          </table:table-cell>
          <table:table-cell table:style-name="ce535"/>
          <table:table-cell table:style-name="ce659" office:value-type="string" calcext:value-type="string">
            <text:p><text:a xlink:href="mailto:pedro.paulo@kot.com.br" xlink:type="simple">pedro.paulo@kot.com.br</text:a> </text:p>
          </table:table-cell>
          <table:table-cell table:style-name="ce688" office:value-type="date" office:date-value="2020-10-26" calcext:value-type="date">
            <text:p>26/out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90" calcext:value-type="float">
            <text:p>190</text:p>
          </table:table-cell>
          <table:table-cell table:style-name="ce414" office:value-type="string" calcext:value-type="string">
            <text:p>Delwyson Fillipe Teixeira Carvalho</text:p>
          </table:table-cell>
          <table:table-cell table:style-name="ce465" office:value-type="string" calcext:value-type="string">
            <text:p>DFT</text:p>
          </table:table-cell>
          <table:table-cell table:style-name="ce535" office:value-type="string" calcext:value-type="string">
            <text:p>99315-2786</text:p>
          </table:table-cell>
          <table:table-cell table:style-name="ce535"/>
          <table:table-cell table:style-name="ce659" office:value-type="string" calcext:value-type="string">
            <text:p><text:a xlink:href="mailto:delwyson@kot.com.br" xlink:type="simple">delwyson@kot.com.br</text:a> </text:p>
          </table:table-cell>
          <table:table-cell table:style-name="ce688" office:value-type="date" office:date-value="2020-05-28" calcext:value-type="date">
            <text:p>28/mai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91" calcext:value-type="float">
            <text:p>191</text:p>
          </table:table-cell>
          <table:table-cell table:style-name="ce439" office:value-type="string" calcext:value-type="string">
            <text:p>Emilio Cordeiro Maciel </text:p>
          </table:table-cell>
          <table:table-cell table:style-name="ce465" office:value-type="string" calcext:value-type="string">
            <text:p>ECM</text:p>
          </table:table-cell>
          <table:table-cell table:style-name="ce535" office:value-type="string" calcext:value-type="string">
            <text:p>99105-5230</text:p>
          </table:table-cell>
          <table:table-cell table:style-name="ce535" office:value-type="string" calcext:value-type="string">
            <text:p>-</text:p>
          </table:table-cell>
          <table:table-cell table:style-name="ce667" office:value-type="string" calcext:value-type="string">
            <text:p>emilio@kot.com.br</text:p>
          </table:table-cell>
          <table:table-cell table:style-name="ce688" office:value-type="date" office:date-value="2017-11-30" calcext:value-type="date">
            <text:p>30/nov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92" calcext:value-type="float">
            <text:p>192</text:p>
          </table:table-cell>
          <table:table-cell table:style-name="ce414" office:value-type="string" calcext:value-type="string">
            <text:p>Francisco Gomes Soares Sanches Manso</text:p>
          </table:table-cell>
          <table:table-cell table:style-name="ce465" office:value-type="string" calcext:value-type="string">
            <text:p>FGS</text:p>
          </table:table-cell>
          <table:table-cell table:style-name="ce535" office:value-type="string" calcext:value-type="string">
            <text:p>99605-0778</text:p>
          </table:table-cell>
          <table:table-cell table:style-name="ce535" office:value-type="string" calcext:value-type="string">
            <text:p>3081-0654</text:p>
          </table:table-cell>
          <table:table-cell table:style-name="ce668" office:value-type="string" calcext:value-type="string">
            <text:p>francisco.gomes@kot.com.br</text:p>
          </table:table-cell>
          <table:table-cell table:style-name="ce688" office:value-type="date" office:date-value="2016-04-07" calcext:value-type="date">
            <text:p>07/abr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193" calcext:value-type="float">
            <text:p>193</text:p>
          </table:table-cell>
          <table:table-cell table:style-name="ce449" office:value-type="string" calcext:value-type="string">
            <text:p>Guilherme Mateus Pereira Reis</text:p>
          </table:table-cell>
          <table:table-cell table:style-name="ce465" office:value-type="string" calcext:value-type="string">
            <text:p>GMP</text:p>
          </table:table-cell>
          <table:table-cell table:style-name="ce622" office:value-type="string" calcext:value-type="string">
            <text:p>99738-7419 </text:p>
          </table:table-cell>
          <table:table-cell table:style-name="ce622"/>
          <table:table-cell table:style-name="ce670" office:value-type="string" calcext:value-type="string">
            <text:p><text:a xlink:href="mailto:guilherme.mateus@kot.com.br" xlink:type="simple">guilherme.mateus@kot.com.br</text:a> </text:p>
          </table:table-cell>
          <table:table-cell table:style-name="ce688" office:value-type="date" office:date-value="2020-11-27" calcext:value-type="date">
            <text:p>27/nov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8" office:value-type="float" office:value="194" calcext:value-type="float">
            <text:p>194</text:p>
          </table:table-cell>
          <table:table-cell table:style-name="ce454" office:value-type="string" calcext:value-type="string">
            <text:p>Maria Aline Cordeiro de Jesus</text:p>
          </table:table-cell>
          <table:table-cell table:style-name="ce469" office:value-type="string" calcext:value-type="string">
            <text:p>MAC</text:p>
          </table:table-cell>
          <table:table-cell table:style-name="ce625" office:value-type="string" calcext:value-type="string">
            <text:p>(37) 99998-6668 </text:p>
          </table:table-cell>
          <table:table-cell table:style-name="ce627"/>
          <table:table-cell table:style-name="ce671" office:value-type="string" calcext:value-type="string">
            <text:p><text:a xlink:href="mailto:maria.aline@kot.com.br" xlink:type="simple">maria.aline@kot.com.br</text:a> </text:p>
          </table:table-cell>
          <table:table-cell table:style-name="ce692" office:value-type="date" office:date-value="2021-02-12" calcext:value-type="date">
            <text:p>12/fev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95" calcext:value-type="float">
            <text:p>195</text:p>
          </table:table-cell>
          <table:table-cell table:style-name="ce414" office:value-type="string" calcext:value-type="string">
            <text:p>Marina Campos Oliveira Silva</text:p>
          </table:table-cell>
          <table:table-cell table:style-name="ce465" office:value-type="string" calcext:value-type="string">
            <text:p>MCO</text:p>
          </table:table-cell>
          <table:table-cell table:style-name="ce535" office:value-type="string" calcext:value-type="string">
            <text:p>99925-0309</text:p>
          </table:table-cell>
          <table:table-cell table:style-name="ce535" office:value-type="string" calcext:value-type="string">
            <text:p>-</text:p>
          </table:table-cell>
          <table:table-cell table:style-name="ce667" office:value-type="string" calcext:value-type="string">
            <text:p>marina.campos@kot.com.br</text:p>
          </table:table-cell>
          <table:table-cell table:style-name="ce688" office:value-type="date" office:date-value="2016-09-12" calcext:value-type="date">
            <text:p>12/set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96" calcext:value-type="float">
            <text:p>196</text:p>
          </table:table-cell>
          <table:table-cell table:style-name="ce439" office:value-type="string" calcext:value-type="string">
            <text:p>Yuri Cristelli de Sousa Silva</text:p>
          </table:table-cell>
          <table:table-cell table:style-name="ce465" office:value-type="string" calcext:value-type="string">
            <text:p>YCS</text:p>
          </table:table-cell>
          <table:table-cell table:style-name="ce623" office:value-type="string" calcext:value-type="string">
            <text:p>99720-6727</text:p>
          </table:table-cell>
          <table:table-cell table:style-name="ce623"/>
          <table:table-cell table:style-name="ce668" office:value-type="string" calcext:value-type="string">
            <text:p><text:span text:style-name="T9"><text:a xlink:href="mailto:yuri@kot.com.br" xlink:type="simple">yuri@kot.com.br</text:a></text:span></text:p>
          </table:table-cell>
          <table:table-cell table:style-name="ce688" office:value-type="date" office:date-value="2018-02-06" calcext:value-type="date">
            <text:p>06/fev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197" calcext:value-type="float">
            <text:p>197</text:p>
          </table:table-cell>
          <table:table-cell table:style-name="ce454" office:value-type="string" calcext:value-type="string">
            <text:p>Ana Paula de Souza Lima</text:p>
          </table:table-cell>
          <table:table-cell table:style-name="ce465" office:value-type="string" calcext:value-type="string">
            <text:p>APS</text:p>
          </table:table-cell>
          <table:table-cell table:style-name="ce626" office:value-type="string" calcext:value-type="string">
            <text:p>97525-2701 </text:p>
          </table:table-cell>
          <table:table-cell table:style-name="ce627"/>
          <table:table-cell table:style-name="ce658" office:value-type="string" calcext:value-type="string">
            <text:p><text:a xlink:href="mailto:ana.paula@kot.com.br" xlink:type="simple">ana.paula@kot.com.br</text:a> </text:p>
          </table:table-cell>
          <table:table-cell table:style-name="ce692" office:value-type="date" office:date-value="2021-09-15" calcext:value-type="date">
            <text:p>15/set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198" calcext:value-type="float">
            <text:p>198</text:p>
          </table:table-cell>
          <table:table-cell table:style-name="ce449" office:value-type="string" calcext:value-type="string">
            <text:p>Douglas Henrique da Silva Gomes</text:p>
          </table:table-cell>
          <table:table-cell table:style-name="ce465" office:value-type="string" calcext:value-type="string">
            <text:p>DHS</text:p>
          </table:table-cell>
          <table:table-cell table:style-name="ce622" office:value-type="string" calcext:value-type="string">
            <text:p>98240-2928</text:p>
          </table:table-cell>
          <table:table-cell table:style-name="ce535"/>
          <table:table-cell table:style-name="ce665" office:value-type="string" calcext:value-type="string">
            <text:p><text:a xlink:href="mailto:douglas.henrique@kot.com.br" xlink:type="simple">douglas.henrique@kot.com.br</text:a> </text:p>
          </table:table-cell>
          <table:table-cell table:style-name="ce688" office:value-type="date" office:date-value="2017-01-08" calcext:value-type="date">
            <text:p>08/jan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199" calcext:value-type="float">
            <text:p>199</text:p>
          </table:table-cell>
          <table:table-cell table:style-name="ce414" office:value-type="string" calcext:value-type="string">
            <text:p>Amanda Correia Gonçalves</text:p>
          </table:table-cell>
          <table:table-cell table:style-name="ce465" office:value-type="string" calcext:value-type="string">
            <text:p>ACG</text:p>
          </table:table-cell>
          <table:table-cell table:style-name="ce535" office:value-type="string" calcext:value-type="string">
            <text:p>99802-2908</text:p>
          </table:table-cell>
          <table:table-cell table:style-name="ce535"/>
          <table:table-cell table:style-name="ce667" office:value-type="string" calcext:value-type="string">
            <text:p><text:a xlink:href="mailto:amanda@kot.com.br" xlink:type="simple">amanda@kot.com.br</text:a></text:p>
          </table:table-cell>
          <table:table-cell table:style-name="ce688" office:value-type="date" office:date-value="2020-08-29" calcext:value-type="date">
            <text:p>29/ago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00" calcext:value-type="float">
            <text:p>200</text:p>
          </table:table-cell>
          <table:table-cell table:style-name="ce452" office:value-type="string" calcext:value-type="string">
            <text:p>Arthur Dias Simões Abreu</text:p>
          </table:table-cell>
          <table:table-cell table:style-name="ce465" office:value-type="string" calcext:value-type="string">
            <text:p>ADS</text:p>
          </table:table-cell>
          <table:table-cell table:style-name="ce620" office:value-type="string" calcext:value-type="string">
            <text:p>99963-0909 </text:p>
          </table:table-cell>
          <table:table-cell table:style-name="ce535"/>
          <table:table-cell table:style-name="ce659" office:value-type="string" calcext:value-type="string">
            <text:p><text:a xlink:href="mailto:arthur.dias@kot.com.br" xlink:type="simple">arthur.dias@kot.com.br</text:a> </text:p>
          </table:table-cell>
          <table:table-cell table:style-name="ce688" office:value-type="date" office:date-value="2021-12-09" calcext:value-type="date">
            <text:p>09/dez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01" calcext:value-type="float">
            <text:p>201</text:p>
          </table:table-cell>
          <table:table-cell table:style-name="ce414" office:value-type="string" calcext:value-type="string">
            <text:p>Carlos Eduardo Procopio Melo</text:p>
          </table:table-cell>
          <table:table-cell table:style-name="ce465" office:value-type="string" calcext:value-type="string">
            <text:p>CEP</text:p>
          </table:table-cell>
          <table:table-cell table:style-name="ce620" office:value-type="string" calcext:value-type="string">
            <text:p>99833-6873 </text:p>
          </table:table-cell>
          <table:table-cell table:style-name="ce535"/>
          <table:table-cell table:style-name="ce667" office:value-type="string" calcext:value-type="string">
            <text:p><text:a xlink:href="mailto:carlos@kot.com.br" xlink:type="simple">carlos@kot.com.br</text:a></text:p>
          </table:table-cell>
          <table:table-cell table:style-name="ce688" office:value-type="date" office:date-value="2020-03-14" calcext:value-type="date">
            <text:p>14/mar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02" calcext:value-type="float">
            <text:p>202</text:p>
          </table:table-cell>
          <table:table-cell table:style-name="ce449" office:value-type="string" calcext:value-type="string">
            <text:p>Gabriel Resende Amaral</text:p>
          </table:table-cell>
          <table:table-cell table:style-name="ce465" office:value-type="string" calcext:value-type="string">
            <text:p>GRA</text:p>
          </table:table-cell>
          <table:table-cell table:style-name="ce622" office:value-type="string" calcext:value-type="string">
            <text:p>99647-1997</text:p>
          </table:table-cell>
          <table:table-cell table:style-name="ce535"/>
          <table:table-cell table:style-name="ce665" office:value-type="string" calcext:value-type="string">
            <text:p><text:a xlink:href="mailto:gabriel.amaral@kot.com.br" xlink:type="simple">gabriel.amaral@kot.com.br</text:a></text:p>
          </table:table-cell>
          <table:table-cell table:style-name="ce688" office:value-type="date" office:date-value="2020-04-08" calcext:value-type="date">
            <text:p>08/abr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03" calcext:value-type="float">
            <text:p>203</text:p>
          </table:table-cell>
          <table:table-cell table:style-name="ce449" office:value-type="string" calcext:value-type="string">
            <text:p>Gustavo Valadares Veloso</text:p>
          </table:table-cell>
          <table:table-cell table:style-name="ce465" office:value-type="string" calcext:value-type="string">
            <text:p>GVV</text:p>
          </table:table-cell>
          <table:table-cell table:style-name="ce622" office:value-type="string" calcext:value-type="string">
            <text:p>99217-8950</text:p>
          </table:table-cell>
          <table:table-cell table:style-name="ce535"/>
          <table:table-cell table:style-name="ce659" office:value-type="string" calcext:value-type="string">
            <text:p><text:a xlink:href="mailto:gustavo.valadares@kot.com.br" xlink:type="simple">gustavo.valadares@kot.com.br</text:a> </text:p>
          </table:table-cell>
          <table:table-cell table:style-name="ce688" office:value-type="date" office:date-value="2020-09-30" calcext:value-type="date">
            <text:p>30/set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204" calcext:value-type="float">
            <text:p>204</text:p>
          </table:table-cell>
          <table:table-cell table:style-name="ce449" office:value-type="string" calcext:value-type="string">
            <text:p>Gustavo Wardi Drumond Gouvea Lana</text:p>
          </table:table-cell>
          <table:table-cell table:style-name="ce465" office:value-type="string" calcext:value-type="string">
            <text:p>GWD</text:p>
          </table:table-cell>
          <table:table-cell table:style-name="ce622" office:value-type="string" calcext:value-type="string">
            <text:p>98540-2426 </text:p>
          </table:table-cell>
          <table:table-cell table:style-name="ce622"/>
          <table:table-cell table:style-name="ce670" office:value-type="string" calcext:value-type="string">
            <text:p><text:a xlink:href="mailto:gustavo.wardi@kot.com.br" xlink:type="simple">gustavo.wardi@kot.com.br</text:a> </text:p>
          </table:table-cell>
          <table:table-cell table:style-name="ce688" office:value-type="date" office:date-value="2020-11-11" calcext:value-type="date">
            <text:p>11/nov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05" calcext:value-type="float">
            <text:p>205</text:p>
          </table:table-cell>
          <table:table-cell table:style-name="ce449" office:value-type="string" calcext:value-type="string">
            <text:p>Juliano dos Santos Becho</text:p>
          </table:table-cell>
          <table:table-cell table:style-name="ce465" office:value-type="string" calcext:value-type="string">
            <text:p>JSB</text:p>
          </table:table-cell>
          <table:table-cell table:style-name="ce622" office:value-type="string" calcext:value-type="string">
            <text:p>98882-8949</text:p>
          </table:table-cell>
          <table:table-cell table:style-name="ce535"/>
          <table:table-cell table:style-name="ce665" office:value-type="string" calcext:value-type="string">
            <text:p>juliano.becho@kot.com.br</text:p>
          </table:table-cell>
          <table:table-cell table:style-name="ce688" office:value-type="date" office:date-value="2020-10-09" calcext:value-type="date">
            <text:p>09/out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206" calcext:value-type="float">
            <text:p>206</text:p>
          </table:table-cell>
          <table:table-cell table:style-name="ce414" office:value-type="string" calcext:value-type="string">
            <text:p>Mateus Correia Saboia</text:p>
          </table:table-cell>
          <table:table-cell table:style-name="ce465" office:value-type="string" calcext:value-type="string">
            <text:p>MCS</text:p>
          </table:table-cell>
          <table:table-cell table:style-name="ce535" office:value-type="string" calcext:value-type="string">
            <text:p>98752-8441</text:p>
          </table:table-cell>
          <table:table-cell table:style-name="ce535"/>
          <table:table-cell table:style-name="ce659" office:value-type="string" calcext:value-type="string">
            <text:p><text:a xlink:href="mailto:mateus.correia@kot.com.br" xlink:type="simple">mateus.correia@kot.com.br</text:a></text:p>
          </table:table-cell>
          <table:table-cell table:style-name="ce688" office:value-type="date" office:date-value="2020-09-24" calcext:value-type="date">
            <text:p>24/set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207" calcext:value-type="float">
            <text:p>207</text:p>
          </table:table-cell>
          <table:table-cell table:style-name="ce454" office:value-type="string" calcext:value-type="string">
            <text:p>Matheus Goulart da Silva</text:p>
          </table:table-cell>
          <table:table-cell table:style-name="ce465" office:value-type="string" calcext:value-type="string">
            <text:p>MGS</text:p>
          </table:table-cell>
          <table:table-cell table:style-name="ce625" office:value-type="string" calcext:value-type="string">
            <text:p>98224-7865</text:p>
          </table:table-cell>
          <table:table-cell table:style-name="ce627"/>
          <table:table-cell table:style-name="ce672" office:value-type="string" calcext:value-type="string">
            <text:p><text:a xlink:href="mailto:matheus.goulart@kot.com.br" xlink:type="simple">matheus.goulart@kot.com.br</text:a> </text:p>
          </table:table-cell>
          <table:table-cell table:style-name="ce692" office:value-type="date" office:date-value="2021-06-25" calcext:value-type="date">
            <text:p>25/jun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08" calcext:value-type="float">
            <text:p>208</text:p>
          </table:table-cell>
          <table:table-cell table:style-name="ce414" office:value-type="string" calcext:value-type="string">
            <text:p>Ramon Rodrigues Vieira de Queiroz</text:p>
          </table:table-cell>
          <table:table-cell table:style-name="ce465" office:value-type="string" calcext:value-type="string">
            <text:p>RRV</text:p>
          </table:table-cell>
          <table:table-cell table:style-name="ce535" office:value-type="string" calcext:value-type="string">
            <text:p>97145-7559</text:p>
          </table:table-cell>
          <table:table-cell table:style-name="ce535"/>
          <table:table-cell table:style-name="ce659" office:value-type="string" calcext:value-type="string">
            <text:p><text:a xlink:href="mailto:ramon@kot.com.br" xlink:type="simple">ramon@kot.com.br</text:a> </text:p>
          </table:table-cell>
          <table:table-cell table:style-name="ce688" office:value-type="date" office:date-value="2020-12-29" calcext:value-type="date">
            <text:p>29/dez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09" calcext:value-type="float">
            <text:p>209</text:p>
          </table:table-cell>
          <table:table-cell table:style-name="ce449" office:value-type="string" calcext:value-type="string">
            <text:p>Thomas Bacharel Andrade Roque de Paula</text:p>
          </table:table-cell>
          <table:table-cell table:style-name="ce465" office:value-type="string" calcext:value-type="string">
            <text:p>TBA</text:p>
          </table:table-cell>
          <table:table-cell table:style-name="ce535" office:value-type="string" calcext:value-type="string">
            <text:p>98894-4270</text:p>
          </table:table-cell>
          <table:table-cell table:style-name="ce535"/>
          <table:table-cell table:style-name="ce659" office:value-type="string" calcext:value-type="string">
            <text:p><text:a xlink:href="mailto:thomas@kot.com.br" xlink:type="simple">thomas@kot.com.br</text:a> </text:p>
          </table:table-cell>
          <table:table-cell table:style-name="ce688" office:value-type="date" office:date-value="2020-09-25" calcext:value-type="date">
            <text:p>25/set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10" calcext:value-type="float">
            <text:p>210</text:p>
          </table:table-cell>
          <table:table-cell table:style-name="ce414" office:value-type="string" calcext:value-type="string">
            <text:p>Leandro Beckler Passos </text:p>
          </table:table-cell>
          <table:table-cell table:style-name="ce465" office:value-type="string" calcext:value-type="string">
            <text:p>LBP</text:p>
          </table:table-cell>
          <table:table-cell table:style-name="ce535" office:value-type="string" calcext:value-type="string">
            <text:p>98547-7659</text:p>
          </table:table-cell>
          <table:table-cell table:style-name="ce535" office:value-type="string" calcext:value-type="string">
            <text:p>3483-3226</text:p>
          </table:table-cell>
          <table:table-cell table:style-name="ce667" office:value-type="string" calcext:value-type="string">
            <text:p>leandro@kot.com.br</text:p>
          </table:table-cell>
          <table:table-cell table:style-name="ce688" office:value-type="date" office:date-value="2012-07-26" calcext:value-type="date">
            <text:p>26/jul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11" calcext:value-type="float">
            <text:p>211</text:p>
          </table:table-cell>
          <table:table-cell table:style-name="ce414" office:value-type="string" calcext:value-type="string">
            <text:p>Cristiano Rosa da Silva</text:p>
          </table:table-cell>
          <table:table-cell table:style-name="ce465" office:value-type="string" calcext:value-type="string">
            <text:p>CRS</text:p>
          </table:table-cell>
          <table:table-cell table:style-name="ce535" office:value-type="string" calcext:value-type="string">
            <text:p>(27) 99921-8784</text:p>
          </table:table-cell>
          <table:table-cell table:style-name="ce535"/>
          <table:table-cell table:style-name="ce659" office:value-type="string" calcext:value-type="string">
            <text:p><text:a xlink:href="mailto:cristiano@kot.com.br" xlink:type="simple">cristiano@kot.com.br</text:a> </text:p>
          </table:table-cell>
          <table:table-cell table:style-name="ce688" office:value-type="date" office:date-value="2020-02-27" calcext:value-type="date">
            <text:p>27/fev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212" calcext:value-type="float">
            <text:p>212</text:p>
          </table:table-cell>
          <table:table-cell table:style-name="ce414" office:value-type="string" calcext:value-type="string">
            <text:p>Caroline Oliveira Melo</text:p>
          </table:table-cell>
          <table:table-cell table:style-name="ce465" office:value-type="string" calcext:value-type="string">
            <text:p>COM</text:p>
          </table:table-cell>
          <table:table-cell table:style-name="ce535" office:value-type="string" calcext:value-type="string">
            <text:p>99432-3242</text:p>
          </table:table-cell>
          <table:table-cell table:style-name="ce535"/>
          <table:table-cell table:style-name="ce659" office:value-type="string" calcext:value-type="string">
            <text:p><text:a xlink:href="mailto:caroline@kot.com.br" xlink:type="simple">caroline@kot.com.br</text:a> </text:p>
          </table:table-cell>
          <table:table-cell table:style-name="ce688" office:value-type="date" office:date-value="2020-09-04" calcext:value-type="date">
            <text:p>04/set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13" calcext:value-type="float">
            <text:p>213</text:p>
          </table:table-cell>
          <table:table-cell table:style-name="ce414" office:value-type="string" calcext:value-type="string">
            <text:p>Ivan Keiti Umezu</text:p>
          </table:table-cell>
          <table:table-cell table:style-name="ce465" office:value-type="string" calcext:value-type="string">
            <text:p>IKU</text:p>
          </table:table-cell>
          <table:table-cell table:style-name="ce535" office:value-type="string" calcext:value-type="string">
            <text:p>98010-6657</text:p>
          </table:table-cell>
          <table:table-cell table:style-name="ce535"/>
          <table:table-cell table:style-name="ce668" office:value-type="string" calcext:value-type="string">
            <text:p><text:span text:style-name="T9"><text:a xlink:href="mailto:ivan.keiti@kot.com.br" xlink:type="simple">ivan.keiti@kot.com.br</text:a></text:span></text:p>
          </table:table-cell>
          <table:table-cell table:style-name="ce688" office:value-type="date" office:date-value="2018-09-07" calcext:value-type="date">
            <text:p>07/set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14" calcext:value-type="float">
            <text:p>214</text:p>
          </table:table-cell>
          <table:table-cell table:style-name="ce414" office:value-type="string" calcext:value-type="string">
            <text:p>Murilo Cotrim Pereira</text:p>
          </table:table-cell>
          <table:table-cell table:style-name="ce465" office:value-type="string" calcext:value-type="string">
            <text:p>MCP</text:p>
          </table:table-cell>
          <table:table-cell table:style-name="ce535" office:value-type="string" calcext:value-type="string">
            <text:p>(35) 99149-5240</text:p>
          </table:table-cell>
          <table:table-cell table:style-name="ce535"/>
          <table:table-cell table:style-name="ce667" office:value-type="string" calcext:value-type="string">
            <text:p>murilo@kot.com.br</text:p>
          </table:table-cell>
          <table:table-cell table:style-name="ce688" office:value-type="date" office:date-value="2020-06-15" calcext:value-type="date">
            <text:p>15/jun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215" calcext:value-type="float">
            <text:p>215</text:p>
          </table:table-cell>
          <table:table-cell table:style-name="ce439" office:value-type="string" calcext:value-type="string">
            <text:p>Fernanda Guimarães Saad</text:p>
          </table:table-cell>
          <table:table-cell table:style-name="ce465" office:value-type="string" calcext:value-type="string">
            <text:p>FG</text:p>
          </table:table-cell>
          <table:table-cell table:style-name="ce535" office:value-type="string" calcext:value-type="string">
            <text:p>(34) 99156-1089</text:p>
          </table:table-cell>
          <table:table-cell table:style-name="ce535"/>
          <table:table-cell table:style-name="ce659" office:value-type="string" calcext:value-type="string">
            <text:p><text:a xlink:href="mailto:fernanda@kot.com.br" xlink:type="simple">fernanda@kot.com.br</text:a> </text:p>
          </table:table-cell>
          <table:table-cell table:style-name="ce688" office:value-type="date" office:date-value="2020-07-13" calcext:value-type="date">
            <text:p>13/jul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216" calcext:value-type="float">
            <text:p>216</text:p>
          </table:table-cell>
          <table:table-cell table:style-name="ce414" office:value-type="string" calcext:value-type="string">
            <text:p>Mateus Soares Dolabela</text:p>
          </table:table-cell>
          <table:table-cell table:style-name="ce465" office:value-type="string" calcext:value-type="string">
            <text:p>MSD</text:p>
          </table:table-cell>
          <table:table-cell table:style-name="ce620" office:value-type="string" calcext:value-type="string">
            <text:p>98272-0311 </text:p>
          </table:table-cell>
          <table:table-cell table:style-name="ce535"/>
          <table:table-cell table:style-name="ce659" office:value-type="string" calcext:value-type="string">
            <text:p><text:a xlink:href="mailto:mateus.soares@kot.com.br" xlink:type="simple">mateus.soares@kot.com.br</text:a> </text:p>
          </table:table-cell>
          <table:table-cell table:style-name="ce688" office:value-type="date" office:date-value="2021-12-01" calcext:value-type="date">
            <text:p>01/dez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217" calcext:value-type="float">
            <text:p>217</text:p>
          </table:table-cell>
          <table:table-cell table:style-name="ce414" office:value-type="string" calcext:value-type="string">
            <text:p>William Corbelli</text:p>
          </table:table-cell>
          <table:table-cell table:style-name="ce465" office:value-type="string" calcext:value-type="string">
            <text:p>WC</text:p>
          </table:table-cell>
          <table:table-cell table:style-name="ce624" office:value-type="string" calcext:value-type="string">
            <text:p>(32) 98834-3549</text:p>
          </table:table-cell>
          <table:table-cell table:style-name="ce535"/>
          <table:table-cell table:style-name="ce659" office:value-type="string" calcext:value-type="string">
            <text:p><text:a xlink:href="mailto:william@kot.com.br" xlink:type="simple">william@kot.com.br</text:a> </text:p>
          </table:table-cell>
          <table:table-cell table:style-name="ce688" office:value-type="date" office:date-value="2020-12-16" calcext:value-type="date">
            <text:p>16/dez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18" calcext:value-type="float">
            <text:p>218</text:p>
          </table:table-cell>
          <table:table-cell table:style-name="ce449" office:value-type="string" calcext:value-type="string">
            <text:p>Gustavo Saraiva Veloso</text:p>
          </table:table-cell>
          <table:table-cell table:style-name="ce465" office:value-type="string" calcext:value-type="string">
            <text:p>GSV</text:p>
          </table:table-cell>
          <table:table-cell table:style-name="ce622" office:value-type="string" calcext:value-type="string">
            <text:p>98440-4012</text:p>
          </table:table-cell>
          <table:table-cell table:style-name="ce535"/>
          <table:table-cell table:style-name="ce659" office:value-type="string" calcext:value-type="string">
            <text:p><text:a xlink:href="mailto:gustavo.saraiva@kot.com.br" xlink:type="simple">gustavo.saraiva@kot.com.br</text:a> </text:p>
          </table:table-cell>
          <table:table-cell table:style-name="ce688" office:value-type="date" office:date-value="2020-10-04" calcext:value-type="date">
            <text:p>04/out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219" calcext:value-type="float">
            <text:p>219</text:p>
          </table:table-cell>
          <table:table-cell table:style-name="ce449" office:value-type="string" calcext:value-type="string">
            <text:p>Richardson Costa Diana</text:p>
          </table:table-cell>
          <table:table-cell table:style-name="ce465" office:value-type="string" calcext:value-type="string">
            <text:p>RCD</text:p>
          </table:table-cell>
          <table:table-cell table:style-name="ce622" office:value-type="string" calcext:value-type="string">
            <text:p>99586-4830</text:p>
          </table:table-cell>
          <table:table-cell table:style-name="ce535"/>
          <table:table-cell table:style-name="ce659" office:value-type="string" calcext:value-type="string">
            <text:p><text:a xlink:href="mailto:richardson@kot.com.br" xlink:type="simple">richardson@kot.com.br</text:a> </text:p>
          </table:table-cell>
          <table:table-cell table:style-name="ce688" office:value-type="date" office:date-value="2021-01-01" calcext:value-type="date">
            <text:p>01/jan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220" calcext:value-type="float">
            <text:p>220</text:p>
          </table:table-cell>
          <table:table-cell table:style-name="ce449" office:value-type="string" calcext:value-type="string">
            <text:p>Thiago de Abreu Jardim </text:p>
          </table:table-cell>
          <table:table-cell table:style-name="ce465" office:value-type="string" calcext:value-type="string">
            <text:p>TAJ</text:p>
          </table:table-cell>
          <table:table-cell table:style-name="ce535" office:value-type="string" calcext:value-type="string">
            <text:p>99992-8588</text:p>
          </table:table-cell>
          <table:table-cell table:style-name="ce535"/>
          <table:table-cell table:style-name="ce667" office:value-type="string" calcext:value-type="string">
            <text:p><text:a xlink:href="mailto:thiago.abreu@kot.com.br" xlink:type="simple">thiago.abreu@kot.com.br</text:a></text:p>
          </table:table-cell>
          <table:table-cell table:style-name="ce688" office:value-type="date" office:date-value="2020-05-28" calcext:value-type="date">
            <text:p>28/mai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221" calcext:value-type="float">
            <text:p>221</text:p>
          </table:table-cell>
          <table:table-cell table:style-name="ce414" office:value-type="string" calcext:value-type="string">
            <text:p>Jessica de Carvalho Lopes</text:p>
          </table:table-cell>
          <table:table-cell table:style-name="ce465" office:value-type="string" calcext:value-type="string">
            <text:p>JCL</text:p>
          </table:table-cell>
          <table:table-cell table:style-name="ce535" office:value-type="string" calcext:value-type="string">
            <text:p>99338-9213</text:p>
          </table:table-cell>
          <table:table-cell table:style-name="ce535"/>
          <table:table-cell table:style-name="ce668" office:value-type="string" calcext:value-type="string">
            <text:p><text:a xlink:href="mailto:jessica@kot.com.br" xlink:type="simple">jessica@kot.com.br</text:a></text:p>
          </table:table-cell>
          <table:table-cell table:style-name="ce688" office:value-type="date" office:date-value="2020-05-06" calcext:value-type="date">
            <text:p>06/mai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6" office:value-type="float" office:value="222" calcext:value-type="float">
            <text:p>222</text:p>
          </table:table-cell>
          <table:table-cell table:style-name="ce454" office:value-type="string" calcext:value-type="string">
            <text:p>Italo de Alkmim Chaves</text:p>
          </table:table-cell>
          <table:table-cell table:style-name="ce465" office:value-type="string" calcext:value-type="string">
            <text:p>IAC</text:p>
          </table:table-cell>
          <table:table-cell table:style-name="ce627" office:value-type="string" calcext:value-type="string">
            <text:p>97598-8021</text:p>
          </table:table-cell>
          <table:table-cell table:style-name="ce627"/>
          <table:table-cell table:style-name="ce673" office:value-type="string" calcext:value-type="string">
            <text:p><text:a xlink:href="mailto:italo.alkmim@kot.com.br" xlink:type="simple">italo.alkmim@kot.com.br</text:a> </text:p>
          </table:table-cell>
          <table:table-cell table:style-name="ce692" office:value-type="date" office:date-value="2021-04-21" calcext:value-type="date">
            <text:p>21/abr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23" calcext:value-type="float">
            <text:p>223</text:p>
          </table:table-cell>
          <table:table-cell table:style-name="ce414" office:value-type="string" calcext:value-type="string">
            <text:p>Daniel Romualdo de Souza</text:p>
          </table:table-cell>
          <table:table-cell table:style-name="ce465" office:value-type="string" calcext:value-type="string">
            <text:p>DRS</text:p>
          </table:table-cell>
          <table:table-cell table:style-name="ce535" office:value-type="string" calcext:value-type="string">
            <text:p>99270-6639</text:p>
          </table:table-cell>
          <table:table-cell table:style-name="ce535" office:value-type="string" calcext:value-type="string">
            <text:p>-</text:p>
          </table:table-cell>
          <table:table-cell table:style-name="ce668" office:value-type="string" calcext:value-type="string">
            <text:p><text:span text:style-name="T9"><text:a xlink:href="mailto:daniel.romualdo@kot.com.br" xlink:type="simple">daniel.romualdo@kot.com.br</text:a></text:span></text:p>
          </table:table-cell>
          <table:table-cell table:style-name="ce688" office:value-type="date" office:date-value="2018-02-23" calcext:value-type="date">
            <text:p>23/fev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 table:style-name="ce407" office:value-type="float" office:value="224" calcext:value-type="float">
            <text:p>224</text:p>
          </table:table-cell>
          <table:table-cell table:style-name="ce414" office:value-type="string" calcext:value-type="string">
            <text:p>Bruna Mara Alves da Silva</text:p>
          </table:table-cell>
          <table:table-cell table:style-name="ce465" office:value-type="string" calcext:value-type="string">
            <text:p>BMS</text:p>
          </table:table-cell>
          <table:table-cell table:style-name="ce535" office:value-type="string" calcext:value-type="string">
            <text:p>99383-7447</text:p>
          </table:table-cell>
          <table:table-cell table:style-name="ce535"/>
          <table:table-cell table:style-name="ce659" office:value-type="string" calcext:value-type="string">
            <text:p><text:a xlink:href="mailto:bruna.mara@kot.com.br" xlink:type="simple">bruna.mara@kot.com.br</text:a> </text:p>
          </table:table-cell>
          <table:table-cell table:style-name="ce688" office:value-type="date" office:date-value="2020-07-09" calcext:value-type="date">
            <text:p>09/jul</text:p>
          </table:table-cell>
          <table:table-cell table:style-name="ce698"/>
          <table:table-cell table:style-name="ce699"/>
          <table:table-cell table:style-name="ce697" table:number-columns-repeated="2"/>
          <table:table-cell table:style-name="ce700" table:number-columns-repeated="1012"/>
          <table:table-cell table:style-name="ce699"/>
        </table:table-row>
        <table:table-row table:style-name="ro13">
          <table:table-cell/>
          <table:table-cell table:style-name="ce458" office:value-type="string" calcext:value-type="string" table:number-columns-spanned="3" table:number-rows-spanned="1">
            <text:p>Última atualização: Pâmela (22/07/2021)</text:p>
          </table:table-cell>
          <table:covered-table-cell table:number-columns-repeated="2" table:style-name="ce458"/>
          <table:table-cell table:number-columns-repeated="3"/>
          <table:table-cell table:style-name="ce697"/>
          <table:table-cell table:style-name="ce379" table:number-columns-repeated="3"/>
          <table:table-cell table:style-name="ce390" table:number-columns-repeated="247"/>
          <table:table-cell table:style-name="ce702" table:number-columns-repeated="766"/>
        </table:table-row>
        <table:table-row table:style-name="ro16">
          <table:table-cell table:number-columns-repeated="7"/>
          <table:table-cell table:style-name="ce393" table:number-columns-repeated="4"/>
          <table:table-cell table:number-columns-repeated="1013"/>
        </table:table-row>
        <table:table-row table:style-name="ro6" table:number-rows-repeated="104834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Lista_contatos.$A$1" table:cell-range-address="$Desligados.$A$1:.$H$1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number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R$ -</number:text>
      <number:number number:decimal-places="0" number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R$ -</number:text>
      <number:number number:decimal-places="0" number:min-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R$</number:text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R$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R$-</number:text>
      <number:number number:decimal-places="0" number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text>R$ </number:text>
      <number:number number:decimal-places="0" number:min-decimal-places="0" number:min-integer-digits="1" number:grouping="true"/>
    </number:number-style>
    <number:number-style style:name="N125">
      <number:text>-R$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text>R$ 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">
      <number:text>R$ </number:text>
      <number:number number:decimal-places="2" number:min-decimal-places="2" number:min-integer-digits="1" number:grouping="true"/>
    </number:number-style>
    <number:number-style style:name="N128P0" style:volatile="true">
      <number:text>R$ </number:text>
      <number:number number:decimal-places="2" number:min-decimal-places="2" number:min-integer-digits="1" number:grouping="true"/>
    </number:number-style>
    <number:number-style style:name="N128">
      <number:text>-R$ 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text>R$ 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R$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P0" style:volatile="true">
      <number:text>R$</number:text>
      <number:number number:decimal-places="0" number:min-decimal-places="0" number:min-integer-digits="1" number:grouping="true"/>
    </number:number-style>
    <number:number-style style:name="N147">
      <number:text>-R$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R$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R$</number:text>
      <number:number number:decimal-places="2" number:min-decimal-places="2" number:min-integer-digits="1" number:grouping="true"/>
    </number:number-style>
    <number:number-style style:name="N150">
      <number:text>-R$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R$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5P0" style:volatile="true">
      <number:text> R$</number:text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R$</number:text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R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R$</number:text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R$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R$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R$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68">
      <number:month number:textual="true"/>
      <number:text>/</number:text>
      <number:year number:style="long"/>
    </number:date-style>
    <number:number-style style:name="N170P0" style:volatile="true">
      <number:text>Sim</number:text>
    </number:number-style>
    <number:number-style style:name="N170P1" style:volatile="true">
      <number:text>Sim</number:text>
    </number:number-style>
    <number:number-style style:name="N170">
      <number:text>Nã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Verdadeiro</number:text>
    </number:number-style>
    <number:number-style style:name="N172P1" style:volatile="true">
      <number:text>Verdadeiro</number:text>
    </number:number-style>
    <number:number-style style:name="N172">
      <number:text>Falso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tivar</number:text>
    </number:number-style>
    <number:number-style style:name="N174P1" style:volatile="true">
      <number:text>Ativar</number:text>
    </number:number-style>
    <number:number-style style:name="N174">
      <number:text>Desativar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6P0"/>
    </number:currency-style>
    <number:number-style style:name="N178P0" style:volatile="true">
      <number:text>Ativado</number:text>
    </number:number-style>
    <number:number-style style:name="N178P1" style:volatile="true">
      <number:text>Ativado</number:text>
    </number:number-style>
    <number:number-style style:name="N178">
      <number:text>Desativado</number:text>
      <style:map style:condition="value()&gt;0" style:apply-style-name="N178P0"/>
      <style:map style:condition="value()&lt;0" style:apply-style-name="N178P1"/>
    </number:number-style>
    <number:percentage-style style:name="N179">
      <number:number number:decimal-places="1" number:min-decimal-places="1" number:min-integer-digits="1"/>
      <number:text>%</number:text>
    </number:percentage-style>
    <number:number-style style:name="N180">
      <number:number number:decimal-places="1" number:min-decimal-places="1" number:min-integer-digits="1"/>
    </number:number-style>
    <number:date-style style:name="N181">
      <number:month number:style="long"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family-generic-complex="swiss" style:font-size-complex="11pt"/>
    </style:style>
    <style:style style:name="Heading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_32_0_25__20_-_20_Ênfase1" style:display-name="20% - Ênfase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14.4pt double #333333" style:border-line-width="0.169cm 0.169cm 0.169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14.4pt double #ff9900" style:border-line-width-bottom="0.169cm 0.169cm 0.169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5f_Lista_5f_telefones_5f_RH_5f_Kot" style:display-name="Hyperlink_Lista_telefones_RH_Kot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Incorre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Lista_5f_telefones_5f_RH_5f_Kot" style:display-name="Normal_Lista_telefones_RH_K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31pt solid #c0c0c0" fo:padding="0.071c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aída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14.4pt double #333399" style:border-line-width-bottom="0.169cm 0.169cm 0.169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5" style:display-name="Título 5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Ênfase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1" style:display-name="20% - Ênfase1 1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2" style:display-name="20% - Ênfase1 2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2_20_2" style:display-name="20% - Ênfase1 2 2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2_20_2_20_2" style:display-name="20% - Ênfase1 2 2 2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2_20_3" style:display-name="20% - Ênfase1 2 3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2_20_4" style:display-name="20% - Ênfase1 2 4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2_20_5" style:display-name="20% - Ênfase1 2 5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2_20_6" style:display-name="20% - Ênfase1 2 6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3" style:display-name="20% - Ênfase1 3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3_20_2" style:display-name="20% - Ênfase1 3 2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3_20_3" style:display-name="20% - Ênfase1 3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4" style:display-name="20% - Ênfase1 4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4_20_2" style:display-name="20% - Ênfase1 4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5" style:display-name="20% - Ênfase1 5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5_20_2" style:display-name="20% - Ênfase1 5 2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5_20_3" style:display-name="20% - Ênfase1 5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6" style:display-name="20% - Ênfase1 6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7" style:display-name="20% - Ênfase1 7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1" style:display-name="20% - Ênfase2 1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2" style:display-name="20% - Ênfase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2_20_2" style:display-name="20% - Ênfase2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2_20_2_20_2" style:display-name="20% - Ênfase2 2 2 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2_20_3" style:display-name="20% - Ênfase2 2 3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2_20_4" style:display-name="20% - Ênfase2 2 4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2_20_5" style:display-name="20% - Ênfase2 2 5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2_20_6" style:display-name="20% - Ênfase2 2 6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3" style:display-name="20% - Ênfase2 3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3_20_2" style:display-name="20% - Ênfase2 3 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3_20_3" style:display-name="20% - Ênfase2 3 3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4" style:display-name="20% - Ênfase2 4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4_20_2" style:display-name="20% - Ênfase2 4 2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5" style:display-name="20% - Ênfase2 5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5_20_2" style:display-name="20% - Ênfase2 5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5_20_3" style:display-name="20% - Ênfase2 5 3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6" style:display-name="20% - Ênfase2 6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7" style:display-name="20% - Ênfase2 7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1" style:display-name="20% - Ênfase3 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2" style:display-name="20% - Ênfase3 2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2_20_2" style:display-name="20% - Ênfase3 2 2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2_20_2_20_2" style:display-name="20% - Ênfase3 2 2 2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2_20_3" style:display-name="20% - Ênfase3 2 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2_20_4" style:display-name="20% - Ênfase3 2 4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2_20_5" style:display-name="20% - Ênfase3 2 5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2_20_6" style:display-name="20% - Ênfase3 2 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3" style:display-name="20% - Ênfase3 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3_20_2" style:display-name="20% - Ênfase3 3 2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3_20_3" style:display-name="20% - Ênfase3 3 3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4" style:display-name="20% - Ênfase3 4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4_20_2" style:display-name="20% - Ênfase3 4 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5" style:display-name="20% - Ênfase3 5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5_20_2" style:display-name="20% - Ênfase3 5 2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5_20_3" style:display-name="20% - Ênfase3 5 3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6" style:display-name="20% - Ênfase3 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7" style:display-name="20% - Ênfase3 7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1" style:display-name="20% - Ênfase4 1" style:family="table-cell" style:parent-style-name="Default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2" style:display-name="20% - Ênfase4 2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2_20_2" style:display-name="20% - Ênfase4 2 2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2_20_2_20_2" style:display-name="20% - Ênfase4 2 2 2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2_20_3" style:display-name="20% - Ênfase4 2 3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2_20_4" style:display-name="20% - Ênfase4 2 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2_20_5" style:display-name="20% - Ênfase4 2 5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2_20_6" style:display-name="20% - Ênfase4 2 6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3" style:display-name="20% - Ênfase4 3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3_20_2" style:display-name="20% - Ênfase4 3 2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3_20_3" style:display-name="20% - Ênfase4 3 3" style:family="table-cell" style:parent-style-name="Default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4" style:display-name="20% - Ênfase4 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4_20_2" style:display-name="20% - Ênfase4 4 2" style:family="table-cell" style:parent-style-name="Default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5" style:display-name="20% - Ênfase4 5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5_20_2" style:display-name="20% - Ênfase4 5 2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5_20_3" style:display-name="20% - Ênfase4 5 3" style:family="table-cell" style:parent-style-name="Default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6" style:display-name="20% - Ênfase4 6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7" style:display-name="20% - Ênfase4 7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1" style:display-name="20% - Ênfase5 1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2" style:display-name="20% - Ênfase5 2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2_20_2" style:display-name="20% - Ênfase5 2 2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2_20_2_20_2" style:display-name="20% - Ênfase5 2 2 2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2_20_3" style:display-name="20% - Ênfase5 2 3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2_20_4" style:display-name="20% - Ênfase5 2 4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2_20_5" style:display-name="20% - Ênfase5 2 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3" style:display-name="20% - Ênfase5 3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3_20_2" style:display-name="20% - Ênfase5 3 2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4" style:display-name="20% - Ênfase5 4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5" style:display-name="20% - Ênfase5 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6" style:display-name="20% - Ênfase5 6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7" style:display-name="20% - Ênfase5 7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1" style:display-name="20% - Ênfase6 1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2" style:display-name="20% - Ênfase6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2_20_2" style:display-name="20% - Ênfase6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2_20_2_20_2" style:display-name="20% - Ênfase6 2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2_20_3" style:display-name="20% - Ênfase6 2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2_20_4" style:display-name="20% - Ênfase6 2 4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2_20_5" style:display-name="20% - Ênfase6 2 5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3" style:display-name="20% - Ênfase6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3_20_2" style:display-name="20% - Ênfase6 3 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4" style:display-name="20% - Ênfase6 4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5" style:display-name="20% - Ênfase6 5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6" style:display-name="20% - Ênfase6 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7" style:display-name="20% - Ênfase6 7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1" style:display-name="40% - Ênfase1 1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2" style:display-name="40% - Ênfase1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2_20_2" style:display-name="40% - Ênfase1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2_20_2_20_2" style:display-name="40% - Ênfase1 2 2 2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2_20_3" style:display-name="40% - Ênfase1 2 3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2_20_4" style:display-name="40% - Ênfase1 2 4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2_20_5" style:display-name="40% - Ênfase1 2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2_20_6" style:display-name="40% - Ênfase1 2 6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3" style:display-name="40% - Ênfase1 3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3_20_2" style:display-name="40% - Ênfase1 3 2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3_20_3" style:display-name="40% - Ênfase1 3 3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4" style:display-name="40% - Ênfase1 4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4_20_2" style:display-name="40% - Ênfase1 4 2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5" style:display-name="40% - Ênfase1 5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5_20_2" style:display-name="40% - Ênfase1 5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5_20_3" style:display-name="40% - Ênfase1 5 3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6" style:display-name="40% - Ênfase1 6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7" style:display-name="40% - Ênfase1 7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1" style:display-name="40% - Ênfase2 1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2" style:display-name="40% - Ênfase2 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2_20_2" style:display-name="40% - Ênfase2 2 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2_20_2_20_2" style:display-name="40% - Ênfase2 2 2 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2_20_3" style:display-name="40% - Ênfase2 2 3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2_20_4" style:display-name="40% - Ênfase2 2 4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2_20_5" style:display-name="40% - Ênfase2 2 5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3" style:display-name="40% - Ênfase2 3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3_20_2" style:display-name="40% - Ênfase2 3 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4" style:display-name="40% - Ênfase2 4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5" style:display-name="40% - Ênfase2 5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6" style:display-name="40% - Ênfase2 6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7" style:display-name="40% - Ênfase2 7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1" style:display-name="40% - Ênfase3 1" style:family="table-cell" style:parent-style-name="Default" style:data-style-name="N0">
      <style:table-cell-properties style:glyph-orientation-vertical="0" fo:background-color="#00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2" style:display-name="40% - Ênfase3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2_20_2" style:display-name="40% - Ênfase3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2_20_2_20_2" style:display-name="40% - Ênfase3 2 2 2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2_20_3" style:display-name="40% - Ênfase3 2 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2_20_4" style:display-name="40% - Ênfase3 2 4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2_20_5" style:display-name="40% - Ênfase3 2 5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2_20_6" style:display-name="40% - Ênfase3 2 6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3" style:display-name="40% - Ênfase3 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3_20_2" style:display-name="40% - Ênfase3 3 2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3_20_3" style:display-name="40% - Ênfase3 3 3" style:family="table-cell" style:parent-style-name="Default" style:data-style-name="N0">
      <style:table-cell-properties style:glyph-orientation-vertical="0" fo:background-color="#00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4" style:display-name="40% - Ênfase3 4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4_20_2" style:display-name="40% - Ênfase3 4 2" style:family="table-cell" style:parent-style-name="Default" style:data-style-name="N0">
      <style:table-cell-properties style:glyph-orientation-vertical="0" fo:background-color="#00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5" style:display-name="40% - Ênfase3 5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5_20_2" style:display-name="40% - Ênfase3 5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5_20_3" style:display-name="40% - Ênfase3 5 3" style:family="table-cell" style:parent-style-name="Default" style:data-style-name="N0">
      <style:table-cell-properties style:glyph-orientation-vertical="0" fo:background-color="#00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6" style:display-name="40% - Ênfase3 6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7" style:display-name="40% - Ênfase3 7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1" style:display-name="40% - Ênfase4 1" style:family="table-cell" style:parent-style-name="Default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2" style:display-name="40% - Ênfase4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2_20_2" style:display-name="40% - Ênfase4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2_20_2_20_2" style:display-name="40% - Ênfase4 2 2 2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2_20_3" style:display-name="40% - Ênfase4 2 3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2_20_4" style:display-name="40% - Ênfase4 2 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2_20_5" style:display-name="40% - Ênfase4 2 5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2_20_6" style:display-name="40% - Ênfase4 2 6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3" style:display-name="40% - Ênfase4 3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3_20_2" style:display-name="40% - Ênfase4 3 2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3_20_3" style:display-name="40% - Ênfase4 3 3" style:family="table-cell" style:parent-style-name="Default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4" style:display-name="40% - Ênfase4 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4_20_2" style:display-name="40% - Ênfase4 4 2" style:family="table-cell" style:parent-style-name="Default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5" style:display-name="40% - Ênfase4 5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5_20_2" style:display-name="40% - Ênfase4 5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5_20_3" style:display-name="40% - Ênfase4 5 3" style:family="table-cell" style:parent-style-name="Default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6" style:display-name="40% - Ênfase4 6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7" style:display-name="40% - Ênfase4 7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1" style:display-name="40% - Ênfase5 1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2" style:display-name="40% - Ênfase5 2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2_20_2" style:display-name="40% - Ênfase5 2 2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2_20_2_20_2" style:display-name="40% - Ênfase5 2 2 2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2_20_3" style:display-name="40% - Ênfase5 2 3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2_20_4" style:display-name="40% - Ênfase5 2 4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2_20_5" style:display-name="40% - Ênfase5 2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3" style:display-name="40% - Ênfase5 3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3_20_2" style:display-name="40% - Ênfase5 3 2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4" style:display-name="40% - Ênfase5 4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5" style:display-name="40% - Ênfase5 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6" style:display-name="40% - Ênfase5 6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7" style:display-name="40% - Ênfase5 7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1" style:display-name="40% - Ênfase6 1" style:family="table-cell" style:parent-style-name="Default" style:data-style-name="N0">
      <style:table-cell-properties style:glyph-orientation-vertical="0" fo:background-color="#ffcc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2" style:display-name="40% - Ênfase6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2_20_2" style:display-name="40% - Ênfase6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2_20_2_20_2" style:display-name="40% - Ênfase6 2 2 2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2_20_3" style:display-name="40% - Ênfase6 2 3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2_20_4" style:display-name="40% - Ênfase6 2 4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2_20_5" style:display-name="40% - Ênfase6 2 5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2_20_6" style:display-name="40% - Ênfase6 2 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3" style:display-name="40% - Ênfase6 3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3_20_2" style:display-name="40% - Ênfase6 3 2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3_20_3" style:display-name="40% - Ênfase6 3 3" style:family="table-cell" style:parent-style-name="Default" style:data-style-name="N0">
      <style:table-cell-properties style:glyph-orientation-vertical="0" fo:background-color="#ffcc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4" style:display-name="40% - Ênfase6 4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4_20_2" style:display-name="40% - Ênfase6 4 2" style:family="table-cell" style:parent-style-name="Default" style:data-style-name="N0">
      <style:table-cell-properties style:glyph-orientation-vertical="0" fo:background-color="#ffcc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5" style:display-name="40% - Ênfase6 5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5_20_2" style:display-name="40% - Ênfase6 5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5_20_3" style:display-name="40% - Ênfase6 5 3" style:family="table-cell" style:parent-style-name="Default" style:data-style-name="N0">
      <style:table-cell-properties style:glyph-orientation-vertical="0" fo:background-color="#ffcc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6" style:display-name="40% - Ênfase6 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7" style:display-name="40% - Ênfase6 7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1" style:display-name="60% - Ênfase1 1" style:family="table-cell" style:parent-style-name="Default" style:data-style-name="N0">
      <style:table-cell-properties style:glyph-orientation-vertical="0" fo:background-color="#0066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2" style:display-name="60% - Ênfase1 2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2_20_2" style:display-name="60% - Ênfase1 2 2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2_20_2_20_2" style:display-name="60% - Ênfase1 2 2 2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2_20_3" style:display-name="60% - Ênfase1 2 3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2_20_4" style:display-name="60% - Ênfase1 2 4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2_20_5" style:display-name="60% - Ênfase1 2 5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2_20_6" style:display-name="60% - Ênfase1 2 6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3" style:display-name="60% - Ênfase1 3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3_20_2" style:display-name="60% - Ênfase1 3 2" style:family="table-cell" style:parent-style-name="Default" style:data-style-name="N0">
      <style:table-cell-properties style:glyph-orientation-vertical="0" fo:background-color="#0066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4" style:display-name="60% - Ênfase1 4" style:family="table-cell" style:parent-style-name="Default" style:data-style-name="N0">
      <style:table-cell-properties style:glyph-orientation-vertical="0" fo:background-color="#0066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5" style:display-name="60% - Ênfase1 5" style:family="table-cell" style:parent-style-name="Default" style:data-style-name="N0">
      <style:table-cell-properties style:glyph-orientation-vertical="0" fo:background-color="#0066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5_20_2" style:display-name="60% - Ênfase1 5 2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6" style:display-name="60% - Ênfase1 6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1" style:display-name="60% - Ênfase2 1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2" style:display-name="60% - Ênfase2 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2_20_2" style:display-name="60% - Ênfase2 2 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2_20_3" style:display-name="60% - Ênfase2 2 3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2_20_4" style:display-name="60% - Ênfase2 2 4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2_20_5" style:display-name="60% - Ênfase2 2 5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3" style:display-name="60% - Ênfase2 3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4" style:display-name="60% - Ênfase2 4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5" style:display-name="60% - Ênfase2 5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6" style:display-name="60% - Ênfase2 6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1" style:display-name="60% - Ênfase3 1" style:family="table-cell" style:parent-style-name="Default" style:data-style-name="N0">
      <style:table-cell-properties style:glyph-orientation-vertical="0" fo:background-color="#00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2" style:display-name="60% - Ênfase3 2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2_20_2" style:display-name="60% - Ênfase3 2 2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2_20_3" style:display-name="60% - Ênfase3 2 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2_20_4" style:display-name="60% - Ênfase3 2 4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2_20_5" style:display-name="60% - Ênfase3 2 5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2_20_6" style:display-name="60% - Ênfase3 2 6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3" style:display-name="60% - Ênfase3 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3_20_2" style:display-name="60% - Ênfase3 3 2" style:family="table-cell" style:parent-style-name="Default" style:data-style-name="N0">
      <style:table-cell-properties style:glyph-orientation-vertical="0" fo:background-color="#00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4" style:display-name="60% - Ênfase3 4" style:family="table-cell" style:parent-style-name="Default" style:data-style-name="N0">
      <style:table-cell-properties style:glyph-orientation-vertical="0" fo:background-color="#00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5" style:display-name="60% - Ênfase3 5" style:family="table-cell" style:parent-style-name="Default" style:data-style-name="N0">
      <style:table-cell-properties style:glyph-orientation-vertical="0" fo:background-color="#00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5_20_2" style:display-name="60% - Ênfase3 5 2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6" style:display-name="60% - Ênfase3 6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1" style:display-name="60% - Ênfase4 1" style:family="table-cell" style:parent-style-name="Default" style:data-style-name="N0">
      <style:table-cell-properties style:glyph-orientation-vertical="0" fo:background-color="#800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2" style:display-name="60% - Ênfase4 2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2_20_2" style:display-name="60% - Ênfase4 2 2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2_20_3" style:display-name="60% - Ênfase4 2 3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2_20_4" style:display-name="60% - Ênfase4 2 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2_20_5" style:display-name="60% - Ênfase4 2 5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2_20_6" style:display-name="60% - Ênfase4 2 6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3" style:display-name="60% - Ênfase4 3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3_20_2" style:display-name="60% - Ênfase4 3 2" style:family="table-cell" style:parent-style-name="Default" style:data-style-name="N0">
      <style:table-cell-properties style:glyph-orientation-vertical="0" fo:background-color="#800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4" style:display-name="60% - Ênfase4 4" style:family="table-cell" style:parent-style-name="Default" style:data-style-name="N0">
      <style:table-cell-properties style:glyph-orientation-vertical="0" fo:background-color="#800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5" style:display-name="60% - Ênfase4 5" style:family="table-cell" style:parent-style-name="Default" style:data-style-name="N0">
      <style:table-cell-properties style:glyph-orientation-vertical="0" fo:background-color="#800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5_20_2" style:display-name="60% - Ênfase4 5 2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6" style:display-name="60% - Ênfase4 6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1" style:display-name="60% - Ênfase5 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2" style:display-name="60% - Ênfase5 2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2_20_2" style:display-name="60% - Ênfase5 2 2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2_20_2_20_2" style:display-name="60% - Ênfase5 2 2 2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2_20_3" style:display-name="60% - Ênfase5 2 3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2_20_4" style:display-name="60% - Ênfase5 2 4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2_20_5" style:display-name="60% - Ênfase5 2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2_20_6" style:display-name="60% - Ênfase5 2 6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3" style:display-name="60% - Ênfase5 3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3_20_2" style:display-name="60% - Ênfase5 3 2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4" style:display-name="60% - Ênfase5 4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5" style:display-name="60% - Ênfase5 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5_20_2" style:display-name="60% - Ênfase5 5 2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6" style:display-name="60% - Ênfase5 6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1" style:display-name="60% - Ênfase6 1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2" style:display-name="60% - Ênfase6 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2_20_2" style:display-name="60% - Ênfase6 2 2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2_20_3" style:display-name="60% - Ênfase6 2 3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2_20_4" style:display-name="60% - Ênfase6 2 4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2_20_5" style:display-name="60% - Ênfase6 2 5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2_20_6" style:display-name="60% - Ênfase6 2 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2_20_7" style:display-name="60% - Ênfase6 2 7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2_20_8" style:display-name="60% - Ênfase6 2 8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3" style:display-name="60% - Ênfase6 3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3_20_2" style:display-name="60% - Ênfase6 3 2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4" style:display-name="60% - Ênfase6 4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4_20_2" style:display-name="60% - Ênfase6 4 2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5" style:display-name="60% - Ênfase6 5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5_20_2" style:display-name="60% - Ênfase6 5 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6" style:display-name="60% - Ênfase6 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1" style:display-name="Bom 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2" style:display-name="Bom 2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2_20_2" style:display-name="Bom 2 2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2_20_3" style:display-name="Bom 2 3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2_20_4" style:display-name="Bom 2 4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2_20_5" style:display-name="Bom 2 5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3" style:display-name="Bom 3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4" style:display-name="Bom 4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5" style:display-name="Bom 5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6" style:display-name="Bom 6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f1" style:family="table-cell" style:parent-style-name="Default" style:data-style-name="N0">
      <style:table-cell-properties style:glyph-orientation-vertical="0" fo:background-color="#ff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f2" style:family="table-cell" style:parent-style-name="Default" style:data-style-name="N0">
      <style:table-cell-properties style:glyph-orientation-vertical="0" fo:background-color="#00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f3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f4" style:family="table-cell" style:parent-style-name="Default" style:data-style-name="N0">
      <style:table-cell-properties style:glyph-orientation-vertical="0" fo:background-color="#ff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f5" style:family="table-cell" style:parent-style-name="Default" style:data-style-name="N0">
      <style:table-cell-properties style:glyph-orientation-vertical="0" fo:background-color="#00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f6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" style:display-name="Check Cell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2" style:display-name="Check Cell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2_20_2" style:display-name="Check Cell 2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2_20_2_20_2" style:display-name="Check Cell 2 2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2_20_2_20_2_20_2" style:display-name="Check Cell 2 2 2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2_20_2_20_3" style:display-name="Check Cell 2 2 2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2_20_3" style:display-name="Check Cell 2 2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2_20_3_20_2" style:display-name="Check Cell 2 2 2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2_20_4" style:display-name="Check Cell 2 2 2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3" style:display-name="Check Cell 2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3_20_2" style:display-name="Check Cell 2 2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3_20_2_20_2" style:display-name="Check Cell 2 2 3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3_20_2_20_2_20_2" style:display-name="Check Cell 2 2 3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3_20_2_20_3" style:display-name="Check Cell 2 2 3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3_20_3" style:display-name="Check Cell 2 2 3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3_20_3_20_2" style:display-name="Check Cell 2 2 3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3_20_4" style:display-name="Check Cell 2 2 3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4" style:display-name="Check Cell 2 2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4_20_2" style:display-name="Check Cell 2 2 4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4_20_2_20_2" style:display-name="Check Cell 2 2 4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4_20_3" style:display-name="Check Cell 2 2 4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5" style:display-name="Check Cell 2 2 5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5_20_2" style:display-name="Check Cell 2 2 5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_20_6" style:display-name="Check Cell 2 2 6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" style:display-name="Check Cell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2" style:display-name="Check Cell 2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2_20_2" style:display-name="Check Cell 2 3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2_20_2_20_2" style:display-name="Check Cell 2 3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2_20_2_20_2_20_2" style:display-name="Check Cell 2 3 2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2_20_2_20_3" style:display-name="Check Cell 2 3 2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2_20_3" style:display-name="Check Cell 2 3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2_20_3_20_2" style:display-name="Check Cell 2 3 2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2_20_4" style:display-name="Check Cell 2 3 2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3" style:display-name="Check Cell 2 3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3_20_2" style:display-name="Check Cell 2 3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3_20_2_20_2" style:display-name="Check Cell 2 3 3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3_20_3" style:display-name="Check Cell 2 3 3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4" style:display-name="Check Cell 2 3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4_20_2" style:display-name="Check Cell 2 3 4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_20_5" style:display-name="Check Cell 2 3 5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4" style:display-name="Check Cell 2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4_20_2" style:display-name="Check Cell 2 4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4_20_2_20_2" style:display-name="Check Cell 2 4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4_20_2_20_2_20_2" style:display-name="Check Cell 2 4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4_20_2_20_3" style:display-name="Check Cell 2 4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4_20_3" style:display-name="Check Cell 2 4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4_20_3_20_2" style:display-name="Check Cell 2 4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4_20_4" style:display-name="Check Cell 2 4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" style:display-name="Check Cell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2" style:display-name="Check Cell 3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2_20_2" style:display-name="Check Cell 3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2_20_2_20_2" style:display-name="Check Cell 3 2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2_20_2_20_2_20_2" style:display-name="Check Cell 3 2 2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2_20_2_20_3" style:display-name="Check Cell 3 2 2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2_20_3" style:display-name="Check Cell 3 2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2_20_3_20_2" style:display-name="Check Cell 3 2 2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2_20_4" style:display-name="Check Cell 3 2 2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3" style:display-name="Check Cell 3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3_20_2" style:display-name="Check Cell 3 2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3_20_2_20_2" style:display-name="Check Cell 3 2 3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3_20_2_20_2_20_2" style:display-name="Check Cell 3 2 3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3_20_2_20_3" style:display-name="Check Cell 3 2 3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3_20_3" style:display-name="Check Cell 3 2 3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3_20_3_20_2" style:display-name="Check Cell 3 2 3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3_20_4" style:display-name="Check Cell 3 2 3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4" style:display-name="Check Cell 3 2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4_20_2" style:display-name="Check Cell 3 2 4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4_20_2_20_2" style:display-name="Check Cell 3 2 4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4_20_3" style:display-name="Check Cell 3 2 4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5" style:display-name="Check Cell 3 2 5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5_20_2" style:display-name="Check Cell 3 2 5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2_20_6" style:display-name="Check Cell 3 2 6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3" style:display-name="Check Cell 3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3_20_2" style:display-name="Check Cell 3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3_20_2_20_2" style:display-name="Check Cell 3 3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3_20_2_20_2_20_2" style:display-name="Check Cell 3 3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3_20_2_20_3" style:display-name="Check Cell 3 3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3_20_3" style:display-name="Check Cell 3 3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3_20_3_20_2" style:display-name="Check Cell 3 3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3_20_4" style:display-name="Check Cell 3 3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4" style:display-name="Check Cell 3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4_20_2" style:display-name="Check Cell 3 4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4_20_2_20_2" style:display-name="Check Cell 3 4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4_20_2_20_2_20_2" style:display-name="Check Cell 3 4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4_20_2_20_3" style:display-name="Check Cell 3 4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4_20_3" style:display-name="Check Cell 3 4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4_20_3_20_2" style:display-name="Check Cell 3 4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4_20_4" style:display-name="Check Cell 3 4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5" style:display-name="Check Cell 3 5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5_20_2" style:display-name="Check Cell 3 5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5_20_2_20_2" style:display-name="Check Cell 3 5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5_20_3" style:display-name="Check Cell 3 5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6" style:display-name="Check Cell 3 6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6_20_2" style:display-name="Check Cell 3 6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7" style:display-name="Check Cell 3 7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2" style:display-name="Check Cell 4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2_20_2" style:display-name="Check Cell 4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2_20_2_20_2" style:display-name="Check Cell 4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2_20_2_20_2_20_2" style:display-name="Check Cell 4 2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2_20_2_20_3" style:display-name="Check Cell 4 2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2_20_3" style:display-name="Check Cell 4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2_20_3_20_2" style:display-name="Check Cell 4 2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2_20_4" style:display-name="Check Cell 4 2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3" style:display-name="Check Cell 4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3_20_2" style:display-name="Check Cell 4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3_20_2_20_2" style:display-name="Check Cell 4 3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3_20_2_20_2_20_2" style:display-name="Check Cell 4 3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3_20_2_20_3" style:display-name="Check Cell 4 3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3_20_3" style:display-name="Check Cell 4 3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3_20_3_20_2" style:display-name="Check Cell 4 3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3_20_4" style:display-name="Check Cell 4 3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4" style:display-name="Check Cell 4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4_20_2" style:display-name="Check Cell 4 4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4_20_2_20_2" style:display-name="Check Cell 4 4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4_20_3" style:display-name="Check Cell 4 4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5" style:display-name="Check Cell 4 5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5_20_2" style:display-name="Check Cell 4 5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6" style:display-name="Check Cell 4 6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2" style:display-name="Check Cell 5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2_20_2" style:display-name="Check Cell 5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2_20_2_20_2" style:display-name="Check Cell 5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2_20_2_20_2_20_2" style:display-name="Check Cell 5 2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2_20_2_20_3" style:display-name="Check Cell 5 2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2_20_3" style:display-name="Check Cell 5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2_20_3_20_2" style:display-name="Check Cell 5 2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2_20_4" style:display-name="Check Cell 5 2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3" style:display-name="Check Cell 5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3_20_2" style:display-name="Check Cell 5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3_20_2_20_2" style:display-name="Check Cell 5 3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3_20_2_20_2_20_2" style:display-name="Check Cell 5 3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3_20_2_20_3" style:display-name="Check Cell 5 3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3_20_3" style:display-name="Check Cell 5 3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3_20_3_20_2" style:display-name="Check Cell 5 3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3_20_4" style:display-name="Check Cell 5 3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4" style:display-name="Check Cell 5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4_20_2" style:display-name="Check Cell 5 4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4_20_2_20_2" style:display-name="Check Cell 5 4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4_20_3" style:display-name="Check Cell 5 4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5" style:display-name="Check Cell 5 5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5_20_2" style:display-name="Check Cell 5 5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6" style:display-name="Check Cell 5 6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_20_2" style:display-name="Check Cell 6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_20_2_20_2" style:display-name="Check Cell 6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_20_2_20_2_20_2" style:display-name="Check Cell 6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_20_2_20_3" style:display-name="Check Cell 6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_20_3" style:display-name="Check Cell 6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_20_3_20_2" style:display-name="Check Cell 6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_20_4" style:display-name="Check Cell 6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1" style:display-name="Cálculo 1" style:family="table-cell" style:parent-style-name="Default" style:data-style-name="N0">
      <style:table-cell-properties style:glyph-orientation-vertical="0" fo:background-color="#c0c0c0" style:diagonal-bl-tr="none" style:diagonal-tl-br="none" style:text-align-source="value-type" style:repeat-content="false" fo:wrap-option="no-wrap" fo:border="0.91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" style:display-name="Cálculo 2" style:family="table-cell" style:parent-style-name="Default">
      <style:table-cell-properties fo:background-color="#ffffff" style:diagonal-bl-tr="none" style:diagonal-tl-br="none" fo:border="0.31pt solid #808080" fo:padding="0.071cm" style:rotation-align="none"/>
      <style:text-properties fo:color="#ff6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2" style:display-name="Cálculo 2 2" style:family="table-cell" style:parent-style-name="Default">
      <style:table-cell-properties fo:background-color="#ffffff" style:diagonal-bl-tr="none" style:diagonal-tl-br="none" fo:border="0.31pt solid #969696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2_20_2" style:display-name="Cálculo 2 2 2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3" style:display-name="Cálculo 2 3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4" style:display-name="Cálculo 2 4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5" style:display-name="Cálculo 2 5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6" style:display-name="Cálculo 2 6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3" style:display-name="Cálculo 3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3_20_2" style:display-name="Cálculo 3 2" style:family="table-cell" style:parent-style-name="Default" style:data-style-name="N0">
      <style:table-cell-properties style:glyph-orientation-vertical="0" fo:background-color="#c0c0c0" style:diagonal-bl-tr="none" style:diagonal-tl-br="none" style:text-align-source="value-type" style:repeat-content="false" fo:wrap-option="no-wrap" fo:border="0.91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4" style:display-name="Cálculo 4" style:family="table-cell" style:parent-style-name="Default" style:data-style-name="N0">
      <style:table-cell-properties style:glyph-orientation-vertical="0" fo:background-color="#c0c0c0" style:diagonal-bl-tr="none" style:diagonal-tl-br="none" style:text-align-source="value-type" style:repeat-content="false" fo:wrap-option="no-wrap" fo:border="0.91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5" style:display-name="Cálculo 5" style:family="table-cell" style:parent-style-name="Default" style:data-style-name="N0">
      <style:table-cell-properties style:glyph-orientation-vertical="0" fo:background-color="#c0c0c0" style:diagonal-bl-tr="none" style:diagonal-tl-br="none" style:text-align-source="value-type" style:repeat-content="false" fo:wrap-option="no-wrap" fo:border="0.91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5_20_2" style:display-name="Cálculo 5 2" style:family="table-cell" style:parent-style-name="Default">
      <style:table-cell-properties fo:background-color="#ffffff" style:diagonal-bl-tr="none" style:diagonal-tl-br="none" fo:border="0.31pt solid #808080" fo:padding="0.071cm" style:rotation-align="none"/>
      <style:text-properties fo:color="#ff6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6" style:display-name="Cálculo 6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1" style:display-name="Célula de Verificação 1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4.79pt double #333333" style:border-line-width="0.056cm 0.056cm 0.056cm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1_20_2" style:display-name="Célula de Verificação 1 2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4.79pt double #333333" style:border-line-width="0.056cm 0.056cm 0.056cm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" style:display-name="Célula de Verificação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10" style:display-name="Célula de Verificação 2 10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11" style:display-name="Célula de Verificação 2 11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" style:display-name="Célula de Verificação 2 2" style:family="table-cell" style:parent-style-name="Default">
      <style:table-cell-properties fo:background-color="#808080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2" style:display-name="Célula de Verificação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2_20_2" style:display-name="Célula de Verificação 2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2_20_2_20_2" style:display-name="Célula de Verificação 2 2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2_20_2_20_2_20_2" style:display-name="Célula de Verificação 2 2 2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2_20_2_20_3" style:display-name="Célula de Verificação 2 2 2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2_20_3" style:display-name="Célula de Verificação 2 2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2_20_3_20_2" style:display-name="Célula de Verificação 2 2 2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2_20_4" style:display-name="Célula de Verificação 2 2 2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3" style:display-name="Célula de Verificação 2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3_20_2" style:display-name="Célula de Verificação 2 2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3_20_2_20_2" style:display-name="Célula de Verificação 2 2 3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3_20_2_20_2_20_2" style:display-name="Célula de Verificação 2 2 3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3_20_2_20_3" style:display-name="Célula de Verificação 2 2 3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3_20_3" style:display-name="Célula de Verificação 2 2 3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3_20_3_20_2" style:display-name="Célula de Verificação 2 2 3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3_20_4" style:display-name="Célula de Verificação 2 2 3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4" style:display-name="Célula de Verificação 2 2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4_20_2" style:display-name="Célula de Verificação 2 2 4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4_20_2_20_2" style:display-name="Célula de Verificação 2 2 4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4_20_3" style:display-name="Célula de Verificação 2 2 4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5" style:display-name="Célula de Verificação 2 2 5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5_20_2" style:display-name="Célula de Verificação 2 2 5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6" style:display-name="Célula de Verificação 2 2 6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2_20_7" style:display-name="Célula de Verificação 2 2 7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3" style:display-name="Célula de Verificação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3_20_2" style:display-name="Célula de Verificação 2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3_20_2_20_2" style:display-name="Célula de Verificação 2 3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3_20_2_20_2_20_2" style:display-name="Célula de Verificação 2 3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3_20_2_20_3" style:display-name="Célula de Verificação 2 3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3_20_3" style:display-name="Célula de Verificação 2 3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3_20_3_20_2" style:display-name="Célula de Verificação 2 3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3_20_4" style:display-name="Célula de Verificação 2 3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3_20_5" style:display-name="Célula de Verificação 2 3 5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3_20_6" style:display-name="Célula de Verificação 2 3 6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4" style:display-name="Célula de Verificação 2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4_20_2" style:display-name="Célula de Verificação 2 4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4_20_2_20_2" style:display-name="Célula de Verificação 2 4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4_20_2_20_2_20_2" style:display-name="Célula de Verificação 2 4 2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4_20_2_20_3" style:display-name="Célula de Verificação 2 4 2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4_20_3" style:display-name="Célula de Verificação 2 4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4_20_3_20_2" style:display-name="Célula de Verificação 2 4 3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4_20_4" style:display-name="Célula de Verificação 2 4 4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5" style:display-name="Célula de Verificação 2 5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5_20_2" style:display-name="Célula de Verificação 2 5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5_20_2_20_2" style:display-name="Célula de Verificação 2 5 2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5_20_3" style:display-name="Célula de Verificação 2 5 3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6" style:display-name="Célula de Verificação 2 6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6_20_2" style:display-name="Célula de Verificação 2 6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7" style:display-name="Célula de Verificação 2 7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7_20_2" style:display-name="Célula de Verificação 2 7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8" style:display-name="Célula de Verificação 2 8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8_20_2" style:display-name="Célula de Verificação 2 8 2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_20_9" style:display-name="Célula de Verificação 2 9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3" style:display-name="Célula de Verificação 3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4.79pt double #333333" style:border-line-width="0.056cm 0.056cm 0.056cm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3_20_2" style:display-name="Célula de Verificação 3 2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4.79pt double #333333" style:border-line-width="0.056cm 0.056cm 0.056cm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4" style:display-name="Célula de Verificação 4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4.79pt double #333333" style:border-line-width="0.056cm 0.056cm 0.056cm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4_20_2" style:display-name="Célula de Verificação 4 2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4.79pt double #333333" style:border-line-width="0.056cm 0.056cm 0.056cm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5" style:display-name="Célula de Verificação 5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4.79pt double #333333" style:border-line-width="0.056cm 0.056cm 0.056cm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5_20_2" style:display-name="Célula de Verificação 5 2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4.79pt double #333333" style:border-line-width="0.056cm 0.056cm 0.056cm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6" style:display-name="Célula de Verificação 6" style:family="table-cell" style:parent-style-name="Default">
      <style:table-cell-properties fo:background-color="#969696" style:diagonal-bl-tr="none" style:diagonal-tl-br="none" fo:border="4.79pt double #333333" style:border-line-width="0.056cm 0.056cm 0.056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Vinculada_20_1" style:display-name="Célula Vinculada 1" style:family="table-cell" style:parent-style-name="Default" style:data-style-name="N0">
      <style:table-cell-properties style:glyph-orientation-vertical="0" fo:border-bottom="4.79pt double #ff9900" style:border-line-width-bottom="0.056cm 0.056cm 0.056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2" style:display-name="Célula Vinculada 2" style:family="table-cell" style:parent-style-name="Default">
      <style:table-cell-properties fo:border-bottom="4.79pt double #ff6600" style:border-line-width-bottom="0.056cm 0.056cm 0.056cm" style:diagonal-bl-tr="none" style:diagonal-tl-br="none" fo:border-left="none" fo:padding="0.071cm" fo:border-right="none" style:rotation-align="none" fo:border-top="none"/>
      <style:text-properties fo:color="#ff6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2_20_2" style:display-name="Célula Vinculada 2 2" style:family="table-cell" style:parent-style-name="Default">
      <style:table-cell-properties fo:border-bottom="4.79pt double #ff9900" style:border-line-width-bottom="0.056cm 0.056cm 0.056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2_20_2_20_2" style:display-name="Célula Vinculada 2 2 2" style:family="table-cell" style:parent-style-name="Default">
      <style:table-cell-properties fo:border-bottom="4.79pt double #ff9900" style:border-line-width-bottom="0.056cm 0.056cm 0.056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2_20_3" style:display-name="Célula Vinculada 2 3" style:family="table-cell" style:parent-style-name="Default">
      <style:table-cell-properties fo:border-bottom="4.79pt double #ff9900" style:border-line-width-bottom="0.056cm 0.056cm 0.056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2_20_4" style:display-name="Célula Vinculada 2 4" style:family="table-cell" style:parent-style-name="Default">
      <style:table-cell-properties fo:border-bottom="4.79pt double #ff9900" style:border-line-width-bottom="0.056cm 0.056cm 0.056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2_20_5" style:display-name="Célula Vinculada 2 5" style:family="table-cell" style:parent-style-name="Default">
      <style:table-cell-properties fo:border-bottom="4.79pt double #ff9900" style:border-line-width-bottom="0.056cm 0.056cm 0.056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2_20_6" style:display-name="Célula Vinculada 2 6" style:family="table-cell" style:parent-style-name="Default">
      <style:table-cell-properties fo:border-bottom="4.79pt double #ff9900" style:border-line-width-bottom="0.056cm 0.056cm 0.056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3" style:display-name="Célula Vinculada 3" style:family="table-cell" style:parent-style-name="Default">
      <style:table-cell-properties fo:border-bottom="4.79pt double #ff9900" style:border-line-width-bottom="0.056cm 0.056cm 0.056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3_20_2" style:display-name="Célula Vinculada 3 2" style:family="table-cell" style:parent-style-name="Default" style:data-style-name="N0">
      <style:table-cell-properties style:glyph-orientation-vertical="0" fo:border-bottom="4.79pt double #ff9900" style:border-line-width-bottom="0.056cm 0.056cm 0.056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4" style:display-name="Célula Vinculada 4" style:family="table-cell" style:parent-style-name="Default" style:data-style-name="N0">
      <style:table-cell-properties style:glyph-orientation-vertical="0" fo:border-bottom="4.79pt double #ff9900" style:border-line-width-bottom="0.056cm 0.056cm 0.056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5" style:display-name="Célula Vinculada 5" style:family="table-cell" style:parent-style-name="Default" style:data-style-name="N0">
      <style:table-cell-properties style:glyph-orientation-vertical="0" fo:border-bottom="4.79pt double #ff9900" style:border-line-width-bottom="0.056cm 0.056cm 0.056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5_20_2" style:display-name="Célula Vinculada 5 2" style:family="table-cell" style:parent-style-name="Default">
      <style:table-cell-properties fo:border-bottom="4.79pt double #ff6600" style:border-line-width-bottom="0.056cm 0.056cm 0.056cm" style:diagonal-bl-tr="none" style:diagonal-tl-br="none" fo:border-left="none" fo:padding="0.071cm" fo:border-right="none" style:rotation-align="none" fo:border-top="none"/>
      <style:text-properties fo:color="#ff6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6" style:display-name="Célula Vinculada 6" style:family="table-cell" style:parent-style-name="Default">
      <style:table-cell-properties fo:border-bottom="4.79pt double #ff9900" style:border-line-width-bottom="0.056cm 0.056cm 0.056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1" style:display-name="Entrada 1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91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" style:display-name="Entrada 2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2" style:display-name="Entrada 2 2" style:family="table-cell" style:parent-style-name="Default">
      <style:table-cell-properties fo:background-color="#ffcc99" style:diagonal-bl-tr="none" style:diagonal-tl-br="none" fo:border="0.31pt solid #969696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2_20_2" style:display-name="Entrada 2 2 2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3" style:display-name="Entrada 2 3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4" style:display-name="Entrada 2 4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5" style:display-name="Entrada 2 5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" style:display-name="Entrada 3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91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4" style:display-name="Entrada 4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91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5" style:display-name="Entrada 5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91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6" style:display-name="Entrada 6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urrency_20_1" style:display-name="Excel_BuiltIn_Currency 1" style:family="table-cell" style:parent-style-name="Default" style:data-style-name="N119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iperlink_20_2" style:display-name="Hiperlink 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Hiperlink_20_2_20_2" style:display-name="Hiperlink 2 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Hiperlink_20_2_20_3" style:display-name="Hiperlink 2 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Hiperlink_20_2_20_4" style:display-name="Hiperlink 2 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Hiperlink_20_2_20_5" style:display-name="Hiperlink 2 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Hiperlink_20_3" style:display-name="Hiperlink 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link_20_3_20_2" style:display-name="Hiperlink 3 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link_20_3_20_3" style:display-name="Hiperlink 3 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link_20_4" style:display-name="Hiperlink 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Hiperlink_20_5" style:display-name="Hiperlink 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link_20_6" style:display-name="Hiperlink 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link_20_7" style:display-name="Hiperlink 7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1" style:display-name="Incorreto 1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2" style:display-name="Incorreto 2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2_20_2" style:display-name="Incorreto 2 2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2_20_3" style:display-name="Incorreto 2 3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2_20_4" style:display-name="Incorreto 2 4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2_20_5" style:display-name="Incorreto 2 5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3" style:display-name="Incorreto 3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4" style:display-name="Incorreto 4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5" style:display-name="Incorreto 5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6" style:display-name="Incorreto 6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4.79pt double #ff9900" style:border-line-width-bottom="0.056cm 0.056cm 0.056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oeda_20_10" style:display-name="Moeda 10" style:family="table-cell" style:parent-style-name="Default" style:data-style-name="N115">
      <style:table-cell-properties fo:padding="0.071cm"/>
    </style:style>
    <style:style style:name="Moeda_20_11" style:display-name="Moeda 11" style:family="table-cell" style:parent-style-name="Default" style:data-style-name="N115">
      <style:table-cell-properties fo:padding="0.071cm"/>
    </style:style>
    <style:style style:name="Moeda_20_12" style:display-name="Moeda 12" style:family="table-cell" style:parent-style-name="Default" style:data-style-name="N115">
      <style:table-cell-properties fo:padding="0.071cm"/>
    </style:style>
    <style:style style:name="Moeda_20_2" style:display-name="Moeda 2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2_20_2" style:display-name="Moeda 2 2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2_20_2_20_2" style:display-name="Moeda 2 2 2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2_20_2_20_3" style:display-name="Moeda 2 2 3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2_20_3" style:display-name="Moeda 2 3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2_20_4" style:display-name="Moeda 2 4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3" style:display-name="Moeda 3" style:family="table-cell" style:parent-style-name="Default" style:data-style-name="N115">
      <style:table-cell-properties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oeda_20_3_20_2" style:display-name="Moeda 3 2" style:family="table-cell" style:parent-style-name="Default" style:data-style-name="N115">
      <style:table-cell-properties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oeda_20_3_20_2_20_2" style:display-name="Moeda 3 2 2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3_20_3" style:display-name="Moeda 3 3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3_20_3_20_2" style:display-name="Moeda 3 3 2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3_20_4" style:display-name="Moeda 3 4" style:family="table-cell" style:parent-style-name="Default" style:data-style-name="N115">
      <style:table-cell-properties fo:padding="0.071cm"/>
    </style:style>
    <style:style style:name="Moeda_20_3_20_5" style:display-name="Moeda 3 5" style:family="table-cell" style:parent-style-name="Default" style:data-style-name="N115">
      <style:table-cell-properties fo:padding="0.071cm"/>
    </style:style>
    <style:style style:name="Moeda_20_3_20_6" style:display-name="Moeda 3 6" style:family="table-cell" style:parent-style-name="Default" style:data-style-name="N115">
      <style:table-cell-properties fo:padding="0.071cm"/>
    </style:style>
    <style:style style:name="Moeda_20_4" style:display-name="Moeda 4" style:family="table-cell" style:parent-style-name="Default" style:data-style-name="N115">
      <style:table-cell-properties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oeda_20_4_20_2" style:display-name="Moeda 4 2" style:family="table-cell" style:parent-style-name="Default" style:data-style-name="N119">
      <style:table-cell-properties fo:padding="0.071cm"/>
    </style:style>
    <style:style style:name="Moeda_20_4_20_2_20_2" style:display-name="Moeda 4 2 2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4_20_3" style:display-name="Moeda 4 3" style:family="table-cell" style:parent-style-name="Default" style:data-style-name="N119">
      <style:table-cell-properties fo:padding="0.071cm"/>
    </style:style>
    <style:style style:name="Moeda_20_4_20_4" style:display-name="Moeda 4 4" style:family="table-cell" style:parent-style-name="Default" style:data-style-name="N119">
      <style:table-cell-properties fo:padding="0.071cm"/>
    </style:style>
    <style:style style:name="Moeda_20_4_20_4_20_2" style:display-name="Moeda 4 4 2" style:family="table-cell" style:parent-style-name="Default" style:data-style-name="N119">
      <style:table-cell-properties fo:padding="0.071cm"/>
    </style:style>
    <style:style style:name="Moeda_20_4_20_4_20_3" style:display-name="Moeda 4 4 3" style:family="table-cell" style:parent-style-name="Default" style:data-style-name="N115">
      <style:table-cell-properties fo:padding="0.071cm"/>
    </style:style>
    <style:style style:name="Moeda_20_4_20_4_20_3_20_2" style:display-name="Moeda 4 4 3 2" style:family="table-cell" style:parent-style-name="Default" style:data-style-name="N115">
      <style:table-cell-properties fo:padding="0.071cm"/>
    </style:style>
    <style:style style:name="Moeda_20_4_20_4_20_4" style:display-name="Moeda 4 4 4" style:family="table-cell" style:parent-style-name="Default" style:data-style-name="N115">
      <style:table-cell-properties fo:padding="0.071cm"/>
    </style:style>
    <style:style style:name="Moeda_20_4_20_4_20_4_20_2" style:display-name="Moeda 4 4 4 2" style:family="table-cell" style:parent-style-name="Default" style:data-style-name="N115">
      <style:table-cell-properties fo:padding="0.071cm"/>
    </style:style>
    <style:style style:name="Moeda_20_4_20_5" style:display-name="Moeda 4 5" style:family="table-cell" style:parent-style-name="Default" style:data-style-name="N115">
      <style:table-cell-properties fo:padding="0.071cm"/>
    </style:style>
    <style:style style:name="Moeda_20_4_20_5_20_2" style:display-name="Moeda 4 5 2" style:family="table-cell" style:parent-style-name="Default" style:data-style-name="N115">
      <style:table-cell-properties fo:padding="0.071cm"/>
    </style:style>
    <style:style style:name="Moeda_20_4_20_6" style:display-name="Moeda 4 6" style:family="table-cell" style:parent-style-name="Default" style:data-style-name="N115">
      <style:table-cell-properties fo:padding="0.071cm"/>
    </style:style>
    <style:style style:name="Moeda_20_4_20_6_20_2" style:display-name="Moeda 4 6 2" style:family="table-cell" style:parent-style-name="Default" style:data-style-name="N115">
      <style:table-cell-properties fo:padding="0.071cm"/>
    </style:style>
    <style:style style:name="Moeda_20_4_20_7" style:display-name="Moeda 4 7" style:family="table-cell" style:parent-style-name="Default" style:data-style-name="N119">
      <style:table-cell-properties fo:padding="0.071cm"/>
    </style:style>
    <style:style style:name="Moeda_20_4_20_8" style:display-name="Moeda 4 8" style:family="table-cell" style:parent-style-name="Default" style:data-style-name="N119">
      <style:table-cell-properties fo:padding="0.071cm"/>
    </style:style>
    <style:style style:name="Moeda_20_4_20_8_20_2" style:display-name="Moeda 4 8 2" style:family="table-cell" style:parent-style-name="Default" style:data-style-name="N119">
      <style:table-cell-properties fo:padding="0.071cm"/>
    </style:style>
    <style:style style:name="Moeda_20_4_20_9" style:display-name="Moeda 4 9" style:family="table-cell" style:parent-style-name="Default" style:data-style-name="N119">
      <style:table-cell-properties fo:padding="0.071cm"/>
    </style:style>
    <style:style style:name="Moeda_20_4_20_9_20_2" style:display-name="Moeda 4 9 2" style:family="table-cell" style:parent-style-name="Default" style:data-style-name="N119">
      <style:table-cell-properties fo:padding="0.071cm"/>
    </style:style>
    <style:style style:name="Moeda_20_4_20_9_20_2_20_2" style:display-name="Moeda 4 9 2 2" style:family="table-cell" style:parent-style-name="Default" style:data-style-name="N119">
      <style:table-cell-properties fo:padding="0.071cm"/>
    </style:style>
    <style:style style:name="Moeda_20_5" style:display-name="Moeda 5" style:family="table-cell" style:parent-style-name="Default" style:data-style-name="N119">
      <style:table-cell-properties fo:padding="0.071cm"/>
    </style:style>
    <style:style style:name="Moeda_20_5_20_2" style:display-name="Moeda 5 2" style:family="table-cell" style:parent-style-name="Default" style:data-style-name="N115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5_20_3" style:display-name="Moeda 5 3" style:family="table-cell" style:parent-style-name="Default" style:data-style-name="N119">
      <style:table-cell-properties fo:padding="0.071cm"/>
    </style:style>
    <style:style style:name="Moeda_20_5_20_4" style:display-name="Moeda 5 4" style:family="table-cell" style:parent-style-name="Default" style:data-style-name="N115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6" style:display-name="Moeda 6" style:family="table-cell" style:parent-style-name="Default" style:data-style-name="N115">
      <style:table-cell-properties fo:padding="0.071cm"/>
    </style:style>
    <style:style style:name="Moeda_20_6_20_2" style:display-name="Moeda 6 2" style:family="table-cell" style:parent-style-name="Default" style:data-style-name="N115">
      <style:table-cell-properties fo:padding="0.071cm"/>
    </style:style>
    <style:style style:name="Moeda_20_6_20_3" style:display-name="Moeda 6 3" style:family="table-cell" style:parent-style-name="Default" style:data-style-name="N115">
      <style:table-cell-properties fo:padding="0.071cm"/>
    </style:style>
    <style:style style:name="Moeda_20_6_20_3_20_2" style:display-name="Moeda 6 3 2" style:family="table-cell" style:parent-style-name="Default" style:data-style-name="N115">
      <style:table-cell-properties fo:padding="0.071cm"/>
    </style:style>
    <style:style style:name="Moeda_20_6_20_4" style:display-name="Moeda 6 4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eda_20_6_20_5" style:display-name="Moeda 6 5" style:family="table-cell" style:parent-style-name="Default" style:data-style-name="N115">
      <style:table-cell-properties fo:padding="0.071cm"/>
    </style:style>
    <style:style style:name="Moeda_20_7" style:display-name="Moeda 7" style:family="table-cell" style:parent-style-name="Default" style:data-style-name="N115">
      <style:table-cell-properties fo:padding="0.071cm"/>
    </style:style>
    <style:style style:name="Moeda_20_7_20_2" style:display-name="Moeda 7 2" style:family="table-cell" style:parent-style-name="Default" style:data-style-name="N115">
      <style:table-cell-properties fo:padding="0.071cm"/>
    </style:style>
    <style:style style:name="Moeda_20_8" style:display-name="Moeda 8" style:family="table-cell" style:parent-style-name="Default" style:data-style-name="N115">
      <style:table-cell-properties fo:padding="0.071cm"/>
    </style:style>
    <style:style style:name="Moeda_20_8_20_2" style:display-name="Moeda 8 2" style:family="table-cell" style:parent-style-name="Default" style:data-style-name="N115">
      <style:table-cell-properties fo:padding="0.071cm"/>
    </style:style>
    <style:style style:name="Moeda_20_9" style:display-name="Moeda 9" style:family="table-cell" style:parent-style-name="Default" style:data-style-name="N115">
      <style:table-cell-properties fo:padding="0.071cm"/>
    </style:style>
    <style:style style:name="Moeda_20_9_20_2" style:display-name="Moeda 9 2" style:family="table-cell" style:parent-style-name="Default" style:data-style-name="N115">
      <style:table-cell-properties fo:padding="0.071cm"/>
    </style:style>
    <style:style style:name="Neutra_20_1" style:display-name="Neutra 1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2" style:display-name="Neutra 2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2_20_2" style:display-name="Neutra 2 2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2_20_3" style:display-name="Neutra 2 3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2_20_4" style:display-name="Neutra 2 4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2_20_5" style:display-name="Neutra 2 5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3" style:display-name="Neutra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4" style:display-name="Neutra 4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5" style:display-name="Neutra 5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6" style:display-name="Neutra 6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_20_3" style:display-name="Normal 2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7" style:display-name="Normal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9" style:display-name="Normal 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4" style:display-name="Normal 3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_20_2" style:display-name="Normal 3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_20_3" style:display-name="Normal 3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_20_2" style:display-name="Normal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_20_3" style:display-name="Normal 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_20_3_20_2" style:display-name="Normal 4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_20_3_20_3" style:display-name="Normal 4 2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_20_4" style:display-name="Normal 4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_20_1" style:display-name="Nota 1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91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_20_10" style:display-name="Nota 10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a_20_2" style:display-name="Nota 2" style:family="table-cell" style:parent-style-name="Default">
      <style:table-cell-properties fo:background-color="#ffffcc" style:diagonal-bl-tr="none" style:diagonal-tl-br="none" fo:border="0.31pt solid #c0c0c0" fo:padding="0.071c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ta_20_2_20_2" style:display-name="Nota 2 2" style:family="table-cell" style:parent-style-name="Default">
      <style:table-cell-properties fo:background-color="#ffffcc" style:diagonal-bl-tr="none" style:diagonal-tl-br="none" fo:border="0.31pt solid #c0c0c0" fo:padding="0.071cm" style:rotation-align="non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_20_2_20_2_20_2" style:display-name="Nota 2 2 2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a_20_2_20_2_20_3" style:display-name="Nota 2 2 3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a_20_3" style:display-name="Nota 3" style:family="table-cell" style:parent-style-name="Default">
      <style:table-cell-properties fo:background-color="#ffffcc" style:diagonal-bl-tr="none" style:diagonal-tl-br="none" fo:border="0.31pt solid #c0c0c0" fo:padding="0.071cm" style:rotation-align="non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_20_3_20_2" style:display-name="Nota 3 2" style:family="table-cell" style:parent-style-name="Default">
      <style:table-cell-properties fo:background-color="#ffffcc" style:diagonal-bl-tr="none" style:diagonal-tl-br="none" fo:border="0.31pt solid #c0c0c0" fo:padding="0.071cm" style:rotation-align="non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_20_3_20_2_20_2" style:display-name="Nota 3 2 2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a_20_3_20_3" style:display-name="Nota 3 3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a_20_3_20_4" style:display-name="Nota 3 4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a_20_4" style:display-name="Nota 4" style:family="table-cell" style:parent-style-name="Default">
      <style:table-cell-properties fo:background-color="#ffffcc" style:diagonal-bl-tr="none" style:diagonal-tl-br="none" fo:border="0.31pt solid #c0c0c0" fo:padding="0.071cm" style:rotation-align="non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_20_4_20_2" style:display-name="Nota 4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91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_20_5" style:display-name="Nota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91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_20_6" style:display-name="Nota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91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_20_7" style:display-name="Nota 7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a_20_7_20_2" style:display-name="Nota 7 2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a_20_8" style:display-name="Nota 8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a_20_8_20_2" style:display-name="Nota 8 2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a_20_9" style:display-name="Nota 9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a_20_9_20_2" style:display-name="Nota 9 2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31pt solid #c0c0c0" fo:padding="0.071c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orcentagem_20_10" style:display-name="Porcentagem 10" style:family="table-cell" style:parent-style-name="Default" style:data-style-name="N10">
      <style:table-cell-properties fo:padding="0.071cm"/>
    </style:style>
    <style:style style:name="Porcentagem_20_11" style:display-name="Porcentagem 11" style:family="table-cell" style:parent-style-name="Default" style:data-style-name="N10">
      <style:table-cell-properties fo:padding="0.071cm"/>
    </style:style>
    <style:style style:name="Porcentagem_20_11_20_2" style:display-name="Porcentagem 11 2" style:family="table-cell" style:parent-style-name="Default" style:data-style-name="N10">
      <style:table-cell-properties fo:padding="0.071cm"/>
    </style:style>
    <style:style style:name="Porcentagem_20_12" style:display-name="Porcentagem 12" style:family="table-cell" style:parent-style-name="Default" style:data-style-name="N10">
      <style:table-cell-properties fo:padding="0.071cm"/>
    </style:style>
    <style:style style:name="Porcentagem_20_13" style:display-name="Porcentagem 13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rcentagem_20_13_20_2" style:display-name="Porcentagem 13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rcentagem_20_14" style:display-name="Porcentagem 14" style:family="table-cell" style:parent-style-name="Default" style:data-style-name="N10">
      <style:table-cell-properties fo:padding="0.071cm"/>
    </style:style>
    <style:style style:name="Porcentagem_20_15" style:display-name="Porcentagem 15" style:family="table-cell" style:parent-style-name="Default" style:data-style-name="N10">
      <style:table-cell-properties fo:padding="0.071cm"/>
    </style:style>
    <style:style style:name="Porcentagem_20_2" style:display-name="Porcentagem 2" style:family="table-cell" style:parent-style-name="Default" style:data-style-name="N10">
      <style:table-cell-properties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gem_20_2_20_2" style:display-name="Porcentagem 2 2" style:family="table-cell" style:parent-style-name="Default" style:data-style-name="N10">
      <style:table-cell-properties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gem_20_2_20_2_20_2" style:display-name="Porcentagem 2 2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rcentagem_20_2_20_3" style:display-name="Porcentagem 2 3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rcentagem_20_2_20_3_20_2" style:display-name="Porcentagem 2 3 2" style:family="table-cell" style:parent-style-name="Default" style:data-style-name="N10">
      <style:table-cell-properties fo:padding="0.071cm"/>
    </style:style>
    <style:style style:name="Porcentagem_20_2_20_4" style:display-name="Porcentagem 2 4" style:family="table-cell" style:parent-style-name="Default" style:data-style-name="N10">
      <style:table-cell-properties fo:padding="0.071cm"/>
    </style:style>
    <style:style style:name="Porcentagem_20_2_20_5" style:display-name="Porcentagem 2 5" style:family="table-cell" style:parent-style-name="Default" style:data-style-name="N10">
      <style:table-cell-properties fo:padding="0.071cm"/>
    </style:style>
    <style:style style:name="Porcentagem_20_2_20_6" style:display-name="Porcentagem 2 6" style:family="table-cell" style:parent-style-name="Default" style:data-style-name="N10">
      <style:table-cell-properties fo:padding="0.071cm"/>
    </style:style>
    <style:style style:name="Porcentagem_20_3" style:display-name="Porcentagem 3" style:family="table-cell" style:parent-style-name="Default" style:data-style-name="N10">
      <style:table-cell-properties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gem_20_3_20_2" style:display-name="Porcentagem 3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rcentagem_20_4" style:display-name="Porcentagem 4" style:family="table-cell" style:parent-style-name="Default" style:data-style-name="N10">
      <style:table-cell-properties fo:padding="0.071cm"/>
    </style:style>
    <style:style style:name="Porcentagem_20_4_20_2" style:display-name="Porcentagem 4 2" style:family="table-cell" style:parent-style-name="Default" style:data-style-name="N10">
      <style:table-cell-properties fo:padding="0.071cm"/>
    </style:style>
    <style:style style:name="Porcentagem_20_4_20_3" style:display-name="Porcentagem 4 3" style:family="table-cell" style:parent-style-name="Default" style:data-style-name="N10">
      <style:table-cell-properties fo:padding="0.071cm"/>
    </style:style>
    <style:style style:name="Porcentagem_20_5" style:display-name="Porcentagem 5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rcentagem_20_6" style:display-name="Porcentagem 6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rcentagem_20_6_20_2" style:display-name="Porcentagem 6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rcentagem_20_7" style:display-name="Porcentagem 7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rcentagem_20_7_20_2" style:display-name="Porcentagem 7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rcentagem_20_8" style:display-name="Porcentagem 8" style:family="table-cell" style:parent-style-name="Default" style:data-style-name="N10">
      <style:table-cell-properties fo:padding="0.071cm"/>
    </style:style>
    <style:style style:name="Porcentagem_20_8_20_2" style:display-name="Porcentagem 8 2" style:family="table-cell" style:parent-style-name="Default" style:data-style-name="N10">
      <style:table-cell-properties fo:padding="0.071cm"/>
    </style:style>
    <style:style style:name="Porcentagem_20_9" style:display-name="Porcentagem 9" style:family="table-cell" style:parent-style-name="Default" style:data-style-name="N10">
      <style:table-cell-properties fo:padding="0.071cm"/>
    </style:style>
    <style:style style:name="Porcentagem_20_9_20_2" style:display-name="Porcentagem 9 2" style:family="table-cell" style:parent-style-name="Default" style:data-style-name="N10">
      <style:table-cell-properties fo:padding="0.071cm"/>
    </style:style>
    <style:style style:name="Saída_20_1" style:display-name="Saída 1" style:family="table-cell" style:parent-style-name="Default" style:data-style-name="N0">
      <style:table-cell-properties style:glyph-orientation-vertical="0" fo:background-color="#c0c0c0" style:diagonal-bl-tr="none" style:diagonal-tl-br="none" style:text-align-source="value-type" style:repeat-content="false" fo:wrap-option="no-wrap" fo:border="0.91pt solid #333333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2" style:display-name="Saída 2" style:family="table-cell" style:parent-style-name="Default">
      <style:table-cell-properties fo:background-color="#ffffff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2_20_2" style:display-name="Saída 2 2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2_20_3" style:display-name="Saída 2 3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2_20_4" style:display-name="Saída 2 4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2_20_5" style:display-name="Saída 2 5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2_20_6" style:display-name="Saída 2 6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3" style:display-name="Saída 3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3_20_2" style:display-name="Saída 3 2" style:family="table-cell" style:parent-style-name="Default" style:data-style-name="N0">
      <style:table-cell-properties style:glyph-orientation-vertical="0" fo:background-color="#c0c0c0" style:diagonal-bl-tr="none" style:diagonal-tl-br="none" style:text-align-source="value-type" style:repeat-content="false" fo:wrap-option="no-wrap" fo:border="0.91pt solid #333333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4" style:display-name="Saída 4" style:family="table-cell" style:parent-style-name="Default" style:data-style-name="N0">
      <style:table-cell-properties style:glyph-orientation-vertical="0" fo:background-color="#c0c0c0" style:diagonal-bl-tr="none" style:diagonal-tl-br="none" style:text-align-source="value-type" style:repeat-content="false" fo:wrap-option="no-wrap" fo:border="0.91pt solid #333333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5" style:display-name="Saída 5" style:family="table-cell" style:parent-style-name="Default" style:data-style-name="N0">
      <style:table-cell-properties style:glyph-orientation-vertical="0" fo:background-color="#c0c0c0" style:diagonal-bl-tr="none" style:diagonal-tl-br="none" style:text-align-source="value-type" style:repeat-content="false" fo:wrap-option="no-wrap" fo:border="0.91pt solid #333333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5_20_2" style:display-name="Saída 5 2" style:family="table-cell" style:parent-style-name="Default">
      <style:table-cell-properties fo:background-color="#ffffff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6" style:display-name="Saída 6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eparador_20_de_20_milhares_20_2" style:display-name="Separador de milhares 2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Texto_20_de_20_Aviso_20_1" style:display-name="Texto de Aviso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2" style:display-name="Texto de Aviso 2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2_20_2" style:display-name="Texto de Aviso 2 2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2_20_3" style:display-name="Texto de Aviso 2 3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2_20_4" style:display-name="Texto de Aviso 2 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2_20_5" style:display-name="Texto de Aviso 2 5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3" style:display-name="Texto de Aviso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4" style:display-name="Texto de Aviso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5" style:display-name="Texto de Aviso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6" style:display-name="Texto de Aviso 6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_20_1" style:display-name="Texto Explicativo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" style:display-name="Texto Explicativo 2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2" style:display-name="Texto Explicativo 2 2" style:family="table-cell" style:parent-style-name="Default">
      <style:table-cell-properties fo:padding="0.071cm"/>
      <style:text-properties fo:color="#969696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2_20_2" style:display-name="Texto Explicativo 2 2 2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3" style:display-name="Texto Explicativo 2 3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4" style:display-name="Texto Explicativo 2 4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5" style:display-name="Texto Explicativo 2 5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3" style:display-name="Texto Explicativo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4" style:display-name="Texto Explicativo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5" style:display-name="Texto Explicativo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6" style:display-name="Texto Explicativo 6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 style:data-style-name="N0">
      <style:table-cell-properties style:glyph-orientation-vertical="0" fo:border-bottom="4.79pt double #333399" style:border-line-width-bottom="0.056cm 0.056cm 0.056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91pt solid #333399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4.79pt double #333399" style:border-line-width-bottom="0.056cm 0.056cm 0.056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2" style:display-name="Total 2 2" style:family="table-cell" style:parent-style-name="Default">
      <style:table-cell-properties fo:border-bottom="4.79pt double #33cccc" style:border-line-width-bottom="0.056cm 0.056cm 0.056cm" style:diagonal-bl-tr="none" style:diagonal-tl-br="none" fo:border-left="none" fo:padding="0.071cm" fo:border-right="none" style:rotation-align="none" fo:border-top="0.31pt solid #33cc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2_20_2" style:display-name="Total 2 2 2" style:family="table-cell" style:parent-style-name="Default">
      <style:table-cell-properties fo:border-bottom="4.79pt double #333399" style:border-line-width-bottom="0.056cm 0.056cm 0.056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3" style:display-name="Total 2 3" style:family="table-cell" style:parent-style-name="Default">
      <style:table-cell-properties fo:border-bottom="4.79pt double #333399" style:border-line-width-bottom="0.056cm 0.056cm 0.056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4" style:display-name="Total 2 4" style:family="table-cell" style:parent-style-name="Default">
      <style:table-cell-properties fo:border-bottom="4.79pt double #333399" style:border-line-width-bottom="0.056cm 0.056cm 0.056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5" style:display-name="Total 2 5" style:family="table-cell" style:parent-style-name="Default">
      <style:table-cell-properties fo:border-bottom="4.79pt double #333399" style:border-line-width-bottom="0.056cm 0.056cm 0.056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 style:data-style-name="N0">
      <style:table-cell-properties style:glyph-orientation-vertical="0" fo:border-bottom="4.79pt double #333399" style:border-line-width-bottom="0.056cm 0.056cm 0.056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91pt solid #333399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 style:data-style-name="N0">
      <style:table-cell-properties style:glyph-orientation-vertical="0" fo:border-bottom="4.79pt double #333399" style:border-line-width-bottom="0.056cm 0.056cm 0.056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91pt solid #333399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 style:data-style-name="N0">
      <style:table-cell-properties style:glyph-orientation-vertical="0" fo:border-bottom="4.79pt double #333399" style:border-line-width-bottom="0.056cm 0.056cm 0.056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91pt solid #333399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4.79pt double #333399" style:border-line-width-bottom="0.056cm 0.056cm 0.056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1_20_2" style:display-name="Título 1 1 2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1_20_3" style:display-name="Título 1 1 3" style:family="table-cell" style:parent-style-name="Default" style:data-style-name="N0">
      <style:table-cell-properties style:glyph-orientation-vertical="0" fo:border-bottom="1.19pt solid #333399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" style:display-name="Título 1 2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2" style:display-name="Título 1 2 2" style:family="table-cell" style:parent-style-name="Default">
      <style:table-cell-properties fo:border-bottom="1.1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2_20_2" style:display-name="Título 1 2 2 2" style:family="table-cell" style:parent-style-name="Default" style:data-style-name="N0">
      <style:table-cell-properties style:glyph-orientation-vertical="0" fo:border-bottom="1.19pt solid #333399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3" style:display-name="Título 1 2 3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4" style:display-name="Título 1 2 4" style:family="table-cell" style:parent-style-name="Default" style:data-style-name="N0">
      <style:table-cell-properties style:glyph-orientation-vertical="0" fo:border-bottom="1.19pt solid #333399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5" style:display-name="Título 1 2 5" style:family="table-cell" style:parent-style-name="Default" style:data-style-name="N0">
      <style:table-cell-properties style:glyph-orientation-vertical="0" fo:border-bottom="1.19pt solid #333399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6" style:display-name="Título 1 2 6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_20_2_20_7" style:display-name="Título 1 2 7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3" style:display-name="Título 1 3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3_20_2" style:display-name="Título 1 3 2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4" style:display-name="Título 1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_20_5" style:display-name="Título 1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_20_6" style:display-name="Título 1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_20_6_20_2" style:display-name="Título 1 6 2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7" style:display-name="Título 1 7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8" style:display-name="Título 1 8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2_20_1" style:display-name="Título 2 1" style:family="table-cell" style:parent-style-name="Default" style:data-style-name="N0">
      <style:table-cell-properties style:glyph-orientation-vertical="0" fo:border-bottom="1.19pt solid #c0c0c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" style:display-name="Título 2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2" style:display-name="Título 2 2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3" style:display-name="Título 2 2 3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4" style:display-name="Título 2 2 4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5" style:display-name="Título 2 2 5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6" style:display-name="Título 2 2 6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3" style:display-name="Título 2 3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3_20_2" style:display-name="Título 2 3 2" style:family="table-cell" style:parent-style-name="Default" style:data-style-name="N0">
      <style:table-cell-properties style:glyph-orientation-vertical="0" fo:border-bottom="1.19pt solid #c0c0c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4" style:display-name="Título 2 4" style:family="table-cell" style:parent-style-name="Default" style:data-style-name="N0">
      <style:table-cell-properties style:glyph-orientation-vertical="0" fo:border-bottom="1.19pt solid #c0c0c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5" style:display-name="Título 2 5" style:family="table-cell" style:parent-style-name="Default" style:data-style-name="N0">
      <style:table-cell-properties style:glyph-orientation-vertical="0" fo:border-bottom="1.19pt solid #c0c0c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5_20_2" style:display-name="Título 2 5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6" style:display-name="Título 2 6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_20_1" style:display-name="Título 3 1" style:family="table-cell" style:parent-style-name="Default" style:data-style-name="N0">
      <style:table-cell-properties style:glyph-orientation-vertical="0" fo:border-bottom="1.19pt solid #0066c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" style:display-name="Título 3 2" style:family="table-cell" style:parent-style-name="Default">
      <style:table-cell-properties fo:border-bottom="0.91pt solid #666699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2" style:display-name="Título 3 2 2" style:family="table-cell" style:parent-style-name="Default">
      <style:table-cell-properties fo:border-bottom="0.91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2_20_2" style:display-name="Título 3 2 2 2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3" style:display-name="Título 3 2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4" style:display-name="Título 3 2 4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5" style:display-name="Título 3 2 5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6" style:display-name="Título 3 2 6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3" style:display-name="Título 3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3_20_2" style:display-name="Título 3 3 2" style:family="table-cell" style:parent-style-name="Default" style:data-style-name="N0">
      <style:table-cell-properties style:glyph-orientation-vertical="0" fo:border-bottom="1.19pt solid #0066c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4" style:display-name="Título 3 4" style:family="table-cell" style:parent-style-name="Default" style:data-style-name="N0">
      <style:table-cell-properties style:glyph-orientation-vertical="0" fo:border-bottom="1.19pt solid #0066c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5" style:display-name="Título 3 5" style:family="table-cell" style:parent-style-name="Default" style:data-style-name="N0">
      <style:table-cell-properties style:glyph-orientation-vertical="0" fo:border-bottom="1.19pt solid #0066c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5_20_2" style:display-name="Título 3 5 2" style:family="table-cell" style:parent-style-name="Default">
      <style:table-cell-properties fo:border-bottom="0.91pt solid #666699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6" style:display-name="Título 3 6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1" style:display-name="Título 4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2" style:display-name="Título 4 2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2_20_2" style:display-name="Título 4 2 2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2_20_3" style:display-name="Título 4 2 3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2_20_4" style:display-name="Título 4 2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2_20_5" style:display-name="Título 4 2 5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2_20_6" style:display-name="Título 4 2 6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3" style:display-name="Título 4 3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3_20_2" style:display-name="Título 4 3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4" style:display-name="Título 4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5" style:display-name="Título 4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5_20_2" style:display-name="Título 4 5 2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6" style:display-name="Título 4 6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5_20_2" style:display-name="Título 5 2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5_20_3" style:display-name="Título 5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5_20_4" style:display-name="Título 5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5_20_5" style:display-name="Título 5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6" style:display-name="Título 6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6_20_2" style:display-name="Título 6 2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6_20_2_20_2" style:display-name="Título 6 2 2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7" style:display-name="Título 7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Vírgula_20_10" style:display-name="Vírgula 10" style:family="table-cell" style:parent-style-name="Default" style:data-style-name="N111">
      <style:table-cell-properties fo:padding="0.071cm"/>
    </style:style>
    <style:style style:name="Vírgula_20_10_20_2" style:display-name="Vírgula 10 2" style:family="table-cell" style:parent-style-name="Default" style:data-style-name="N111">
      <style:table-cell-properties fo:padding="0.071cm"/>
    </style:style>
    <style:style style:name="Vírgula_20_11" style:display-name="Vírgula 11" style:family="table-cell" style:parent-style-name="Default" style:data-style-name="N111">
      <style:table-cell-properties fo:padding="0.071cm"/>
    </style:style>
    <style:style style:name="Vírgula_20_11_20_2" style:display-name="Vírgula 11 2" style:family="table-cell" style:parent-style-name="Default" style:data-style-name="N111">
      <style:table-cell-properties fo:padding="0.071cm"/>
    </style:style>
    <style:style style:name="Vírgula_20_12" style:display-name="Vírgula 1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2" style:display-name="Vírgula 12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2_20_2" style:display-name="Vírgula 12 2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3" style:display-name="Vírgula 12 3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3_20_2" style:display-name="Vírgula 12 3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3_20_2_20_2" style:display-name="Vírgula 12 3 2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3_20_3" style:display-name="Vírgula 12 3 3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4" style:display-name="Vírgula 12 4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4_20_2" style:display-name="Vírgula 12 4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4_20_2_20_2" style:display-name="Vírgula 12 4 2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4_20_3" style:display-name="Vírgula 12 4 3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5" style:display-name="Vírgula 12 5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6" style:display-name="Vírgula 12 6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2_20_6_20_2" style:display-name="Vírgula 12 6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3" style:display-name="Vírgula 13" style:family="table-cell" style:parent-style-name="Default" style:data-style-name="N111">
      <style:table-cell-properties fo:padding="0.071cm"/>
    </style:style>
    <style:style style:name="Vírgula_20_13_20_2" style:display-name="Vírgula 13 2" style:family="table-cell" style:parent-style-name="Default" style:data-style-name="N111">
      <style:table-cell-properties fo:padding="0.071cm"/>
    </style:style>
    <style:style style:name="Vírgula_20_14" style:display-name="Vírgula 14" style:family="table-cell" style:parent-style-name="Default" style:data-style-name="N111">
      <style:table-cell-properties fo:padding="0.071cm"/>
    </style:style>
    <style:style style:name="Vírgula_20_15" style:display-name="Vírgula 15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5_20_2" style:display-name="Vírgula 15 2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16" style:display-name="Vírgula 16" style:family="table-cell" style:parent-style-name="Default" style:data-style-name="N111">
      <style:table-cell-properties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írgula_20_17" style:display-name="Vírgula 17" style:family="table-cell" style:parent-style-name="Default" style:data-style-name="N111">
      <style:table-cell-properties fo:padding="0.071cm"/>
    </style:style>
    <style:style style:name="Vírgula_20_18" style:display-name="Vírgula 18" style:family="table-cell" style:parent-style-name="Default" style:data-style-name="N111">
      <style:table-cell-properties fo:padding="0.071cm"/>
    </style:style>
    <style:style style:name="Vírgula_20_2" style:display-name="Vírgula 2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10" style:display-name="Vírgula 2 10" style:family="table-cell" style:parent-style-name="Default" style:data-style-name="N111">
      <style:table-cell-properties fo:padding="0.071cm"/>
    </style:style>
    <style:style style:name="Vírgula_20_2_20_11" style:display-name="Vírgula 2 11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11_20_2" style:display-name="Vírgula 2 11 2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12" style:display-name="Vírgula 2 12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2" style:display-name="Vírgula 2 2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3" style:display-name="Vírgula 2 3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3_20_2" style:display-name="Vírgula 2 3 2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3_20_3" style:display-name="Vírgula 2 3 3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3_20_3_20_2" style:display-name="Vírgula 2 3 3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3_20_4" style:display-name="Vírgula 2 3 4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4" style:display-name="Vírgula 2 4" style:family="table-cell" style:parent-style-name="Default" style:data-style-name="N111">
      <style:table-cell-properties fo:padding="0.071cm"/>
    </style:style>
    <style:style style:name="Vírgula_20_2_20_4_20_2" style:display-name="Vírgula 2 4 2" style:family="table-cell" style:parent-style-name="Default" style:data-style-name="N111">
      <style:table-cell-properties fo:padding="0.071cm"/>
    </style:style>
    <style:style style:name="Vírgula_20_2_20_5" style:display-name="Vírgula 2 5" style:family="table-cell" style:parent-style-name="Default" style:data-style-name="N111">
      <style:table-cell-properties fo:padding="0.071cm"/>
    </style:style>
    <style:style style:name="Vírgula_20_2_20_5_20_2" style:display-name="Vírgula 2 5 2" style:family="table-cell" style:parent-style-name="Default" style:data-style-name="N111">
      <style:table-cell-properties fo:padding="0.071cm"/>
    </style:style>
    <style:style style:name="Vírgula_20_2_20_5_20_2_20_2" style:display-name="Vírgula 2 5 2 2" style:family="table-cell" style:parent-style-name="Default" style:data-style-name="N111">
      <style:table-cell-properties fo:padding="0.071cm"/>
    </style:style>
    <style:style style:name="Vírgula_20_2_20_5_20_3" style:display-name="Vírgula 2 5 3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5_20_3_20_2" style:display-name="Vírgula 2 5 3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5_20_4" style:display-name="Vírgula 2 5 4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5_20_4_20_2" style:display-name="Vírgula 2 5 4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5_20_5" style:display-name="Vírgula 2 5 5" style:family="table-cell" style:parent-style-name="Default" style:data-style-name="N111">
      <style:table-cell-properties fo:padding="0.071cm"/>
    </style:style>
    <style:style style:name="Vírgula_20_2_20_6" style:display-name="Vírgula 2 6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6_20_2" style:display-name="Vírgula 2 6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7" style:display-name="Vírgula 2 7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7_20_2" style:display-name="Vírgula 2 7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2_20_8" style:display-name="Vírgula 2 8" style:family="table-cell" style:parent-style-name="Default" style:data-style-name="N111">
      <style:table-cell-properties fo:padding="0.071cm"/>
    </style:style>
    <style:style style:name="Vírgula_20_2_20_8_20_2" style:display-name="Vírgula 2 8 2" style:family="table-cell" style:parent-style-name="Default" style:data-style-name="N111">
      <style:table-cell-properties fo:padding="0.071cm"/>
    </style:style>
    <style:style style:name="Vírgula_20_2_20_9" style:display-name="Vírgula 2 9" style:family="table-cell" style:parent-style-name="Default" style:data-style-name="N111">
      <style:table-cell-properties fo:padding="0.071cm"/>
    </style:style>
    <style:style style:name="Vírgula_20_2_20_9_20_2" style:display-name="Vírgula 2 9 2" style:family="table-cell" style:parent-style-name="Default" style:data-style-name="N111">
      <style:table-cell-properties fo:padding="0.071cm"/>
    </style:style>
    <style:style style:name="Vírgula_20_3" style:display-name="Vírgula 3" style:family="table-cell" style:parent-style-name="Default" style:data-style-name="N117">
      <style:table-cell-properties fo:padding="0.071cm"/>
    </style:style>
    <style:style style:name="Vírgula_20_3_20_2" style:display-name="Vírgula 3 2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3_20_3" style:display-name="Vírgula 3 3" style:family="table-cell" style:parent-style-name="Default" style:data-style-name="N111">
      <style:table-cell-properties fo:padding="0.071cm"/>
    </style:style>
    <style:style style:name="Vírgula_20_3_20_3_20_2" style:display-name="Vírgula 3 3 2" style:family="table-cell" style:parent-style-name="Default" style:data-style-name="N111">
      <style:table-cell-properties fo:padding="0.071cm"/>
    </style:style>
    <style:style style:name="Vírgula_20_3_20_4" style:display-name="Vírgula 3 4" style:family="table-cell" style:parent-style-name="Default" style:data-style-name="N111">
      <style:table-cell-properties fo:padding="0.071cm"/>
    </style:style>
    <style:style style:name="Vírgula_20_3_20_4_20_2" style:display-name="Vírgula 3 4 2" style:family="table-cell" style:parent-style-name="Default" style:data-style-name="N111">
      <style:table-cell-properties fo:padding="0.071cm"/>
    </style:style>
    <style:style style:name="Vírgula_20_3_20_5" style:display-name="Vírgula 3 5" style:family="table-cell" style:parent-style-name="Default" style:data-style-name="N117">
      <style:table-cell-properties fo:padding="0.071cm"/>
    </style:style>
    <style:style style:name="Vírgula_20_3_20_5_20_2" style:display-name="Vírgula 3 5 2" style:family="table-cell" style:parent-style-name="Default" style:data-style-name="N117">
      <style:table-cell-properties fo:padding="0.071cm"/>
    </style:style>
    <style:style style:name="Vírgula_20_3_20_5_20_2_20_2" style:display-name="Vírgula 3 5 2 2" style:family="table-cell" style:parent-style-name="Default" style:data-style-name="N111">
      <style:table-cell-properties fo:padding="0.071cm"/>
    </style:style>
    <style:style style:name="Vírgula_20_3_20_5_20_3" style:display-name="Vírgula 3 5 3" style:family="table-cell" style:parent-style-name="Default" style:data-style-name="N111">
      <style:table-cell-properties fo:padding="0.071cm"/>
    </style:style>
    <style:style style:name="Vírgula_20_3_20_6" style:display-name="Vírgula 3 6" style:family="table-cell" style:parent-style-name="Default" style:data-style-name="N117">
      <style:table-cell-properties fo:padding="0.071cm"/>
    </style:style>
    <style:style style:name="Vírgula_20_3_20_6_20_2" style:display-name="Vírgula 3 6 2" style:family="table-cell" style:parent-style-name="Default" style:data-style-name="N117">
      <style:table-cell-properties fo:padding="0.071cm"/>
    </style:style>
    <style:style style:name="Vírgula_20_3_20_6_20_2_20_2" style:display-name="Vírgula 3 6 2 2" style:family="table-cell" style:parent-style-name="Default" style:data-style-name="N117">
      <style:table-cell-properties fo:padding="0.071cm"/>
    </style:style>
    <style:style style:name="Vírgula_20_3_20_6_20_2_20_2_20_2" style:display-name="Vírgula 3 6 2 2 2" style:family="table-cell" style:parent-style-name="Default" style:data-style-name="N111">
      <style:table-cell-properties fo:padding="0.071cm"/>
    </style:style>
    <style:style style:name="Vírgula_20_3_20_6_20_3" style:display-name="Vírgula 3 6 3" style:family="table-cell" style:parent-style-name="Default" style:data-style-name="N111">
      <style:table-cell-properties fo:padding="0.071cm"/>
    </style:style>
    <style:style style:name="Vírgula_20_3_20_7" style:display-name="Vírgula 3 7" style:family="table-cell" style:parent-style-name="Default" style:data-style-name="N111">
      <style:table-cell-properties fo:padding="0.071cm"/>
    </style:style>
    <style:style style:name="Vírgula_20_3_20_8" style:display-name="Vírgula 3 8" style:family="table-cell" style:parent-style-name="Default" style:data-style-name="N111">
      <style:table-cell-properties fo:padding="0.071cm"/>
    </style:style>
    <style:style style:name="Vírgula_20_3_20_9" style:display-name="Vírgula 3 9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4" style:display-name="Vírgula 4" style:family="table-cell" style:parent-style-name="Default" style:data-style-name="N117">
      <style:table-cell-properties fo:padding="0.071cm"/>
    </style:style>
    <style:style style:name="Vírgula_20_4_20_2" style:display-name="Vírgula 4 2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4_20_3" style:display-name="Vírgula 4 3" style:family="table-cell" style:parent-style-name="Default" style:data-style-name="N111">
      <style:table-cell-properties fo:padding="0.071cm"/>
    </style:style>
    <style:style style:name="Vírgula_20_4_20_3_20_2" style:display-name="Vírgula 4 3 2" style:family="table-cell" style:parent-style-name="Default" style:data-style-name="N111">
      <style:table-cell-properties fo:padding="0.071cm"/>
    </style:style>
    <style:style style:name="Vírgula_20_4_20_3_20_2_20_2" style:display-name="Vírgula 4 3 2 2" style:family="table-cell" style:parent-style-name="Default" style:data-style-name="N111">
      <style:table-cell-properties fo:padding="0.071cm"/>
    </style:style>
    <style:style style:name="Vírgula_20_4_20_3_20_3" style:display-name="Vírgula 4 3 3" style:family="table-cell" style:parent-style-name="Default" style:data-style-name="N111">
      <style:table-cell-properties fo:padding="0.071cm"/>
    </style:style>
    <style:style style:name="Vírgula_20_4_20_3_20_3_20_2" style:display-name="Vírgula 4 3 3 2" style:family="table-cell" style:parent-style-name="Default" style:data-style-name="N111">
      <style:table-cell-properties fo:padding="0.071cm"/>
    </style:style>
    <style:style style:name="Vírgula_20_4_20_3_20_4" style:display-name="Vírgula 4 3 4" style:family="table-cell" style:parent-style-name="Default" style:data-style-name="N111">
      <style:table-cell-properties fo:padding="0.071cm"/>
    </style:style>
    <style:style style:name="Vírgula_20_4_20_4" style:display-name="Vírgula 4 4" style:family="table-cell" style:parent-style-name="Default" style:data-style-name="N111">
      <style:table-cell-properties fo:padding="0.071cm"/>
    </style:style>
    <style:style style:name="Vírgula_20_4_20_4_20_2" style:display-name="Vírgula 4 4 2" style:family="table-cell" style:parent-style-name="Default" style:data-style-name="N111">
      <style:table-cell-properties fo:padding="0.071cm"/>
    </style:style>
    <style:style style:name="Vírgula_20_4_20_5" style:display-name="Vírgula 4 5" style:family="table-cell" style:parent-style-name="Default" style:data-style-name="N117">
      <style:table-cell-properties fo:padding="0.071cm"/>
    </style:style>
    <style:style style:name="Vírgula_20_4_20_5_20_2" style:display-name="Vírgula 4 5 2" style:family="table-cell" style:parent-style-name="Default" style:data-style-name="N111">
      <style:table-cell-properties fo:padding="0.071cm"/>
    </style:style>
    <style:style style:name="Vírgula_20_4_20_6" style:display-name="Vírgula 4 6" style:family="table-cell" style:parent-style-name="Default" style:data-style-name="N111">
      <style:table-cell-properties fo:padding="0.071cm"/>
    </style:style>
    <style:style style:name="Vírgula_20_4_20_6_20_2" style:display-name="Vírgula 4 6 2" style:family="table-cell" style:parent-style-name="Default" style:data-style-name="N111">
      <style:table-cell-properties fo:padding="0.071cm"/>
    </style:style>
    <style:style style:name="Vírgula_20_4_20_7" style:display-name="Vírgula 4 7" style:family="table-cell" style:parent-style-name="Default" style:data-style-name="N111">
      <style:table-cell-properties fo:padding="0.071cm"/>
    </style:style>
    <style:style style:name="Vírgula_20_4_20_8" style:display-name="Vírgula 4 8" style:family="table-cell" style:parent-style-name="Default" style:data-style-name="N111">
      <style:table-cell-properties fo:padding="0.071cm"/>
    </style:style>
    <style:style style:name="Vírgula_20_5" style:display-name="Vírgula 5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5_20_2" style:display-name="Vírgula 5 2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Vírgula_20_6" style:display-name="Vírgula 6" style:family="table-cell" style:parent-style-name="Default" style:data-style-name="N111">
      <style:table-cell-properties fo:padding="0.071cm"/>
    </style:style>
    <style:style style:name="Vírgula_20_6_20_2" style:display-name="Vírgula 6 2" style:family="table-cell" style:parent-style-name="Default" style:data-style-name="N111">
      <style:table-cell-properties fo:padding="0.071cm"/>
    </style:style>
    <style:style style:name="Vírgula_20_6_20_2_20_2" style:display-name="Vírgula 6 2 2" style:family="table-cell" style:parent-style-name="Default" style:data-style-name="N111">
      <style:table-cell-properties fo:padding="0.071cm"/>
    </style:style>
    <style:style style:name="Vírgula_20_6_20_3" style:display-name="Vírgula 6 3" style:family="table-cell" style:parent-style-name="Default" style:data-style-name="N111">
      <style:table-cell-properties fo:padding="0.071cm"/>
    </style:style>
    <style:style style:name="Vírgula_20_6_20_3_20_2" style:display-name="Vírgula 6 3 2" style:family="table-cell" style:parent-style-name="Default" style:data-style-name="N111">
      <style:table-cell-properties fo:padding="0.071cm"/>
    </style:style>
    <style:style style:name="Vírgula_20_6_20_4" style:display-name="Vírgula 6 4" style:family="table-cell" style:parent-style-name="Default" style:data-style-name="N111">
      <style:table-cell-properties fo:padding="0.071cm"/>
    </style:style>
    <style:style style:name="Vírgula_20_7" style:display-name="Vírgula 7" style:family="table-cell" style:parent-style-name="Default" style:data-style-name="N11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írgula_20_8" style:display-name="Vírgula 8" style:family="table-cell" style:parent-style-name="Default" style:data-style-name="N11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írgula_20_9" style:display-name="Vírgula 9" style:family="table-cell" style:parent-style-name="Default" style:data-style-name="N11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1" style:display-name="Ênfase1 1" style:family="table-cell" style:parent-style-name="Default" style:data-style-name="N0">
      <style:table-cell-properties style:glyph-orientation-vertical="0" fo:background-color="#3333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2" style:display-name="Ênfase1 2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2_20_2" style:display-name="Ênfase1 2 2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2_20_2_20_2" style:display-name="Ênfase1 2 2 2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2_20_3" style:display-name="Ênfase1 2 3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2_20_4" style:display-name="Ênfase1 2 4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2_20_5" style:display-name="Ênfase1 2 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3" style:display-name="Ênfase1 3" style:family="table-cell" style:parent-style-name="Default" style:data-style-name="N0">
      <style:table-cell-properties style:glyph-orientation-vertical="0" fo:background-color="#3333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4" style:display-name="Ênfase1 4" style:family="table-cell" style:parent-style-name="Default" style:data-style-name="N0">
      <style:table-cell-properties style:glyph-orientation-vertical="0" fo:background-color="#3333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5" style:display-name="Ênfase1 5" style:family="table-cell" style:parent-style-name="Default" style:data-style-name="N0">
      <style:table-cell-properties style:glyph-orientation-vertical="0" fo:background-color="#3333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6" style:display-name="Ênfase1 6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1" style:display-name="Ênfase2 1" style:family="table-cell" style:parent-style-name="Default" style:data-style-name="N0">
      <style:table-cell-properties style:glyph-orientation-vertical="0" fo:background-color="#ff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2" style:display-name="Ênfase2 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2_20_2" style:display-name="Ênfase2 2 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2_20_3" style:display-name="Ênfase2 2 3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2_20_4" style:display-name="Ênfase2 2 4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2_20_5" style:display-name="Ênfase2 2 5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3" style:display-name="Ênfase2 3" style:family="table-cell" style:parent-style-name="Default" style:data-style-name="N0">
      <style:table-cell-properties style:glyph-orientation-vertical="0" fo:background-color="#ff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4" style:display-name="Ênfase2 4" style:family="table-cell" style:parent-style-name="Default" style:data-style-name="N0">
      <style:table-cell-properties style:glyph-orientation-vertical="0" fo:background-color="#ff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5" style:display-name="Ênfase2 5" style:family="table-cell" style:parent-style-name="Default" style:data-style-name="N0">
      <style:table-cell-properties style:glyph-orientation-vertical="0" fo:background-color="#ff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6" style:display-name="Ênfase2 6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1" style:display-name="Ênfase3 1" style:family="table-cell" style:parent-style-name="Default" style:data-style-name="N0">
      <style:table-cell-properties style:glyph-orientation-vertical="0" fo:background-color="#339966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2" style:display-name="Ênfase3 2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2_20_2" style:display-name="Ênfase3 2 2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2_20_3" style:display-name="Ênfase3 2 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2_20_4" style:display-name="Ênfase3 2 4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2_20_5" style:display-name="Ênfase3 2 5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3" style:display-name="Ênfase3 3" style:family="table-cell" style:parent-style-name="Default" style:data-style-name="N0">
      <style:table-cell-properties style:glyph-orientation-vertical="0" fo:background-color="#339966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4" style:display-name="Ênfase3 4" style:family="table-cell" style:parent-style-name="Default" style:data-style-name="N0">
      <style:table-cell-properties style:glyph-orientation-vertical="0" fo:background-color="#339966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5" style:display-name="Ênfase3 5" style:family="table-cell" style:parent-style-name="Default" style:data-style-name="N0">
      <style:table-cell-properties style:glyph-orientation-vertical="0" fo:background-color="#339966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6" style:display-name="Ênfase3 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1" style:display-name="Ênfase4 1" style:family="table-cell" style:parent-style-name="Default" style:data-style-name="N0">
      <style:table-cell-properties style:glyph-orientation-vertical="0" fo:background-color="#800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2" style:display-name="Ênfase4 2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2_20_2" style:display-name="Ênfase4 2 2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2_20_2_20_2" style:display-name="Ênfase4 2 2 2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2_20_3" style:display-name="Ênfase4 2 3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2_20_4" style:display-name="Ênfase4 2 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2_20_5" style:display-name="Ênfase4 2 5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2_20_6" style:display-name="Ênfase4 2 6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3" style:display-name="Ênfase4 3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3_20_2" style:display-name="Ênfase4 3 2" style:family="table-cell" style:parent-style-name="Default" style:data-style-name="N0">
      <style:table-cell-properties style:glyph-orientation-vertical="0" fo:background-color="#800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4" style:display-name="Ênfase4 4" style:family="table-cell" style:parent-style-name="Default" style:data-style-name="N0">
      <style:table-cell-properties style:glyph-orientation-vertical="0" fo:background-color="#800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5" style:display-name="Ênfase4 5" style:family="table-cell" style:parent-style-name="Default" style:data-style-name="N0">
      <style:table-cell-properties style:glyph-orientation-vertical="0" fo:background-color="#800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5_20_2" style:display-name="Ênfase4 5 2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6" style:display-name="Ênfase4 6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1" style:display-name="Ênfase5 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2" style:display-name="Ênfase5 2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2_20_2" style:display-name="Ênfase5 2 2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2_20_2_20_2" style:display-name="Ênfase5 2 2 2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2_20_3" style:display-name="Ênfase5 2 3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2_20_4" style:display-name="Ênfase5 2 4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2_20_5" style:display-name="Ênfase5 2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2_20_6" style:display-name="Ênfase5 2 6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3" style:display-name="Ênfase5 3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3_20_2" style:display-name="Ênfase5 3 2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4" style:display-name="Ênfase5 4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5" style:display-name="Ênfase5 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5_20_2" style:display-name="Ênfase5 5 2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6" style:display-name="Ênfase5 6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1" style:display-name="Ênfase6 1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2" style:display-name="Ênfase6 2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2_20_2" style:display-name="Ênfase6 2 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2_20_2_20_2" style:display-name="Ênfase6 2 2 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2_20_3" style:display-name="Ênfase6 2 3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2_20_4" style:display-name="Ênfase6 2 4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2_20_5" style:display-name="Ênfase6 2 5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2_20_6" style:display-name="Ênfase6 2 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3" style:display-name="Ênfase6 3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3_20_2" style:display-name="Ênfase6 3 2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4" style:display-name="Ênfase6 4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5" style:display-name="Ênfase6 5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5_20_2" style:display-name="Ênfase6 5 2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6" style:display-name="Ênfase6 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0.635cm" fo:margin-right="0.635cm" style:first-page-number="continue" style:scale-to-X="1" style:scale-to-Y="1" style:table-centering="both" style:writing-mode="lr-tb"/>
      <style:header-style>
        <style:header-footer-properties fo:min-height="0.75cm" fo:margin-left="1.265cm" fo:margin-right="1.265cm" fo:margin-bottom="0cm"/>
      </style:header-style>
      <style:footer-style>
        <style:header-footer-properties fo:min-height="0.75cm" fo:margin-left="1.265cm" fo:margin-right="1.265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55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3:35:29.690000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a_5f_contatos" style:display-name="PageStyle_Lista_cont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ligados" style:display-name="PageStyle_Desligad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1" style:display-name="PageStyle_Plan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2" style:display-name="PageStyle_Plan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3" style:display-name="PageStyle_Plan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4" style:display-name="PageStyle_Plan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5" style:display-name="PageStyle_Plan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6" style:display-name="PageStyle_Plan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7" style:display-name="PageStyle_Plan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8" style:display-name="PageStyle_Plan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9" style:display-name="PageStyle_Plan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10" style:display-name="PageStyle_Plan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11" style:display-name="PageStyle_Plan1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12" style:display-name="PageStyle_Plan1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13" style:display-name="PageStyle_Plan1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14" style:display-name="PageStyle_Plan1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15" style:display-name="PageStyle_Plan1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16" style:display-name="PageStyle_Plan1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17" style:display-name="PageStyle_Plan1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18" style:display-name="PageStyle_Plan1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19" style:display-name="PageStyle_Plan1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20" style:display-name="PageStyle_Plan1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21" style:display-name="PageStyle_Plan1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1_20_22" style:display-name="PageStyle_Plan1 2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na</meta:initial-creator>
    <meta:creation-date>2016-02-29T09:57:58</meta:creation-date>
    <dc:date>2021-07-22T10:18:14.100000000</dc:date>
    <meta:generator>LibreOffice/7.1.5.2$Linux_X86_64 LibreOffice_project/10$Build-2</meta:generator>
    <meta:editing-duration>PT17H9M5S</meta:editing-duration>
    <meta:editing-cycles>144</meta:editing-cycles>
    <meta:print-date>2021-06-29T10:29:14.807000000</meta:print-date>
    <meta:document-statistic meta:table-count="2" meta:cell-count="2077" meta:object-count="0"/>
  </office:meta>
</office:document-meta>
</file>